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Text_20_body" style:list-style-name="L43">
      <style:paragraph-properties fo:margin-top="0in" fo:margin-bottom="0in"/>
    </style:style>
    <style:style style:name="P45" style:family="paragraph" style:parent-style-name="Text_20_body" style:list-style-name="L44">
      <style:paragraph-properties fo:margin-top="0in" fo:margin-bottom="0in"/>
    </style:style>
    <style:style style:name="P46" style:family="paragraph" style:parent-style-name="Preformatted_20_Text">
    </style:style>
    <style:style style:name="P47" style:family="paragraph" style:parent-style-name="Text_20_body" style:list-style-name="L45">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46">
      <style:paragraph-properties fo:margin-top="0in" fo:margin-bottom="0in"/>
    </style:style>
    <style:style style:name="P51" style:family="paragraph" style:parent-style-name="Text_20_body" style:list-style-name="L47">
      <style:paragraph-properties fo:margin-top="0in" fo:margin-bottom="0in"/>
    </style:style>
    <style:style style:name="P52" style:family="paragraph" style:parent-style-name="Text_20_body" style:list-style-name="L48">
      <style:paragraph-properties fo:margin-top="0in" fo:margin-bottom="0in"/>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why-make-games" office:name=""><text:span text:style-name="Definition">Why Make Games?</text:span></text:a></text:p>
              <text:list text:style-name="L3">
                <text:list-item>
                  <text:p text:style-name="P3"><text:a xlink:type="simple" xlink:href="#summary-of-motivations-and-benefits-of-constructionist-game-making-from-reviews" office:name=""><text:span text:style-name="Definition">Summary of motivations and benefits of (constructionist) game making from reviews</text:span></text:a></text:p>
                </text:list-item>
                <text:list-item>
                  <text:p text:style-name="P3"><text:a xlink:type="simple" xlink:href="#alignment-of-constructionist-gaming-with-pbl-benefits-21st-c-how-are-games-different" office:name=""><text:span text:style-name="Definition">Alignment of constructionist gaming with PBL benefits &amp; 21st C &amp; How are games different</text:span></text:a></text:p>
                </text:list-item>
                <text:list-item>
                  <text:p text:style-name="P3"><text:a xlink:type="simple" xlink:href="#limits-and-critiques-of-constructionist-game-making" office:name=""><text:span text:style-name="Definition">Limits and critiques of constructionist game making</text:span></text:a></text:p>
                </text:list-item>
              </text:list>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 text:style-name="L4">
                <text:list-item>
                  <text:p text:style-name="P4"><text:a xlink:type="simple" xlink:href="#home-eduction-contextual-factors-relevant-to-this-study" office:name=""><text:span text:style-name="Definition">Home eduction contextual factors relevant to this study</text:span></text:a></text:p>
                </text:list-item>
                <text:list-item>
                  <text:p text:style-name="P4"><text:a xlink:type="simple" xlink:href="#defining-informal" office:name=""><text:span text:style-name="Definition">Defining informal</text:span></text:a></text:p>
                </text:list-item>
                <text:list-item>
                  <text:p text:style-name="P4"><text:a xlink:type="simple" xlink:href="#game-and-media-making-in-informal-communities" office:name=""><text:span text:style-name="Definition">Game and media making in informal communities</text:span></text:a></text:p>
                </text:list-item>
              </text:list>
            </text:list-item>
            <text:list-item>
              <text:p text:style-name="P2"><text:a xlink:type="simple" xlink:href="#barriers-to-and-motivations-for-participation-in-game-making" office:name=""><text:span text:style-name="Definition">Barriers to and motivations for participation in game making</text:span></text:a></text:p>
              <text:list text:style-name="L5">
                <text:list-item>
                  <text:p text:style-name="P5"><text:a xlink:type="simple" xlink:href="#technical-barriers---via-a-case-study" office:name=""><text:span text:style-name="Definition">Technical barriers - via a case study?</text:span></text:a></text:p>
                </text:list-item>
              </text:list>
            </text:list-item>
            <text:list-item>
              <text:p text:style-name="P2"><text:a xlink:type="simple" xlink:href="#programmes-working-to-address-challenge" office:name=""><text:span text:style-name="Definition">Programmes working to address challenge</text:span></text:a></text:p>
              <text:list text:style-name="L6">
                <text:list-item>
                  <text:p text:style-name="P6"><text:a xlink:type="simple" xlink:href="#coding-clubhouses" office:name=""><text:span text:style-name="Definition">Coding club(houses)</text:span></text:a></text:p>
                </text:list-item>
                <text:list-item>
                  <text:p text:style-name="P6"><text:a xlink:type="simple" xlink:href="#game-competitions-and-game-jams" office:name=""><text:span text:style-name="Definition">Game competitions and game jams</text:span></text:a></text:p>
                </text:list-item>
                <text:list-item>
                  <text:p text:style-name="P6"><text:a xlink:type="simple" xlink:href="#link-to-next-section---pedagogies-exist-but-more-are-needed" office:name=""><text:span text:style-name="Definition">Link to next section - pedagogies exist but more are needed</text:span></text:a></text:p>
                </text:list-item>
              </text:list>
            </text:list-item>
            <text:list-item>
              <text:p text:style-name="P2"><text:a xlink:type="simple" xlink:href="#pedagogies-for-project-based-game-making-via-coding" office:name=""><text:span text:style-name="Definition">Pedagogies for project-based game making via coding</text:span></text:a></text:p>
              <text:list text:style-name="L7">
                <text:list-item>
                  <text:p text:style-name="P7"><text:a xlink:type="simple" xlink:href="#what-is-a-pedagogy" office:name=""><text:span text:style-name="Definition">What is a pedagogy?</text:span></text:a></text:p>
                </text:list-item>
                <text:list-item>
                  <text:p text:style-name="P7"><text:a xlink:type="simple" xlink:href="#curriculum-abstract-concepts-semantic-waves-and-primm" office:name=""><text:span text:style-name="Definition">Curriculum / abstract concepts, Semantic Waves and PRIMM</text:span></text:a></text:p>
                </text:list-item>
                <text:list-item>
                  <text:p text:style-name="P7"><text:a xlink:type="simple" xlink:href="#primm" office:name=""><text:span text:style-name="Definition">PRIMM</text:span></text:a></text:p>
                </text:list-item>
                <text:list-item>
                  <text:p text:style-name="P7"><text:a xlink:type="simple" xlink:href="#semantic-profiles-and-waves" office:name=""><text:span text:style-name="Definition">Semantic Profiles and Waves</text:span></text:a></text:p>
                </text:list-item>
                <text:list-item>
                  <text:p text:style-name="P7"><text:a xlink:type="simple" xlink:href="#use-modify-create" office:name=""><text:span text:style-name="Definition">Use Modify Create</text:span></text:a></text:p>
                </text:list-item>
                <text:list-item>
                  <text:p text:style-name="P7"><text:a xlink:type="simple" xlink:href="#microworlds-as-an-embodiment-of-umc-and-other-constructionist-design-principles" office:name=""><text:span text:style-name="Definition">Microworlds as an embodiment of UMC and other constructionist design principles</text:span></text:a></text:p>
                </text:list-item>
                <text:list-item>
                  <text:p text:style-name="P7"><text:a xlink:type="simple" xlink:href="#constructionist-design-principles-explored-in-the-context-of-microworlds" office:name=""><text:span text:style-name="Definition">Constructionist design principles explored in the context of Microworlds</text:span></text:a></text:p>
                </text:list-item>
                <text:list-item>
                  <text:p text:style-name="P7"><text:a xlink:type="simple" xlink:href="#half-baked-games-as-microworlds" office:name=""><text:span text:style-name="Definition">Half-baked games as Microworlds</text:span></text:a></text:p>
                </text:list-item>
                <text:list-item>
                  <text:p text:style-name="P7"><text:a xlink:type="simple" xlink:href="#pair-programming-socialcollaborative-coding" office:name=""><text:span text:style-name="Definition">Pair programming &amp; social/collaborative coding</text:span></text:a></text:p>
                </text:list-item>
                <text:list-item>
                  <text:p text:style-name="P7"><text:a xlink:type="simple" xlink:href="#design-patterns-and-game-design-patterns-in-professional-context" office:name=""><text:span text:style-name="Definition">Design Patterns and Game Design Patterns in professional context</text:span></text:a></text:p>
                  <text:list text:style-name="L8">
                    <text:list-item>
                      <text:p text:style-name="P8"><text:a xlink:type="simple" xlink:href="#using-game-design-pattern-collections-and-code-examples-to-help-novice-students." office:name=""><text:span text:style-name="Definition">Using Game Design pattern collections and code examples to help novice students.</text:span></text:a></text:p>
                    </text:list-item>
                  </text:list>
                </text:list-item>
              </text:list>
            </text:list-item>
            <text:list-item>
              <text:p text:style-name="P2"><text:a xlink:type="simple" xlink:href="#pedagogical-resources-in-the-form-of-professional-practices-and-frameworks" office:name=""><text:span text:style-name="Definition">Pedagogical resources in the form of professional practices and frameworks</text:span></text:a></text:p>
              <text:list text:style-name="L9">
                <text:list-item>
                  <text:p text:style-name="P9"><text:a xlink:type="simple" xlink:href="#design-steps-frameworks-via-stages" office:name=""><text:span text:style-name="Definition">Design steps frameworks via stages</text:span></text:a></text:p>
                  <text:list text:style-name="L10">
                    <text:list-item>
                      <text:p text:style-name="P10"><text:a xlink:type="simple" xlink:href="#broad-design-based-approaches" office:name=""><text:span text:style-name="Definition">Broad design based approaches</text:span></text:a></text:p>
                    </text:list-item>
                  </text:list>
                </text:list-item>
                <text:list-item>
                  <text:p text:style-name="P9"><text:a xlink:type="simple" xlink:href="#mda-and-conceptual-game-elements-framework" office:name=""><text:span text:style-name="Definition">MDA and conceptual game elements framework</text:span></text:a></text:p>
                </text:list-item>
              </text:list>
            </text:list-item>
            <text:list-item>
              <text:p text:style-name="P2"><text:a xlink:type="simple" xlink:href="#responses-to-challenges" office:name=""><text:span text:style-name="Definition">Responses to Challenges</text:span></text:a></text:p>
              <text:list text:style-name="L11">
                <text:list-item>
                  <text:p text:style-name="P11"><text:a xlink:type="simple" xlink:href="#suggestions-from-uk-reports" office:name=""><text:span text:style-name="Definition">Suggestions from UK reports</text:span></text:a></text:p>
                </text:list-item>
                <text:list-item>
                  <text:p text:style-name="P11"><text:a xlink:type="simple" xlink:href="#resource-provision-and-cpd" office:name=""><text:span text:style-name="Definition">Resource provision and CPD</text:span></text:a></text:p>
                </text:list-item>
                <text:list-item>
                  <text:p text:style-name="P11"><text:a xlink:type="simple" xlink:href="#open-source-and-community-based-responses-to-the-challenge" office:name=""><text:span text:style-name="Definition">Open source and community based responses to the challenge</text:span></text:a></text:p>
                  <text:list text:style-name="L12">
                    <text:list-item>
                      <text:p text:style-name="P12"><text:a xlink:type="simple" xlink:href="#mozilla-an-open-source-toolset" office:name=""><text:span text:style-name="Definition">Mozilla, an open source toolset</text:span></text:a></text:p>
                    </text:list-item>
                    <text:list-item>
                      <text:p text:style-name="P12"><text:a xlink:type="simple" xlink:href="#coder-dojo-and-raspberry-jam---a-community-responses-to-the-needs-of-informal" office:name=""><text:span text:style-name="Definition">Coder Dojo and Raspberry Jam - a community responses to the needs of informal</text:span></text:a></text:p>
                    </text:list-item>
                    <text:list-item>
                      <text:p text:style-name="P12"><text:a xlink:type="simple" xlink:href="#computing-at-schools" office:name=""><text:span text:style-name="Definition">Computing at schools</text:span></text:a></text:p>
                    </text:list-item>
                  </text:list>
                </text:list-item>
              </text:list>
            </text:list-item>
            <text:list-item>
              <text:p text:style-name="P2"><text:a xlink:type="simple" xlink:href="#synthesis-of-chapter-discussion" office:name=""><text:span text:style-name="Definition">Synthesis of chapter / discussion</text:span></text:a></text:p>
              <text:list text:style-name="L13">
                <text:list-item>
                  <text:p text:style-name="P13"><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13"><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14">
                    <text:list-item>
                      <text:p text:style-name="P14"><text:a xlink:type="simple" xlink:href="#supporting-roles-and-social-practices-to-support-learners" office:name=""><text:span text:style-name="Definition">Supporting roles and social practices to support learners</text:span></text:a></text:p>
                    </text:list-item>
                  </text:list>
                </text:list-item>
                <text:list-item>
                  <text:p text:style-name="P13"><text:a xlink:type="simple" xlink:href="#tensions-surrounding-authenticity-of-tool-use" office:name=""><text:span text:style-name="Definition">Tensions surrounding authenticity of tool use</text:span></text:a></text:p>
                </text:list-item>
                <text:list-item>
                  <text:p text:style-name="P13"><text:a xlink:type="simple" xlink:href="#sythetis-of-current-responses-to-challenges-presented---move-later" office:name=""><text:span text:style-name="Definition">Sythetis of current Responses to challenges presented - MOVE LATER?</text:span></text:a></text:p>
                </text:list-item>
                <text:list-item>
                  <text:p text:style-name="P13"><text:a xlink:type="simple" xlink:href="#models-of-responses-to-address-the-problem" office:name=""><text:span text:style-name="Definition">Models of responses to address the problem</text:span></text:a></text:p>
                  <text:list text:style-name="L15">
                    <text:list-item>
                      <text:p text:style-name="P15"><text:a xlink:type="simple" xlink:href="#finacial-challenges" office:name=""><text:span text:style-name="Definition">Finacial challenges</text:span></text:a></text:p>
                    </text:list-item>
                  </text:list>
                </text:list-item>
                <text:list-item>
                  <text:p text:style-name="P13"><text:a xlink:type="simple" xlink:href="#the-problem-statement-of-the-thesis" office:name=""><text:span text:style-name="Definition">The problem statement of the thesis</text:span></text:a></text:p>
                </text:list-item>
              </text:list>
            </text:list-item>
            <text:list-item>
              <text:p text:style-name="P2"><text:a xlink:type="simple" xlink:href="#conclusion" office:name=""><text:span text:style-name="Definition">Conclusion</text:span></text:a></text:p>
              <text:list text:style-name="L16">
                <text:list-item>
                  <text:p text:style-name="P16"><text:a xlink:type="simple" xlink:href="#recap-of-what-has-been-covered" office:name=""><text:span text:style-name="Definition">Recap of what has been covered</text:span></text:a></text:p>
                </text:list-item>
                <text:list-item>
                  <text:p text:style-name="P16"><text:a xlink:type="simple" xlink:href="#link-to-the-next-chapters" office:name=""><text:span text:style-name="Definition">Link to the next chapters</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barriers-to-participation-in-game-making-practices-explored-in-contextual-settings" office:name=""><text:span text:style-name="Definition">Barriers to participation in game making practices (explored in contextual settings)</text:span></text:a></text:p>
              <text:list text:style-name="L17">
                <text:list-item>
                  <text:p text:style-name="P17"><text:a xlink:type="simple" xlink:href="#institutional-barriers---related-to-uk-school-context" office:name=""><text:span text:style-name="Definition">Institutional Barriers - related to UK School context</text:span></text:a></text:p>
                </text:list-item>
                <text:list-item>
                  <text:p text:style-name="P17"><text:a xlink:type="simple" xlink:href="#technical-barriers---difficulties-in-learning-to-program" office:name=""><text:span text:style-name="Definition">Technical Barriers - Difficulties in learning to program</text:span></text:a></text:p>
                </text:list-item>
                <text:list-item>
                  <text:p text:style-name="P17"><text:a xlink:type="simple" xlink:href="#cultural-identity-barriers-to-participation-in" office:name=""><text:span text:style-name="Definition">Cultural / Identity barriers to participation in …</text:span></text:a></text:p>
                  <text:list text:style-name="L18">
                    <text:list-item>
                      <text:p text:style-name="P18"><text:a xlink:type="simple" xlink:href="#barrier---identity-and-computer-cultures" office:name=""><text:span text:style-name="Definition">Barrier - Identity and computer cultures</text:span></text:a></text:p>
                    </text:list-item>
                  </text:list>
                </text:list-item>
                <text:list-item>
                  <text:p text:style-name="P17"><text:a xlink:type="simple" xlink:href="#barrier---unfamiliarity-with-support-practices" office:name=""><text:span text:style-name="Definition">Barrier - unfamiliarity with support practices</text:span></text:a></text:p>
                </text:list-item>
                <text:list-item>
                  <text:p text:style-name="P17"><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19">
                <text:list-item>
                  <text:p text:style-name="P19"><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20">
                <text:list-item>
                  <text:p text:style-name="P20"><text:a xlink:type="simple" xlink:href="#on-games-as-a-home-and-informal-culture" office:name=""><text:span text:style-name="Definition">On games as a home and informal culture</text:span></text:a></text:p>
                </text:list-item>
                <text:list-item>
                  <text:p text:style-name="P20"><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21">
                <text:list-item>
                  <text:p text:style-name="P21"><text:a xlink:type="simple" xlink:href="#physical-spaces-which-suit-non-formal-approaches" office:name=""><text:span text:style-name="Definition">Physical spaces which suit non-formal approaches</text:span></text:a></text:p>
                  <text:list text:style-name="L22">
                    <text:list-item>
                      <text:p text:style-name="P22"><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21"><text:a xlink:type="simple" xlink:href="#sketchy-pedagogies" office:name=""><text:span text:style-name="Definition">Sketchy pedagogies</text:span></text:a></text:p>
                </text:list-item>
                <text:list-item>
                  <text:p text:style-name="P21"><text:a xlink:type="simple" xlink:href="#funds-of-knowledge-and-third-space" office:name=""><text:span text:style-name="Definition">Funds of knowledge and third space</text:span></text:a></text:p>
                </text:list-item>
                <text:list-item>
                  <text:p text:style-name="P21"><text:a xlink:type="simple" xlink:href="#third-spaces-and-the-context-of-this-study" office:name=""><text:span text:style-name="Definition">Third spaces and the context of this study</text:span></text:a></text:p>
                </text:list-item>
                <text:list-item>
                  <text:p text:style-name="P21"><text:a xlink:type="simple" xlink:href="#game-making-as-a-fund-of-knowledge" office:name=""><text:span text:style-name="Definition">Game making as a fund of knowledge</text:span></text:a></text:p>
                  <text:list text:style-name="L23">
                    <text:list-item>
                      <text:p text:style-name="P23"><text:a xlink:type="simple" xlink:href="#play-circles-and-moe-as-a-third-space" office:name=""><text:span text:style-name="Definition">Play circles and MOE as a third space</text:span></text:a></text:p>
                    </text:list-item>
                  </text:list>
                </text:list-item>
                <text:list-item>
                  <text:p text:style-name="P21"><text:a xlink:type="simple" xlink:href="#work-in-non-formal-settings-drawing-on-home-interests" office:name=""><text:span text:style-name="Definition">Work in non-formal settings drawing on home interests</text:span></text:a></text:p>
                </text:list-item>
                <text:list-item>
                  <text:p text:style-name="P21"><text:a xlink:type="simple" xlink:href="#mozilla---teach-the-web-as-context-and-community" office:name=""><text:span text:style-name="Definition">Mozilla - Teach the Web as context and community</text:span></text:a></text:p>
                </text:list-item>
                <text:list-item>
                  <text:p text:style-name="P21"><text:a xlink:type="simple" xlink:href="#authentic-web-technology-code-playgrounds" office:name=""><text:span text:style-name="Definition">Authentic web technology &amp; Code playgrounds</text:span></text:a></text:p>
                  <text:list text:style-name="L24">
                    <text:list-item>
                      <text:p text:style-name="P24"><text:a xlink:type="simple" xlink:href="#code-playgrounds---too-specific-move-or-summarise-and-merge-up" office:name=""><text:span text:style-name="Definition">Code playgrounds - TOO SPECIFIC? MOVE OR SUMMARISE AND MERGE UP</text:span></text:a></text:p>
                    </text:list-item>
                  </text:list>
                </text:list-item>
                <text:list-item>
                  <text:p text:style-name="P21"><text:a xlink:type="simple" xlink:href="#mantle-of-the-expert---processes-drama-used-in-teaching-technology" office:name=""><text:span text:style-name="Definition">Mantle of the Expert - processes drama used in teaching technology</text:span></text:a></text:p>
                </text:list-item>
                <text:list-item>
                  <text:p text:style-name="P21"><text:a xlink:type="simple" xlink:href="#situating-computational-thinking-within-curricular-concerns" office:name=""><text:span text:style-name="Definition">Situating Computational thinking within curricular concerns</text:span></text:a></text:p>
                </text:list-item>
                <text:list-item>
                  <text:p text:style-name="P21"><text:a xlink:type="simple" xlink:href="#studies-exploring-ct-as-an-pedagogical-framework-to-support-learning-computer-coding" office:name=""><text:span text:style-name="Definition">Studies exploring CT as an pedagogical framework to support learning computer coding</text:span></text:a></text:p>
                </text:list-item>
              </text:list>
            </text:list-item>
            <text:list-item>
              <text:p text:style-name="P2"><text:a xlink:type="simple" xlink:href="#to-perhaps-add-to-lit-review" office:name=""><text:span text:style-name="Definition">To perhaps add to Lit REVIEW</text:span></text:a></text:p>
              <text:list text:style-name="L25">
                <text:list-item>
                  <text:p text:style-name="P25"><text:a xlink:type="simple" xlink:href="#game-making-studies-addressing-gender-and-race" office:name=""><text:span text:style-name="Definition">Game making studies addressing gender and race</text:span></text:a></text:p>
                </text:list-item>
                <text:list-item>
                  <text:p text:style-name="P25"><text:a xlink:type="simple" xlink:href="#creative-family-learning---roque" office:name=""><text:span text:style-name="Definition">Creative Family Learning - Roque</text:span></text:a></text:p>
                </text:list-item>
              </text:list>
            </text:list-item>
            <text:list-item>
              <text:p text:style-name="P2"><text:a xlink:type="simple" xlink:href="#project-based-learning-pbl" office:name=""><text:span text:style-name="Definition">Project Based Learning (PBL)</text:span></text:a></text:p>
              <text:list text:style-name="L26">
                <text:list-item>
                  <text:p text:style-name="P26"><text:a xlink:type="simple" xlink:href="#project-based-learning-as-an-inclusive-pedagogy" office:name=""><text:span text:style-name="Definition">Project Based Learning as an inclusive pedagogy</text:span></text:a></text:p>
                </text:list-item>
                <text:list-item>
                  <text:p text:style-name="P26"><text:a xlink:type="simple" xlink:href="#complications-with-project-based-learning" office:name=""><text:span text:style-name="Definition">Complications with Project Based Learning</text:span></text:a></text:p>
                </text:list-item>
                <text:list-item>
                  <text:p text:style-name="P26"><text:a xlink:type="simple" xlink:href="#game-making-and-project-problem-based-learning" office:name=""><text:span text:style-name="Definition">Game making and Project / Problem Based Learning</text:span></text:a></text:p>
                </text:list-item>
                <text:list-item>
                  <text:p text:style-name="P26"><text:a xlink:type="simple" xlink:href="#pbl-and-authenticity-in-the-domain-of-teaching-programming" office:name=""><text:span text:style-name="Definition">PBL and Authenticity in the domain of teaching programming</text:span></text:a></text:p>
                </text:list-item>
                <text:list-item>
                  <text:p text:style-name="P26"><text:a xlink:type="simple" xlink:href="#issues-of-inclusion-and-pbl-addressed-through-udl-principles" office:name=""><text:span text:style-name="Definition">Issues of Inclusion and PBL addressed through UDL principles</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7">
        <text:list-item>
          <text:p text:style-name="P27">What contradictions arose in participation in this research’s game coding processes and what pedagogical tools and processes are available to address these contradictions?</text:p>
        </text:list-item>
        <text:list-item>
          <text:p text:style-name="P27">How can game design patterns support the development of computational fluency in novices?</text:p>
        </text:list-item>
        <text:list-item>
          <text:p text:style-name="P27">How can learners build agency in an evolving community of game makers?</text:p>
        </text:list-item>
      </text:list>
      <text:h text:style-name="Heading_20_2" text:outline-level="2"><text:bookmark-start text:name="introduction"/>Introduction<text:bookmark-end text:name="introduction"/></text:h>
      <text:p text:style-name="First_20_paragraph"><text:span text:style-name="T1">Specifics of structure</text:span></text:p>
      <text:list text:style-name="L28">
        <text:list-item>
          <text:p text:style-name="P28">context</text:p>
          <text:list text:style-name="L29">
            <text:list-item>
              <text:p text:style-name="P29">Why make games for education?</text:p>
              <text:list text:style-name="L30">
                <text:list-item>
                  <text:p text:style-name="P30">a review of the literature</text:p>
                </text:list-item>
                <text:list-item>
                  <text:p text:style-name="P30">motivation for making games</text:p>
                </text:list-item>
              </text:list>
            </text:list-item>
            <text:list-item>
              <text:p text:style-name="P29">informal (vs formal) context of game making</text:p>
              <text:list text:style-name="L31">
                <text:list-item>
                  <text:p text:style-name="P31">barriers in general - and especially to informal</text:p>
                </text:list-item>
              </text:list>
            </text:list-item>
            <text:list-item>
              <text:p text:style-name="P29">Programs working to address challenges - and house informal pedagogies (move up?)</text:p>
            </text:list-item>
          </text:list>
        </text:list-item>
        <text:list-item>
          <text:p text:style-name="P28">Pedagogies &amp; Relevant Game Making Studies</text:p>
          <text:list text:style-name="L32">
            <text:list-item>
              <text:p text:style-name="P32">Design (thinking) stages</text:p>
            </text:list-item>
            <text:list-item>
              <text:p text:style-name="P32">Semantic waves and Primm</text:p>
            </text:list-item>
            <text:list-item>
              <text:p text:style-name="P32">umc</text:p>
            </text:list-item>
            <text:list-item>
              <text:p text:style-name="P32">Microworlds / Half baked games as constructionist Environments</text:p>
            </text:list-item>
            <text:list-item>
              <text:p text:style-name="P32">Pair programming</text:p>
            </text:list-item>
            <text:list-item>
              <text:p text:style-name="P32">Game Design patterns</text:p>
            </text:list-item>
          </text:list>
        </text:list-item>
        <text:list-item>
  </text:list-item>
      </text:list>
      <text:p text:style-name="First_20_paragraph"><text:span text:style-name="T1">LR structure and how it addresses RQs</text:span></text:p>
      <text:p text:style-name="Text_20_body">This chapter helps answer (does it need to do this?) the research questions in the following ways. In coverage of relevant studies I focus in particular the to barriers to participation and pedagogical elements which address them as notes in RQ1.</text:p>
      <text:p text:style-name="Text_20_body">This literature review then explores pedagogies of game making of similar digital making.</text:p>
      <text:p text:style-name="Text_20_body">A section addresses game design patterns in particular, as the focus of RQ2, and exposes gaps in the current research in the area of developing notice coding practices.</text:p>
      <text:p text:style-name="Text_20_body">RQ3 addresses the development of agency, a deeper exploration of which is covered Chapter 3. In this literature review of pedagogies, it is worth noting the following elements in pedagogies which are relevant to later discussion.</text:p>
      <text:list text:style-name="L33">
        <text:list-item>
          <text:p text:style-name="P33">the limits of contextual settings on the development of agency</text:p>
        </text:list-item>
        <text:list-item>
          <text:p text:style-name="P33">pedagogical frameworks which help participants develop coding practices within a community focus</text:p>
        </text:list-item>
        <text:list-item>
          <text:p text:style-name="P33">pedagogies which facilitate and highlight community membership: e.g. Barron’s roles and legitimate peripheral participation</text:p>
        </text:list-item>
      </text:list>
      <text:h text:style-name="Heading_20_2" text:outline-level="2"><text:bookmark-start text:name="why-make-games"/>Why Make Games?<text:bookmark-end text:name="why-make-games"/></text:h>
      <text:h text:style-name="Heading_20_3" text:outline-level="3"><text:bookmark-start text:name="summary-of-motivations-and-benefits-of-constructionist-game-making-from-reviews"/>Summary of motivations and benefits of (constructionist) game making from reviews<text:bookmark-end text:name="summary-of-motivations-and-benefits-of-constructionist-game-making-from-reviews"/></text:h>
      <text:p text:style-name="First_20_paragraph">There are several notable reviews of spanning broad motivations and impact of making games for learning <text:reference-mark-start text:name="ZOTERO_ITEM CSL_CITATION {&quot;schema&quot;:&quot;https://github.com/citation-style-language/schema/raw/master/csl-citation.json&quot;,&quot;citationItems&quot;:[{&quot;suffix&quot;:&quot;&quot;,&quot;uris&quot;:[&quot;http://zotero.org/users/1913249/items/5GJGG89A&quot;],&quot;id&quot;:3934,&quot;uri&quot;:[&quot;http://zotero.org/users/1913249/items/5GJGG89A&quot;],&quot;prefix&quot;:&quot;&quot;,&quot;itemData&quot;:{&quot;DOI&quot;:&quot;10.1145/3277565&quot;,&quot;URL&quot;:&quot;https://dl.acm.org/doi/10.1145/3277565&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short&quot;:&quot;ACM Trans. Comput. Educ.&quot;,&quot;ISSN&quot;:&quot;1946-6226&quot;,&quot;issue&quot;:&quot;3&quot;,&quot;volume&quot;:&quot;19&quot;,&quot;accessed&quot;:{&quot;date-parts&quot;:[[&quot;2022&quot;,1,30]]},&quot;type&quot;:&quot;article-journal&quot;,&quot;title&quot;:&quot;Does Computer Game Design and Programming Benefit Children? A Meta-Synthesis of Research&quot;,&quot;container-title&quot;:&quot;ACM Transactions on Computing Education&quot;,&quot;page&quot;:&quot;1-35&quot;,&quot;issued&quot;:{&quot;date-parts&quot;:[[&quot;2019&quot;,6,28]]},&quot;id&quot;:&quot;denner_does_2019&quot;,&quot;title-short&quot;:&quot;Does Computer Game Design and Programming Benefit Children?&quot;,&quot;language&quot;:&quot;en&quot;,&quot;citation-key&quot;:&quot;denner_does_2019&quot;}},{&quot;suffix&quot;:&quot;&quot;,&quot;uris&quot;:[&quot;http://zotero.org/users/1913249/items/GF2XMQBJ&quot;],&quot;id&quot;:283,&quot;uri&quot;:[&quot;http://zotero.org/users/1913249/items/GF2XMQBJ&quot;],&quot;prefix&quot;:&quot;&quot;,&quot;itemData&quot;:{&quot;citation-key&quot;:&quot;earp_game_2015&quot;,&quot;title-short&quot;:&quot;Game Making for Learning&quot;,&quot;source&quot;:&quot;ResearchGate&quot;,&quot;title&quot;:&quot;Game Making for Learning: A Systematic Review of the Research Literatur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ssued&quot;:{&quot;date-parts&quot;:[[&quot;2015&quot;,11,17]]},&quot;id&quot;:&quot;earp_game_2015&quot;,&quot;author&quot;:[{&quot;family&quot;:&quot;Earp&quot;,&quot;given&quot;:&quot;Jeffrey&quot;}],&quot;type&quot;:&quot;paper-conference&quot;}},{&quot;suffix&quot;:&quot;&quot;,&quot;uris&quot;:[&quot;http://zotero.org/users/1913249/items/TN54K9Y3&quot;],&quot;id&quot;:281,&quot;uri&quot;:[&quot;http://zotero.org/users/1913249/items/TN54K9Y3&quot;],&quot;prefix&quot;:&quot;&quot;,&quot;itemData&quot;:{&quot;citation-key&quot;:&quot;hayes_making_2008&quot;,&quot;URL&quot;:&quot;http://journals.sagepub.com/doi/10.1177/1555412008317312&quot;,&quot;source&quot;:&quot;Crossref&quot;,&quot;author&quot;:[{&quot;family&quot;:&quot;Hayes&quot;,&quot;given&quot;:&quot;Elisabeth R.&quot;},{&quot;family&quot;:&quot;Games&quot;,&quot;given&quot;:&quot;Ivan Alex&quot;}],&quot;type&quot;:&quot;article-journal&quot;,&quot;title-short&quot;:&quot;Making Computer Games and Design Thinking&quot;,&quot;issue&quot;:&quot;3-4&quot;,&quot;accessed&quot;:{&quot;date-parts&quot;:[[&quot;2018&quot;,4,21]]},&quot;volume&quot;:&quot;3&quot;,&quot;title&quot;:&quot;Making Computer Games and Design Thinking: A Review of Current Software and Strategies&quot;,&quot;container-title&quot;:&quot;Games and Culture&quot;,&quot;page&quot;:&quot;309-332&quot;,&quot;issued&quot;:{&quot;date-parts&quot;:[[&quot;2008&quot;,7]]},&quot;id&quot;:&quot;hayes_making_2008&quot;,&quot;DOI&quot;:&quot;10.1177/1555412008317312&quot;,&quot;ISSN&quot;:&quot;1555-4120, 1555-4139&quot;,&quot;language&quot;:&quot;en&quot;}},{&quot;suffix&quot;:&quot;&quot;,&quot;uris&quot;:[&quot;http://zotero.org/users/1913249/items/Q7JCMQ3N&quot;],&quot;id&quot;:3761,&quot;uri&quot;:[&quot;http://zotero.org/users/1913249/items/Q7JCMQ3N&quot;],&quot;prefix&quot;:&quot;&quot;,&quot;itemData&quot;:{&quot;DOI&quot;:&quot;10.1080/00461520.2015.1124022&quot;,&quot;URL&quot;:&quot;https://www.ncbi.nlm.nih.gov/pmc/articles/PMC4784508/&quot;,&quot;source&quot;:&quot;PubMed Central&quot;,&quot;PMID&quot;:&quot;27019536&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container-title-short&quot;:&quot;Educ Psychol&quot;,&quot;ISSN&quot;:&quot;0046-1520&quot;,&quot;issue&quot;:&quot;4&quot;,&quot;accessed&quot;:{&quot;date-parts&quot;:[[&quot;2017&quot;,10,16]]},&quot;volume&quot;:&quot;50&quot;,&quot;title&quot;:&quot;Constructionist gaming: understanding the benefits of making games for learning&quot;,&quot;container-title&quot;:&quot;Educational Psychologist&quot;,&quot;page&quot;:&quot;313-334&quot;,&quot;issued&quot;:{&quot;date-parts&quot;:[[&quot;2015&quot;]]},&quot;id&quot;:&quot;kafai_constructionist_2015-1&quot;,&quot;type&quot;:&quot;article-journal&quot;,&quot;title-short&quot;:&quot;Constructionist gaming&quot;,&quot;citation-key&quot;:&quot;kafai_constructionist_2015-1&quot;}}],&quot;citationID&quot;:&quot;kuuxfith&quot;,&quot;properties&quot;:{&quot;noteIndex&quot;:0,&quot;formattedCitation&quot;:&quot;[@denner_does_2019; @earp_game_2015; @hayes_making_2008; @kafai_constructionist_2015-1]&quot;}} RNDomqjnyxqsd"/>&lt;Do Zotero Refresh: [@denner_does_2019; @earp_game_2015; @hayes_making_2008; @kafai_constructionist_2015-1]&gt;<text:reference-mark-end text:name="ZOTERO_ITEM CSL_CITATION {&quot;schema&quot;:&quot;https://github.com/citation-style-language/schema/raw/master/csl-citation.json&quot;,&quot;citationItems&quot;:[{&quot;suffix&quot;:&quot;&quot;,&quot;uris&quot;:[&quot;http://zotero.org/users/1913249/items/5GJGG89A&quot;],&quot;id&quot;:3934,&quot;uri&quot;:[&quot;http://zotero.org/users/1913249/items/5GJGG89A&quot;],&quot;prefix&quot;:&quot;&quot;,&quot;itemData&quot;:{&quot;DOI&quot;:&quot;10.1145/3277565&quot;,&quot;URL&quot;:&quot;https://dl.acm.org/doi/10.1145/3277565&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uthor&quot;:[{&quot;family&quot;:&quot;Denner&quot;,&quot;given&quot;:&quot;Jill&quot;},{&quot;family&quot;:&quot;Campe&quot;,&quot;given&quot;:&quot;Shannon&quot;},{&quot;family&quot;:&quot;Werner&quot;,&quot;given&quot;:&quot;Linda&quot;}],&quot;container-title-short&quot;:&quot;ACM Trans. Comput. Educ.&quot;,&quot;ISSN&quot;:&quot;1946-6226&quot;,&quot;issue&quot;:&quot;3&quot;,&quot;volume&quot;:&quot;19&quot;,&quot;accessed&quot;:{&quot;date-parts&quot;:[[&quot;2022&quot;,1,30]]},&quot;type&quot;:&quot;article-journal&quot;,&quot;title&quot;:&quot;Does Computer Game Design and Programming Benefit Children? A Meta-Synthesis of Research&quot;,&quot;container-title&quot;:&quot;ACM Transactions on Computing Education&quot;,&quot;page&quot;:&quot;1-35&quot;,&quot;issued&quot;:{&quot;date-parts&quot;:[[&quot;2019&quot;,6,28]]},&quot;id&quot;:&quot;denner_does_2019&quot;,&quot;title-short&quot;:&quot;Does Computer Game Design and Programming Benefit Children?&quot;,&quot;language&quot;:&quot;en&quot;,&quot;citation-key&quot;:&quot;denner_does_2019&quot;}},{&quot;suffix&quot;:&quot;&quot;,&quot;uris&quot;:[&quot;http://zotero.org/users/1913249/items/GF2XMQBJ&quot;],&quot;id&quot;:283,&quot;uri&quot;:[&quot;http://zotero.org/users/1913249/items/GF2XMQBJ&quot;],&quot;prefix&quot;:&quot;&quot;,&quot;itemData&quot;:{&quot;citation-key&quot;:&quot;earp_game_2015&quot;,&quot;title-short&quot;:&quot;Game Making for Learning&quot;,&quot;source&quot;:&quot;ResearchGate&quot;,&quot;title&quot;:&quot;Game Making for Learning: A Systematic Review of the Research Literatur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ssued&quot;:{&quot;date-parts&quot;:[[&quot;2015&quot;,11,17]]},&quot;id&quot;:&quot;earp_game_2015&quot;,&quot;author&quot;:[{&quot;family&quot;:&quot;Earp&quot;,&quot;given&quot;:&quot;Jeffrey&quot;}],&quot;type&quot;:&quot;paper-conference&quot;}},{&quot;suffix&quot;:&quot;&quot;,&quot;uris&quot;:[&quot;http://zotero.org/users/1913249/items/TN54K9Y3&quot;],&quot;id&quot;:281,&quot;uri&quot;:[&quot;http://zotero.org/users/1913249/items/TN54K9Y3&quot;],&quot;prefix&quot;:&quot;&quot;,&quot;itemData&quot;:{&quot;citation-key&quot;:&quot;hayes_making_2008&quot;,&quot;URL&quot;:&quot;http://journals.sagepub.com/doi/10.1177/1555412008317312&quot;,&quot;source&quot;:&quot;Crossref&quot;,&quot;author&quot;:[{&quot;family&quot;:&quot;Hayes&quot;,&quot;given&quot;:&quot;Elisabeth R.&quot;},{&quot;family&quot;:&quot;Games&quot;,&quot;given&quot;:&quot;Ivan Alex&quot;}],&quot;type&quot;:&quot;article-journal&quot;,&quot;title-short&quot;:&quot;Making Computer Games and Design Thinking&quot;,&quot;issue&quot;:&quot;3-4&quot;,&quot;accessed&quot;:{&quot;date-parts&quot;:[[&quot;2018&quot;,4,21]]},&quot;volume&quot;:&quot;3&quot;,&quot;title&quot;:&quot;Making Computer Games and Design Thinking: A Review of Current Software and Strategies&quot;,&quot;container-title&quot;:&quot;Games and Culture&quot;,&quot;page&quot;:&quot;309-332&quot;,&quot;issued&quot;:{&quot;date-parts&quot;:[[&quot;2008&quot;,7]]},&quot;id&quot;:&quot;hayes_making_2008&quot;,&quot;DOI&quot;:&quot;10.1177/1555412008317312&quot;,&quot;ISSN&quot;:&quot;1555-4120, 1555-4139&quot;,&quot;language&quot;:&quot;en&quot;}},{&quot;suffix&quot;:&quot;&quot;,&quot;uris&quot;:[&quot;http://zotero.org/users/1913249/items/Q7JCMQ3N&quot;],&quot;id&quot;:3761,&quot;uri&quot;:[&quot;http://zotero.org/users/1913249/items/Q7JCMQ3N&quot;],&quot;prefix&quot;:&quot;&quot;,&quot;itemData&quot;:{&quot;DOI&quot;:&quot;10.1080/00461520.2015.1124022&quot;,&quot;URL&quot;:&quot;https://www.ncbi.nlm.nih.gov/pmc/articles/PMC4784508/&quot;,&quot;source&quot;:&quot;PubMed Central&quot;,&quot;PMID&quot;:&quot;27019536&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container-title-short&quot;:&quot;Educ Psychol&quot;,&quot;ISSN&quot;:&quot;0046-1520&quot;,&quot;issue&quot;:&quot;4&quot;,&quot;accessed&quot;:{&quot;date-parts&quot;:[[&quot;2017&quot;,10,16]]},&quot;volume&quot;:&quot;50&quot;,&quot;title&quot;:&quot;Constructionist gaming: understanding the benefits of making games for learning&quot;,&quot;container-title&quot;:&quot;Educational Psychologist&quot;,&quot;page&quot;:&quot;313-334&quot;,&quot;issued&quot;:{&quot;date-parts&quot;:[[&quot;2015&quot;]]},&quot;id&quot;:&quot;kafai_constructionist_2015-1&quot;,&quot;type&quot;:&quot;article-journal&quot;,&quot;title-short&quot;:&quot;Constructionist gaming&quot;,&quot;citation-key&quot;:&quot;kafai_constructionist_2015-1&quot;}}],&quot;citationID&quot;:&quot;kuuxfith&quot;,&quot;properties&quot;:{&quot;noteIndex&quot;:0,&quot;formattedCitation&quot;:&quot;[@denner_does_2019; @earp_game_2015; @hayes_making_2008; @kafai_constructionist_2015-1]&quot;}} RNDomqjnyxqsd"/>. Another focuses on 21st Century skills <text:reference-mark-start text:name="ZOTERO_ITEM CSL_CITATION {&quot;schema&quot;:&quot;https://github.com/citation-style-language/schema/raw/master/csl-citation.json&quot;,&quot;citationItems&quot;:[{&quot;suffix&quot;:&quot;&quot;,&quot;uris&quot;:[&quot;http://zotero.org/users/1913249/items/ZZI6D7CC&quot;],&quot;id&quot;:2927,&quot;uri&quot;:[&quot;http://zotero.org/users/1913249/items/ZZI6D7CC&quot;],&quot;prefix&quot;:&quot;&quot;,&quot;itemData&quot;:{&quot;citation-key&quot;:&quot;bermingham_approaches_2013&quot;,&quot;source&quot;:&quot;ResearchGate&quot;,&quot;volume&quot;:&quot;1&quot;,&quot;title&quot;:&quot;Approaches to Collaborative Game-Making for Fostering 21st Century Skills&quot;,&quot;container-title&quot;:&quot;7th European Conference on Games Based Learning, ECGBL 2013&quot;,&quot;issued&quot;:{&quot;date-parts&quot;:[[&quot;2013&quot;,10,3]]},&quot;id&quot;:&quot;bermingham_approaches_2013&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itationID&quot;:&quot;pagduekd&quot;,&quot;properties&quot;:{&quot;noteIndex&quot;:0,&quot;formattedCitation&quot;:&quot;[@bermingham_approaches_2013]&quot;}} RNDczfnvphqnm"/>&lt;Do Zotero Refresh: [@bermingham_approaches_2013]&gt;<text:reference-mark-end text:name="ZOTERO_ITEM CSL_CITATION {&quot;schema&quot;:&quot;https://github.com/citation-style-language/schema/raw/master/csl-citation.json&quot;,&quot;citationItems&quot;:[{&quot;suffix&quot;:&quot;&quot;,&quot;uris&quot;:[&quot;http://zotero.org/users/1913249/items/ZZI6D7CC&quot;],&quot;id&quot;:2927,&quot;uri&quot;:[&quot;http://zotero.org/users/1913249/items/ZZI6D7CC&quot;],&quot;prefix&quot;:&quot;&quot;,&quot;itemData&quot;:{&quot;citation-key&quot;:&quot;bermingham_approaches_2013&quot;,&quot;source&quot;:&quot;ResearchGate&quot;,&quot;volume&quot;:&quot;1&quot;,&quot;title&quot;:&quot;Approaches to Collaborative Game-Making for Fostering 21st Century Skills&quot;,&quot;container-title&quot;:&quot;7th European Conference on Games Based Learning, ECGBL 2013&quot;,&quot;issued&quot;:{&quot;date-parts&quot;:[[&quot;2013&quot;,10,3]]},&quot;id&quot;:&quot;bermingham_approaches_2013&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itationID&quot;:&quot;pagduekd&quot;,&quot;properties&quot;:{&quot;noteIndex&quot;:0,&quot;formattedCitation&quot;:&quot;[@bermingham_approaches_2013]&quot;}} RNDczfnvphqnm"/>. It is of value to explore the motivations of gaming making from the constructionist field as a dominant voice in this field before later exploring the limitations of this perspective.</text:p>
      <text:p text:style-name="Text_20_body"><text:span text:style-name="T1">Summary of motivations and benefits of construstionist game making</text:span></text:p>
      <text:p text:style-name="Text_20_body">The benefits presented in Kafai and Burke’s influential review areas of building subject knowledge in educational settings in particular to develop coding and computing skills and STEM subjects. Game making can also develop social skills, self-reflection, cultural awareness and a range of technical abilities that allow participation in information society. Other studies show games as a potential vehicle for exploring issues involving race, sex, social issues.</text:p>
      <text:h text:style-name="Heading_20_3" text:outline-level="3"><text:bookmark-start text:name="alignment-of-constructionist-gaming-with-pbl-benefits-21st-c-how-are-games-different"/>Alignment of constructionist gaming with PBL benefits &amp; 21st C &amp; How are games different<text:bookmark-end text:name="alignment-of-constructionist-gaming-with-pbl-benefits-21st-c-how-are-games-different"/></text:h>
      <text:p text:style-name="First_20_paragraph">NOTE TRY TO LINK THE TWO ELEMENTS OF THE TITLE</text:p>
      <text:p text:style-name="Text_20_body">There is broad alignment with game making as an educational activity and the general approach of project-based learning.</text:p>
      <text:p text:style-name="Text_20_body">The following studies indicate a broad alignment with some of the techniques of PBL and well represented in the following review of relevant studies representing the following concepts.</text:p>
      <text:list text:style-name="L34">
        <text:list-item>
          <text:p text:style-name="P34">Pair Programming</text:p>
        </text:list-item>
        <text:list-item>
          <text:p text:style-name="P34">authentic audience &amp; supportive peer environment</text:p>
        </text:list-item>
        <text:list-item>
          <text:p text:style-name="P34">mobilising motivation and sustaining interest by tapping into interests of participants.</text:p>
        </text:list-item>
      </text:list>
      <text:p text:style-name="First_20_paragraph">Thus: - Denner, girls making games, pair programming - Roberston, social coding - Kafai &amp; Roque, (&amp; 5d) home interests,</text:p>
      <text:p text:style-name="Text_20_body"><text:span text:style-name="T1">How games are special</text:span></text:p>
      <text:list text:style-name="L35">
        <text:list-item>
          <text:p text:style-name="P35">some thing about rules and Piaget <text:reference-mark-start text:name="ZOTERO_ITEM CSL_CITATION {&quot;schema&quot;:&quot;https://github.com/citation-style-language/schema/raw/master/csl-citation.json&quot;,&quot;citationItems&quot;:[{&quot;suffix&quot;:&quot;&quot;,&quot;uris&quot;:[&quot;http://zotero.org/users/1913249/items/Q7JCMQ3N&quot;],&quot;id&quot;:3761,&quot;uri&quot;:[&quot;http://zotero.org/users/1913249/items/Q7JCMQ3N&quot;],&quot;prefix&quot;:&quot;&quot;,&quot;itemData&quot;:{&quot;DOI&quot;:&quot;10.1080/00461520.2015.1124022&quot;,&quot;URL&quot;:&quot;https://www.ncbi.nlm.nih.gov/pmc/articles/PMC4784508/&quot;,&quot;source&quot;:&quot;PubMed Central&quot;,&quot;PMID&quot;:&quot;27019536&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container-title-short&quot;:&quot;Educ Psychol&quot;,&quot;ISSN&quot;:&quot;0046-1520&quot;,&quot;issue&quot;:&quot;4&quot;,&quot;accessed&quot;:{&quot;date-parts&quot;:[[&quot;2017&quot;,10,16]]},&quot;volume&quot;:&quot;50&quot;,&quot;title&quot;:&quot;Constructionist gaming: understanding the benefits of making games for learning&quot;,&quot;container-title&quot;:&quot;Educational Psychologist&quot;,&quot;page&quot;:&quot;313-334&quot;,&quot;issued&quot;:{&quot;date-parts&quot;:[[&quot;2015&quot;]]},&quot;id&quot;:&quot;kafai_constructionist_2015-1&quot;,&quot;type&quot;:&quot;article-journal&quot;,&quot;title-short&quot;:&quot;Constructionist gaming&quot;,&quot;citation-key&quot;:&quot;kafai_constructionist_2015-1&quot;}}],&quot;citationID&quot;:&quot;zhunukxh&quot;,&quot;properties&quot;:{&quot;noteIndex&quot;:0,&quot;formattedCitation&quot;:&quot;[@kafai_constructionist_2015-1]&quot;}} RNDjvxbyncerx"/>&lt;Do Zotero Refresh: [@kafai_constructionist_2015-1]&gt;<text:reference-mark-end text:name="ZOTERO_ITEM CSL_CITATION {&quot;schema&quot;:&quot;https://github.com/citation-style-language/schema/raw/master/csl-citation.json&quot;,&quot;citationItems&quot;:[{&quot;suffix&quot;:&quot;&quot;,&quot;uris&quot;:[&quot;http://zotero.org/users/1913249/items/Q7JCMQ3N&quot;],&quot;id&quot;:3761,&quot;uri&quot;:[&quot;http://zotero.org/users/1913249/items/Q7JCMQ3N&quot;],&quot;prefix&quot;:&quot;&quot;,&quot;itemData&quot;:{&quot;DOI&quot;:&quot;10.1080/00461520.2015.1124022&quot;,&quot;URL&quot;:&quot;https://www.ncbi.nlm.nih.gov/pmc/articles/PMC4784508/&quot;,&quot;source&quot;:&quot;PubMed Central&quot;,&quot;PMID&quot;:&quot;27019536&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family&quot;:&quot;Kafai&quot;,&quot;given&quot;:&quot;Yasmin&quot;},{&quot;family&quot;:&quot;Burke&quot;,&quot;given&quot;:&quot;Quinn&quot;}],&quot;container-title-short&quot;:&quot;Educ Psychol&quot;,&quot;ISSN&quot;:&quot;0046-1520&quot;,&quot;issue&quot;:&quot;4&quot;,&quot;accessed&quot;:{&quot;date-parts&quot;:[[&quot;2017&quot;,10,16]]},&quot;volume&quot;:&quot;50&quot;,&quot;title&quot;:&quot;Constructionist gaming: understanding the benefits of making games for learning&quot;,&quot;container-title&quot;:&quot;Educational Psychologist&quot;,&quot;page&quot;:&quot;313-334&quot;,&quot;issued&quot;:{&quot;date-parts&quot;:[[&quot;2015&quot;]]},&quot;id&quot;:&quot;kafai_constructionist_2015-1&quot;,&quot;type&quot;:&quot;article-journal&quot;,&quot;title-short&quot;:&quot;Constructionist gaming&quot;,&quot;citation-key&quot;:&quot;kafai_constructionist_2015-1&quot;}}],&quot;citationID&quot;:&quot;zhunukxh&quot;,&quot;properties&quot;:{&quot;noteIndex&quot;:0,&quot;formattedCitation&quot;:&quot;[@kafai_constructionist_2015-1]&quot;}} RNDjvxbyncerx"/></text:p>
        </text:list-item>
      </text:list>
      <text:p text:style-name="First_20_paragraph">While, the reviews of studies are convincing of the benefits of making games for diverse educational purposes, they are limited in the extent to which they explore how game making is special or different from digital making as a project-based approach.</text:p>
      <text:p text:style-name="Text_20_body">It is helpful a this point to align these PBL guidelines with underlying activity theory concepts and illustration in similar research - Passions as - Fok in 5d, and similar - Pair programming as guided participation - in Rogoff and …?</text:p>
      <text:p text:style-name="Text_20_body">There are particular benefits of the use of games as a target media artefact to create.</text:p>
      <text:p text:style-name="Text_20_body">A strength of the use of games in leaning aligns with a playful approach which can have significant benefits for nurturing a positive attitude of participants <text:reference-mark-start text:name="ZOTERO_ITEM CSL_CITATION {&quot;schema&quot;:&quot;https://github.com/citation-style-language/schema/raw/master/csl-citation.json&quot;,&quot;citationItems&quot;:[{&quot;suffix&quot;:&quot;&quot;,&quot;uris&quot;:[&quot;http://zotero.org/users/1913249/items/42QTGIQD&quot;],&quot;id&quot;:1570,&quot;uri&quot;:[&quot;http://zotero.org/users/1913249/items/42QTGIQD&quot;],&quot;prefix&quot;:&quot;&quot;,&quot;itemData&quot;:{&quot;citation-key&quot;:&quot;klopfer_moving_2009&quot;,&quot;URL&quot;:&quot;http://citeseerx.ist.psu.edu/viewdoc/download?doi=10.1.1.687.5017&amp;rep=rep1&amp;type=pdf&quot;,&quot;source&quot;:&quot;Google Scholar&quot;,&quot;accessed&quot;:{&quot;date-parts&quot;:[[&quot;2017&quot;,5,3]]},&quot;title&quot;:&quot;Moving learning games forward&quot;,&quot;container-title&quot;:&quot;Cambridge, MA: The Education Arcade&quot;,&quot;issued&quot;:{&quot;date-parts&quot;:[[&quot;2009&quot;]]},&quot;id&quot;:&quot;klopfer_moving_2009&quot;,&quot;author&quot;:[{&quot;family&quot;:&quot;Klopfer&quot;,&quot;given&quot;:&quot;Eric&quot;},{&quot;family&quot;:&quot;Osterweil&quot;,&quot;given&quot;:&quot;Scot&quot;},{&quot;family&quot;:&quot;Salen&quot;,&quot;given&quot;:&quot;Katie&quot;},{&quot;literal&quot;:&quot;others&quot;}],&quot;type&quot;:&quot;article-journal&quot;}}],&quot;citationID&quot;:&quot;jbalbgzx&quot;,&quot;properties&quot;:{&quot;noteIndex&quot;:0,&quot;formattedCitation&quot;:&quot;[@klopfer_moving_2009]&quot;}} RNDwgojtnrnbl"/>&lt;Do Zotero Refresh: [@klopfer_moving_2009]&gt;<text:reference-mark-end text:name="ZOTERO_ITEM CSL_CITATION {&quot;schema&quot;:&quot;https://github.com/citation-style-language/schema/raw/master/csl-citation.json&quot;,&quot;citationItems&quot;:[{&quot;suffix&quot;:&quot;&quot;,&quot;uris&quot;:[&quot;http://zotero.org/users/1913249/items/42QTGIQD&quot;],&quot;id&quot;:1570,&quot;uri&quot;:[&quot;http://zotero.org/users/1913249/items/42QTGIQD&quot;],&quot;prefix&quot;:&quot;&quot;,&quot;itemData&quot;:{&quot;citation-key&quot;:&quot;klopfer_moving_2009&quot;,&quot;URL&quot;:&quot;http://citeseerx.ist.psu.edu/viewdoc/download?doi=10.1.1.687.5017&amp;rep=rep1&amp;type=pdf&quot;,&quot;source&quot;:&quot;Google Scholar&quot;,&quot;accessed&quot;:{&quot;date-parts&quot;:[[&quot;2017&quot;,5,3]]},&quot;title&quot;:&quot;Moving learning games forward&quot;,&quot;container-title&quot;:&quot;Cambridge, MA: The Education Arcade&quot;,&quot;issued&quot;:{&quot;date-parts&quot;:[[&quot;2009&quot;]]},&quot;id&quot;:&quot;klopfer_moving_2009&quot;,&quot;author&quot;:[{&quot;family&quot;:&quot;Klopfer&quot;,&quot;given&quot;:&quot;Eric&quot;},{&quot;family&quot;:&quot;Osterweil&quot;,&quot;given&quot;:&quot;Scot&quot;},{&quot;family&quot;:&quot;Salen&quot;,&quot;given&quot;:&quot;Katie&quot;},{&quot;literal&quot;:&quot;others&quot;}],&quot;type&quot;:&quot;article-journal&quot;}}],&quot;citationID&quot;:&quot;jbalbgzx&quot;,&quot;properties&quot;:{&quot;noteIndex&quot;:0,&quot;formattedCitation&quot;:&quot;[@klopfer_moving_2009]&quot;}} RNDwgojtnrnbl"/></text:p>
      <text:p text:style-name="Text_20_body">These exceptions address particular aspects of the affordences and other opportunities that games re</text:p>
      <text:list text:style-name="L36">
        <text:list-item>
          <text:p text:style-name="P36">GSM to explore systems thinking in particular</text:p>
        </text:list-item>
        <text:list-item>
          <text:p text:style-name="P36">Pair programming,</text:p>
        </text:list-item>
      </text:list>
      <text:h text:style-name="Heading_20_3" text:outline-level="3"><text:bookmark-start text:name="limits-and-critiques-of-constructionist-game-making"/>Limits and critiques of constructionist game making<text:bookmark-end text:name="limits-and-critiques-of-constructionist-game-making"/></text:h>
      <text:p text:style-name="First_20_paragraph">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schema&quot;:&quot;https://github.com/citation-style-language/schema/raw/master/csl-citation.json&quot;,&quot;citationItems&quot;:[{&quot;suffix&quot;:&quot;&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citationID&quot;:&quot;yyshtqjr&quot;,&quot;properties&quot;:{&quot;noteIndex&quot;:0,&quot;formattedCitation&quot;:&quot;[@thumlert2018learning]&quot;}} RNDelwvifxjry"/>&lt;Do Zotero Refresh: [@thumlert2018learning]&gt;<text:reference-mark-end text:name="ZOTERO_ITEM CSL_CITATION {&quot;schema&quot;:&quot;https://github.com/citation-style-language/schema/raw/master/csl-citation.json&quot;,&quot;citationItems&quot;:[{&quot;suffix&quot;:&quot;&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citationID&quot;:&quot;yyshtqjr&quot;,&quot;properties&quot;:{&quot;noteIndex&quot;:0,&quot;formattedCitation&quot;:&quot;[@thumlert2018learning]&quot;}} RNDelwvifxjry"/>.</text:p>
      <text:p text:style-name="Text_20_body">It behoves us to revisit the purpose of game making. Critics <text:reference-mark-start text:name="ZOTERO_ITEM CSL_CITATION {&quot;schema&quot;:&quot;https://github.com/citation-style-language/schema/raw/master/csl-citation.json&quot;,&quot;citationItems&quot;:[{&quot;suffix&quot;:&quot;&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suffix&quot;:&quot;&quot;,&quot;uris&quot;:[&quot;http://zotero.org/users/1913249/items/E7EXZNJ2&quot;],&quot;id&quot;:1756,&quot;uri&quot;:[&quot;http://zotero.org/users/1913249/items/E7EXZNJ2&quot;],&quot;prefix&quot;:&quot;&quot;,&quot;itemData&quot;:{&quot;citation-key&quot;:&quot;vossoughi_making_2016&quot;,&quot;URL&quot;:&quot;http://www.hepgjournals.org/doi/abs/10.17763/0017-8055.86.2.206&quot;,&quot;title-short&quot;:&quot;Making through the lens of culture and power&quot;,&quot;source&quot;:&quot;Google Scholar&quot;,&quot;issue&quot;:&quot;2&quot;,&quot;accessed&quot;:{&quot;date-parts&quot;:[[&quot;2017&quot;,10,14]]},&quot;title&quot;:&quot;Making through the lens of culture and power: Toward transformative visions for educational equity&quot;,&quot;container-title&quot;:&quot;Harvard Educational Review&quot;,&quot;page&quot;:&quot;206–232&quot;,&quot;issued&quot;:{&quot;date-parts&quot;:[[&quot;2016&quot;]]},&quot;id&quot;:&quot;vossoughi_making_2016&quot;,&quot;author&quot;:[{&quot;family&quot;:&quot;Vossoughi&quot;,&quot;given&quot;:&quot;Shirin&quot;},{&quot;family&quot;:&quot;Hooper&quot;,&quot;given&quot;:&quot;Paula K.&quot;},{&quot;family&quot;:&quot;Escudé&quot;,&quot;given&quot;:&quot;Meg&quot;}],&quot;volume&quot;:&quot;86&quot;,&quot;type&quot;:&quot;article-journal&quot;}}],&quot;citationID&quot;:&quot;prwlykvr&quot;,&quot;properties&quot;:{&quot;noteIndex&quot;:0,&quot;formattedCitation&quot;:&quot;[@thumlert2018learning; @vossoughi_making_2016]&quot;}} RNDxmfyxdwqlq"/>&lt;Do Zotero Refresh: [@thumlert2018learning; @vossoughi_making_2016]&gt;<text:reference-mark-end text:name="ZOTERO_ITEM CSL_CITATION {&quot;schema&quot;:&quot;https://github.com/citation-style-language/schema/raw/master/csl-citation.json&quot;,&quot;citationItems&quot;:[{&quot;suffix&quot;:&quot;&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suffix&quot;:&quot;&quot;,&quot;uris&quot;:[&quot;http://zotero.org/users/1913249/items/E7EXZNJ2&quot;],&quot;id&quot;:1756,&quot;uri&quot;:[&quot;http://zotero.org/users/1913249/items/E7EXZNJ2&quot;],&quot;prefix&quot;:&quot;&quot;,&quot;itemData&quot;:{&quot;citation-key&quot;:&quot;vossoughi_making_2016&quot;,&quot;URL&quot;:&quot;http://www.hepgjournals.org/doi/abs/10.17763/0017-8055.86.2.206&quot;,&quot;title-short&quot;:&quot;Making through the lens of culture and power&quot;,&quot;source&quot;:&quot;Google Scholar&quot;,&quot;issue&quot;:&quot;2&quot;,&quot;accessed&quot;:{&quot;date-parts&quot;:[[&quot;2017&quot;,10,14]]},&quot;title&quot;:&quot;Making through the lens of culture and power: Toward transformative visions for educational equity&quot;,&quot;container-title&quot;:&quot;Harvard Educational Review&quot;,&quot;page&quot;:&quot;206–232&quot;,&quot;issued&quot;:{&quot;date-parts&quot;:[[&quot;2016&quot;]]},&quot;id&quot;:&quot;vossoughi_making_2016&quot;,&quot;author&quot;:[{&quot;family&quot;:&quot;Vossoughi&quot;,&quot;given&quot;:&quot;Shirin&quot;},{&quot;family&quot;:&quot;Hooper&quot;,&quot;given&quot;:&quot;Paula K.&quot;},{&quot;family&quot;:&quot;Escudé&quot;,&quot;given&quot;:&quot;Meg&quot;}],&quot;volume&quot;:&quot;86&quot;,&quot;type&quot;:&quot;article-journal&quot;}}],&quot;citationID&quot;:&quot;prwlykvr&quot;,&quot;properties&quot;:{&quot;noteIndex&quot;:0,&quot;formattedCitation&quot;:&quot;[@thumlert2018learning; @vossoughi_making_2016]&quot;}} RNDxmfyxdwqlq"/>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schema&quot;:&quot;https://github.com/citation-style-language/schema/raw/master/csl-citation.json&quot;,&quot;citationItems&quot;:[{&quot;locator&quot;:&quot;4&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citationID&quot;:&quot;huhlfeho&quot;,&quot;properties&quot;:{&quot;noteIndex&quot;:0,&quot;formattedCitation&quot;:&quot;[@thumlert2018learning, p.4]&quot;}} RNDkexcdmtzyr"/>&lt;Do Zotero Refresh: [@thumlert2018learning, p.4]&gt;<text:reference-mark-end text:name="ZOTERO_ITEM CSL_CITATION {&quot;schema&quot;:&quot;https://github.com/citation-style-language/schema/raw/master/csl-citation.json&quot;,&quot;citationItems&quot;:[{&quot;locator&quot;:&quot;4&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citationID&quot;:&quot;huhlfeho&quot;,&quot;properties&quot;:{&quot;noteIndex&quot;:0,&quot;formattedCitation&quot;:&quot;[@thumlert2018learning, p.4]&quot;}} RNDkexcdmtzyr"/>,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p text:style-name="Text_20_body"><text:span text:style-name="T1">Returning to developing Computational Fluency</text:span> PERHAPS NOT - MORE OF A BRIDGE TO NEXT SECTION PERHAPS To refocus this review, let’s return to focus of computational fluency.</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schema&quot;:&quot;https://github.com/citation-style-language/schema/raw/master/csl-citation.json&quot;,&quot;citationItems&quot;:[{&quot;suffix&quot;:&quot;&quot;,&quot;uris&quot;:[&quot;http://zotero.org/users/1913249/items/F748Z3W8&quot;],&quot;id&quot;:8983,&quot;uri&quot;:[&quot;http://zotero.org/users/1913249/items/F748Z3W8&quot;],&quot;prefix&quot;:&quot;&quot;,&quot;itemData&quot;:{&quot;citation-key&quot;:&quot;fensham-smith_invisible_2021&quot;,&quot;URL&quot;:&quot;https://www.sciendo.com/article/10.2478/jped-2021-0001&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ype&quot;:&quot;article-journal&quot;,&quot;title-short&quot;:&quot;Invisible pedagogies in home education&quot;,&quot;issue&quot;:&quot;1&quot;,&quot;accessed&quot;:{&quot;date-parts&quot;:[[&quot;2023&quot;,10,2]]},&quot;volume&quot;:&quot;12&quot;,&quot;title&quot;:&quot;Invisible pedagogies in home education: Freedom, power and control&quot;,&quot;container-title&quot;:&quot;Journal of Pedagogy&quot;,&quot;page&quot;:&quot;5-27&quot;,&quot;issued&quot;:{&quot;date-parts&quot;:[[&quot;2021&quot;,6,1]]},&quot;id&quot;:&quot;fensham-smith_invisible_2021&quot;,&quot;DOI&quot;:&quot;10.2478/jped-2021-0001&quot;,&quot;ISSN&quot;:&quot;1338-1563&quot;,&quot;language&quot;:&quot;en&quot;}}],&quot;citationID&quot;:&quot;jtjhgpgd&quot;,&quot;properties&quot;:{&quot;noteIndex&quot;:0,&quot;formattedCitation&quot;:&quot;[@fensham-smith_invisible_2021]&quot;}} RNDtduetbybne"/>&lt;Do Zotero Refresh: [@fensham-smith_invisible_2021]&gt;<text:reference-mark-end text:name="ZOTERO_ITEM CSL_CITATION {&quot;schema&quot;:&quot;https://github.com/citation-style-language/schema/raw/master/csl-citation.json&quot;,&quot;citationItems&quot;:[{&quot;suffix&quot;:&quot;&quot;,&quot;uris&quot;:[&quot;http://zotero.org/users/1913249/items/F748Z3W8&quot;],&quot;id&quot;:8983,&quot;uri&quot;:[&quot;http://zotero.org/users/1913249/items/F748Z3W8&quot;],&quot;prefix&quot;:&quot;&quot;,&quot;itemData&quot;:{&quot;citation-key&quot;:&quot;fensham-smith_invisible_2021&quot;,&quot;URL&quot;:&quot;https://www.sciendo.com/article/10.2478/jped-2021-0001&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ype&quot;:&quot;article-journal&quot;,&quot;title-short&quot;:&quot;Invisible pedagogies in home education&quot;,&quot;issue&quot;:&quot;1&quot;,&quot;accessed&quot;:{&quot;date-parts&quot;:[[&quot;2023&quot;,10,2]]},&quot;volume&quot;:&quot;12&quot;,&quot;title&quot;:&quot;Invisible pedagogies in home education: Freedom, power and control&quot;,&quot;container-title&quot;:&quot;Journal of Pedagogy&quot;,&quot;page&quot;:&quot;5-27&quot;,&quot;issued&quot;:{&quot;date-parts&quot;:[[&quot;2021&quot;,6,1]]},&quot;id&quot;:&quot;fensham-smith_invisible_2021&quot;,&quot;DOI&quot;:&quot;10.2478/jped-2021-0001&quot;,&quot;ISSN&quot;:&quot;1338-1563&quot;,&quot;language&quot;:&quot;en&quot;}}],&quot;citationID&quot;:&quot;jtjhgpgd&quot;,&quot;properties&quot;:{&quot;noteIndex&quot;:0,&quot;formattedCitation&quot;:&quot;[@fensham-smith_invisible_2021]&quot;}} RNDtduetbybne"/>. Two broad streams are sometimes framed as pedagogy and ideology <text:reference-mark-start text:name="ZOTERO_ITEM CSL_CITATION {&quot;schema&quot;:&quot;https://github.com/citation-style-language/schema/raw/master/csl-citation.json&quot;,&quot;citationItems&quot;:[{&quot;suffix&quot;:&quot;&quot;,&quot;uris&quot;:[&quot;http://zotero.org/users/1913249/items/ZQHZ2GU8&quot;],&quot;id&quot;:8975,&quot;uri&quot;:[&quot;http://zotero.org/users/1913249/items/ZQHZ2GU8&quot;],&quot;prefix&quot;:&quot;&quot;,&quot;itemData&quot;:{&quot;citation-key&quot;:&quot;galen_home_1991&quot;,&quot;title-short&quot;:&quot;Home Schooling&quot;,&quot;language&quot;:&quot;en&quot;,&quot;number-of-pages&quot;:&quot;224&quot;,&quot;ISBN&quot;:&quot;978-0-313-38882-8&quot;,&quot;title&quot;:&quot;Home Schooling: Political, Historical, and Pedagogical Perspective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sued&quot;:{&quot;date-parts&quot;:[[&quot;1991&quot;,1,1]]},&quot;id&quot;:&quot;galen_home_1991&quot;,&quot;author&quot;:[{&quot;family&quot;:&quot;Galen&quot;,&quot;given&quot;:&quot;Jane Van&quot;},{&quot;family&quot;:&quot;Pitman&quot;,&quot;given&quot;:&quot;Mary Anne&quot;}],&quot;source&quot;:&quot;Google Books&quot;,&quot;publisher&quot;:&quot;Bloomsbury Publishing USA&quot;}}],&quot;citationID&quot;:&quot;gutrzqtc&quot;,&quot;properties&quot;:{&quot;noteIndex&quot;:0,&quot;formattedCitation&quot;:&quot;[@galen_home_1991]&quot;}} RNDdncbflvotb"/>&lt;Do Zotero Refresh: [@galen_home_1991]&gt;<text:reference-mark-end text:name="ZOTERO_ITEM CSL_CITATION {&quot;schema&quot;:&quot;https://github.com/citation-style-language/schema/raw/master/csl-citation.json&quot;,&quot;citationItems&quot;:[{&quot;suffix&quot;:&quot;&quot;,&quot;uris&quot;:[&quot;http://zotero.org/users/1913249/items/ZQHZ2GU8&quot;],&quot;id&quot;:8975,&quot;uri&quot;:[&quot;http://zotero.org/users/1913249/items/ZQHZ2GU8&quot;],&quot;prefix&quot;:&quot;&quot;,&quot;itemData&quot;:{&quot;citation-key&quot;:&quot;galen_home_1991&quot;,&quot;title-short&quot;:&quot;Home Schooling&quot;,&quot;language&quot;:&quot;en&quot;,&quot;number-of-pages&quot;:&quot;224&quot;,&quot;ISBN&quot;:&quot;978-0-313-38882-8&quot;,&quot;title&quot;:&quot;Home Schooling: Political, Historical, and Pedagogical Perspective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sued&quot;:{&quot;date-parts&quot;:[[&quot;1991&quot;,1,1]]},&quot;id&quot;:&quot;galen_home_1991&quot;,&quot;author&quot;:[{&quot;family&quot;:&quot;Galen&quot;,&quot;given&quot;:&quot;Jane Van&quot;},{&quot;family&quot;:&quot;Pitman&quot;,&quot;given&quot;:&quot;Mary Anne&quot;}],&quot;source&quot;:&quot;Google Books&quot;,&quot;publisher&quot;:&quot;Bloomsbury Publishing USA&quot;}}],&quot;citationID&quot;:&quot;gutrzqtc&quot;,&quot;properties&quot;:{&quot;noteIndex&quot;:0,&quot;formattedCitation&quot;:&quot;[@galen_home_1991]&quot;}} RNDdncbflvotb"/> <text:reference-mark-start text:name="ZOTERO_ITEM CSL_CITATION {&quot;schema&quot;:&quot;https://github.com/citation-style-language/schema/raw/master/csl-citation.json&quot;,&quot;citationItems&quot;:[{&quot;suffix&quot;:&quot;&quot;,&quot;uris&quot;:[&quot;http://zotero.org/users/1913249/items/AKHEZBKX&quot;],&quot;id&quot;:8977,&quot;uri&quot;:[&quot;http://zotero.org/users/1913249/items/AKHEZBKX&quot;],&quot;prefix&quot;:&quot;&quot;,&quot;itemData&quot;:{&quot;citation-key&quot;:&quot;rothermel_can_2003&quot;,&quot;URL&quot;:&quot;https://doi.org/10.1080/09500790308668293&quot;,&quot;source&quot;:&quot;Taylor and Francis+NEJM&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ype&quot;:&quot;article-journal&quot;,&quot;ISSN&quot;:&quot;0950-0790&quot;,&quot;issue&quot;:&quot;2-3&quot;,&quot;accessed&quot;:{&quot;date-parts&quot;:[[&quot;2023&quot;,10,2]]},&quot;title&quot;:&quot;Can We Classify Motives for Home Education?&quot;,&quot;container-title&quot;:&quot;Evaluation &amp; Research in Education&quot;,&quot;page&quot;:&quot;74-89&quot;,&quot;issued&quot;:{&quot;date-parts&quot;:[[&quot;2003&quot;,5,15]]},&quot;id&quot;:&quot;rothermel_can_2003&quot;,&quot;volume&quot;:&quot;17&quot;,&quot;DOI&quot;:&quot;10.1080/09500790308668293&quot;,&quot;publisher&quot;:&quot;Routledge&quot;}}],&quot;citationID&quot;:&quot;ezfxdzbw&quot;,&quot;properties&quot;:{&quot;noteIndex&quot;:0,&quot;formattedCitation&quot;:&quot;[@rothermel_can_2003]&quot;}} RNDbaxpeekxvj"/>&lt;Do Zotero Refresh: [@rothermel_can_2003]&gt;<text:reference-mark-end text:name="ZOTERO_ITEM CSL_CITATION {&quot;schema&quot;:&quot;https://github.com/citation-style-language/schema/raw/master/csl-citation.json&quot;,&quot;citationItems&quot;:[{&quot;suffix&quot;:&quot;&quot;,&quot;uris&quot;:[&quot;http://zotero.org/users/1913249/items/AKHEZBKX&quot;],&quot;id&quot;:8977,&quot;uri&quot;:[&quot;http://zotero.org/users/1913249/items/AKHEZBKX&quot;],&quot;prefix&quot;:&quot;&quot;,&quot;itemData&quot;:{&quot;citation-key&quot;:&quot;rothermel_can_2003&quot;,&quot;URL&quot;:&quot;https://doi.org/10.1080/09500790308668293&quot;,&quot;source&quot;:&quot;Taylor and Francis+NEJM&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ype&quot;:&quot;article-journal&quot;,&quot;ISSN&quot;:&quot;0950-0790&quot;,&quot;issue&quot;:&quot;2-3&quot;,&quot;accessed&quot;:{&quot;date-parts&quot;:[[&quot;2023&quot;,10,2]]},&quot;title&quot;:&quot;Can We Classify Motives for Home Education?&quot;,&quot;container-title&quot;:&quot;Evaluation &amp; Research in Education&quot;,&quot;page&quot;:&quot;74-89&quot;,&quot;issued&quot;:{&quot;date-parts&quot;:[[&quot;2003&quot;,5,15]]},&quot;id&quot;:&quot;rothermel_can_2003&quot;,&quot;volume&quot;:&quot;17&quot;,&quot;DOI&quot;:&quot;10.1080/09500790308668293&quot;,&quot;publisher&quot;:&quot;Routledge&quot;}}],&quot;citationID&quot;:&quot;ezfxdzbw&quot;,&quot;properties&quot;:{&quot;noteIndex&quot;:0,&quot;formattedCitation&quot;:&quot;[@rothermel_can_2003]&quot;}} RNDbaxpeekxvj"/>. In terms of pedagogy, popular concepts in home ed circles include unschooling and deschooling. Holt’s concept of unschooling <text:reference-mark-start text:name="ZOTERO_ITEM CSL_CITATION {&quot;schema&quot;:&quot;https://github.com/citation-style-language/schema/raw/master/csl-citation.json&quot;,&quot;citationItems&quot;:[{&quot;suffix&quot;:&quot;&quot;,&quot;uris&quot;:[&quot;http://zotero.org/users/1913249/items/CUNAU5ZC&quot;],&quot;id&quot;:8982,&quot;uri&quot;:[&quot;http://zotero.org/users/1913249/items/CUNAU5ZC&quot;],&quot;prefix&quot;:&quot;&quot;,&quot;itemData&quot;:{&quot;citation-key&quot;:&quot;gray_challenges_2013&quot;,&quot;language&quot;:&quot;en&quot;,&quot;issue&quot;:&quot;14&quot;,&quot;volume&quot;:&quot;7&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id&quot;:&quot;gray_challenges_2013&quot;,&quot;author&quot;:[{&quot;family&quot;:&quot;Gray&quot;,&quot;given&quot;:&quot;Peter&quot;},{&quot;family&quot;:&quot;Riley&quot;,&quot;given&quot;:&quot;Gina&quot;}],&quot;type&quot;:&quot;article-journal&quot;,&quot;source&quot;:&quot;Zotero&quot;}}],&quot;citationID&quot;:&quot;oplrcnth&quot;,&quot;properties&quot;:{&quot;noteIndex&quot;:0,&quot;formattedCitation&quot;:&quot;[@gray_challenges_2013]&quot;}} RNDzpwtqatvyw"/>&lt;Do Zotero Refresh: [@gray_challenges_2013]&gt;<text:reference-mark-end text:name="ZOTERO_ITEM CSL_CITATION {&quot;schema&quot;:&quot;https://github.com/citation-style-language/schema/raw/master/csl-citation.json&quot;,&quot;citationItems&quot;:[{&quot;suffix&quot;:&quot;&quot;,&quot;uris&quot;:[&quot;http://zotero.org/users/1913249/items/CUNAU5ZC&quot;],&quot;id&quot;:8982,&quot;uri&quot;:[&quot;http://zotero.org/users/1913249/items/CUNAU5ZC&quot;],&quot;prefix&quot;:&quot;&quot;,&quot;itemData&quot;:{&quot;citation-key&quot;:&quot;gray_challenges_2013&quot;,&quot;language&quot;:&quot;en&quot;,&quot;issue&quot;:&quot;14&quot;,&quot;volume&quot;:&quot;7&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id&quot;:&quot;gray_challenges_2013&quot;,&quot;author&quot;:[{&quot;family&quot;:&quot;Gray&quot;,&quot;given&quot;:&quot;Peter&quot;},{&quot;family&quot;:&quot;Riley&quot;,&quot;given&quot;:&quot;Gina&quot;}],&quot;type&quot;:&quot;article-journal&quot;,&quot;source&quot;:&quot;Zotero&quot;}}],&quot;citationID&quot;:&quot;oplrcnth&quot;,&quot;properties&quot;:{&quot;noteIndex&quot;:0,&quot;formattedCitation&quot;:&quot;[@gray_challenges_2013]&quot;}} RNDzpwtqatvyw"/>,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schema&quot;:&quot;https://github.com/citation-style-language/schema/raw/master/csl-citation.json&quot;,&quot;citationItems&quot;:[{&quot;suffix&quot;:&quot;&quot;,&quot;uris&quot;:[&quot;http://zotero.org/users/1913249/items/6IH2ZXKT&quot;],&quot;id&quot;:1115,&quot;uri&quot;:[&quot;http://zotero.org/users/1913249/items/6IH2ZXKT&quot;],&quot;prefix&quot;:&quot;&quot;,&quot;itemData&quot;:{&quot;citation-key&quot;:&quot;illich_deschooling_1971&quot;,&quot;publisher-place&quot;:&quot;New York&quot;,&quot;call-number&quot;:&quot;LA210 .I4 1971&quot;,&quot;type&quot;:&quot;book&quot;,&quot;number-of-pages&quot;:&quot;116&quot;,&quot;ISBN&quot;:&quot;0-06-012139-4&quot;,&quot;source&quot;:&quot;Library of Congress ISBN&quot;,&quot;title&quot;:&quot;Deschooling society&quot;,&quot;collection-title&quot;:&quot;World perspectives, v. 44&quot;,&quot;publisher&quot;:&quot;Harper &amp; Row&quot;,&quot;issued&quot;:{&quot;date-parts&quot;:[[&quot;1971&quot;]]},&quot;edition&quot;:&quot;1st ed.&quot;,&quot;author&quot;:[{&quot;family&quot;:&quot;Illich&quot;,&quot;given&quot;:&quot;Ivan&quot;}],&quot;event-place&quot;:&quot;New York&quot;,&quot;id&quot;:&quot;illich_deschooling_1971&quot;}}],&quot;citationID&quot;:&quot;vztxzrme&quot;,&quot;properties&quot;:{&quot;noteIndex&quot;:0,&quot;formattedCitation&quot;:&quot;[@illich_deschooling_1971]&quot;}} RNDvxcqgqfsii"/>&lt;Do Zotero Refresh: [@illich_deschooling_1971]&gt;<text:reference-mark-end text:name="ZOTERO_ITEM CSL_CITATION {&quot;schema&quot;:&quot;https://github.com/citation-style-language/schema/raw/master/csl-citation.json&quot;,&quot;citationItems&quot;:[{&quot;suffix&quot;:&quot;&quot;,&quot;uris&quot;:[&quot;http://zotero.org/users/1913249/items/6IH2ZXKT&quot;],&quot;id&quot;:1115,&quot;uri&quot;:[&quot;http://zotero.org/users/1913249/items/6IH2ZXKT&quot;],&quot;prefix&quot;:&quot;&quot;,&quot;itemData&quot;:{&quot;citation-key&quot;:&quot;illich_deschooling_1971&quot;,&quot;publisher-place&quot;:&quot;New York&quot;,&quot;call-number&quot;:&quot;LA210 .I4 1971&quot;,&quot;type&quot;:&quot;book&quot;,&quot;number-of-pages&quot;:&quot;116&quot;,&quot;ISBN&quot;:&quot;0-06-012139-4&quot;,&quot;source&quot;:&quot;Library of Congress ISBN&quot;,&quot;title&quot;:&quot;Deschooling society&quot;,&quot;collection-title&quot;:&quot;World perspectives, v. 44&quot;,&quot;publisher&quot;:&quot;Harper &amp; Row&quot;,&quot;issued&quot;:{&quot;date-parts&quot;:[[&quot;1971&quot;]]},&quot;edition&quot;:&quot;1st ed.&quot;,&quot;author&quot;:[{&quot;family&quot;:&quot;Illich&quot;,&quot;given&quot;:&quot;Ivan&quot;}],&quot;event-place&quot;:&quot;New York&quot;,&quot;id&quot;:&quot;illich_deschooling_1971&quot;}}],&quot;citationID&quot;:&quot;vztxzrme&quot;,&quot;properties&quot;:{&quot;noteIndex&quot;:0,&quot;formattedCitation&quot;:&quot;[@illich_deschooling_1971]&quot;}} RNDvxcqgqfsii"/>. Many home educating families are active in identifying networks to tap into <text:reference-mark-start text:name="ZOTERO_ITEM CSL_CITATION {&quot;schema&quot;:&quot;https://github.com/citation-style-language/schema/raw/master/csl-citation.json&quot;,&quot;citationItems&quot;:[{&quot;suffix&quot;:&quot;&quot;,&quot;uris&quot;:[&quot;http://zotero.org/users/1913249/items/CR7JKY94&quot;],&quot;id&quot;:8980,&quot;uri&quot;:[&quot;http://zotero.org/users/1913249/items/CR7JKY94&quot;],&quot;prefix&quot;:&quot;&quot;,&quot;itemData&quot;:{&quot;citation-key&quot;:&quot;doroudi_relevance_2023&quot;,&quot;URL&quot;:&quot;https://dl.acm.org/doi/10.1145/3573051.3593386&quot;,&quot;publisher-place&quot;:&quot;New York, NY, USA&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type&quot;:&quot;paper-conference&quot;,&quot;DOI&quot;:&quot;10.1145/3573051.3593386&quot;,&quot;ISBN&quot;:&quot;9798400700255&quot;,&quot;event-place&quot;:&quot;New York, NY, USA&quot;,&quot;title&quot;:&quot;The Relevance of Ivan Illich's Learning Webs 50 Years On&quot;,&quot;container-title&quot;:&quot;Proceedings of the Tenth ACM Conference on Learning @ Scale&quot;,&quot;page&quot;:&quot;99–109&quot;,&quot;issued&quot;:{&quot;date-parts&quot;:[[&quot;2023&quot;,7,20]]},&quot;id&quot;:&quot;doroudi_relevance_2023&quot;,&quot;source&quot;:&quot;ACM Digital Library&quot;,&quot;accessed&quot;:{&quot;date-parts&quot;:[[&quot;2023&quot;,10,2]]},&quot;collection-title&quot;:&quot;L@S '23&quot;}}],&quot;citationID&quot;:&quot;gbqfqnzh&quot;,&quot;properties&quot;:{&quot;noteIndex&quot;:0,&quot;formattedCitation&quot;:&quot;[@doroudi_relevance_2023]&quot;}} RNDoscmpyliwl"/>&lt;Do Zotero Refresh: [@doroudi_relevance_2023]&gt;<text:reference-mark-end text:name="ZOTERO_ITEM CSL_CITATION {&quot;schema&quot;:&quot;https://github.com/citation-style-language/schema/raw/master/csl-citation.json&quot;,&quot;citationItems&quot;:[{&quot;suffix&quot;:&quot;&quot;,&quot;uris&quot;:[&quot;http://zotero.org/users/1913249/items/CR7JKY94&quot;],&quot;id&quot;:8980,&quot;uri&quot;:[&quot;http://zotero.org/users/1913249/items/CR7JKY94&quot;],&quot;prefix&quot;:&quot;&quot;,&quot;itemData&quot;:{&quot;citation-key&quot;:&quot;doroudi_relevance_2023&quot;,&quot;URL&quot;:&quot;https://dl.acm.org/doi/10.1145/3573051.3593386&quot;,&quot;publisher-place&quot;:&quot;New York, NY, USA&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type&quot;:&quot;paper-conference&quot;,&quot;DOI&quot;:&quot;10.1145/3573051.3593386&quot;,&quot;ISBN&quot;:&quot;9798400700255&quot;,&quot;event-place&quot;:&quot;New York, NY, USA&quot;,&quot;title&quot;:&quot;The Relevance of Ivan Illich's Learning Webs 50 Years On&quot;,&quot;container-title&quot;:&quot;Proceedings of the Tenth ACM Conference on Learning @ Scale&quot;,&quot;page&quot;:&quot;99–109&quot;,&quot;issued&quot;:{&quot;date-parts&quot;:[[&quot;2023&quot;,7,20]]},&quot;id&quot;:&quot;doroudi_relevance_2023&quot;,&quot;source&quot;:&quot;ACM Digital Library&quot;,&quot;accessed&quot;:{&quot;date-parts&quot;:[[&quot;2023&quot;,10,2]]},&quot;collection-title&quot;:&quot;L@S '23&quot;}}],&quot;citationID&quot;:&quot;gbqfqnzh&quot;,&quot;properties&quot;:{&quot;noteIndex&quot;:0,&quot;formattedCitation&quot;:&quot;[@doroudi_relevance_2023]&quot;}} RNDoscmpyliwl"/>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First_20_paragraph">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tems&quot;:[{&quot;suffix&quot;:&quot;&quot;,&quot;uris&quot;:[&quot;http://zotero.org/users/1913249/items/TE57K2KN&quot;],&quot;id&quot;:3752,&quot;uri&quot;:[&quot;http://zotero.org/users/1913249/items/TE57K2KN&quot;],&quot;prefix&quot;:&quot;&quot;,&quot;itemData&quot;:{&quot;citation-key&quot;:&quot;erstad_identity_2012&quot;,&quot;URL&quot;:&quot;https://www.cambridge.org/core/product/identifier/9781139026239%23c00591-8/type/book_part&quot;,&quot;publisher&quot;:&quot;Cambridge University Press&quot;,&quot;edition&quot;:&quot;1&quot;,&quot;author&quot;:[{&quot;family&quot;:&quot;Sefton-Green&quot;,&quot;given&quot;:&quot;Julian&quot;},{&quot;family&quot;:&quot;Erstad&quot;,&quot;given&quot;:&quot;Ola&quot;}],&quot;editor&quot;:[{&quot;family&quot;:&quot;Erstad&quot;,&quot;given&quot;:&quot;Ola&quot;},{&quot;family&quot;:&quot;Sefton-Green&quot;,&quot;given&quot;:&quot;Julian&quot;}],&quot;type&quot;:&quot;chapter&quot;,&quot;ISBN&quot;:&quot;978-1-139-02623-9 978-1-107-00591-4 978-1-107-50727-2&quot;,&quot;DOI&quot;:&quot;10.1017/CBO9781139026239.001&quot;,&quot;title&quot;:&quot;Identity, Community, and Learning Lives in the Digital Age&quot;,&quot;container-title&quot;:&quot;Identity, Community, and Learning Lives in the Digital Age&quot;,&quot;page&quot;:&quot;1-20&quot;,&quot;issued&quot;:{&quot;date-parts&quot;:[[&quot;2012&quot;,10,22]]},&quot;id&quot;:&quot;erstad_identity_2012&quot;,&quot;language&quot;:&quot;en&quot;,&quot;source&quot;:&quot;DOI.org (Crossref)&quot;,&quot;accessed&quot;:{&quot;date-parts&quot;:[[&quot;2022&quot;,8,9]]}}}],&quot;citationID&quot;:&quot;aipvgrmm&quot;,&quot;properties&quot;:{&quot;noteIndex&quot;:0,&quot;formattedCitation&quot;:&quot;[@erstad_identity_2012]&quot;}} RNDhseqbksrqj"/>&lt;Do Zotero Refresh: [@erstad_identity_2012]&gt;<text:reference-mark-end text:name="ZOTERO_ITEM CSL_CITATION {&quot;schema&quot;:&quot;https://github.com/citation-style-language/schema/raw/master/csl-citation.json&quot;,&quot;citationItems&quot;:[{&quot;suffix&quot;:&quot;&quot;,&quot;uris&quot;:[&quot;http://zotero.org/users/1913249/items/TE57K2KN&quot;],&quot;id&quot;:3752,&quot;uri&quot;:[&quot;http://zotero.org/users/1913249/items/TE57K2KN&quot;],&quot;prefix&quot;:&quot;&quot;,&quot;itemData&quot;:{&quot;citation-key&quot;:&quot;erstad_identity_2012&quot;,&quot;URL&quot;:&quot;https://www.cambridge.org/core/product/identifier/9781139026239%23c00591-8/type/book_part&quot;,&quot;publisher&quot;:&quot;Cambridge University Press&quot;,&quot;edition&quot;:&quot;1&quot;,&quot;author&quot;:[{&quot;family&quot;:&quot;Sefton-Green&quot;,&quot;given&quot;:&quot;Julian&quot;},{&quot;family&quot;:&quot;Erstad&quot;,&quot;given&quot;:&quot;Ola&quot;}],&quot;editor&quot;:[{&quot;family&quot;:&quot;Erstad&quot;,&quot;given&quot;:&quot;Ola&quot;},{&quot;family&quot;:&quot;Sefton-Green&quot;,&quot;given&quot;:&quot;Julian&quot;}],&quot;type&quot;:&quot;chapter&quot;,&quot;ISBN&quot;:&quot;978-1-139-02623-9 978-1-107-00591-4 978-1-107-50727-2&quot;,&quot;DOI&quot;:&quot;10.1017/CBO9781139026239.001&quot;,&quot;title&quot;:&quot;Identity, Community, and Learning Lives in the Digital Age&quot;,&quot;container-title&quot;:&quot;Identity, Community, and Learning Lives in the Digital Age&quot;,&quot;page&quot;:&quot;1-20&quot;,&quot;issued&quot;:{&quot;date-parts&quot;:[[&quot;2012&quot;,10,22]]},&quot;id&quot;:&quot;erstad_identity_2012&quot;,&quot;language&quot;:&quot;en&quot;,&quot;source&quot;:&quot;DOI.org (Crossref)&quot;,&quot;accessed&quot;:{&quot;date-parts&quot;:[[&quot;2022&quot;,8,9]]}}}],&quot;citationID&quot;:&quot;aipvgrmm&quot;,&quot;properties&quot;:{&quot;noteIndex&quot;:0,&quot;formattedCitation&quot;:&quot;[@erstad_identity_2012]&quot;}} RNDhseqbksrqj"/>. However, as Sefton-Green (<text:span text:style-name="T1">sefton-green_literature_2004?</text:span>) notes, formally structured learning can take place in informal settings, and vice-versa. Others writers <text:reference-mark-start text:name="ZOTERO_ITEM CSL_CITATION {&quot;schema&quot;:&quot;https://github.com/citation-style-language/schema/raw/master/csl-citation.json&quot;,&quot;citationItems&quot;:[{&quot;locator&quot;:&quot; 173&quot;,&quot;uris&quot;:[&quot;http://zotero.org/users/1913249/items/CKARKKW9&quot;],&quot;id&quot;:3302,&quot;uri&quot;:[&quot;http://zotero.org/users/1913249/items/CKARKKW9&quot;],&quot;prefix&quot;:&quot;&quot;,&quot;itemData&quot;:{&quot;DOI&quot;:&quot;10.1007/s10956-006-9027-1&quot;,&quot;URL&quot;:&quot;https://doi.org/10.1007/s10956-006-9027-1&quot;,&quot;source&quot;:&quot;Springer Link&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family&quot;:&quot;Eshach&quot;,&quot;given&quot;:&quot;Haim&quot;}],&quot;container-title-short&quot;:&quot;J Sci Educ Technol&quot;,&quot;ISSN&quot;:&quot;1573-1839&quot;,&quot;issue&quot;:&quot;2&quot;,&quot;volume&quot;:&quot;16&quot;,&quot;accessed&quot;:{&quot;date-parts&quot;:[[&quot;2019&quot;,4,24]]},&quot;type&quot;:&quot;article-journal&quot;,&quot;title&quot;:&quot;Bridging In-school and Out-of-school Learning: Formal, Non-Formal, and Informal Education&quot;,&quot;container-title&quot;:&quot;Journal of Science Education and Technology&quot;,&quot;page&quot;:&quot;171-190&quot;,&quot;issued&quot;:{&quot;date-parts&quot;:[[&quot;2007&quot;,4,1]]},&quot;id&quot;:&quot;eshach_bridging_2007&quot;,&quot;title-short&quot;:&quot;Bridging In-school and Out-of-school Learning&quot;,&quot;language&quot;:&quot;en&quot;,&quot;citation-key&quot;:&quot;eshach_bridging_2007&quot;}},{&quot;suffix&quot;:&quot;&quot;,&quot;uris&quot;:[&quot;http://zotero.org/users/1913249/items/WJMQLNPY&quot;],&quot;id&quot;:3306,&quot;uri&quot;:[&quot;http://zotero.org/users/1913249/items/WJMQLNPY&quot;],&quot;prefix&quot;:&quot;&quot;,&quot;itemData&quot;:{&quot;DOI&quot;:&quot;10.3278/REP0903W011&quot;,&quot;URL&quot;:&quot;http://doi.org/10.3278/REP0903W011&quot;,&quot;ISSN&quot;:&quot;0177-4166&quot;,&quot;language&quot;:&quot;en&quot;,&quot;issue&quot;:&quot;03/2009&quot;,&quot;accessed&quot;:{&quot;date-parts&quot;:[[&quot;2019&quot;,4,24]]},&quot;type&quot;:&quot;article-journal&quot;,&quot;title&quot;:&quot;Recognition of Non-formal and Informal Learning in OECD Countries: an Overview of Some Key Issues&quot;,&quot;container-title&quot;:&quot;Recognition of Non-formal and Informal Learning in OECD Countries: an Overview of Some Key Issues&quot;,&quot;title-short&quot;:&quot;Recognition of Non-formal and Informal Learning in OECD Countries&quot;,&quot;issued&quot;:{&quot;date-parts&quot;:[[&quot;2009&quot;,3,1]]},&quot;id&quot;:&quot;werquin_recognition_2009&quot;,&quot;author&quot;:[{&quot;family&quot;:&quot;Werquin&quot;,&quot;given&quot;:&quot;Patrick&quot;}],&quot;source&quot;:&quot;DOI.org (CSL JSON)&quot;,&quot;citation-key&quot;:&quot;werquin_recognition_2009&quot;}}],&quot;citationID&quot;:&quot;rqgncgwr&quot;,&quot;properties&quot;:{&quot;noteIndex&quot;:0,&quot;formattedCitation&quot;:&quot;[@eshach_bridging_2007, p. 173; @werquin_recognition_2009]&quot;}} RNDccjoprhuhi"/>&lt;Do Zotero Refresh: [@eshach_bridging_2007, p. 173; @werquin_recognition_2009]&gt;<text:reference-mark-end text:name="ZOTERO_ITEM CSL_CITATION {&quot;schema&quot;:&quot;https://github.com/citation-style-language/schema/raw/master/csl-citation.json&quot;,&quot;citationItems&quot;:[{&quot;locator&quot;:&quot; 173&quot;,&quot;uris&quot;:[&quot;http://zotero.org/users/1913249/items/CKARKKW9&quot;],&quot;id&quot;:3302,&quot;uri&quot;:[&quot;http://zotero.org/users/1913249/items/CKARKKW9&quot;],&quot;prefix&quot;:&quot;&quot;,&quot;itemData&quot;:{&quot;DOI&quot;:&quot;10.1007/s10956-006-9027-1&quot;,&quot;URL&quot;:&quot;https://doi.org/10.1007/s10956-006-9027-1&quot;,&quot;source&quot;:&quot;Springer Link&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family&quot;:&quot;Eshach&quot;,&quot;given&quot;:&quot;Haim&quot;}],&quot;container-title-short&quot;:&quot;J Sci Educ Technol&quot;,&quot;ISSN&quot;:&quot;1573-1839&quot;,&quot;issue&quot;:&quot;2&quot;,&quot;volume&quot;:&quot;16&quot;,&quot;accessed&quot;:{&quot;date-parts&quot;:[[&quot;2019&quot;,4,24]]},&quot;type&quot;:&quot;article-journal&quot;,&quot;title&quot;:&quot;Bridging In-school and Out-of-school Learning: Formal, Non-Formal, and Informal Education&quot;,&quot;container-title&quot;:&quot;Journal of Science Education and Technology&quot;,&quot;page&quot;:&quot;171-190&quot;,&quot;issued&quot;:{&quot;date-parts&quot;:[[&quot;2007&quot;,4,1]]},&quot;id&quot;:&quot;eshach_bridging_2007&quot;,&quot;title-short&quot;:&quot;Bridging In-school and Out-of-school Learning&quot;,&quot;language&quot;:&quot;en&quot;,&quot;citation-key&quot;:&quot;eshach_bridging_2007&quot;}},{&quot;suffix&quot;:&quot;&quot;,&quot;uris&quot;:[&quot;http://zotero.org/users/1913249/items/WJMQLNPY&quot;],&quot;id&quot;:3306,&quot;uri&quot;:[&quot;http://zotero.org/users/1913249/items/WJMQLNPY&quot;],&quot;prefix&quot;:&quot;&quot;,&quot;itemData&quot;:{&quot;DOI&quot;:&quot;10.3278/REP0903W011&quot;,&quot;URL&quot;:&quot;http://doi.org/10.3278/REP0903W011&quot;,&quot;ISSN&quot;:&quot;0177-4166&quot;,&quot;language&quot;:&quot;en&quot;,&quot;issue&quot;:&quot;03/2009&quot;,&quot;accessed&quot;:{&quot;date-parts&quot;:[[&quot;2019&quot;,4,24]]},&quot;type&quot;:&quot;article-journal&quot;,&quot;title&quot;:&quot;Recognition of Non-formal and Informal Learning in OECD Countries: an Overview of Some Key Issues&quot;,&quot;container-title&quot;:&quot;Recognition of Non-formal and Informal Learning in OECD Countries: an Overview of Some Key Issues&quot;,&quot;title-short&quot;:&quot;Recognition of Non-formal and Informal Learning in OECD Countries&quot;,&quot;issued&quot;:{&quot;date-parts&quot;:[[&quot;2009&quot;,3,1]]},&quot;id&quot;:&quot;werquin_recognition_2009&quot;,&quot;author&quot;:[{&quot;family&quot;:&quot;Werquin&quot;,&quot;given&quot;:&quot;Patrick&quot;}],&quot;source&quot;:&quot;DOI.org (CSL JSON)&quot;,&quot;citation-key&quot;:&quot;werquin_recognition_2009&quot;}}],&quot;citationID&quot;:&quot;rqgncgwr&quot;,&quot;properties&quot;:{&quot;noteIndex&quot;:0,&quot;formattedCitation&quot;:&quot;[@eshach_bridging_2007, p. 173; @werquin_recognition_2009]&quot;}} RNDccjoprhuhi"/>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game-and-media-making-in-informal-communities"/>Game and media making in informal communities<text:bookmark-end text:name="game-and-media-making-in-informal-communities"/></text:h>
      <text:p text:style-name="First_20_paragraph">Researcher Ito’s ethnographic approach to studies of digital use and creativity in the home (<text:span text:style-name="T1">ito_connected_2013-1?</text:span>; <text:span text:style-name="T1">ito_hanging_2010?</text:span>; <text:span text:style-name="T1">ito_living_2009?</text:span>), surfaced the value of informal playing around with games. Gee frames the informal, often online communities as affinity spaces <text:reference-mark-start text:name="ZOTERO_ITEM CSL_CITATION {&quot;schema&quot;:&quot;https://github.com/citation-style-language/schema/raw/master/csl-citation.json&quot;,&quot;citationItems&quot;:[{&quot;suffix&quot;:&quot;&quot;,&quot;uris&quot;:[&quot;http://zotero.org/users/1913249/items/M6377K76&quot;],&quot;id&quot;:1584,&quot;uri&quot;:[&quot;http://zotero.org/users/1913249/items/M6377K76&quot;],&quot;prefix&quot;:&quot;&quot;,&quot;itemData&quot;:{&quot;citation-key&quot;:&quot;gee_what_2004&quot;,&quot;type&quot;:&quot;book&quot;,&quot;publisher-place&quot;:&quot;New York, NY&quot;,&quot;event-place&quot;:&quot;New York, NY&quot;,&quot;publisher&quot;:&quot;Palgrave Macmillan&quot;,&quot;number-of-pages&quot;:&quot;225&quot;,&quot;ISBN&quot;:&quot;978-1-4039-6538-7&quot;,&quot;source&quot;:&quot;Gemeinsamer Bibliotheksverbund ISBN&quot;,&quot;title&quot;:&quot;What video games have to teach us about learning and literacy&quot;,&quot;collection-title&quot;:&quot;Education&quot;,&quot;note&quot;:&quot;OCLC: 255334132&quot;,&quot;issued&quot;:{&quot;date-parts&quot;:[[&quot;2004&quot;]]},&quot;edition&quot;:&quot;1. paperback ed&quot;,&quot;author&quot;:[{&quot;family&quot;:&quot;Gee&quot;,&quot;given&quot;:&quot;James Paul&quot;}],&quot;language&quot;:&quot;eng&quot;,&quot;id&quot;:&quot;gee_what_2004&quot;}}],&quot;citationID&quot;:&quot;xtsdrjuy&quot;,&quot;properties&quot;:{&quot;noteIndex&quot;:0,&quot;formattedCitation&quot;:&quot;[@gee_what_2004]&quot;}} RNDxwfuohxxwm"/>&lt;Do Zotero Refresh: [@gee_what_2004]&gt;<text:reference-mark-end text:name="ZOTERO_ITEM CSL_CITATION {&quot;schema&quot;:&quot;https://github.com/citation-style-language/schema/raw/master/csl-citation.json&quot;,&quot;citationItems&quot;:[{&quot;suffix&quot;:&quot;&quot;,&quot;uris&quot;:[&quot;http://zotero.org/users/1913249/items/M6377K76&quot;],&quot;id&quot;:1584,&quot;uri&quot;:[&quot;http://zotero.org/users/1913249/items/M6377K76&quot;],&quot;prefix&quot;:&quot;&quot;,&quot;itemData&quot;:{&quot;citation-key&quot;:&quot;gee_what_2004&quot;,&quot;type&quot;:&quot;book&quot;,&quot;publisher-place&quot;:&quot;New York, NY&quot;,&quot;event-place&quot;:&quot;New York, NY&quot;,&quot;publisher&quot;:&quot;Palgrave Macmillan&quot;,&quot;number-of-pages&quot;:&quot;225&quot;,&quot;ISBN&quot;:&quot;978-1-4039-6538-7&quot;,&quot;source&quot;:&quot;Gemeinsamer Bibliotheksverbund ISBN&quot;,&quot;title&quot;:&quot;What video games have to teach us about learning and literacy&quot;,&quot;collection-title&quot;:&quot;Education&quot;,&quot;note&quot;:&quot;OCLC: 255334132&quot;,&quot;issued&quot;:{&quot;date-parts&quot;:[[&quot;2004&quot;]]},&quot;edition&quot;:&quot;1. paperback ed&quot;,&quot;author&quot;:[{&quot;family&quot;:&quot;Gee&quot;,&quot;given&quot;:&quot;James Paul&quot;}],&quot;language&quot;:&quot;eng&quot;,&quot;id&quot;:&quot;gee_what_2004&quot;}}],&quot;citationID&quot;:&quot;xtsdrjuy&quot;,&quot;properties&quot;:{&quot;noteIndex&quot;:0,&quot;formattedCitation&quot;:&quot;[@gee_what_2004]&quot;}} RNDxwfuohxxwm"/>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schema&quot;:&quot;https://github.com/citation-style-language/schema/raw/master/csl-citation.json&quot;,&quot;citationItems&quot;:[{&quot;suffix&quot;:&quot;&quot;,&quot;uris&quot;:[&quot;http://zotero.org/users/1913249/items/4ULZ9S6U&quot;],&quot;id&quot;:9654,&quot;uri&quot;:[&quot;http://zotero.org/users/1913249/items/4ULZ9S6U&quot;],&quot;prefix&quot;:&quot;&quot;,&quot;itemData&quot;:{&quot;citation-key&quot;:&quot;ito2013connected&quot;,&quot;type&quot;:&quot;book&quot;,&quot;issued&quot;:{&quot;date-parts&quot;:[[&quot;2013&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 An agenda for research and design&quot;,&quot;publisher&quot;:&quot;Digital Media and Learning Research Hub&quot;}}],&quot;citationID&quot;:&quot;oehwmmwm&quot;,&quot;properties&quot;:{&quot;noteIndex&quot;:0,&quot;formattedCitation&quot;:&quot;[@ito2013connected]&quot;}} RNDhersdpmvse"/>&lt;Do Zotero Refresh: [@ito2013connected]&gt;<text:reference-mark-end text:name="ZOTERO_ITEM CSL_CITATION {&quot;schema&quot;:&quot;https://github.com/citation-style-language/schema/raw/master/csl-citation.json&quot;,&quot;citationItems&quot;:[{&quot;suffix&quot;:&quot;&quot;,&quot;uris&quot;:[&quot;http://zotero.org/users/1913249/items/4ULZ9S6U&quot;],&quot;id&quot;:9654,&quot;uri&quot;:[&quot;http://zotero.org/users/1913249/items/4ULZ9S6U&quot;],&quot;prefix&quot;:&quot;&quot;,&quot;itemData&quot;:{&quot;citation-key&quot;:&quot;ito2013connected&quot;,&quot;type&quot;:&quot;book&quot;,&quot;issued&quot;:{&quot;date-parts&quot;:[[&quot;2013&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itle&quot;:&quot;Connected learning: An agenda for research and design&quot;,&quot;publisher&quot;:&quot;Digital Media and Learning Research Hub&quot;}}],&quot;citationID&quot;:&quot;oehwmmwm&quot;,&quot;properties&quot;:{&quot;noteIndex&quot;:0,&quot;formattedCitation&quot;:&quot;[@ito2013connected]&quot;}} RNDhersdpmvse"/>. This book connects the ethos of varied case studies and design approaches, to the sociocultural approach of viewing learning as embedded within social and cultural contexts.</text:p>
      <text:h text:style-name="Heading_20_2" text:outline-level="2"><text:bookmark-start text:name="barriers-to-and-motivations-for-participation-in-game-making"/>Barriers to and motivations for participation in game making<text:bookmark-end text:name="barriers-to-and-motivations-for-participation-in-game-making"/></text:h>
      <text:p text:style-name="First_20_paragraph">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schema&quot;:&quot;https://github.com/citation-style-language/schema/raw/master/csl-citation.json&quot;,&quot;citationItems&quot;:[{&quot;suffix&quot;:&quot;&quot;,&quot;suppress-author&quot;:true,&quot;uris&quot;:[&quot;http://zotero.org/users/1913249/items/E7EXZNJ2&quot;],&quot;id&quot;:1756,&quot;uri&quot;:[&quot;http://zotero.org/users/1913249/items/E7EXZNJ2&quot;],&quot;prefix&quot;:&quot;&quot;,&quot;itemData&quot;:{&quot;citation-key&quot;:&quot;vossoughi_making_2016&quot;,&quot;URL&quot;:&quot;http://www.hepgjournals.org/doi/abs/10.17763/0017-8055.86.2.206&quot;,&quot;title-short&quot;:&quot;Making through the lens of culture and power&quot;,&quot;source&quot;:&quot;Google Scholar&quot;,&quot;issue&quot;:&quot;2&quot;,&quot;accessed&quot;:{&quot;date-parts&quot;:[[&quot;2017&quot;,10,14]]},&quot;title&quot;:&quot;Making through the lens of culture and power: Toward transformative visions for educational equity&quot;,&quot;container-title&quot;:&quot;Harvard Educational Review&quot;,&quot;page&quot;:&quot;206–232&quot;,&quot;issued&quot;:{&quot;date-parts&quot;:[[&quot;2016&quot;]]},&quot;id&quot;:&quot;vossoughi_making_2016&quot;,&quot;author&quot;:[{&quot;family&quot;:&quot;Vossoughi&quot;,&quot;given&quot;:&quot;Shirin&quot;},{&quot;family&quot;:&quot;Hooper&quot;,&quot;given&quot;:&quot;Paula K.&quot;},{&quot;family&quot;:&quot;Escudé&quot;,&quot;given&quot;:&quot;Meg&quot;}],&quot;volume&quot;:&quot;86&quot;,&quot;type&quot;:&quot;article-journal&quot;}}],&quot;citationID&quot;:&quot;fmddjiyx&quot;,&quot;properties&quot;:{&quot;noteIndex&quot;:0,&quot;formattedCitation&quot;:&quot;[-@vossoughi_making_2016]&quot;}} RNDqvvmikrpgd"/>&lt;Do Zotero Refresh: [-@vossoughi_making_2016]&gt;<text:reference-mark-end text:name="ZOTERO_ITEM CSL_CITATION {&quot;schema&quot;:&quot;https://github.com/citation-style-language/schema/raw/master/csl-citation.json&quot;,&quot;citationItems&quot;:[{&quot;suffix&quot;:&quot;&quot;,&quot;suppress-author&quot;:true,&quot;uris&quot;:[&quot;http://zotero.org/users/1913249/items/E7EXZNJ2&quot;],&quot;id&quot;:1756,&quot;uri&quot;:[&quot;http://zotero.org/users/1913249/items/E7EXZNJ2&quot;],&quot;prefix&quot;:&quot;&quot;,&quot;itemData&quot;:{&quot;citation-key&quot;:&quot;vossoughi_making_2016&quot;,&quot;URL&quot;:&quot;http://www.hepgjournals.org/doi/abs/10.17763/0017-8055.86.2.206&quot;,&quot;title-short&quot;:&quot;Making through the lens of culture and power&quot;,&quot;source&quot;:&quot;Google Scholar&quot;,&quot;issue&quot;:&quot;2&quot;,&quot;accessed&quot;:{&quot;date-parts&quot;:[[&quot;2017&quot;,10,14]]},&quot;title&quot;:&quot;Making through the lens of culture and power: Toward transformative visions for educational equity&quot;,&quot;container-title&quot;:&quot;Harvard Educational Review&quot;,&quot;page&quot;:&quot;206–232&quot;,&quot;issued&quot;:{&quot;date-parts&quot;:[[&quot;2016&quot;]]},&quot;id&quot;:&quot;vossoughi_making_2016&quot;,&quot;author&quot;:[{&quot;family&quot;:&quot;Vossoughi&quot;,&quot;given&quot;:&quot;Shirin&quot;},{&quot;family&quot;:&quot;Hooper&quot;,&quot;given&quot;:&quot;Paula K.&quot;},{&quot;family&quot;:&quot;Escudé&quot;,&quot;given&quot;:&quot;Meg&quot;}],&quot;volume&quot;:&quot;86&quot;,&quot;type&quot;:&quot;article-journal&quot;}}],&quot;citationID&quot;:&quot;fmddjiyx&quot;,&quot;properties&quot;:{&quot;noteIndex&quot;:0,&quot;formattedCitation&quot;:&quot;[-@vossoughi_making_2016]&quot;}} RNDqvvmikrpgd"/> stress the need to explore and incorporate not only the values of but also cultural experiences of working-class students and students of colour into the making process.</text:p>
      <text:p text:style-name="Text_20_body">Margolis et al [(<text:span text:style-name="T1">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schema&quot;:&quot;https://github.com/citation-style-language/schema/raw/master/csl-citation.json&quot;,&quot;citationItems&quot;:[{&quot;suffix&quot;:&quot;&quot;,&quot;uris&quot;:[&quot;http://zotero.org/users/1913249/items/HKBNN53C&quot;],&quot;id&quot;:2650,&quot;uri&quot;:[&quot;http://zotero.org/users/1913249/items/HKBNN53C&quot;],&quot;prefix&quot;:&quot;&quot;,&quot;itemData&quot;:{&quot;citation-key&quot;:&quot;disalvo_saving_2014&quot;,&quot;URL&quot;:&quot;https://doi.org/10.1080/10508406.2014.893434&quot;,&quot;source&quot;:&quot;Taylor and Francis+NEJ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ype&quot;:&quot;article-journal&quot;,&quot;title-short&quot;:&quot;Saving Face While Geeking Out&quot;,&quot;issue&quot;:&quot;3&quot;,&quot;accessed&quot;:{&quot;date-parts&quot;:[[&quot;2018&quot;,7,16]]},&quot;title&quot;:&quot;Saving Face While Geeking Out: Video Game Testing as a Justification for Learning Computer Science&quot;,&quot;container-title&quot;:&quot;Journal of the Learning Sciences&quot;,&quot;page&quot;:&quot;272-315&quot;,&quot;issued&quot;:{&quot;date-parts&quot;:[[&quot;2014&quot;,7,3]]},&quot;id&quot;:&quot;disalvo_saving_2014&quot;,&quot;volume&quot;:&quot;23&quot;,&quot;DOI&quot;:&quot;10.1080/10508406.2014.893434&quot;,&quot;ISSN&quot;:&quot;1050-8406&quot;}},{&quot;suffix&quot;:&quot;&quot;,&quot;uris&quot;:[&quot;http://zotero.org/users/1913249/items/9GLLZLMB&quot;],&quot;id&quot;:2670,&quot;uri&quot;:[&quot;http://zotero.org/users/1913249/items/9GLLZLMB&quot;],&quot;prefix&quot;:&quot;&quot;,&quot;itemData&quot;:{&quot;event-title&quot;:&quot;DiGRA&quot;,&quot;language&quot;:&quot;en&quot;,&quot;type&quot;:&quot;paper-conference&quot;,&quot;source&quot;:&quot;Zotero&quot;,&quot;title&quot;:&quot;Glitch Game Testers: African American Men Breaking Open the Console&quot;,&quot;container-title&quot;:&quot;Breaking New Ground: Innovation in Games, Play, Practice and Theory.&quot;,&quot;page&quot;:&quot;7&quot;,&quot;issued&quot;:{&quot;date-parts&quot;:[[&quot;2009&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uris&quot;:[&quot;http://zotero.org/users/1913249/items/XMLVAMHU&quot;],&quot;id&quot;:2651,&quot;uri&quot;:[&quot;http://zotero.org/users/1913249/items/XMLVAMHU&quot;],&quot;prefix&quot;:&quot;&quot;,&quot;itemData&quot;:{&quot;DOI&quot;:&quot;10.1177/1555412008314130&quot;,&quot;URL&quot;:&quot;http://journals.sagepub.com/doi/abs/10.1177/1555412008314130&quot;,&quot;source&quot;:&quot;SAGE Journals&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short&quot;:&quot;Games and Culture&quot;,&quot;ISSN&quot;:&quot;1555-4120&quot;,&quot;issue&quot;:&quot;2&quot;,&quot;volume&quot;:&quot;3&quot;,&quot;accessed&quot;:{&quot;date-parts&quot;:[[&quot;2018&quot;,7,16]]},&quot;type&quot;:&quot;article-journal&quot;,&quot;title&quot;:&quot;Learning in Context                                                    ,                                                             Learning in Context: Digital Games and Young Black Men             ,                      Digital Games and Young Black Men&quot;,&quot;container-title&quot;:&quot;Games and Culture&quot;,&quot;page&quot;:&quot;131-141&quot;,&quot;issued&quot;:{&quot;date-parts&quot;:[[&quot;2008&quot;,4,1]]},&quot;id&quot;:&quot;disalvo_learning_2008&quot;,&quot;title-short&quot;:&quot;Learning in Context                                                    ,                                                             Learning in Context&quot;,&quot;language&quot;:&quot;en&quot;,&quot;citation-key&quot;:&quot;disalvo_learning_2008&quot;}}],&quot;citationID&quot;:&quot;ypgrtmew&quot;,&quot;properties&quot;:{&quot;noteIndex&quot;:0,&quot;formattedCitation&quot;:&quot;[@disalvo_saving_2014; @disalvo_glitch_2009-1; @disalvo_learning_2008]&quot;}} RNDqnfolvkgis"/>&lt;Do Zotero Refresh: [@disalvo_saving_2014; @disalvo_glitch_2009-1; @disalvo_learning_2008]&gt;<text:reference-mark-end text:name="ZOTERO_ITEM CSL_CITATION {&quot;schema&quot;:&quot;https://github.com/citation-style-language/schema/raw/master/csl-citation.json&quot;,&quot;citationItems&quot;:[{&quot;suffix&quot;:&quot;&quot;,&quot;uris&quot;:[&quot;http://zotero.org/users/1913249/items/HKBNN53C&quot;],&quot;id&quot;:2650,&quot;uri&quot;:[&quot;http://zotero.org/users/1913249/items/HKBNN53C&quot;],&quot;prefix&quot;:&quot;&quot;,&quot;itemData&quot;:{&quot;citation-key&quot;:&quot;disalvo_saving_2014&quot;,&quot;URL&quot;:&quot;https://doi.org/10.1080/10508406.2014.893434&quot;,&quot;source&quot;:&quot;Taylor and Francis+NEJ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ype&quot;:&quot;article-journal&quot;,&quot;title-short&quot;:&quot;Saving Face While Geeking Out&quot;,&quot;issue&quot;:&quot;3&quot;,&quot;accessed&quot;:{&quot;date-parts&quot;:[[&quot;2018&quot;,7,16]]},&quot;title&quot;:&quot;Saving Face While Geeking Out: Video Game Testing as a Justification for Learning Computer Science&quot;,&quot;container-title&quot;:&quot;Journal of the Learning Sciences&quot;,&quot;page&quot;:&quot;272-315&quot;,&quot;issued&quot;:{&quot;date-parts&quot;:[[&quot;2014&quot;,7,3]]},&quot;id&quot;:&quot;disalvo_saving_2014&quot;,&quot;volume&quot;:&quot;23&quot;,&quot;DOI&quot;:&quot;10.1080/10508406.2014.893434&quot;,&quot;ISSN&quot;:&quot;1050-8406&quot;}},{&quot;suffix&quot;:&quot;&quot;,&quot;uris&quot;:[&quot;http://zotero.org/users/1913249/items/9GLLZLMB&quot;],&quot;id&quot;:2670,&quot;uri&quot;:[&quot;http://zotero.org/users/1913249/items/9GLLZLMB&quot;],&quot;prefix&quot;:&quot;&quot;,&quot;itemData&quot;:{&quot;event-title&quot;:&quot;DiGRA&quot;,&quot;language&quot;:&quot;en&quot;,&quot;type&quot;:&quot;paper-conference&quot;,&quot;source&quot;:&quot;Zotero&quot;,&quot;title&quot;:&quot;Glitch Game Testers: African American Men Breaking Open the Console&quot;,&quot;container-title&quot;:&quot;Breaking New Ground: Innovation in Games, Play, Practice and Theory.&quot;,&quot;page&quot;:&quot;7&quot;,&quot;issued&quot;:{&quot;date-parts&quot;:[[&quot;2009&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uris&quot;:[&quot;http://zotero.org/users/1913249/items/XMLVAMHU&quot;],&quot;id&quot;:2651,&quot;uri&quot;:[&quot;http://zotero.org/users/1913249/items/XMLVAMHU&quot;],&quot;prefix&quot;:&quot;&quot;,&quot;itemData&quot;:{&quot;DOI&quot;:&quot;10.1177/1555412008314130&quot;,&quot;URL&quot;:&quot;http://journals.sagepub.com/doi/abs/10.1177/1555412008314130&quot;,&quot;source&quot;:&quot;SAGE Journals&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short&quot;:&quot;Games and Culture&quot;,&quot;ISSN&quot;:&quot;1555-4120&quot;,&quot;issue&quot;:&quot;2&quot;,&quot;volume&quot;:&quot;3&quot;,&quot;accessed&quot;:{&quot;date-parts&quot;:[[&quot;2018&quot;,7,16]]},&quot;type&quot;:&quot;article-journal&quot;,&quot;title&quot;:&quot;Learning in Context                                                    ,                                                             Learning in Context: Digital Games and Young Black Men             ,                      Digital Games and Young Black Men&quot;,&quot;container-title&quot;:&quot;Games and Culture&quot;,&quot;page&quot;:&quot;131-141&quot;,&quot;issued&quot;:{&quot;date-parts&quot;:[[&quot;2008&quot;,4,1]]},&quot;id&quot;:&quot;disalvo_learning_2008&quot;,&quot;title-short&quot;:&quot;Learning in Context                                                    ,                                                             Learning in Context&quot;,&quot;language&quot;:&quot;en&quot;,&quot;citation-key&quot;:&quot;disalvo_learning_2008&quot;}}],&quot;citationID&quot;:&quot;ypgrtmew&quot;,&quot;properties&quot;:{&quot;noteIndex&quot;:0,&quot;formattedCitation&quot;:&quot;[@disalvo_saving_2014; @disalvo_glitch_2009-1; @disalvo_learning_2008]&quot;}} RNDqnfolvkgis"/>. The results highlighted that activities should be not only interesting but also align to the underlying values of the program’s young, African American males.</text:p>
      <text:p text:style-name="Text_20_body"><text:span text:style-name="T1">Gender related identities:</text:span> Papert and Turkle <text:reference-mark-start text:name="ZOTERO_ITEM CSL_CITATION {&quot;schema&quot;:&quot;https://github.com/citation-style-language/schema/raw/master/csl-citation.json&quot;,&quot;citationItems&quot;:[{&quot;suffix&quot;:&quot;&quot;,&quot;uris&quot;:[&quot;http://zotero.org/users/1913249/items/PN46846P&quot;],&quot;id&quot;:2017,&quot;uri&quot;:[&quot;http://zotero.org/users/1913249/items/PN46846P&quot;],&quot;prefix&quot;:&quot;&quot;,&quot;itemData&quot;:{&quot;citation-key&quot;:&quot;papert_epistemological_1990&quot;,&quot;URL&quot;:&quot;http://www.papert.org/articles/EpistemologicalPluralism.html&quot;,&quot;issue&quot;:&quot;1&quot;,&quot;accessed&quot;:{&quot;date-parts&quot;:[[&quot;2017&quot;,11,1]]},&quot;title&quot;:&quot;Epistemological Pluralism and the Revaluation of the Concrete&quot;,&quot;container-title&quot;:&quot;Signs&quot;,&quot;issued&quot;:{&quot;date-parts&quot;:[[&quot;1990&quot;]]},&quot;id&quot;:&quot;papert_epistemological_1990&quot;,&quot;author&quot;:[{&quot;family&quot;:&quot;Papert&quot;,&quot;given&quot;:&quot;Seymour&quot;},{&quot;family&quot;:&quot;Turkle&quot;,&quot;given&quot;:&quot;Sherry&quot;}],&quot;volume&quot;:&quot;16&quot;,&quot;type&quot;:&quot;article-journal&quot;}}],&quot;citationID&quot;:&quot;qzixdkau&quot;,&quot;properties&quot;:{&quot;noteIndex&quot;:0,&quot;formattedCitation&quot;:&quot;[@papert_epistemological_1990]&quot;}} RNDuhcwsblzsf"/>&lt;Do Zotero Refresh: [@papert_epistemological_1990]&gt;<text:reference-mark-end text:name="ZOTERO_ITEM CSL_CITATION {&quot;schema&quot;:&quot;https://github.com/citation-style-language/schema/raw/master/csl-citation.json&quot;,&quot;citationItems&quot;:[{&quot;suffix&quot;:&quot;&quot;,&quot;uris&quot;:[&quot;http://zotero.org/users/1913249/items/PN46846P&quot;],&quot;id&quot;:2017,&quot;uri&quot;:[&quot;http://zotero.org/users/1913249/items/PN46846P&quot;],&quot;prefix&quot;:&quot;&quot;,&quot;itemData&quot;:{&quot;citation-key&quot;:&quot;papert_epistemological_1990&quot;,&quot;URL&quot;:&quot;http://www.papert.org/articles/EpistemologicalPluralism.html&quot;,&quot;issue&quot;:&quot;1&quot;,&quot;accessed&quot;:{&quot;date-parts&quot;:[[&quot;2017&quot;,11,1]]},&quot;title&quot;:&quot;Epistemological Pluralism and the Revaluation of the Concrete&quot;,&quot;container-title&quot;:&quot;Signs&quot;,&quot;issued&quot;:{&quot;date-parts&quot;:[[&quot;1990&quot;]]},&quot;id&quot;:&quot;papert_epistemological_1990&quot;,&quot;author&quot;:[{&quot;family&quot;:&quot;Papert&quot;,&quot;given&quot;:&quot;Seymour&quot;},{&quot;family&quot;:&quot;Turkle&quot;,&quot;given&quot;:&quot;Sherry&quot;}],&quot;volume&quot;:&quot;16&quot;,&quot;type&quot;:&quot;article-journal&quot;}}],&quot;citationID&quot;:&quot;qzixdkau&quot;,&quot;properties&quot;:{&quot;noteIndex&quot;:0,&quot;formattedCitation&quot;:&quot;[@papert_epistemological_1990]&quot;}} RNDuhcwsblzsf"/> identified some girls’ alienation with abstract approaches to computing. They highlight the need for diversity of teaching and learning styles to address issues surrounding the early socialisation of women and girls to value personal and concrete styles of working. Denner and colleagues<text:reference-mark-start text:name="ZOTERO_ITEM CSL_CITATION {&quot;schema&quot;:&quot;https://github.com/citation-style-language/schema/raw/master/csl-citation.json&quot;,&quot;citationItems&quot;:[{&quot;suffix&quot;:&quot;&quot;,&quot;uris&quot;:[&quot;http://zotero.org/users/1913249/items/HF2UTF38&quot;],&quot;id&quot;:2676,&quot;uri&quot;:[&quot;http://zotero.org/users/1913249/items/HF2UTF38&quot;],&quot;prefix&quot;:&quot;&quot;,&quot;itemData&quot;:{&quot;citation-key&quot;:&quot;denner_what_2008&quot;,&quot;container-title&quot;:&quot;Beyond Barbie and Mortal Kombat: New perspectives on gender and gaming&quot;,&quot;page&quot;:&quot;128–144&quot;,&quot;issued&quot;:{&quot;date-parts&quot;:[[&quot;2008&quot;]]},&quot;id&quot;:&quot;denner_what_2008&quot;,&quot;author&quot;:[{&quot;family&quot;:&quot;Denner&quot;,&quot;given&quot;:&quot;Jill&quot;},{&quot;family&quot;:&quot;Campe&quot;,&quot;given&quot;:&quot;Shannon&quot;}],&quot;type&quot;:&quot;article-journal&quot;,&quot;title&quot;:&quot;What do girls want? What games made by girls can tell us&quot;}},{&quot;suffix&quot;:&quot;&quot;,&quot;uris&quot;:[&quot;http://zotero.org/users/1913249/items/GABBTVL8&quot;],&quot;id&quot;:2850,&quot;uri&quot;:[&quot;http://zotero.org/users/1913249/items/GABBTVL8&quot;],&quot;prefix&quot;:&quot;&quot;,&quot;itemData&quot;:{&quot;citation-key&quot;:&quot;angelides_beyond_2014&quot;,&quot;URL&quot;:&quot;http://doi.wiley.com/10.1002/9781118796443.ch25&quot;,&quot;publisher-place&quot;:&quot;Hoboken, NJ, USA&quot;,&quot;publisher&quot;:&quot;John Wiley &amp; Sons, Inc.&quot;,&quot;author&quot;:[{&quot;family&quot;:&quot;Denner&quot;,&quot;given&quot;:&quot;Jill&quot;},{&quot;family&quot;:&quot;Ortiz&quot;,&quot;given&quot;:&quot;Eloy&quot;},{&quot;family&quot;:&quot;Campe&quot;,&quot;given&quot;:&quot;Shannon&quot;},{&quot;family&quot;:&quot;Werner&quot;,&quot;given&quot;:&quot;Linda&quot;}],&quot;editor&quot;:[{&quot;family&quot;:&quot;Angelides&quot;,&quot;given&quot;:&quot;Marios C.&quot;},{&quot;family&quot;:&quot;Agius&quot;,&quot;given&quot;:&quot;Harry&quot;}],&quot;type&quot;:&quot;chapter&quot;,&quot;title-short&quot;:&quot;Beyond Stereotypes of Gender and Gaming&quot;,&quot;DOI&quot;:&quot;10.1002/9781118796443.ch25&quot;,&quot;ISBN&quot;:&quot;978-1-118-79644-3 978-1-118-32803-3&quot;,&quot;language&quot;:&quot;en&quot;,&quot;title&quot;:&quot;Beyond Stereotypes of Gender and Gaming: Video Games Made by Middle School Students&quot;,&quot;container-title&quot;:&quot;Handbook of Digital Games&quot;,&quot;page&quot;:&quot;667-688&quot;,&quot;issued&quot;:{&quot;date-parts&quot;:[[&quot;2014&quot;,3,7]]},&quot;id&quot;:&quot;angelides_beyond_2014&quot;,&quot;event-place&quot;:&quot;Hoboken, NJ, USA&quot;,&quot;source&quot;:&quot;Crossref&quot;,&quot;accessed&quot;:{&quot;date-parts&quot;:[[&quot;2018&quot;,10,10]]}}}],&quot;citationID&quot;:&quot;mwccjhrv&quot;,&quot;properties&quot;:{&quot;noteIndex&quot;:0,&quot;formattedCitation&quot;:&quot;[@denner_what_2008; @angelides_beyond_2014]&quot;}} RNDdbblurldpp"/>&lt;Do Zotero Refresh: [@denner_what_2008; @angelides_beyond_2014]&gt;<text:reference-mark-end text:name="ZOTERO_ITEM CSL_CITATION {&quot;schema&quot;:&quot;https://github.com/citation-style-language/schema/raw/master/csl-citation.json&quot;,&quot;citationItems&quot;:[{&quot;suffix&quot;:&quot;&quot;,&quot;uris&quot;:[&quot;http://zotero.org/users/1913249/items/HF2UTF38&quot;],&quot;id&quot;:2676,&quot;uri&quot;:[&quot;http://zotero.org/users/1913249/items/HF2UTF38&quot;],&quot;prefix&quot;:&quot;&quot;,&quot;itemData&quot;:{&quot;citation-key&quot;:&quot;denner_what_2008&quot;,&quot;container-title&quot;:&quot;Beyond Barbie and Mortal Kombat: New perspectives on gender and gaming&quot;,&quot;page&quot;:&quot;128–144&quot;,&quot;issued&quot;:{&quot;date-parts&quot;:[[&quot;2008&quot;]]},&quot;id&quot;:&quot;denner_what_2008&quot;,&quot;author&quot;:[{&quot;family&quot;:&quot;Denner&quot;,&quot;given&quot;:&quot;Jill&quot;},{&quot;family&quot;:&quot;Campe&quot;,&quot;given&quot;:&quot;Shannon&quot;}],&quot;type&quot;:&quot;article-journal&quot;,&quot;title&quot;:&quot;What do girls want? What games made by girls can tell us&quot;}},{&quot;suffix&quot;:&quot;&quot;,&quot;uris&quot;:[&quot;http://zotero.org/users/1913249/items/GABBTVL8&quot;],&quot;id&quot;:2850,&quot;uri&quot;:[&quot;http://zotero.org/users/1913249/items/GABBTVL8&quot;],&quot;prefix&quot;:&quot;&quot;,&quot;itemData&quot;:{&quot;citation-key&quot;:&quot;angelides_beyond_2014&quot;,&quot;URL&quot;:&quot;http://doi.wiley.com/10.1002/9781118796443.ch25&quot;,&quot;publisher-place&quot;:&quot;Hoboken, NJ, USA&quot;,&quot;publisher&quot;:&quot;John Wiley &amp; Sons, Inc.&quot;,&quot;author&quot;:[{&quot;family&quot;:&quot;Denner&quot;,&quot;given&quot;:&quot;Jill&quot;},{&quot;family&quot;:&quot;Ortiz&quot;,&quot;given&quot;:&quot;Eloy&quot;},{&quot;family&quot;:&quot;Campe&quot;,&quot;given&quot;:&quot;Shannon&quot;},{&quot;family&quot;:&quot;Werner&quot;,&quot;given&quot;:&quot;Linda&quot;}],&quot;editor&quot;:[{&quot;family&quot;:&quot;Angelides&quot;,&quot;given&quot;:&quot;Marios C.&quot;},{&quot;family&quot;:&quot;Agius&quot;,&quot;given&quot;:&quot;Harry&quot;}],&quot;type&quot;:&quot;chapter&quot;,&quot;title-short&quot;:&quot;Beyond Stereotypes of Gender and Gaming&quot;,&quot;DOI&quot;:&quot;10.1002/9781118796443.ch25&quot;,&quot;ISBN&quot;:&quot;978-1-118-79644-3 978-1-118-32803-3&quot;,&quot;language&quot;:&quot;en&quot;,&quot;title&quot;:&quot;Beyond Stereotypes of Gender and Gaming: Video Games Made by Middle School Students&quot;,&quot;container-title&quot;:&quot;Handbook of Digital Games&quot;,&quot;page&quot;:&quot;667-688&quot;,&quot;issued&quot;:{&quot;date-parts&quot;:[[&quot;2014&quot;,3,7]]},&quot;id&quot;:&quot;angelides_beyond_2014&quot;,&quot;event-place&quot;:&quot;Hoboken, NJ, USA&quot;,&quot;source&quot;:&quot;Crossref&quot;,&quot;accessed&quot;:{&quot;date-parts&quot;:[[&quot;2018&quot;,10,10]]}}}],&quot;citationID&quot;:&quot;mwccjhrv&quot;,&quot;properties&quot;:{&quot;noteIndex&quot;:0,&quot;formattedCitation&quot;:&quot;[@denner_what_2008; @angelides_beyond_2014]&quot;}} RNDdbblurldpp"/>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schema&quot;:&quot;https://github.com/citation-style-language/schema/raw/master/csl-citation.json&quot;,&quot;citationItems&quot;:[{&quot;suffix&quot;:&quot;&quot;,&quot;uris&quot;:[&quot;http://zotero.org/users/1913249/items/CI3UYB78&quot;],&quot;id&quot;:2943,&quot;uri&quot;:[&quot;http://zotero.org/users/1913249/items/CI3UYB78&quot;],&quot;prefix&quot;:&quot;&quot;,&quot;itemData&quot;:{&quot;citation-key&quot;:&quot;pelletier_gaming_2008&quot;,&quot;URL&quot;:&quot;http://discovery.ucl.ac.uk/1561023/&quot;,&quot;publisher-place&quot;:&quot;Cambridge, MA&quot;,&quot;source&quot;:&quot;discovery.ucl.ac.uk&quot;,&quot;abstract&quot;:&quot;UCL Discovery is UCL's open access repository, showcasing and providing access to UCL research outputs from all UCL disciplines.&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ype&quot;:&quot;chapter&quot;,&quot;title-short&quot;:&quot;Gaming in Context&quot;,&quot;accessed&quot;:{&quot;date-parts&quot;:[[&quot;2018&quot;,7,19]]},&quot;title&quot;:&quot;Gaming in Context: How Young People Construct Their Gendered Identities in Playing and Making Games&quot;,&quot;container-title&quot;:&quot;Beyond Barbie and Mortal Kombat: New Perspectives on Gender and Gaming&quot;,&quot;page&quot;:&quot;145-159&quot;,&quot;issued&quot;:{&quot;date-parts&quot;:[[&quot;2008&quot;]]},&quot;id&quot;:&quot;pelletier_gaming_2008&quot;,&quot;event-place&quot;:&quot;Cambridge, MA&quot;,&quot;publisher&quot;:&quot;MIT Press&quot;}}],&quot;citationID&quot;:&quot;npjhxmep&quot;,&quot;properties&quot;:{&quot;noteIndex&quot;:0,&quot;formattedCitation&quot;:&quot;[@pelletier_gaming_2008]&quot;}} RNDnqpgvbcyem"/>&lt;Do Zotero Refresh: [@pelletier_gaming_2008]&gt;<text:reference-mark-end text:name="ZOTERO_ITEM CSL_CITATION {&quot;schema&quot;:&quot;https://github.com/citation-style-language/schema/raw/master/csl-citation.json&quot;,&quot;citationItems&quot;:[{&quot;suffix&quot;:&quot;&quot;,&quot;uris&quot;:[&quot;http://zotero.org/users/1913249/items/CI3UYB78&quot;],&quot;id&quot;:2943,&quot;uri&quot;:[&quot;http://zotero.org/users/1913249/items/CI3UYB78&quot;],&quot;prefix&quot;:&quot;&quot;,&quot;itemData&quot;:{&quot;citation-key&quot;:&quot;pelletier_gaming_2008&quot;,&quot;URL&quot;:&quot;http://discovery.ucl.ac.uk/1561023/&quot;,&quot;publisher-place&quot;:&quot;Cambridge, MA&quot;,&quot;source&quot;:&quot;discovery.ucl.ac.uk&quot;,&quot;abstract&quot;:&quot;UCL Discovery is UCL's open access repository, showcasing and providing access to UCL research outputs from all UCL disciplines.&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ype&quot;:&quot;chapter&quot;,&quot;title-short&quot;:&quot;Gaming in Context&quot;,&quot;accessed&quot;:{&quot;date-parts&quot;:[[&quot;2018&quot;,7,19]]},&quot;title&quot;:&quot;Gaming in Context: How Young People Construct Their Gendered Identities in Playing and Making Games&quot;,&quot;container-title&quot;:&quot;Beyond Barbie and Mortal Kombat: New Perspectives on Gender and Gaming&quot;,&quot;page&quot;:&quot;145-159&quot;,&quot;issued&quot;:{&quot;date-parts&quot;:[[&quot;2008&quot;]]},&quot;id&quot;:&quot;pelletier_gaming_2008&quot;,&quot;event-place&quot;:&quot;Cambridge, MA&quot;,&quot;publisher&quot;:&quot;MIT Press&quot;}}],&quot;citationID&quot;:&quot;npjhxmep&quot;,&quot;properties&quot;:{&quot;noteIndex&quot;:0,&quot;formattedCitation&quot;:&quot;[@pelletier_gaming_2008]&quot;}} RNDnqpgvbcyem"/>. Kafai and Burke <text:reference-mark-start text:name="ZOTERO_ITEM CSL_CITATION {&quot;schema&quot;:&quot;https://github.com/citation-style-language/schema/raw/master/csl-citation.json&quot;,&quot;citationItems&quot;:[{&quot;suffix&quot;:&quot;&quot;,&quot;uris&quot;:[&quot;http://zotero.org/users/1913249/items/XCATBQNK&quot;],&quot;id&quot;:3759,&quot;uri&quot;:[&quot;http://zotero.org/users/1913249/items/XCATBQNK&quot;],&quot;prefix&quot;:&quot;&quot;,&quot;itemData&quot;:{&quot;citation-key&quot;:&quot;kafai_beyond_2014&quot;,&quot;URL&quot;:&quot;http://dl.acm.org/citation.cfm?id=2670296.2670301&quot;,&quot;publisher-place&quot;:&quot;Siegen, Germany, Germany&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type&quot;:&quot;paper-conference&quot;,&quot;title-short&quot;:&quot;Beyond game design for broadening participation&quot;,&quot;accessed&quot;:{&quot;date-parts&quot;:[[&quot;2018&quot;,7,18]]},&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issued&quot;:{&quot;date-parts&quot;:[[&quot;2014&quot;]]},&quot;id&quot;:&quot;kafai_beyond_2014&quot;,&quot;ISBN&quot;:&quot;978-1-4503-2105-1&quot;,&quot;source&quot;:&quot;ACM Digital Library&quot;,&quot;collection-title&quot;:&quot;Gender IT '14&quot;}}],&quot;citationID&quot;:&quot;fvhjwivr&quot;,&quot;properties&quot;:{&quot;noteIndex&quot;:0,&quot;formattedCitation&quot;:&quot;[@kafai_beyond_2014]&quot;}} RNDaguqviffpc"/>&lt;Do Zotero Refresh: [@kafai_beyond_2014]&gt;<text:reference-mark-end text:name="ZOTERO_ITEM CSL_CITATION {&quot;schema&quot;:&quot;https://github.com/citation-style-language/schema/raw/master/csl-citation.json&quot;,&quot;citationItems&quot;:[{&quot;suffix&quot;:&quot;&quot;,&quot;uris&quot;:[&quot;http://zotero.org/users/1913249/items/XCATBQNK&quot;],&quot;id&quot;:3759,&quot;uri&quot;:[&quot;http://zotero.org/users/1913249/items/XCATBQNK&quot;],&quot;prefix&quot;:&quot;&quot;,&quot;itemData&quot;:{&quot;citation-key&quot;:&quot;kafai_beyond_2014&quot;,&quot;URL&quot;:&quot;http://dl.acm.org/citation.cfm?id=2670296.2670301&quot;,&quot;publisher-place&quot;:&quot;Siegen, Germany, Germany&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type&quot;:&quot;paper-conference&quot;,&quot;title-short&quot;:&quot;Beyond game design for broadening participation&quot;,&quot;accessed&quot;:{&quot;date-parts&quot;:[[&quot;2018&quot;,7,18]]},&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issued&quot;:{&quot;date-parts&quot;:[[&quot;2014&quot;]]},&quot;id&quot;:&quot;kafai_beyond_2014&quot;,&quot;ISBN&quot;:&quot;978-1-4503-2105-1&quot;,&quot;source&quot;:&quot;ACM Digital Library&quot;,&quot;collection-title&quot;:&quot;Gender IT '14&quot;}}],&quot;citationID&quot;:&quot;fvhjwivr&quot;,&quot;properties&quot;:{&quot;noteIndex&quot;:0,&quot;formattedCitation&quot;:&quot;[@kafai_beyond_2014]&quot;}} RNDaguqviffpc"/>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schema&quot;:&quot;https://github.com/citation-style-language/schema/raw/master/csl-citation.json&quot;,&quot;citationItems&quot;:[{&quot;locator&quot;:&quot; 431&quot;,&quot;uris&quot;:[&quot;http://zotero.org/users/1913249/items/DZ9J8VZZ&quot;],&quot;id&quot;:9629,&quot;uri&quot;:[&quot;http://zotero.org/users/1913249/items/DZ9J8VZZ&quot;],&quot;prefix&quot;:&quot;&quot;,&quot;itemData&quot;:{&quot;citation-key&quot;:&quot;buechley_lilypad_2008&quot;,&quot;URL&quot;:&quot;https://dl.acm.org/doi/10.1145/1357054.1357123&quot;,&quot;publisher-place&quot;:&quot;Florence Italy&quot;,&quot;language&quot;:&quot;e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uthor&quot;:[{&quot;family&quot;:&quot;Buechley&quot;,&quot;given&quot;:&quot;Leah&quot;},{&quot;family&quot;:&quot;Eisenberg&quot;,&quot;given&quot;:&quot;Mike&quot;},{&quot;family&quot;:&quot;Catchen&quot;,&quot;given&quot;:&quot;Jaime&quot;},{&quot;family&quot;:&quot;Crockett&quot;,&quot;given&quot;:&quot;Ali&quot;}],&quot;event-title&quot;:&quot;CHI '08: CHI Conference on Human Factors in Computing Systems&quot;,&quot;title-short&quot;:&quot;The LilyPad Arduino&quot;,&quot;type&quot;:&quot;paper-conference&quot;,&quot;source&quot;:&quot;DOI.org (Crossref)&quot;,&quot;accessed&quot;:{&quot;date-parts&quot;:[[&quot;2024&quot;,7,12]]},&quot;DOI&quot;:&quot;10.1145/1357054.1357123&quot;,&quot;title&quot;:&quot;The LilyPad Arduino: using computational textiles to investigate engagement, aesthetics, and diversity in computer science education&quot;,&quot;container-title&quot;:&quot;Proceedings of the SIGCHI Conference on Human Factors in Computing Systems&quot;,&quot;page&quot;:&quot;423-432&quot;,&quot;issued&quot;:{&quot;date-parts&quot;:[[&quot;2008&quot;,4,6]]},&quot;id&quot;:&quot;buechley_lilypad_2008&quot;,&quot;event-place&quot;:&quot;Florence Italy&quot;,&quot;publisher&quot;:&quot;ACM&quot;,&quot;ISBN&quot;:&quot;978-1-60558-011-1&quot;}}],&quot;citationID&quot;:&quot;rusfkilg&quot;,&quot;properties&quot;:{&quot;noteIndex&quot;:0,&quot;formattedCitation&quot;:&quot;[@buechley_lilypad_2008, p. 431]&quot;}} RNDkneoajjhtg"/>&lt;Do Zotero Refresh: [@buechley_lilypad_2008, p. 431]&gt;<text:reference-mark-end text:name="ZOTERO_ITEM CSL_CITATION {&quot;schema&quot;:&quot;https://github.com/citation-style-language/schema/raw/master/csl-citation.json&quot;,&quot;citationItems&quot;:[{&quot;locator&quot;:&quot; 431&quot;,&quot;uris&quot;:[&quot;http://zotero.org/users/1913249/items/DZ9J8VZZ&quot;],&quot;id&quot;:9629,&quot;uri&quot;:[&quot;http://zotero.org/users/1913249/items/DZ9J8VZZ&quot;],&quot;prefix&quot;:&quot;&quot;,&quot;itemData&quot;:{&quot;citation-key&quot;:&quot;buechley_lilypad_2008&quot;,&quot;URL&quot;:&quot;https://dl.acm.org/doi/10.1145/1357054.1357123&quot;,&quot;publisher-place&quot;:&quot;Florence Italy&quot;,&quot;language&quot;:&quot;e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uthor&quot;:[{&quot;family&quot;:&quot;Buechley&quot;,&quot;given&quot;:&quot;Leah&quot;},{&quot;family&quot;:&quot;Eisenberg&quot;,&quot;given&quot;:&quot;Mike&quot;},{&quot;family&quot;:&quot;Catchen&quot;,&quot;given&quot;:&quot;Jaime&quot;},{&quot;family&quot;:&quot;Crockett&quot;,&quot;given&quot;:&quot;Ali&quot;}],&quot;event-title&quot;:&quot;CHI '08: CHI Conference on Human Factors in Computing Systems&quot;,&quot;title-short&quot;:&quot;The LilyPad Arduino&quot;,&quot;type&quot;:&quot;paper-conference&quot;,&quot;source&quot;:&quot;DOI.org (Crossref)&quot;,&quot;accessed&quot;:{&quot;date-parts&quot;:[[&quot;2024&quot;,7,12]]},&quot;DOI&quot;:&quot;10.1145/1357054.1357123&quot;,&quot;title&quot;:&quot;The LilyPad Arduino: using computational textiles to investigate engagement, aesthetics, and diversity in computer science education&quot;,&quot;container-title&quot;:&quot;Proceedings of the SIGCHI Conference on Human Factors in Computing Systems&quot;,&quot;page&quot;:&quot;423-432&quot;,&quot;issued&quot;:{&quot;date-parts&quot;:[[&quot;2008&quot;,4,6]]},&quot;id&quot;:&quot;buechley_lilypad_2008&quot;,&quot;event-place&quot;:&quot;Florence Italy&quot;,&quot;publisher&quot;:&quot;ACM&quot;,&quot;ISBN&quot;:&quot;978-1-60558-011-1&quot;}}],&quot;citationID&quot;:&quot;rusfkilg&quot;,&quot;properties&quot;:{&quot;noteIndex&quot;:0,&quot;formattedCitation&quot;:&quot;[@buechley_lilypad_2008, p. 431]&quot;}} RNDkneoajjhtg"/> ask “how can we integrate computer science with activities and communities that girls and women are already engaged in?”,</text:p>
      <text:p text:style-name="Text_20_body"><text:span text:style-name="T2">Inequality of access to participatory culture communities (Barrier)</text:span></text:p>
      <text:p text:style-name="Text_20_body">In these more naturalistic settings, Ito and colleagues note that generative activities are the exception rather than norm even in expressly creative communities <text:reference-mark-start text:name="ZOTERO_ITEM CSL_CITATION {&quot;schema&quot;:&quot;https://github.com/citation-style-language/schema/raw/master/csl-citation.json&quot;,&quot;citationItems&quot;:[{&quot;suffix&quot;:&quot;&quot;,&quot;suppress-author&quot;:true,&quot;uris&quot;:[&quot;http://zotero.org/users/1913249/items/URKI7FTD&quot;],&quot;id&quot;:1939,&quot;uri&quot;:[&quot;http://zotero.org/users/1913249/items/URKI7FTD&quot;],&quot;prefix&quot;:&quot;&quot;,&quot;itemData&quot;:{&quot;citation-key&quot;:&quot;ito_hanging_2010&quot;,&quot;type&quot;:&quot;book&quot;,&quot;publisher-place&quot;:&quot;Cambridge, Mass.&quot;,&quot;event-place&quot;:&quot;Cambridge, Mass.&quot;,&quot;title-short&quot;:&quot;Hanging out, messing around, and geeking out&quot;,&quot;number-of-pages&quot;:&quot;419&quot;,&quot;ISBN&quot;:&quot;978-0-262-01336-9 978-0-262-51854-3&quot;,&quot;source&quot;:&quot;Gemeinsamer Bibliotheksverbund ISBN&quot;,&quot;title&quot;:&quot;Hanging out, messing around, and geeking out: kids living and learning with new media&quot;,&quot;collection-title&quot;:&quot;The John D. and Catherine T. MacArthur Foundation series on digital media and learning&quot;,&quot;publisher&quot;:&quot;MIT Press&quot;,&quot;issued&quot;:{&quot;date-parts&quot;:[[&quot;2010&quot;]]},&quot;id&quot;:&quot;ito_hanging_2010&quot;,&quot;note&quot;:&quot;OCLC: 699713878&quot;,&quot;editor&quot;:[{&quot;family&quot;:&quot;Itō&quot;,&quot;given&quot;:&quot;Mizuko&quot;},{&quot;family&quot;:&quot;Baumer&quot;,&quot;given&quot;:&quot;Sonja&quot;},{&quot;family&quot;:&quot;Bittanti&quot;,&quot;given&quot;:&quot;Matteo&quot;},{&quot;family&quot;:&quot;Antin&quot;,&quot;given&quot;:&quot;Judd&quot;}],&quot;language&quot;:&quot;eng&quot;}}],&quot;citationID&quot;:&quot;qoxrvsiq&quot;,&quot;properties&quot;:{&quot;noteIndex&quot;:0,&quot;formattedCitation&quot;:&quot;[-@ito_hanging_2010]&quot;}} RNDanvqqnkjsu"/>&lt;Do Zotero Refresh: [-@ito_hanging_2010]&gt;<text:reference-mark-end text:name="ZOTERO_ITEM CSL_CITATION {&quot;schema&quot;:&quot;https://github.com/citation-style-language/schema/raw/master/csl-citation.json&quot;,&quot;citationItems&quot;:[{&quot;suffix&quot;:&quot;&quot;,&quot;suppress-author&quot;:true,&quot;uris&quot;:[&quot;http://zotero.org/users/1913249/items/URKI7FTD&quot;],&quot;id&quot;:1939,&quot;uri&quot;:[&quot;http://zotero.org/users/1913249/items/URKI7FTD&quot;],&quot;prefix&quot;:&quot;&quot;,&quot;itemData&quot;:{&quot;citation-key&quot;:&quot;ito_hanging_2010&quot;,&quot;type&quot;:&quot;book&quot;,&quot;publisher-place&quot;:&quot;Cambridge, Mass.&quot;,&quot;event-place&quot;:&quot;Cambridge, Mass.&quot;,&quot;title-short&quot;:&quot;Hanging out, messing around, and geeking out&quot;,&quot;number-of-pages&quot;:&quot;419&quot;,&quot;ISBN&quot;:&quot;978-0-262-01336-9 978-0-262-51854-3&quot;,&quot;source&quot;:&quot;Gemeinsamer Bibliotheksverbund ISBN&quot;,&quot;title&quot;:&quot;Hanging out, messing around, and geeking out: kids living and learning with new media&quot;,&quot;collection-title&quot;:&quot;The John D. and Catherine T. MacArthur Foundation series on digital media and learning&quot;,&quot;publisher&quot;:&quot;MIT Press&quot;,&quot;issued&quot;:{&quot;date-parts&quot;:[[&quot;2010&quot;]]},&quot;id&quot;:&quot;ito_hanging_2010&quot;,&quot;note&quot;:&quot;OCLC: 699713878&quot;,&quot;editor&quot;:[{&quot;family&quot;:&quot;Itō&quot;,&quot;given&quot;:&quot;Mizuko&quot;},{&quot;family&quot;:&quot;Baumer&quot;,&quot;given&quot;:&quot;Sonja&quot;},{&quot;family&quot;:&quot;Bittanti&quot;,&quot;given&quot;:&quot;Matteo&quot;},{&quot;family&quot;:&quot;Antin&quot;,&quot;given&quot;:&quot;Judd&quot;}],&quot;language&quot;:&quot;eng&quot;}}],&quot;citationID&quot;:&quot;qoxrvsiq&quot;,&quot;properties&quot;:{&quot;noteIndex&quot;:0,&quot;formattedCitation&quot;:&quot;[-@ito_hanging_2010]&quot;}} RNDanvqqnkjsu"/>.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schema&quot;:&quot;https://github.com/citation-style-language/schema/raw/master/csl-citation.json&quot;,&quot;citationItems&quot;:[{&quot;suffix&quot;:&quot;&quot;,&quot;uris&quot;:[&quot;http://zotero.org/users/1913249/items/9XTYDSSZ&quot;],&quot;id&quot;:2775,&quot;uri&quot;:[&quot;http://zotero.org/users/1913249/items/9XTYDSSZ&quot;],&quot;prefix&quot;:&quot;&quot;,&quot;itemData&quot;:{&quot;citation-key&quot;:&quot;luther_why_2010&quot;,&quot;URL&quot;:&quot;http://doi.acm.org/10.1145/1880071.1880073&quot;,&quot;publisher-place&quot;:&quot;New York, NY, USA&quot;,&quot;publisher&quot;:&quot;ACM&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uthor&quot;:[{&quot;family&quot;:&quot;Luther&quot;,&quot;given&quot;:&quot;Kurt&quot;},{&quot;family&quot;:&quot;Caine&quot;,&quot;given&quot;:&quot;Kelly&quot;},{&quot;family&quot;:&quot;Ziegler&quot;,&quot;given&quot;:&quot;Kevin&quot;},{&quot;family&quot;:&quot;Bruckman&quot;,&quot;given&quot;:&quot;Amy&quot;}],&quot;type&quot;:&quot;paper-conference&quot;,&quot;title-short&quot;:&quot;Why It Works (when It Works)&quot;,&quot;DOI&quot;:&quot;10.1145/1880071.1880073&quot;,&quot;ISBN&quot;:&quot;978-1-4503-0387-3&quot;,&quot;event-place&quot;:&quot;New York, NY, USA&quot;,&quot;title&quot;:&quot;Why It Works (when It Works): Success Factors in Online Creative Collaboration&quot;,&quot;container-title&quot;:&quot;Proceedings of the 16th ACM International Conference on Supporting Group Work&quot;,&quot;page&quot;:&quot;1–10&quot;,&quot;issued&quot;:{&quot;date-parts&quot;:[[&quot;2010&quot;]]},&quot;id&quot;:&quot;luther_why_2010&quot;,&quot;source&quot;:&quot;ACM Digital Library&quot;,&quot;accessed&quot;:{&quot;date-parts&quot;:[[&quot;2018&quot;,11,20]]},&quot;collection-title&quot;:&quot;GROUP '10&quot;}}],&quot;citationID&quot;:&quot;rdabreqs&quot;,&quot;properties&quot;:{&quot;noteIndex&quot;:0,&quot;formattedCitation&quot;:&quot;[@luther_why_2010]&quot;}} RNDoaahgrweir"/>&lt;Do Zotero Refresh: [@luther_why_2010]&gt;<text:reference-mark-end text:name="ZOTERO_ITEM CSL_CITATION {&quot;schema&quot;:&quot;https://github.com/citation-style-language/schema/raw/master/csl-citation.json&quot;,&quot;citationItems&quot;:[{&quot;suffix&quot;:&quot;&quot;,&quot;uris&quot;:[&quot;http://zotero.org/users/1913249/items/9XTYDSSZ&quot;],&quot;id&quot;:2775,&quot;uri&quot;:[&quot;http://zotero.org/users/1913249/items/9XTYDSSZ&quot;],&quot;prefix&quot;:&quot;&quot;,&quot;itemData&quot;:{&quot;citation-key&quot;:&quot;luther_why_2010&quot;,&quot;URL&quot;:&quot;http://doi.acm.org/10.1145/1880071.1880073&quot;,&quot;publisher-place&quot;:&quot;New York, NY, USA&quot;,&quot;publisher&quot;:&quot;ACM&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uthor&quot;:[{&quot;family&quot;:&quot;Luther&quot;,&quot;given&quot;:&quot;Kurt&quot;},{&quot;family&quot;:&quot;Caine&quot;,&quot;given&quot;:&quot;Kelly&quot;},{&quot;family&quot;:&quot;Ziegler&quot;,&quot;given&quot;:&quot;Kevin&quot;},{&quot;family&quot;:&quot;Bruckman&quot;,&quot;given&quot;:&quot;Amy&quot;}],&quot;type&quot;:&quot;paper-conference&quot;,&quot;title-short&quot;:&quot;Why It Works (when It Works)&quot;,&quot;DOI&quot;:&quot;10.1145/1880071.1880073&quot;,&quot;ISBN&quot;:&quot;978-1-4503-0387-3&quot;,&quot;event-place&quot;:&quot;New York, NY, USA&quot;,&quot;title&quot;:&quot;Why It Works (when It Works): Success Factors in Online Creative Collaboration&quot;,&quot;container-title&quot;:&quot;Proceedings of the 16th ACM International Conference on Supporting Group Work&quot;,&quot;page&quot;:&quot;1–10&quot;,&quot;issued&quot;:{&quot;date-parts&quot;:[[&quot;2010&quot;]]},&quot;id&quot;:&quot;luther_why_2010&quot;,&quot;source&quot;:&quot;ACM Digital Library&quot;,&quot;accessed&quot;:{&quot;date-parts&quot;:[[&quot;2018&quot;,11,20]]},&quot;collection-title&quot;:&quot;GROUP '10&quot;}}],&quot;citationID&quot;:&quot;rdabreqs&quot;,&quot;properties&quot;:{&quot;noteIndex&quot;:0,&quot;formattedCitation&quot;:&quot;[@luther_why_2010]&quot;}} RNDoaahgrweir"/>.</text:p>
      <text:p text:style-name="Text_20_body">To address issues of confidence interacting in online communities, Roque’s FCL study aimed to move online community interaction into a face to face settings <text:reference-mark-start text:name="ZOTERO_ITEM CSL_CITATION {&quot;schema&quot;:&quot;https://github.com/citation-style-language/schema/raw/master/csl-citation.json&quot;,&quot;citationItems&quot;:[{&quot;suffix&quot;:&quot;&quot;,&quot;suppress-author&quot;:true,&quot;uris&quot;:[&quot;http://zotero.org/users/1913249/items/4F43N9TP&quot;],&quot;id&quot;:2834,&quot;uri&quot;:[&quot;http://zotero.org/users/1913249/items/4F43N9TP&quot;],&quot;prefix&quot;:&quot;&quot;,&quot;itemData&quot;:{&quot;citation-key&quot;:&quot;roque_family_2016&quot;,&quot;URL&quot;:&quot;http://dspace.mit.edu/handle/1721.1/107577&quot;,&quot;title-short&quot;:&quot;Family creative learning&quot;,&quot;language&quot;:&quot;eng&quot;,&quot;genre&quot;:&quot;Thesis&quot;,&quot;accessed&quot;:{&quot;date-parts&quot;:[[&quot;2018&quot;,10,30]]},&quot;typ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issued&quot;:{&quot;date-parts&quot;:[[&quot;2016&quot;]]},&quot;id&quot;:&quot;roque_family_2016&quot;,&quot;author&quot;:[{&quot;family&quot;:&quot;Roque&quot;,&quot;given&quot;:&quot;Ricarose Vallarta&quot;}],&quot;publisher&quot;:&quot;Massachusetts Institute of Technology&quot;,&quot;license&quot;:&quot;http://dspace.mit.edu/handle/1721.1/7582&quot;}}],&quot;citationID&quot;:&quot;wqixeenv&quot;,&quot;properties&quot;:{&quot;noteIndex&quot;:0,&quot;formattedCitation&quot;:&quot;[-@roque_family_2016]&quot;}} RNDrxekswotyg"/>&lt;Do Zotero Refresh: [-@roque_family_2016]&gt;<text:reference-mark-end text:name="ZOTERO_ITEM CSL_CITATION {&quot;schema&quot;:&quot;https://github.com/citation-style-language/schema/raw/master/csl-citation.json&quot;,&quot;citationItems&quot;:[{&quot;suffix&quot;:&quot;&quot;,&quot;suppress-author&quot;:true,&quot;uris&quot;:[&quot;http://zotero.org/users/1913249/items/4F43N9TP&quot;],&quot;id&quot;:2834,&quot;uri&quot;:[&quot;http://zotero.org/users/1913249/items/4F43N9TP&quot;],&quot;prefix&quot;:&quot;&quot;,&quot;itemData&quot;:{&quot;citation-key&quot;:&quot;roque_family_2016&quot;,&quot;URL&quot;:&quot;http://dspace.mit.edu/handle/1721.1/107577&quot;,&quot;title-short&quot;:&quot;Family creative learning&quot;,&quot;language&quot;:&quot;eng&quot;,&quot;genre&quot;:&quot;Thesis&quot;,&quot;accessed&quot;:{&quot;date-parts&quot;:[[&quot;2018&quot;,10,30]]},&quot;typ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issued&quot;:{&quot;date-parts&quot;:[[&quot;2016&quot;]]},&quot;id&quot;:&quot;roque_family_2016&quot;,&quot;author&quot;:[{&quot;family&quot;:&quot;Roque&quot;,&quot;given&quot;:&quot;Ricarose Vallarta&quot;}],&quot;publisher&quot;:&quot;Massachusetts Institute of Technology&quot;,&quot;license&quot;:&quot;http://dspace.mit.edu/handle/1721.1/7582&quot;}}],&quot;citationID&quot;:&quot;wqixeenv&quot;,&quot;properties&quot;:{&quot;noteIndex&quot;:0,&quot;formattedCitation&quot;:&quot;[-@roque_family_2016]&quot;}} RNDrxekswotyg"/>. The use of facilitators who were trained to recognise the helping behaviours of parents.</text:p>
      <text:h text:style-name="Heading_20_3" text:outline-level="3"><text:bookmark-start text:name="technical-barriers---via-a-case-study"/>Technical barriers - via a case study?<text:bookmark-end text:name="technical-barriers---via-a-case-study"/></text:h>
      <text:p text:style-name="First_20_paragraph">Techie stuff - perhaps in intro? Or signpost to start of Chapter 4.</text:p>
      <text:h text:style-name="Heading_20_4" text:outline-level="4"><text:bookmark-start text:name="use-of-non-coding-tools-to-make-games"/>Use of non-coding tools to make games<text:bookmark-end text:name="use-of-non-coding-tools-to-make-games"/></text:h>
      <text:h text:style-name="Heading_20_4" text:outline-level="4"><text:bookmark-start text:name="non-coding-technical-barriers-to-making-games"/>Non coding technical barriers to making games<text:bookmark-end text:name="non-coding-technical-barriers-to-making-games"/></text:h>
      <text:p text:style-name="First_20_paragraph">Technical barriers are not limited to the use of computer coding .</text:p>
      <text:list text:style-name="L37">
        <text:list-item>
          <text:p text:style-name="P37">Lack of what is needed to make a good game.</text:p>
        </text:list-item>
        <text:list-item>
  </text:list-item>
      </text:list>
      <text:h text:style-name="Heading_20_2" text:outline-level="2"><text:bookmark-start text:name="programmes-working-to-address-challenge"/>Programmes working to address challenge<text:bookmark-end text:name="programmes-working-to-address-challenge"/></text:h>
      <text:p text:style-name="First_20_paragraph">Specifically barriers - concerning identity, and including a structure of pedagogy</text:p>
      <text:h text:style-name="Heading_20_3" text:outline-level="3"><text:bookmark-start text:name="game-competitions-and-game-jams"/>Game competitions and game jams<text:bookmark-end text:name="game-competitions-and-game-jam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citationItems&quot;:[{&quot;suffix&quot;:&quot;&quot;,&quot;uris&quot;:[&quot;http://zotero.org/users/1913249/items/CEVYEB7V&quot;],&quot;id&quot;:9656,&quot;uri&quot;:[&quot;http://zotero.org/users/1913249/items/CEVYEB7V&quot;],&quot;prefix&quot;:&quot;&quot;,&quot;itemData&quot;:{&quot;citation-key&quot;:&quot;kafai_motivating_2014&quot;,&quot;language&quot;:&quot;en&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id&quot;:&quot;kafai_motivating_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ype&quot;:&quot;article-journal&quot;,&quot;source&quot;:&quot;Zotero&quot;}},{&quot;suffix&quot;:&quot;&quot;,&quot;uris&quot;:[&quot;http://zotero.org/users/1913249/items/WVLL4N7Z&quot;],&quot;id&quot;:9659,&quot;uri&quot;:[&quot;http://zotero.org/users/1913249/items/WVLL4N7Z&quot;],&quot;prefix&quot;:&quot;&quot;,&quot;itemData&quot;:{&quot;citation-key&quot;:&quot;kafai2011collaboration&quot;,&quot;container-title&quot;:&quot;Proceedings of the 19th international conference on computers in education&quot;,&quot;page&quot;:&quot;189–193&quot;,&quot;issued&quot;:{&quot;date-parts&quot;:[[&quot;2011&quot;]]},&quot;id&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type&quot;:&quot;paper-conference&quot;,&quot;title&quot;:&quot;Collaboration by choice: Youth online creative collabs in Scratch&quot;}}],&quot;citationID&quot;:&quot;yoymoyuv&quot;,&quot;properties&quot;:{&quot;noteIndex&quot;:0,&quot;formattedCitation&quot;:&quot;[@kafai_motivating_2014; @kafai2011collaboration]&quot;}} RNDprzyiwpqtu"/>&lt;Do Zotero Refresh: [@kafai_motivating_2014; @kafai2011collaboration]&gt;<text:reference-mark-end text:name="ZOTERO_ITEM CSL_CITATION {&quot;schema&quot;:&quot;https://github.com/citation-style-language/schema/raw/master/csl-citation.json&quot;,&quot;citationItems&quot;:[{&quot;suffix&quot;:&quot;&quot;,&quot;uris&quot;:[&quot;http://zotero.org/users/1913249/items/CEVYEB7V&quot;],&quot;id&quot;:9656,&quot;uri&quot;:[&quot;http://zotero.org/users/1913249/items/CEVYEB7V&quot;],&quot;prefix&quot;:&quot;&quot;,&quot;itemData&quot;:{&quot;citation-key&quot;:&quot;kafai_motivating_2014&quot;,&quot;language&quot;:&quot;en&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id&quot;:&quot;kafai_motivating_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type&quot;:&quot;article-journal&quot;,&quot;source&quot;:&quot;Zotero&quot;}},{&quot;suffix&quot;:&quot;&quot;,&quot;uris&quot;:[&quot;http://zotero.org/users/1913249/items/WVLL4N7Z&quot;],&quot;id&quot;:9659,&quot;uri&quot;:[&quot;http://zotero.org/users/1913249/items/WVLL4N7Z&quot;],&quot;prefix&quot;:&quot;&quot;,&quot;itemData&quot;:{&quot;citation-key&quot;:&quot;kafai2011collaboration&quot;,&quot;container-title&quot;:&quot;Proceedings of the 19th international conference on computers in education&quot;,&quot;page&quot;:&quot;189–193&quot;,&quot;issued&quot;:{&quot;date-parts&quot;:[[&quot;2011&quot;]]},&quot;id&quot;:&quot;kafai2011collaboration&quot;,&quot;author&quot;:[{&quot;family&quot;:&quot;Kafai&quot;,&quot;given&quot;:&quot;Yasmin&quot;},{&quot;family&quot;:&quot;Roque&quot;,&quot;given&quot;:&quot;Ricarose&quot;},{&quot;family&quot;:&quot;Fields&quot;,&quot;given&quot;:&quot;Deborah&quot;},{&quot;family&quot;:&quot;Monroy-Hernandez&quot;,&quot;given&quot;:&quot;Andres&quot;}],&quot;type&quot;:&quot;paper-conference&quot;,&quot;title&quot;:&quot;Collaboration by choice: Youth online creative collabs in Scratch&quot;}}],&quot;citationID&quot;:&quot;yoymoyuv&quot;,&quot;properties&quot;:{&quot;noteIndex&quot;:0,&quot;formattedCitation&quot;:&quot;[@kafai_motivating_2014; @kafai2011collaboration]&quot;}} RNDprzyiwpqtu"/> - Games for change https://gamesforchange.org/studentchallenge/</text:p>
      <text:p text:style-name="Text_20_body">And themed games for change competitions. And via</text:p>
      <text:p text:style-name="Text_20_body">Critique of competitions <text:reference-mark-start text:name="ZOTERO_ITEM CSL_CITATION {&quot;schema&quot;:&quot;https://github.com/citation-style-language/schema/raw/master/csl-citation.json&quot;,&quot;citationItems&quot;:[{&quot;suffix&quot;:&quot;&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citationID&quot;:&quot;ugpmeuww&quot;,&quot;properties&quot;:{&quot;noteIndex&quot;:0,&quot;formattedCitation&quot;:&quot;[@thumlert2018learning]&quot;}} RNDrkppqodpas"/>&lt;Do Zotero Refresh: [@thumlert2018learning]&gt;<text:reference-mark-end text:name="ZOTERO_ITEM CSL_CITATION {&quot;schema&quot;:&quot;https://github.com/citation-style-language/schema/raw/master/csl-citation.json&quot;,&quot;citationItems&quot;:[{&quot;suffix&quot;:&quot;&quot;,&quot;uris&quot;:[&quot;http://zotero.org/users/1913249/items/NUD3E4DL&quot;],&quot;id&quot;:9650,&quot;uri&quot;:[&quot;http://zotero.org/users/1913249/items/NUD3E4DL&quot;],&quot;prefix&quot;:&quot;&quot;,&quot;itemData&quot;:{&quot;citation-key&quot;:&quot;thumlert2018learning&quot;,&quot;container-title&quot;:&quot;Proceedings of the 12th european conference on game-based learning ECGBL, publisher: ACPI&quot;,&quot;issued&quot;:{&quot;date-parts&quot;:[[&quot;2018&quot;]]},&quot;id&quot;:&quot;thumlert2018learning&quot;,&quot;author&quot;:[{&quot;family&quot;:&quot;Thumlert&quot;,&quot;given&quot;:&quot;Kurt&quot;},{&quot;family&quot;:&quot;Castell&quot;,&quot;given&quot;:&quot;Suzanne&quot;,&quot;non-dropping-particle&quot;:&quot;de&quot;},{&quot;family&quot;:&quot;Jenson&quot;,&quot;given&quot;:&quot;Jennifer&quot;}],&quot;type&quot;:&quot;paper-conference&quot;,&quot;title&quot;:&quot;Learning through game design: A production pedagogy&quot;}}],&quot;citationID&quot;:&quot;ugpmeuww&quot;,&quot;properties&quot;:{&quot;noteIndex&quot;:0,&quot;formattedCitation&quot;:&quot;[@thumlert2018learning]&quot;}} RNDrkppqodpas"/> is that the values of the competitions are largely embraced uncritically rather than developing and transforming practices of the learning site itself. Also there is a danger of inequality of access explored above.</text:p>
      <text:p text:style-name="Text_20_body"><text:span text:style-name="T1">Educational Game Jams</text:span></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citationItems&quot;:[{&quot;suffix&quot;:&quot;&quot;,&quot;uris&quot;:[&quot;http://zotero.org/users/1913249/items/IJSV76G7&quot;],&quot;id&quot;:1861,&quot;uri&quot;:[&quot;http://zotero.org/users/1913249/items/IJSV76G7&quot;],&quot;prefix&quot;:&quot;&quot;,&quot;itemData&quot;:{&quot;citation-key&quot;:&quot;arya_international_2013&quot;,&quot;URL&quot;:&quot;http://services.igi-global.com/resolvedoi/resolve.aspx?doi=10.4018/ijgbl.2013100103&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title-short&quot;:&quot;An International Study on Learning and Process Choices in the Global Game Jam&quot;,&quot;issue&quot;:&quot;4&quot;,&quot;accessed&quot;:{&quot;date-parts&quot;:[[&quot;2017&quot;,10,30]]},&quot;volume&quot;:&quot;3&quot;,&quot;title&quot;:&quot;An International Study on Learning and Process Choices in the Global Game Jam:&quot;,&quot;container-title&quot;:&quot;International Journal of Game-Based Learning&quot;,&quot;page&quot;:&quot;27-46&quot;,&quot;issued&quot;:{&quot;date-parts&quot;:[[&quot;2013&quot;,10]]},&quot;id&quot;:&quot;arya_international_2013&quot;,&quot;DOI&quot;:&quot;10.4018/ijgbl.2013100103&quot;,&quot;ISSN&quot;:&quot;2155-6849, 2155-6857&quot;,&quot;language&quot;:&quot;en&quot;}},{&quot;suffix&quot;:&quot;&quot;,&quot;uris&quot;:[&quot;http://zotero.org/users/1913249/items/S9CUYZL4&quot;],&quot;id&quot;:8847,&quot;uri&quot;:[&quot;http://zotero.org/users/1913249/items/S9CUYZL4&quot;],&quot;prefix&quot;:&quot;&quot;,&quot;itemData&quot;:{&quot;citation-key&quot;:&quot;gabler2005prototype&quot;,&quot;container-title&quot;:&quot;Gamasutra, October&quot;,&quot;type&quot;:&quot;article-journal&quot;,&quot;issued&quot;:{&quot;date-parts&quot;:[[&quot;2005&quot;]]},&quot;id&quot;:&quot;gabler2005prototype&quot;,&quot;author&quot;:[{&quot;family&quot;:&quot;Gabler&quot;,&quot;given&quot;:&quot;Kyle&quot;},{&quot;family&quot;:&quot;Gray&quot;,&quot;given&quot;:&quot;Kyle&quot;},{&quot;family&quot;:&quot;Shodhan&quot;,&quot;given&quot;:&quot;S&quot;},{&quot;family&quot;:&quot;Kucic&quot;,&quot;given&quot;:&quot;Matt&quot;}],&quot;volume&quot;:&quot;26&quot;,&quot;title&quot;:&quot;How to prototype a game in under 7 days&quot;}}],&quot;citationID&quot;:&quot;nvncmnbv&quot;,&quot;properties&quot;:{&quot;noteIndex&quot;:0,&quot;formattedCitation&quot;:&quot;[@arya_international_2013; @gabler2005prototype]&quot;}} RNDkqldkgkaso"/>&lt;Do Zotero Refresh: [@arya_international_2013; @gabler2005prototype]&gt;<text:reference-mark-end text:name="ZOTERO_ITEM CSL_CITATION {&quot;schema&quot;:&quot;https://github.com/citation-style-language/schema/raw/master/csl-citation.json&quot;,&quot;citationItems&quot;:[{&quot;suffix&quot;:&quot;&quot;,&quot;uris&quot;:[&quot;http://zotero.org/users/1913249/items/IJSV76G7&quot;],&quot;id&quot;:1861,&quot;uri&quot;:[&quot;http://zotero.org/users/1913249/items/IJSV76G7&quot;],&quot;prefix&quot;:&quot;&quot;,&quot;itemData&quot;:{&quot;citation-key&quot;:&quot;arya_international_2013&quot;,&quot;URL&quot;:&quot;http://services.igi-global.com/resolvedoi/resolve.aspx?doi=10.4018/ijgbl.2013100103&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title-short&quot;:&quot;An International Study on Learning and Process Choices in the Global Game Jam&quot;,&quot;issue&quot;:&quot;4&quot;,&quot;accessed&quot;:{&quot;date-parts&quot;:[[&quot;2017&quot;,10,30]]},&quot;volume&quot;:&quot;3&quot;,&quot;title&quot;:&quot;An International Study on Learning and Process Choices in the Global Game Jam:&quot;,&quot;container-title&quot;:&quot;International Journal of Game-Based Learning&quot;,&quot;page&quot;:&quot;27-46&quot;,&quot;issued&quot;:{&quot;date-parts&quot;:[[&quot;2013&quot;,10]]},&quot;id&quot;:&quot;arya_international_2013&quot;,&quot;DOI&quot;:&quot;10.4018/ijgbl.2013100103&quot;,&quot;ISSN&quot;:&quot;2155-6849, 2155-6857&quot;,&quot;language&quot;:&quot;en&quot;}},{&quot;suffix&quot;:&quot;&quot;,&quot;uris&quot;:[&quot;http://zotero.org/users/1913249/items/S9CUYZL4&quot;],&quot;id&quot;:8847,&quot;uri&quot;:[&quot;http://zotero.org/users/1913249/items/S9CUYZL4&quot;],&quot;prefix&quot;:&quot;&quot;,&quot;itemData&quot;:{&quot;citation-key&quot;:&quot;gabler2005prototype&quot;,&quot;container-title&quot;:&quot;Gamasutra, October&quot;,&quot;type&quot;:&quot;article-journal&quot;,&quot;issued&quot;:{&quot;date-parts&quot;:[[&quot;2005&quot;]]},&quot;id&quot;:&quot;gabler2005prototype&quot;,&quot;author&quot;:[{&quot;family&quot;:&quot;Gabler&quot;,&quot;given&quot;:&quot;Kyle&quot;},{&quot;family&quot;:&quot;Gray&quot;,&quot;given&quot;:&quot;Kyle&quot;},{&quot;family&quot;:&quot;Shodhan&quot;,&quot;given&quot;:&quot;S&quot;},{&quot;family&quot;:&quot;Kucic&quot;,&quot;given&quot;:&quot;Matt&quot;}],&quot;volume&quot;:&quot;26&quot;,&quot;title&quot;:&quot;How to prototype a game in under 7 days&quot;}}],&quot;citationID&quot;:&quot;nvncmnbv&quot;,&quot;properties&quot;:{&quot;noteIndex&quot;:0,&quot;formattedCitation&quot;:&quot;[@arya_international_2013; @gabler2005prototype]&quot;}} RNDkqldkgkaso"/>.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citationItems&quot;:[{&quot;suffix&quot;:&quot;&quot;,&quot;uris&quot;:[&quot;http://zotero.org/users/1913249/items/IJSV76G7&quot;],&quot;id&quot;:1861,&quot;uri&quot;:[&quot;http://zotero.org/users/1913249/items/IJSV76G7&quot;],&quot;prefix&quot;:&quot;&quot;,&quot;itemData&quot;:{&quot;citation-key&quot;:&quot;arya_international_2013&quot;,&quot;URL&quot;:&quot;http://services.igi-global.com/resolvedoi/resolve.aspx?doi=10.4018/ijgbl.2013100103&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title-short&quot;:&quot;An International Study on Learning and Process Choices in the Global Game Jam&quot;,&quot;issue&quot;:&quot;4&quot;,&quot;accessed&quot;:{&quot;date-parts&quot;:[[&quot;2017&quot;,10,30]]},&quot;volume&quot;:&quot;3&quot;,&quot;title&quot;:&quot;An International Study on Learning and Process Choices in the Global Game Jam:&quot;,&quot;container-title&quot;:&quot;International Journal of Game-Based Learning&quot;,&quot;page&quot;:&quot;27-46&quot;,&quot;issued&quot;:{&quot;date-parts&quot;:[[&quot;2013&quot;,10]]},&quot;id&quot;:&quot;arya_international_2013&quot;,&quot;DOI&quot;:&quot;10.4018/ijgbl.2013100103&quot;,&quot;ISSN&quot;:&quot;2155-6849, 2155-6857&quot;,&quot;language&quot;:&quot;en&quot;}}],&quot;citationID&quot;:&quot;vplmzbbq&quot;,&quot;properties&quot;:{&quot;noteIndex&quot;:0,&quot;formattedCitation&quot;:&quot;[@arya_international_2013]&quot;}} RNDpffqytmlwy"/>&lt;Do Zotero Refresh: [@arya_international_2013]&gt;<text:reference-mark-end text:name="ZOTERO_ITEM CSL_CITATION {&quot;schema&quot;:&quot;https://github.com/citation-style-language/schema/raw/master/csl-citation.json&quot;,&quot;citationItems&quot;:[{&quot;suffix&quot;:&quot;&quot;,&quot;uris&quot;:[&quot;http://zotero.org/users/1913249/items/IJSV76G7&quot;],&quot;id&quot;:1861,&quot;uri&quot;:[&quot;http://zotero.org/users/1913249/items/IJSV76G7&quot;],&quot;prefix&quot;:&quot;&quot;,&quot;itemData&quot;:{&quot;citation-key&quot;:&quot;arya_international_2013&quot;,&quot;URL&quot;:&quot;http://services.igi-global.com/resolvedoi/resolve.aspx?doi=10.4018/ijgbl.2013100103&quot;,&quot;source&quot;:&quot;CrossRef&quot;,&quot;author&quot;:[{&quot;family&quot;:&quot;Arya&quot;,&quot;given&quot;:&quot;Ali&quot;},{&quot;family&quot;:&quot;Chastine&quot;,&quot;given&quot;:&quot;Jeff&quot;},{&quot;family&quot;:&quot;Preston&quot;,&quot;given&quot;:&quot;Jon&quot;},{&quot;family&quot;:&quot;Fowler&quot;,&quot;given&quot;:&quot;Allan&quot;}],&quot;type&quot;:&quot;article-journal&quot;,&quot;title-short&quot;:&quot;An International Study on Learning and Process Choices in the Global Game Jam&quot;,&quot;issue&quot;:&quot;4&quot;,&quot;accessed&quot;:{&quot;date-parts&quot;:[[&quot;2017&quot;,10,30]]},&quot;volume&quot;:&quot;3&quot;,&quot;title&quot;:&quot;An International Study on Learning and Process Choices in the Global Game Jam:&quot;,&quot;container-title&quot;:&quot;International Journal of Game-Based Learning&quot;,&quot;page&quot;:&quot;27-46&quot;,&quot;issued&quot;:{&quot;date-parts&quot;:[[&quot;2013&quot;,10]]},&quot;id&quot;:&quot;arya_international_2013&quot;,&quot;DOI&quot;:&quot;10.4018/ijgbl.2013100103&quot;,&quot;ISSN&quot;:&quot;2155-6849, 2155-6857&quot;,&quot;language&quot;:&quot;en&quot;}}],&quot;citationID&quot;:&quot;vplmzbbq&quot;,&quot;properties&quot;:{&quot;noteIndex&quot;:0,&quot;formattedCitation&quot;:&quot;[@arya_international_2013]&quot;}} RNDpffqytmlwy"/>. Eberhardt <text:reference-mark-start text:name="ZOTERO_ITEM CSL_CITATION {&quot;schema&quot;:&quot;https://github.com/citation-style-language/schema/raw/master/csl-citation.json&quot;,&quot;citationItems&quot;:[{&quot;suppress-author&quot;:true,&quot;locator&quot;:&quot; 3&quot;,&quot;uris&quot;:[&quot;http://zotero.org/users/1913249/items/3WB7QB43&quot;],&quot;id&quot;:1865,&quot;uri&quot;:[&quot;http://zotero.org/users/1913249/items/3WB7QB43&quot;],&quot;prefix&quot;:&quot;&quot;,&quot;itemData&quot;:{&quot;DOI&quot;:&quot;10.1145/2897167.2897181&quot;,&quot;URL&quot;:&quot;http://dl.acm.org/citation.cfm?doid=2897167.2897181&quot;,&quot;title-short&quot;:&quot;No One Way to Jam&quot;,&quot;language&quot;:&quot;en&quot;,&quot;type&quot;:&quot;paper-conference&quot;,&quot;accessed&quot;:{&quot;date-parts&quot;:[[&quot;2017&quot;,10,30]]},&quot;source&quot;:&quot;CrossRef&quot;,&quot;title&quot;:&quot;No One Way to Jam: Game Jams for Creativity, Learning, Entertainment, and Research&quot;,&quot;publisher&quot;:&quot;ACM Press&quot;,&quot;page&quot;:&quot;34-37&quot;,&quot;issued&quot;:{&quot;date-parts&quot;:[[&quot;2016&quot;]]},&quot;id&quot;:&quot;eberhardt_no_2016&quot;,&quot;author&quot;:[{&quot;family&quot;:&quot;Eberhardt&quot;,&quot;given&quot;:&quot;Richard&quot;}],&quot;citation-key&quot;:&quot;eberhardt_no_2016&quot;,&quot;ISBN&quot;:&quot;978-1-4503-4083-0&quot;}}],&quot;citationID&quot;:&quot;yxtinfmy&quot;,&quot;properties&quot;:{&quot;noteIndex&quot;:0,&quot;formattedCitation&quot;:&quot;[-@eberhardt_no_2016, p. 3]&quot;}} RNDmwzelutxgt"/>&lt;Do Zotero Refresh: [-@eberhardt_no_2016, p. 3]&gt;<text:reference-mark-end text:name="ZOTERO_ITEM CSL_CITATION {&quot;schema&quot;:&quot;https://github.com/citation-style-language/schema/raw/master/csl-citation.json&quot;,&quot;citationItems&quot;:[{&quot;suppress-author&quot;:true,&quot;locator&quot;:&quot; 3&quot;,&quot;uris&quot;:[&quot;http://zotero.org/users/1913249/items/3WB7QB43&quot;],&quot;id&quot;:1865,&quot;uri&quot;:[&quot;http://zotero.org/users/1913249/items/3WB7QB43&quot;],&quot;prefix&quot;:&quot;&quot;,&quot;itemData&quot;:{&quot;DOI&quot;:&quot;10.1145/2897167.2897181&quot;,&quot;URL&quot;:&quot;http://dl.acm.org/citation.cfm?doid=2897167.2897181&quot;,&quot;title-short&quot;:&quot;No One Way to Jam&quot;,&quot;language&quot;:&quot;en&quot;,&quot;type&quot;:&quot;paper-conference&quot;,&quot;accessed&quot;:{&quot;date-parts&quot;:[[&quot;2017&quot;,10,30]]},&quot;source&quot;:&quot;CrossRef&quot;,&quot;title&quot;:&quot;No One Way to Jam: Game Jams for Creativity, Learning, Entertainment, and Research&quot;,&quot;publisher&quot;:&quot;ACM Press&quot;,&quot;page&quot;:&quot;34-37&quot;,&quot;issued&quot;:{&quot;date-parts&quot;:[[&quot;2016&quot;]]},&quot;id&quot;:&quot;eberhardt_no_2016&quot;,&quot;author&quot;:[{&quot;family&quot;:&quot;Eberhardt&quot;,&quot;given&quot;:&quot;Richard&quot;}],&quot;citation-key&quot;:&quot;eberhardt_no_2016&quot;,&quot;ISBN&quot;:&quot;978-1-4503-4083-0&quot;}}],&quot;citationID&quot;:&quot;yxtinfmy&quot;,&quot;properties&quot;:{&quot;noteIndex&quot;:0,&quot;formattedCitation&quot;:&quot;[-@eberhardt_no_2016, p. 3]&quot;}} RNDmwzelutxgt"/>,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citationItems&quot;:[{&quot;suffix&quot;:&quot;&quot;,&quot;suppress-author&quot;:true,&quot;uris&quot;:[&quot;http://zotero.org/users/1913249/items/K73FBC2G&quot;],&quot;id&quot;:1672,&quot;uri&quot;:[&quot;http://zotero.org/users/1913249/items/K73FBC2G&quot;],&quot;prefix&quot;:&quot;&quot;,&quot;itemData&quot;:{&quot;DOI&quot;:&quot;10.1145/2677758.2677778&quot;,&quot;URL&quot;:&quot;http://dl.acm.org/citation.cfm?doid=2677758.2677778&quot;,&quot;title-short&quot;:&quot;Playful Game Jams&quot;,&quot;language&quot;:&quot;en&quot;,&quot;type&quot;:&quot;paper-conference&quot;,&quot;accessed&quot;:{&quot;date-parts&quot;:[[&quot;2017&quot;,10,30]]},&quot;source&quot;:&quot;CrossRef&quot;,&quot;title&quot;:&quot;Playful Game Jams: Guidelines for Designed Outcomes&quot;,&quot;publisher&quot;:&quot;ACM Press&quot;,&quot;page&quot;:&quot;1-10&quot;,&quot;issued&quot;:{&quot;date-parts&quot;:[[&quot;2014&quot;]]},&quot;id&quot;:&quot;goddard_playful_2014&quot;,&quot;author&quot;:[{&quot;family&quot;:&quot;Goddard&quot;,&quot;given&quot;:&quot;William&quot;},{&quot;family&quot;:&quot;Byrne&quot;,&quot;given&quot;:&quot;Richard&quot;},{&quot;family&quot;:&quot;Mueller&quot;,&quot;given&quot;:&quot;Florian 'Floyd'&quot;}],&quot;citation-key&quot;:&quot;goddard_playful_2014&quot;,&quot;ISBN&quot;:&quot;978-1-4503-2790-9&quot;}}],&quot;citationID&quot;:&quot;zikooqem&quot;,&quot;properties&quot;:{&quot;noteIndex&quot;:0,&quot;formattedCitation&quot;:&quot;[-@goddard_playful_2014]&quot;}} RNDjrxfpwcjfq"/>&lt;Do Zotero Refresh: [-@goddard_playful_2014]&gt;<text:reference-mark-end text:name="ZOTERO_ITEM CSL_CITATION {&quot;schema&quot;:&quot;https://github.com/citation-style-language/schema/raw/master/csl-citation.json&quot;,&quot;citationItems&quot;:[{&quot;suffix&quot;:&quot;&quot;,&quot;suppress-author&quot;:true,&quot;uris&quot;:[&quot;http://zotero.org/users/1913249/items/K73FBC2G&quot;],&quot;id&quot;:1672,&quot;uri&quot;:[&quot;http://zotero.org/users/1913249/items/K73FBC2G&quot;],&quot;prefix&quot;:&quot;&quot;,&quot;itemData&quot;:{&quot;DOI&quot;:&quot;10.1145/2677758.2677778&quot;,&quot;URL&quot;:&quot;http://dl.acm.org/citation.cfm?doid=2677758.2677778&quot;,&quot;title-short&quot;:&quot;Playful Game Jams&quot;,&quot;language&quot;:&quot;en&quot;,&quot;type&quot;:&quot;paper-conference&quot;,&quot;accessed&quot;:{&quot;date-parts&quot;:[[&quot;2017&quot;,10,30]]},&quot;source&quot;:&quot;CrossRef&quot;,&quot;title&quot;:&quot;Playful Game Jams: Guidelines for Designed Outcomes&quot;,&quot;publisher&quot;:&quot;ACM Press&quot;,&quot;page&quot;:&quot;1-10&quot;,&quot;issued&quot;:{&quot;date-parts&quot;:[[&quot;2014&quot;]]},&quot;id&quot;:&quot;goddard_playful_2014&quot;,&quot;author&quot;:[{&quot;family&quot;:&quot;Goddard&quot;,&quot;given&quot;:&quot;William&quot;},{&quot;family&quot;:&quot;Byrne&quot;,&quot;given&quot;:&quot;Richard&quot;},{&quot;family&quot;:&quot;Mueller&quot;,&quot;given&quot;:&quot;Florian 'Floyd'&quot;}],&quot;citation-key&quot;:&quot;goddard_playful_2014&quot;,&quot;ISBN&quot;:&quot;978-1-4503-2790-9&quot;}}],&quot;citationID&quot;:&quot;zikooqem&quot;,&quot;properties&quot;:{&quot;noteIndex&quot;:0,&quot;formattedCitation&quot;:&quot;[-@goddard_playful_2014]&quot;}} RNDjrxfpwcjfq"/>, using a playful vs. gameful spectrum from Caillois <text:reference-mark-start text:name="ZOTERO_ITEM CSL_CITATION {&quot;schema&quot;:&quot;https://github.com/citation-style-language/schema/raw/master/csl-citation.json&quot;,&quot;citationItems&quot;:[{&quot;suffix&quot;:&quot;&quot;,&quot;suppress-author&quot;:true,&quot;uris&quot;:[&quot;http://zotero.org/users/1913249/items/BZQ5ZKMH&quot;],&quot;id&quot;:1862,&quot;uri&quot;:[&quot;http://zotero.org/users/1913249/items/BZQ5ZKMH&quot;],&quot;prefix&quot;:&quot;&quot;,&quot;itemData&quot;:{&quot;citation-key&quot;:&quot;caillois_man_2001&quot;,&quot;publisher-place&quot;:&quot;Urbana&quot;,&quot;event-place&quot;:&quot;Urbana&quot;,&quot;type&quot;:&quot;book&quot;,&quot;number-of-pages&quot;:&quot;224&quot;,&quot;ISBN&quot;:&quot;978-0-252-07033-4&quot;,&quot;source&quot;:&quot;Amazon&quot;,&quot;title&quot;:&quot;Man, Play and Games&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publisher&quot;:&quot;University of Illinois Press&quot;,&quot;issued&quot;:{&quot;date-parts&quot;:[[&quot;2001&quot;,8,31]]},&quot;edition&quot;:&quot;Reprint edition&quot;,&quot;author&quot;:[{&quot;family&quot;:&quot;Caillois&quot;,&quot;given&quot;:&quot;Roger&quot;}],&quot;language&quot;:&quot;English&quot;,&quot;id&quot;:&quot;caillois_man_2001&quot;}}],&quot;citationID&quot;:&quot;prpbooga&quot;,&quot;properties&quot;:{&quot;noteIndex&quot;:0,&quot;formattedCitation&quot;:&quot;[-@caillois_man_2001]&quot;}} RNDiaypuxyelm"/>&lt;Do Zotero Refresh: [-@caillois_man_2001]&gt;<text:reference-mark-end text:name="ZOTERO_ITEM CSL_CITATION {&quot;schema&quot;:&quot;https://github.com/citation-style-language/schema/raw/master/csl-citation.json&quot;,&quot;citationItems&quot;:[{&quot;suffix&quot;:&quot;&quot;,&quot;suppress-author&quot;:true,&quot;uris&quot;:[&quot;http://zotero.org/users/1913249/items/BZQ5ZKMH&quot;],&quot;id&quot;:1862,&quot;uri&quot;:[&quot;http://zotero.org/users/1913249/items/BZQ5ZKMH&quot;],&quot;prefix&quot;:&quot;&quot;,&quot;itemData&quot;:{&quot;citation-key&quot;:&quot;caillois_man_2001&quot;,&quot;publisher-place&quot;:&quot;Urbana&quot;,&quot;event-place&quot;:&quot;Urbana&quot;,&quot;type&quot;:&quot;book&quot;,&quot;number-of-pages&quot;:&quot;224&quot;,&quot;ISBN&quot;:&quot;978-0-252-07033-4&quot;,&quot;source&quot;:&quot;Amazon&quot;,&quot;title&quot;:&quot;Man, Play and Games&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publisher&quot;:&quot;University of Illinois Press&quot;,&quot;issued&quot;:{&quot;date-parts&quot;:[[&quot;2001&quot;,8,31]]},&quot;edition&quot;:&quot;Reprint edition&quot;,&quot;author&quot;:[{&quot;family&quot;:&quot;Caillois&quot;,&quot;given&quot;:&quot;Roger&quot;}],&quot;language&quot;:&quot;English&quot;,&quot;id&quot;:&quot;caillois_man_2001&quot;}}],&quot;citationID&quot;:&quot;prpbooga&quot;,&quot;properties&quot;:{&quot;noteIndex&quot;:0,&quot;formattedCitation&quot;:&quot;[-@caillois_man_2001]&quot;}} RNDiaypuxyelm"/>.</text:p>
      <text:p text:style-name="Text_20_body">The Moveable Game Jam <text:reference-mark-start text:name="ZOTERO_ITEM CSL_CITATION {&quot;schema&quot;:&quot;https://github.com/citation-style-language/schema/raw/master/csl-citation.json&quot;,&quot;citationItems&quot;:[{&quot;suffix&quot;:&quot;&quot;,&quot;uris&quot;:[&quot;http://zotero.org/users/1913249/items/9MHZ3WF9&quot;],&quot;id&quot;:1860,&quot;uri&quot;:[&quot;http://zotero.org/users/1913249/items/9MHZ3WF9&quot;],&quot;prefix&quot;:&quot;&quot;,&quot;itemData&quot;:{&quot;citation-key&quot;:&quot;games_for_change_get_2017&quot;,&quot;URL&quot;:&quot;http://www.gamesforchange.org/2017/08/get-your-copy-of-the-the-game-jam-guide/&quot;,&quot;accessed&quot;:{&quot;date-parts&quot;:[[&quot;2017&quot;,10,30]]},&quot;title&quot;:&quot;Get your copy of The Game Jam Guide&quot;,&quot;container-title&quot;:&quot;Games for Change&quot;,&quot;issued&quot;:{&quot;date-parts&quot;:[[&quot;2017&quot;]]},&quot;id&quot;:&quot;games_for_change_get_2017&quot;,&quot;author&quot;:[{&quot;literal&quot;:&quot;Games for Change&quot;}],&quot;type&quot;:&quot;webpage&quot;,&quot;abstract&quot;:&quot;Download 20+ flexible lesson plans and new ideas from experts who led game jams in NYC that were focused on real-world issues&quot;}}],&quot;citationID&quot;:&quot;uqzehwjx&quot;,&quot;properties&quot;:{&quot;noteIndex&quot;:0,&quot;formattedCitation&quot;:&quot;[@games_for_change_get_2017]&quot;}} RNDtmhydwqsye"/>&lt;Do Zotero Refresh: [@games_for_change_get_2017]&gt;<text:reference-mark-end text:name="ZOTERO_ITEM CSL_CITATION {&quot;schema&quot;:&quot;https://github.com/citation-style-language/schema/raw/master/csl-citation.json&quot;,&quot;citationItems&quot;:[{&quot;suffix&quot;:&quot;&quot;,&quot;uris&quot;:[&quot;http://zotero.org/users/1913249/items/9MHZ3WF9&quot;],&quot;id&quot;:1860,&quot;uri&quot;:[&quot;http://zotero.org/users/1913249/items/9MHZ3WF9&quot;],&quot;prefix&quot;:&quot;&quot;,&quot;itemData&quot;:{&quot;citation-key&quot;:&quot;games_for_change_get_2017&quot;,&quot;URL&quot;:&quot;http://www.gamesforchange.org/2017/08/get-your-copy-of-the-the-game-jam-guide/&quot;,&quot;accessed&quot;:{&quot;date-parts&quot;:[[&quot;2017&quot;,10,30]]},&quot;title&quot;:&quot;Get your copy of The Game Jam Guide&quot;,&quot;container-title&quot;:&quot;Games for Change&quot;,&quot;issued&quot;:{&quot;date-parts&quot;:[[&quot;2017&quot;]]},&quot;id&quot;:&quot;games_for_change_get_2017&quot;,&quot;author&quot;:[{&quot;literal&quot;:&quot;Games for Change&quot;}],&quot;type&quot;:&quot;webpage&quot;,&quot;abstract&quot;:&quot;Download 20+ flexible lesson plans and new ideas from experts who led game jams in NYC that were focused on real-world issues&quot;}}],&quot;citationID&quot;:&quot;uqzehwjx&quot;,&quot;properties&quot;:{&quot;noteIndex&quot;:0,&quot;formattedCitation&quot;:&quot;[@games_for_change_get_2017]&quot;}} RNDtmhydwqsye"/>,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oding-clubhouses"/>Coding club(houses)<text:bookmark-end text:name="coding-clubhouses"/></text:h>
      <text:p text:style-name="First_20_paragraph">Kafai etc.</text:p>
      <text:p text:style-name="Text_20_body">The work of</text:p>
      <text:h text:style-name="Heading_20_3" text:outline-level="3"><text:bookmark-start text:name="link-to-next-section---pedagogies-exist-but-more-are-needed"/>Link to next section - pedagogies exist but more are needed<text:bookmark-end text:name="link-to-next-section---pedagogies-exist-but-more-are-needed"/></text:h>
      <text:p text:style-name="First_20_paragraph"><text:span text:style-name="T1">Lack of specific pedagogies (for informal spaces) - via a case study / research ?</text:span></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h text:style-name="Heading_20_2" text:outline-level="2"><text:bookmark-start text:name="pedagogies-for-project-based-game-making-via-coding"/>Pedagogies for project-based game making via coding<text:bookmark-end text:name="pedagogies-for-project-based-game-making-via-coding"/></text:h>
      <text:h text:style-name="Heading_20_3" text:outline-level="3"><text:bookmark-start text:name="what-is-a-pedagogy"/>What is a pedagogy?<text:bookmark-end text:name="what-is-a-pedagogy"/></text:h>
      <text:p text:style-name="First_20_paragraph">One of the main themes of this review is to address what pedagogies are available in to help coding, in relation to RQ1.</text:p>
      <text:p text:style-name="Text_20_body">Following activity theory terms pedagogy can be reframed as pedagogical tools and processes and can be viewed as a kind of mediational strategy.</text:p>
      <text:h text:style-name="Heading_20_3" text:outline-level="3"><text:bookmark-start text:name="curriculum-abstract-concepts-semantic-waves-and-primm"/>Curriculum / abstract concepts, Semantic Waves and PRIMM<text:bookmark-end text:name="curriculum-abstract-concepts-semantic-waves-and-primm"/></text:h>
      <text:p text:style-name="First_20_paragraph">Tedre and Denning’s <text:reference-mark-start text:name="ZOTERO_ITEM CSL_CITATION {&quot;schema&quot;:&quot;https://github.com/citation-style-language/schema/raw/master/csl-citation.json&quot;,&quot;citationItems&quot;:[{&quot;suffix&quot;:&quot;&quot;,&quot;suppress-author&quot;:true,&quot;uris&quot;:[&quot;http://zotero.org/users/1913249/items/D6IF6PH5&quot;],&quot;id&quot;:83,&quot;uri&quot;:[&quot;http://zotero.org/users/1913249/items/D6IF6PH5&quot;],&quot;prefix&quot;:&quot;&quot;,&quot;itemData&quot;:{&quot;citation-key&quot;:&quot;tedre_long_2016&quot;,&quot;URL&quot;:&quot;https://dl.acm.org/doi/10.1145/2999541.2999542&quot;,&quot;publisher-place&quot;:&quot;Koli Finland&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event-title&quot;:&quot;Koli Calling 2016: 16th Koli Calling International Conference on Computing Education Research&quot;,&quot;type&quot;:&quot;paper-conference&quot;,&quot;source&quot;:&quot;DOI.org (Crossref)&quot;,&quot;accessed&quot;:{&quot;date-parts&quot;:[[&quot;2021&quot;,2,22]]},&quot;DOI&quot;:&quot;10.1145/2999541.2999542&quot;,&quot;title&quot;:&quot;The long quest for computational thinking&quot;,&quot;container-title&quot;:&quot;Proceedings of the 16th Koli Calling International Conference on Computing Education Research&quot;,&quot;page&quot;:&quot;120-129&quot;,&quot;issued&quot;:{&quot;date-parts&quot;:[[&quot;2016&quot;,11,24]]},&quot;id&quot;:&quot;tedre_long_2016&quot;,&quot;event-place&quot;:&quot;Koli Finland&quot;,&quot;publisher&quot;:&quot;ACM&quot;,&quot;ISBN&quot;:&quot;978-1-4503-4770-9&quot;}}],&quot;citationID&quot;:&quot;hefqedfy&quot;,&quot;properties&quot;:{&quot;noteIndex&quot;:0,&quot;formattedCitation&quot;:&quot;[-@tedre_long_2016]&quot;}} RNDaedmqxcpbk"/>&lt;Do Zotero Refresh: [-@tedre_long_2016]&gt;<text:reference-mark-end text:name="ZOTERO_ITEM CSL_CITATION {&quot;schema&quot;:&quot;https://github.com/citation-style-language/schema/raw/master/csl-citation.json&quot;,&quot;citationItems&quot;:[{&quot;suffix&quot;:&quot;&quot;,&quot;suppress-author&quot;:true,&quot;uris&quot;:[&quot;http://zotero.org/users/1913249/items/D6IF6PH5&quot;],&quot;id&quot;:83,&quot;uri&quot;:[&quot;http://zotero.org/users/1913249/items/D6IF6PH5&quot;],&quot;prefix&quot;:&quot;&quot;,&quot;itemData&quot;:{&quot;citation-key&quot;:&quot;tedre_long_2016&quot;,&quot;URL&quot;:&quot;https://dl.acm.org/doi/10.1145/2999541.2999542&quot;,&quot;publisher-place&quot;:&quot;Koli Finland&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event-title&quot;:&quot;Koli Calling 2016: 16th Koli Calling International Conference on Computing Education Research&quot;,&quot;type&quot;:&quot;paper-conference&quot;,&quot;source&quot;:&quot;DOI.org (Crossref)&quot;,&quot;accessed&quot;:{&quot;date-parts&quot;:[[&quot;2021&quot;,2,22]]},&quot;DOI&quot;:&quot;10.1145/2999541.2999542&quot;,&quot;title&quot;:&quot;The long quest for computational thinking&quot;,&quot;container-title&quot;:&quot;Proceedings of the 16th Koli Calling International Conference on Computing Education Research&quot;,&quot;page&quot;:&quot;120-129&quot;,&quot;issued&quot;:{&quot;date-parts&quot;:[[&quot;2016&quot;,11,24]]},&quot;id&quot;:&quot;tedre_long_2016&quot;,&quot;event-place&quot;:&quot;Koli Finland&quot;,&quot;publisher&quot;:&quot;ACM&quot;,&quot;ISBN&quot;:&quot;978-1-4503-4770-9&quot;}}],&quot;citationID&quot;:&quot;hefqedfy&quot;,&quot;properties&quot;:{&quot;noteIndex&quot;:0,&quot;formattedCitation&quot;:&quot;[-@tedre_long_2016]&quot;}} RNDaedmqxcpbk"/>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tems&quot;:[{&quot;suffix&quot;:&quot;&quot;,&quot;suppress-author&quot;:true,&quot;uris&quot;:[&quot;http://zotero.org/users/1913249/items/CQ6F79QS&quot;],&quot;id&quot;:1293,&quot;uri&quot;:[&quot;http://zotero.org/users/1913249/items/CQ6F79QS&quot;],&quot;prefix&quot;:&quot;&quot;,&quot;itemData&quot;:{&quot;DOI&quot;:&quot;10.1098/rsta.2008.0118&quot;,&quot;URL&quot;:&quot;http://rsta.royalsocietypublishing.org/cgi/doi/10.1098/rsta.2008.0118&quot;,&quot;ISSN&quot;:&quot;1364-503X, 1471-2962&quot;,&quot;language&quot;:&quot;en&quot;,&quot;issue&quot;:&quot;1881&quot;,&quot;volume&quot;:&quot;366&quot;,&quot;accessed&quot;:{&quot;date-parts&quot;:[[&quot;2016&quot;,8,8]]},&quot;type&quot;:&quot;article-journal&quot;,&quot;title&quot;:&quot;Computational thinking and thinking about computing&quot;,&quot;container-title&quot;:&quot;Philosophical Transactions of the Royal Society A: Mathematical, Physical and Engineering Sciences&quot;,&quot;page&quot;:&quot;3717-3725&quot;,&quot;issued&quot;:{&quot;date-parts&quot;:[[&quot;2008&quot;,10,28]]},&quot;id&quot;:&quot;wing_computational_2008&quot;,&quot;author&quot;:[{&quot;family&quot;:&quot;Wing&quot;,&quot;given&quot;:&quot;J. M&quot;}],&quot;source&quot;:&quot;CrossRef&quot;,&quot;citation-key&quot;:&quot;wing_computational_2008&quot;}}],&quot;citationID&quot;:&quot;mlhgxoea&quot;,&quot;properties&quot;:{&quot;noteIndex&quot;:0,&quot;formattedCitation&quot;:&quot;[-@wing_computational_2008]&quot;}} RNDlvtjzanfrs"/>&lt;Do Zotero Refresh: [-@wing_computational_2008]&gt;<text:reference-mark-end text:name="ZOTERO_ITEM CSL_CITATION {&quot;schema&quot;:&quot;https://github.com/citation-style-language/schema/raw/master/csl-citation.json&quot;,&quot;citationItems&quot;:[{&quot;suffix&quot;:&quot;&quot;,&quot;suppress-author&quot;:true,&quot;uris&quot;:[&quot;http://zotero.org/users/1913249/items/CQ6F79QS&quot;],&quot;id&quot;:1293,&quot;uri&quot;:[&quot;http://zotero.org/users/1913249/items/CQ6F79QS&quot;],&quot;prefix&quot;:&quot;&quot;,&quot;itemData&quot;:{&quot;DOI&quot;:&quot;10.1098/rsta.2008.0118&quot;,&quot;URL&quot;:&quot;http://rsta.royalsocietypublishing.org/cgi/doi/10.1098/rsta.2008.0118&quot;,&quot;ISSN&quot;:&quot;1364-503X, 1471-2962&quot;,&quot;language&quot;:&quot;en&quot;,&quot;issue&quot;:&quot;1881&quot;,&quot;volume&quot;:&quot;366&quot;,&quot;accessed&quot;:{&quot;date-parts&quot;:[[&quot;2016&quot;,8,8]]},&quot;type&quot;:&quot;article-journal&quot;,&quot;title&quot;:&quot;Computational thinking and thinking about computing&quot;,&quot;container-title&quot;:&quot;Philosophical Transactions of the Royal Society A: Mathematical, Physical and Engineering Sciences&quot;,&quot;page&quot;:&quot;3717-3725&quot;,&quot;issued&quot;:{&quot;date-parts&quot;:[[&quot;2008&quot;,10,28]]},&quot;id&quot;:&quot;wing_computational_2008&quot;,&quot;author&quot;:[{&quot;family&quot;:&quot;Wing&quot;,&quot;given&quot;:&quot;J. M&quot;}],&quot;source&quot;:&quot;CrossRef&quot;,&quot;citation-key&quot;:&quot;wing_computational_2008&quot;}}],&quot;citationID&quot;:&quot;mlhgxoea&quot;,&quot;properties&quot;:{&quot;noteIndex&quot;:0,&quot;formattedCitation&quot;:&quot;[-@wing_computational_2008]&quot;}} RNDlvtjzanfrs"/>. This is not to argue that Wing’s approach to CT is without technical merit <text:reference-mark-start text:name="ZOTERO_ITEM CSL_CITATION {&quot;schema&quot;:&quot;https://github.com/citation-style-language/schema/raw/master/csl-citation.json&quot;,&quot;citationItems&quot;:[{&quot;suffix&quot;:&quot;&quot;,&quot;uris&quot;:[&quot;http://zotero.org/users/1913249/items/SZW59GAB&quot;],&quot;id&quot;:3696,&quot;uri&quot;:[&quot;http://zotero.org/users/1913249/items/SZW59GAB&quot;],&quot;prefix&quot;:&quot;&quot;,&quot;itemData&quot;:{&quot;DOI&quot;:&quot;10.1007/s11191-021-00202-5&quot;,&quot;URL&quot;:&quot;https://doi.org/10.1007/s11191-021-00202-5&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type&quot;:&quot;article-journal&quot;,&quot;ISSN&quot;:&quot;1573-1901&quot;,&quot;issue&quot;:&quot;4&quot;,&quot;accessed&quot;:{&quot;date-parts&quot;:[[&quot;2023&quot;,3,14]]},&quot;volume&quot;:&quot;30&quot;,&quot;title&quot;:&quot;Computational Thinking, Between Papert and Wing&quot;,&quot;container-title&quot;:&quot;Science &amp; Education&quot;,&quot;page&quot;:&quot;883-908&quot;,&quot;issued&quot;:{&quot;date-parts&quot;:[[&quot;2021&quot;,8,1]]},&quot;id&quot;:&quot;lodi_computational_2021&quot;,&quot;container-title-short&quot;:&quot;Sci &amp; Educ&quot;,&quot;language&quot;:&quot;en&quot;,&quot;citation-key&quot;:&quot;lodi_computational_2021&quot;}}],&quot;citationID&quot;:&quot;ixqibtus&quot;,&quot;properties&quot;:{&quot;noteIndex&quot;:0,&quot;formattedCitation&quot;:&quot;[@lodi_computational_2021]&quot;}} RNDrxithvepbc"/>&lt;Do Zotero Refresh: [@lodi_computational_2021]&gt;<text:reference-mark-end text:name="ZOTERO_ITEM CSL_CITATION {&quot;schema&quot;:&quot;https://github.com/citation-style-language/schema/raw/master/csl-citation.json&quot;,&quot;citationItems&quot;:[{&quot;suffix&quot;:&quot;&quot;,&quot;uris&quot;:[&quot;http://zotero.org/users/1913249/items/SZW59GAB&quot;],&quot;id&quot;:3696,&quot;uri&quot;:[&quot;http://zotero.org/users/1913249/items/SZW59GAB&quot;],&quot;prefix&quot;:&quot;&quot;,&quot;itemData&quot;:{&quot;DOI&quot;:&quot;10.1007/s11191-021-00202-5&quot;,&quot;URL&quot;:&quot;https://doi.org/10.1007/s11191-021-00202-5&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type&quot;:&quot;article-journal&quot;,&quot;ISSN&quot;:&quot;1573-1901&quot;,&quot;issue&quot;:&quot;4&quot;,&quot;accessed&quot;:{&quot;date-parts&quot;:[[&quot;2023&quot;,3,14]]},&quot;volume&quot;:&quot;30&quot;,&quot;title&quot;:&quot;Computational Thinking, Between Papert and Wing&quot;,&quot;container-title&quot;:&quot;Science &amp; Education&quot;,&quot;page&quot;:&quot;883-908&quot;,&quot;issued&quot;:{&quot;date-parts&quot;:[[&quot;2021&quot;,8,1]]},&quot;id&quot;:&quot;lodi_computational_2021&quot;,&quot;container-title-short&quot;:&quot;Sci &amp; Educ&quot;,&quot;language&quot;:&quot;en&quot;,&quot;citation-key&quot;:&quot;lodi_computational_2021&quot;}}],&quot;citationID&quot;:&quot;ixqibtus&quot;,&quot;properties&quot;:{&quot;noteIndex&quot;:0,&quot;formattedCitation&quot;:&quot;[@lodi_computational_2021]&quot;}} RNDrxithvepbc"/>,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tems&quot;:[{&quot;suffix&quot;:&quot;&quot;,&quot;uris&quot;:[&quot;http://zotero.org/users/1913249/items/VYS48CXK&quot;],&quot;id&quot;:3,&quot;uri&quot;:[&quot;http://zotero.org/users/1913249/items/VYS48CXK&quot;],&quot;prefix&quot;:&quot;&quot;,&quot;itemData&quot;:{&quot;DOI&quot;:&quot;10.1145/3375546&quot;,&quot;URL&quot;:&quot;https://dl.acm.org/doi/10.1145/3375546&quot;,&quot;source&quot;:&quot;DOI.org (Crossref)&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ype&quot;:&quot;article-journal&quot;,&quot;ISSN&quot;:&quot;0001-0782, 1557-7317&quot;,&quot;issue&quot;:&quot;11&quot;,&quot;accessed&quot;:{&quot;date-parts&quot;:[[&quot;2021&quot;,12,21]]},&quot;volume&quot;:&quot;63&quot;,&quot;title&quot;:&quot;Coding at a crossroads&quot;,&quot;container-title&quot;:&quot;Communications of the ACM&quot;,&quot;page&quot;:&quot;120-127&quot;,&quot;issued&quot;:{&quot;date-parts&quot;:[[&quot;2020&quot;,10,22]]},&quot;id&quot;:&quot;resnick_coding_2020&quot;,&quot;container-title-short&quot;:&quot;Commun. ACM&quot;,&quot;language&quot;:&quot;en&quot;,&quot;citation-key&quot;:&quot;resnick_coding_2020&quot;}}],&quot;citationID&quot;:&quot;egdpbxyb&quot;,&quot;properties&quot;:{&quot;noteIndex&quot;:0,&quot;formattedCitation&quot;:&quot;[@resnick_coding_2020]&quot;}} RNDymgpepmvyn"/>&lt;Do Zotero Refresh: [@resnick_coding_2020]&gt;<text:reference-mark-end text:name="ZOTERO_ITEM CSL_CITATION {&quot;schema&quot;:&quot;https://github.com/citation-style-language/schema/raw/master/csl-citation.json&quot;,&quot;citationItems&quot;:[{&quot;suffix&quot;:&quot;&quot;,&quot;uris&quot;:[&quot;http://zotero.org/users/1913249/items/VYS48CXK&quot;],&quot;id&quot;:3,&quot;uri&quot;:[&quot;http://zotero.org/users/1913249/items/VYS48CXK&quot;],&quot;prefix&quot;:&quot;&quot;,&quot;itemData&quot;:{&quot;DOI&quot;:&quot;10.1145/3375546&quot;,&quot;URL&quot;:&quot;https://dl.acm.org/doi/10.1145/3375546&quot;,&quot;source&quot;:&quot;DOI.org (Crossref)&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ype&quot;:&quot;article-journal&quot;,&quot;ISSN&quot;:&quot;0001-0782, 1557-7317&quot;,&quot;issue&quot;:&quot;11&quot;,&quot;accessed&quot;:{&quot;date-parts&quot;:[[&quot;2021&quot;,12,21]]},&quot;volume&quot;:&quot;63&quot;,&quot;title&quot;:&quot;Coding at a crossroads&quot;,&quot;container-title&quot;:&quot;Communications of the ACM&quot;,&quot;page&quot;:&quot;120-127&quot;,&quot;issued&quot;:{&quot;date-parts&quot;:[[&quot;2020&quot;,10,22]]},&quot;id&quot;:&quot;resnick_coding_2020&quot;,&quot;container-title-short&quot;:&quot;Commun. ACM&quot;,&quot;language&quot;:&quot;en&quot;,&quot;citation-key&quot;:&quot;resnick_coding_2020&quot;}}],&quot;citationID&quot;:&quot;egdpbxyb&quot;,&quot;properties&quot;:{&quot;noteIndex&quot;:0,&quot;formattedCitation&quot;:&quot;[@resnick_coding_2020]&quot;}} RNDymgpepmvyn"/>.</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tems&quot;:[{&quot;suffix&quot;:&quot;&quot;,&quot;uris&quot;:[&quot;http://zotero.org/users/1913249/items/94B8KBTT&quot;],&quot;id&quot;:3583,&quot;uri&quot;:[&quot;http://zotero.org/users/1913249/items/94B8KBTT&quot;],&quot;prefix&quot;:&quot;&quot;,&quot;itemData&quot;:{&quot;citation-key&quot;:&quot;statter_teaching_2016&quot;,&quot;URL&quot;:&quot;http://dl.acm.org/citation.cfm?doid=2978249.2978261&quot;,&quot;publisher-place&quot;:&quot;M&amp;#252;nster, Germany&quot;,&quot;language&quot;:&quot;e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event-title&quot;:&quot;the 11th Workshop in Primary and Secondary Computing Education&quot;,&quot;type&quot;:&quot;paper-conference&quot;,&quot;source&quot;:&quot;DOI.org (Crossref)&quot;,&quot;accessed&quot;:{&quot;date-parts&quot;:[[&quot;2020&quot;,11,12]]},&quot;DOI&quot;:&quot;10.1145/2978249.2978261&quot;,&quot;title&quot;:&quot;Teaching Abstract Thinking in Introduction to Computer Science for 7th Graders&quot;,&quot;container-title&quot;:&quot;Proceedings of the 11th Workshop in Primary and Secondary Computing Education on ZZZ - WiPSCE '16&quot;,&quot;page&quot;:&quot;80-83&quot;,&quot;issued&quot;:{&quot;date-parts&quot;:[[&quot;2016&quot;]]},&quot;id&quot;:&quot;statter_teaching_2016&quot;,&quot;event-place&quot;:&quot;M&amp;#252;nster, Germany&quot;,&quot;publisher&quot;:&quot;ACM Press&quot;,&quot;ISBN&quot;:&quot;978-1-4503-4223-0&quot;}},{&quot;suffix&quot;:&quot;&quot;,&quot;uris&quot;:[&quot;http://zotero.org/users/1913249/items/39JH9QJG&quot;],&quot;id&quot;:3588,&quot;uri&quot;:[&quot;http://zotero.org/users/1913249/items/39JH9QJG&quot;],&quot;prefix&quot;:&quot;&quot;,&quot;itemData&quot;:{&quot;citation-key&quot;:&quot;waite_abstraction_2016&quot;,&quot;URL&quot;:&quot;http://dl.acm.org/citation.cfm?doid=2978249.2978272&quot;,&quot;publisher-place&quot;:&quot;M&amp;#252;nster, Germany&quot;,&quot;language&quot;:&quot;e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event-title&quot;:&quot;the 11th Workshop in Primary and Secondary Computing Education&quot;,&quot;type&quot;:&quot;paper-conference&quot;,&quot;source&quot;:&quot;DOI.org (Crossref)&quot;,&quot;accessed&quot;:{&quot;date-parts&quot;:[[&quot;2020&quot;,11,12]]},&quot;DOI&quot;:&quot;10.1145/2978249.2978272&quot;,&quot;title&quot;:&quot;Abstraction and common classroom activities&quot;,&quot;container-title&quot;:&quot;Proceedings of the 11th Workshop in Primary and Secondary Computing Education on ZZZ - WiPSCE '16&quot;,&quot;page&quot;:&quot;112-113&quot;,&quot;issued&quot;:{&quot;date-parts&quot;:[[&quot;2016&quot;]]},&quot;id&quot;:&quot;waite_abstraction_2016&quot;,&quot;event-place&quot;:&quot;M&amp;#252;nster, Germany&quot;,&quot;publisher&quot;:&quot;ACM Press&quot;,&quot;ISBN&quot;:&quot;978-1-4503-4223-0&quot;}},{&quot;suffix&quot;:&quot;&quot;,&quot;uris&quot;:[&quot;http://zotero.org/users/1913249/items/8KSA6TV2&quot;],&quot;id&quot;:3663,&quot;uri&quot;:[&quot;http://zotero.org/users/1913249/items/8KSA6TV2&quot;],&quot;prefix&quot;:&quot;&quot;,&quot;itemData&quot;:{&quot;citation-key&quot;:&quot;waite_abstraction_2018-1&quot;,&quot;URL&quot;:&quot;https://ijcses.org/index.php/ijcses/article/view/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N&quot;:&quot;2513-8359&quot;,&quot;volume&quot;:&quot;2&quot;,&quot;issue&quot;:&quot;1&quot;,&quot;title-short&quot;:&quot;Abstraction in action&quot;,&quot;accessed&quot;:{&quot;date-parts&quot;:[[&quot;2020&quot;,10,17]]},&quot;DOI&quot;:&quot;10.21585/ijcses.v2i1.23&quot;,&quot;title&quot;:&quot;Abstraction in action: K-5 teachers' uses of levels of abstraction, particularly the design level, in teaching programming.&quot;,&quot;container-title&quot;:&quot;International Journal of Computer Science Education in Schools&quot;,&quot;page&quot;:&quot;14-40&quot;,&quot;issued&quot;:{&quot;date-parts&quot;:[[&quot;2018&quot;,1,31]]},&quot;id&quot;:&quot;waite_abstraction_2018-1&quot;,&quot;number&quot;:&quot;1&quot;,&quot;language&quot;:&quot;en&quot;,&quot;source&quot;:&quot;ijcses.org&quot;}}],&quot;citationID&quot;:&quot;psfgqnay&quot;,&quot;properties&quot;:{&quot;noteIndex&quot;:0,&quot;formattedCitation&quot;:&quot;[@statter_teaching_2016; @waite_abstraction_2016; @waite_abstraction_2018-1]&quot;}} RNDjfnkhrqlgs"/>&lt;Do Zotero Refresh: [@statter_teaching_2016; @waite_abstraction_2016; @waite_abstraction_2018-1]&gt;<text:reference-mark-end text:name="ZOTERO_ITEM CSL_CITATION {&quot;schema&quot;:&quot;https://github.com/citation-style-language/schema/raw/master/csl-citation.json&quot;,&quot;citationItems&quot;:[{&quot;suffix&quot;:&quot;&quot;,&quot;uris&quot;:[&quot;http://zotero.org/users/1913249/items/94B8KBTT&quot;],&quot;id&quot;:3583,&quot;uri&quot;:[&quot;http://zotero.org/users/1913249/items/94B8KBTT&quot;],&quot;prefix&quot;:&quot;&quot;,&quot;itemData&quot;:{&quot;citation-key&quot;:&quot;statter_teaching_2016&quot;,&quot;URL&quot;:&quot;http://dl.acm.org/citation.cfm?doid=2978249.2978261&quot;,&quot;publisher-place&quot;:&quot;M&amp;#252;nster, Germany&quot;,&quot;language&quot;:&quot;e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event-title&quot;:&quot;the 11th Workshop in Primary and Secondary Computing Education&quot;,&quot;type&quot;:&quot;paper-conference&quot;,&quot;source&quot;:&quot;DOI.org (Crossref)&quot;,&quot;accessed&quot;:{&quot;date-parts&quot;:[[&quot;2020&quot;,11,12]]},&quot;DOI&quot;:&quot;10.1145/2978249.2978261&quot;,&quot;title&quot;:&quot;Teaching Abstract Thinking in Introduction to Computer Science for 7th Graders&quot;,&quot;container-title&quot;:&quot;Proceedings of the 11th Workshop in Primary and Secondary Computing Education on ZZZ - WiPSCE '16&quot;,&quot;page&quot;:&quot;80-83&quot;,&quot;issued&quot;:{&quot;date-parts&quot;:[[&quot;2016&quot;]]},&quot;id&quot;:&quot;statter_teaching_2016&quot;,&quot;event-place&quot;:&quot;M&amp;#252;nster, Germany&quot;,&quot;publisher&quot;:&quot;ACM Press&quot;,&quot;ISBN&quot;:&quot;978-1-4503-4223-0&quot;}},{&quot;suffix&quot;:&quot;&quot;,&quot;uris&quot;:[&quot;http://zotero.org/users/1913249/items/39JH9QJG&quot;],&quot;id&quot;:3588,&quot;uri&quot;:[&quot;http://zotero.org/users/1913249/items/39JH9QJG&quot;],&quot;prefix&quot;:&quot;&quot;,&quot;itemData&quot;:{&quot;citation-key&quot;:&quot;waite_abstraction_2016&quot;,&quot;URL&quot;:&quot;http://dl.acm.org/citation.cfm?doid=2978249.2978272&quot;,&quot;publisher-place&quot;:&quot;M&amp;#252;nster, Germany&quot;,&quot;language&quot;:&quot;e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event-title&quot;:&quot;the 11th Workshop in Primary and Secondary Computing Education&quot;,&quot;type&quot;:&quot;paper-conference&quot;,&quot;source&quot;:&quot;DOI.org (Crossref)&quot;,&quot;accessed&quot;:{&quot;date-parts&quot;:[[&quot;2020&quot;,11,12]]},&quot;DOI&quot;:&quot;10.1145/2978249.2978272&quot;,&quot;title&quot;:&quot;Abstraction and common classroom activities&quot;,&quot;container-title&quot;:&quot;Proceedings of the 11th Workshop in Primary and Secondary Computing Education on ZZZ - WiPSCE '16&quot;,&quot;page&quot;:&quot;112-113&quot;,&quot;issued&quot;:{&quot;date-parts&quot;:[[&quot;2016&quot;]]},&quot;id&quot;:&quot;waite_abstraction_2016&quot;,&quot;event-place&quot;:&quot;M&amp;#252;nster, Germany&quot;,&quot;publisher&quot;:&quot;ACM Press&quot;,&quot;ISBN&quot;:&quot;978-1-4503-4223-0&quot;}},{&quot;suffix&quot;:&quot;&quot;,&quot;uris&quot;:[&quot;http://zotero.org/users/1913249/items/8KSA6TV2&quot;],&quot;id&quot;:3663,&quot;uri&quot;:[&quot;http://zotero.org/users/1913249/items/8KSA6TV2&quot;],&quot;prefix&quot;:&quot;&quot;,&quot;itemData&quot;:{&quot;citation-key&quot;:&quot;waite_abstraction_2018-1&quot;,&quot;URL&quot;:&quot;https://ijcses.org/index.php/ijcses/article/view/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N&quot;:&quot;2513-8359&quot;,&quot;volume&quot;:&quot;2&quot;,&quot;issue&quot;:&quot;1&quot;,&quot;title-short&quot;:&quot;Abstraction in action&quot;,&quot;accessed&quot;:{&quot;date-parts&quot;:[[&quot;2020&quot;,10,17]]},&quot;DOI&quot;:&quot;10.21585/ijcses.v2i1.23&quot;,&quot;title&quot;:&quot;Abstraction in action: K-5 teachers' uses of levels of abstraction, particularly the design level, in teaching programming.&quot;,&quot;container-title&quot;:&quot;International Journal of Computer Science Education in Schools&quot;,&quot;page&quot;:&quot;14-40&quot;,&quot;issued&quot;:{&quot;date-parts&quot;:[[&quot;2018&quot;,1,31]]},&quot;id&quot;:&quot;waite_abstraction_2018-1&quot;,&quot;number&quot;:&quot;1&quot;,&quot;language&quot;:&quot;en&quot;,&quot;source&quot;:&quot;ijcses.org&quot;}}],&quot;citationID&quot;:&quot;psfgqnay&quot;,&quot;properties&quot;:{&quot;noteIndex&quot;:0,&quot;formattedCitation&quot;:&quot;[@statter_teaching_2016; @waite_abstraction_2016; @waite_abstraction_2018-1]&quot;}} RNDjfnkhrqlgs"/>.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tems&quot;:[{&quot;suffix&quot;:&quot;&quot;,&quot;uris&quot;:[&quot;http://zotero.org/users/1913249/items/5QGUDFAX&quot;],&quot;id&quot;:3132,&quot;uri&quot;:[&quot;http://zotero.org/users/1913249/items/5QGUDFAX&quot;],&quot;prefix&quot;:&quot;&quot;,&quot;itemData&quot;:{&quot;DOI&quot;:&quot;10.21585/ijcses.v2i1.23&quot;,&quot;URL&quot;:&quot;http://ijcses.org/index.php/ijcses/article/view/23&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ISSN&quot;:&quot;2513-8359&quot;,&quot;issue&quot;:&quot;1&quot;,&quot;volume&quot;:&quot;2&quot;,&quot;accessed&quot;:{&quot;date-parts&quot;:[[&quot;2019&quot;,12,10]]},&quot;type&quot;:&quot;article-journal&quot;,&quot;title&quot;:&quot;Abstraction in action: K-5 teachers' uses of levels of abstraction, particularly the design level, in teaching programming.&quot;,&quot;container-title&quot;:&quot;International Journal of Computer Science Education in Schools&quot;,&quot;page&quot;:&quot;14&quot;,&quot;issued&quot;:{&quot;date-parts&quot;:[[&quot;2018&quot;,1,31]]},&quot;id&quot;:&quot;waite_abstraction_2018&quot;,&quot;title-short&quot;:&quot;Abstraction in action&quot;,&quot;language&quot;:&quot;en&quot;,&quot;citation-key&quot;:&quot;waite_abstraction_2018&quot;}}],&quot;citationID&quot;:&quot;iftgravw&quot;,&quot;properties&quot;:{&quot;noteIndex&quot;:0,&quot;formattedCitation&quot;:&quot;[@waite_abstraction_2018]&quot;}} RNDpirnwggbnx"/>&lt;Do Zotero Refresh: [@waite_abstraction_2018]&gt;<text:reference-mark-end text:name="ZOTERO_ITEM CSL_CITATION {&quot;schema&quot;:&quot;https://github.com/citation-style-language/schema/raw/master/csl-citation.json&quot;,&quot;citationItems&quot;:[{&quot;suffix&quot;:&quot;&quot;,&quot;uris&quot;:[&quot;http://zotero.org/users/1913249/items/5QGUDFAX&quot;],&quot;id&quot;:3132,&quot;uri&quot;:[&quot;http://zotero.org/users/1913249/items/5QGUDFAX&quot;],&quot;prefix&quot;:&quot;&quot;,&quot;itemData&quot;:{&quot;DOI&quot;:&quot;10.21585/ijcses.v2i1.23&quot;,&quot;URL&quot;:&quot;http://ijcses.org/index.php/ijcses/article/view/23&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ISSN&quot;:&quot;2513-8359&quot;,&quot;issue&quot;:&quot;1&quot;,&quot;volume&quot;:&quot;2&quot;,&quot;accessed&quot;:{&quot;date-parts&quot;:[[&quot;2019&quot;,12,10]]},&quot;type&quot;:&quot;article-journal&quot;,&quot;title&quot;:&quot;Abstraction in action: K-5 teachers' uses of levels of abstraction, particularly the design level, in teaching programming.&quot;,&quot;container-title&quot;:&quot;International Journal of Computer Science Education in Schools&quot;,&quot;page&quot;:&quot;14&quot;,&quot;issued&quot;:{&quot;date-parts&quot;:[[&quot;2018&quot;,1,31]]},&quot;id&quot;:&quot;waite_abstraction_2018&quot;,&quot;title-short&quot;:&quot;Abstraction in action&quot;,&quot;language&quot;:&quot;en&quot;,&quot;citation-key&quot;:&quot;waite_abstraction_2018&quot;}}],&quot;citationID&quot;:&quot;iftgravw&quot;,&quot;properties&quot;:{&quot;noteIndex&quot;:0,&quot;formattedCitation&quot;:&quot;[@waite_abstraction_2018]&quot;}} RNDpirnwggbnx"/></text:p>
      <text:h text:style-name="Heading_20_3" text:outline-level="3"><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schema&quot;:&quot;https://github.com/citation-style-language/schema/raw/master/csl-citation.json&quot;,&quot;citationItems&quot;:[{&quot;suffix&quot;:&quot;&quot;,&quot;uris&quot;:[&quot;http://zotero.org/users/1913249/items/UVA9VT54&quot;],&quot;id&quot;:3685,&quot;uri&quot;:[&quot;http://zotero.org/users/1913249/items/UVA9VT54&quot;],&quot;prefix&quot;:&quot;&quot;,&quot;itemData&quot;:{&quot;citation-key&quot;:&quot;sentance_teaching_2019&quot;,&quot;URL&quot;:&quot;https://doi.org/10.1080/08993408.2019.1608781&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type&quot;:&quot;article-journal&quot;,&quot;title-short&quot;:&quot;Teaching computer programming with PRIMM&quot;,&quot;issue&quot;:&quot;2-3&quot;,&quot;accessed&quot;:{&quot;date-parts&quot;:[[&quot;2023&quot;,3,15]]},&quot;volume&quot;:&quot;29&quot;,&quot;title&quot;:&quot;Teaching computer programming with PRIMM: a sociocultural perspective&quot;,&quot;container-title&quot;:&quot;Computer Science Education&quot;,&quot;page&quot;:&quot;136-176&quot;,&quot;issued&quot;:{&quot;date-parts&quot;:[[&quot;2019&quot;,7,3]]},&quot;id&quot;:&quot;sentance_teaching_2019&quot;,&quot;DOI&quot;:&quot;10.1080/08993408.2019.1608781&quot;,&quot;ISSN&quot;:&quot;0899-3408&quot;,&quot;publisher&quot;:&quot;Routledge&quot;}}],&quot;citationID&quot;:&quot;pnvytijb&quot;,&quot;properties&quot;:{&quot;noteIndex&quot;:0,&quot;formattedCitation&quot;:&quot;[@sentance_teaching_2019]&quot;}} RNDaamhsvnmce"/>&lt;Do Zotero Refresh: [@sentance_teaching_2019]&gt;<text:reference-mark-end text:name="ZOTERO_ITEM CSL_CITATION {&quot;schema&quot;:&quot;https://github.com/citation-style-language/schema/raw/master/csl-citation.json&quot;,&quot;citationItems&quot;:[{&quot;suffix&quot;:&quot;&quot;,&quot;uris&quot;:[&quot;http://zotero.org/users/1913249/items/UVA9VT54&quot;],&quot;id&quot;:3685,&quot;uri&quot;:[&quot;http://zotero.org/users/1913249/items/UVA9VT54&quot;],&quot;prefix&quot;:&quot;&quot;,&quot;itemData&quot;:{&quot;citation-key&quot;:&quot;sentance_teaching_2019&quot;,&quot;URL&quot;:&quot;https://doi.org/10.1080/08993408.2019.1608781&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type&quot;:&quot;article-journal&quot;,&quot;title-short&quot;:&quot;Teaching computer programming with PRIMM&quot;,&quot;issue&quot;:&quot;2-3&quot;,&quot;accessed&quot;:{&quot;date-parts&quot;:[[&quot;2023&quot;,3,15]]},&quot;volume&quot;:&quot;29&quot;,&quot;title&quot;:&quot;Teaching computer programming with PRIMM: a sociocultural perspective&quot;,&quot;container-title&quot;:&quot;Computer Science Education&quot;,&quot;page&quot;:&quot;136-176&quot;,&quot;issued&quot;:{&quot;date-parts&quot;:[[&quot;2019&quot;,7,3]]},&quot;id&quot;:&quot;sentance_teaching_2019&quot;,&quot;DOI&quot;:&quot;10.1080/08993408.2019.1608781&quot;,&quot;ISSN&quot;:&quot;0899-3408&quot;,&quot;publisher&quot;:&quot;Routledge&quot;}}],&quot;citationID&quot;:&quot;pnvytijb&quot;,&quot;properties&quot;:{&quot;noteIndex&quot;:0,&quot;formattedCitation&quot;:&quot;[@sentance_teaching_2019]&quot;}} RNDaamhsvnmce"/>.</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In proposing PRIMM Sentence et al highlights a deficit of exploration based approaches of Papert and constructionism proposed by Grover <text:reference-mark-start text:name="ZOTERO_ITEM CSL_CITATION {&quot;schema&quot;:&quot;https://github.com/citation-style-language/schema/raw/master/csl-citation.json&quot;,&quot;citationItems&quot;:[{&quot;suppress-author&quot;:true,&quot;locator&quot;:&quot; 5&quot;,&quot;uris&quot;:[&quot;http://zotero.org/users/1913249/items/UVA9VT54&quot;],&quot;id&quot;:3685,&quot;uri&quot;:[&quot;http://zotero.org/users/1913249/items/UVA9VT54&quot;],&quot;prefix&quot;:&quot;&quot;,&quot;itemData&quot;:{&quot;citation-key&quot;:&quot;sentance_teaching_2019&quot;,&quot;URL&quot;:&quot;https://doi.org/10.1080/08993408.2019.1608781&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type&quot;:&quot;article-journal&quot;,&quot;title-short&quot;:&quot;Teaching computer programming with PRIMM&quot;,&quot;issue&quot;:&quot;2-3&quot;,&quot;accessed&quot;:{&quot;date-parts&quot;:[[&quot;2023&quot;,3,15]]},&quot;volume&quot;:&quot;29&quot;,&quot;title&quot;:&quot;Teaching computer programming with PRIMM: a sociocultural perspective&quot;,&quot;container-title&quot;:&quot;Computer Science Education&quot;,&quot;page&quot;:&quot;136-176&quot;,&quot;issued&quot;:{&quot;date-parts&quot;:[[&quot;2019&quot;,7,3]]},&quot;id&quot;:&quot;sentance_teaching_2019&quot;,&quot;DOI&quot;:&quot;10.1080/08993408.2019.1608781&quot;,&quot;ISSN&quot;:&quot;0899-3408&quot;,&quot;publisher&quot;:&quot;Routledge&quot;}}],&quot;citationID&quot;:&quot;mybcgspc&quot;,&quot;properties&quot;:{&quot;noteIndex&quot;:0,&quot;formattedCitation&quot;:&quot;[-@sentance_teaching_2019, p. 5]&quot;}} RNDzwemtuaptt"/>&lt;Do Zotero Refresh: [-@sentance_teaching_2019, p. 5]&gt;<text:reference-mark-end text:name="ZOTERO_ITEM CSL_CITATION {&quot;schema&quot;:&quot;https://github.com/citation-style-language/schema/raw/master/csl-citation.json&quot;,&quot;citationItems&quot;:[{&quot;suppress-author&quot;:true,&quot;locator&quot;:&quot; 5&quot;,&quot;uris&quot;:[&quot;http://zotero.org/users/1913249/items/UVA9VT54&quot;],&quot;id&quot;:3685,&quot;uri&quot;:[&quot;http://zotero.org/users/1913249/items/UVA9VT54&quot;],&quot;prefix&quot;:&quot;&quot;,&quot;itemData&quot;:{&quot;citation-key&quot;:&quot;sentance_teaching_2019&quot;,&quot;URL&quot;:&quot;https://doi.org/10.1080/08993408.2019.1608781&quot;,&quot;source&quot;:&quot;Taylor and Francis+NEJ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family&quot;:&quot;Sentance&quot;,&quot;given&quot;:&quot;Sue&quot;},{&quot;family&quot;:&quot;Waite&quot;,&quot;given&quot;:&quot;Jane&quot;},{&quot;family&quot;:&quot;Kallia&quot;,&quot;given&quot;:&quot;Maria&quot;}],&quot;type&quot;:&quot;article-journal&quot;,&quot;title-short&quot;:&quot;Teaching computer programming with PRIMM&quot;,&quot;issue&quot;:&quot;2-3&quot;,&quot;accessed&quot;:{&quot;date-parts&quot;:[[&quot;2023&quot;,3,15]]},&quot;volume&quot;:&quot;29&quot;,&quot;title&quot;:&quot;Teaching computer programming with PRIMM: a sociocultural perspective&quot;,&quot;container-title&quot;:&quot;Computer Science Education&quot;,&quot;page&quot;:&quot;136-176&quot;,&quot;issued&quot;:{&quot;date-parts&quot;:[[&quot;2019&quot;,7,3]]},&quot;id&quot;:&quot;sentance_teaching_2019&quot;,&quot;DOI&quot;:&quot;10.1080/08993408.2019.1608781&quot;,&quot;ISSN&quot;:&quot;0899-3408&quot;,&quot;publisher&quot;:&quot;Routledge&quot;}}],&quot;citationID&quot;:&quot;mybcgspc&quot;,&quot;properties&quot;:{&quot;noteIndex&quot;:0,&quot;formattedCitation&quot;:&quot;[-@sentance_teaching_2019, p. 5]&quot;}} RNDzwemtuaptt"/></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citationItems&quot;:[{&quot;suffix&quot;:&quot;&quot;,&quot;uris&quot;:[&quot;http://zotero.org/users/1913249/items/8KA63FXV&quot;],&quot;id&quot;:3624,&quot;uri&quot;:[&quot;http://zotero.org/users/1913249/items/8KA63FXV&quot;],&quot;prefix&quot;:&quot;&quot;,&quot;itemData&quot;:{&quot;DOI&quot;:&quot;10.1016/j.linged.2012.11.008&quot;,&quot;URL&quot;:&quot;http://www.sciencedirect.com/science/article/pii/S089858981200070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uthor&quot;:[{&quot;family&quot;:&quot;Macnaught&quot;,&quot;given&quot;:&quot;Lucy&quot;},{&quot;family&quot;:&quot;Maton&quot;,&quot;given&quot;:&quot;Karl&quot;},{&quot;family&quot;:&quot;Martin&quot;,&quot;given&quot;:&quot;J. R.&quot;},{&quot;family&quot;:&quot;Matruglio&quot;,&quot;given&quot;:&quot;Erika&quot;}],&quot;container-title-short&quot;:&quot;Linguistics and Education&quot;,&quot;ISSN&quot;:&quot;0898-5898&quot;,&quot;volume&quot;:&quot;24&quot;,&quot;issue&quot;:&quot;1&quot;,&quot;type&quot;:&quot;article-journal&quot;,&quot;accessed&quot;:{&quot;date-parts&quot;:[[&quot;2020&quot;,10,22]]},&quot;title-short&quot;:&quot;Jointly constructing semantic waves&quot;,&quot;title&quot;:&quot;Jointly constructing semantic waves: Implications for teacher training&quot;,&quot;container-title&quot;:&quot;Linguistics and Education&quot;,&quot;page&quot;:&quot;50-63&quot;,&quot;issued&quot;:{&quot;date-parts&quot;:[[&quot;2013&quot;,4,1]]},&quot;id&quot;:&quot;macnaught_jointly_2013&quot;,&quot;citation-key&quot;:&quot;macnaught_jointly_2013&quot;,&quot;language&quot;:&quot;en&quot;,&quot;collection-title&quot;:&quot;Cumulative knowledge-building in secondary schooling&quot;}}],&quot;citationID&quot;:&quot;xcuychgv&quot;,&quot;properties&quot;:{&quot;noteIndex&quot;:0,&quot;formattedCitation&quot;:&quot;[@macnaught_jointly_2013]&quot;}} RNDctheytczvi"/>&lt;Do Zotero Refresh: [@macnaught_jointly_2013]&gt;<text:reference-mark-end text:name="ZOTERO_ITEM CSL_CITATION {&quot;schema&quot;:&quot;https://github.com/citation-style-language/schema/raw/master/csl-citation.json&quot;,&quot;citationItems&quot;:[{&quot;suffix&quot;:&quot;&quot;,&quot;uris&quot;:[&quot;http://zotero.org/users/1913249/items/8KA63FXV&quot;],&quot;id&quot;:3624,&quot;uri&quot;:[&quot;http://zotero.org/users/1913249/items/8KA63FXV&quot;],&quot;prefix&quot;:&quot;&quot;,&quot;itemData&quot;:{&quot;DOI&quot;:&quot;10.1016/j.linged.2012.11.008&quot;,&quot;URL&quot;:&quot;http://www.sciencedirect.com/science/article/pii/S089858981200070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uthor&quot;:[{&quot;family&quot;:&quot;Macnaught&quot;,&quot;given&quot;:&quot;Lucy&quot;},{&quot;family&quot;:&quot;Maton&quot;,&quot;given&quot;:&quot;Karl&quot;},{&quot;family&quot;:&quot;Martin&quot;,&quot;given&quot;:&quot;J. R.&quot;},{&quot;family&quot;:&quot;Matruglio&quot;,&quot;given&quot;:&quot;Erika&quot;}],&quot;container-title-short&quot;:&quot;Linguistics and Education&quot;,&quot;ISSN&quot;:&quot;0898-5898&quot;,&quot;volume&quot;:&quot;24&quot;,&quot;issue&quot;:&quot;1&quot;,&quot;type&quot;:&quot;article-journal&quot;,&quot;accessed&quot;:{&quot;date-parts&quot;:[[&quot;2020&quot;,10,22]]},&quot;title-short&quot;:&quot;Jointly constructing semantic waves&quot;,&quot;title&quot;:&quot;Jointly constructing semantic waves: Implications for teacher training&quot;,&quot;container-title&quot;:&quot;Linguistics and Education&quot;,&quot;page&quot;:&quot;50-63&quot;,&quot;issued&quot;:{&quot;date-parts&quot;:[[&quot;2013&quot;,4,1]]},&quot;id&quot;:&quot;macnaught_jointly_2013&quot;,&quot;citation-key&quot;:&quot;macnaught_jointly_2013&quot;,&quot;language&quot;:&quot;en&quot;,&quot;collection-title&quot;:&quot;Cumulative knowledge-building in secondary schooling&quot;}}],&quot;citationID&quot;:&quot;xcuychgv&quot;,&quot;properties&quot;:{&quot;noteIndex&quot;:0,&quot;formattedCitation&quot;:&quot;[@macnaught_jointly_2013]&quot;}} RNDctheytczvi"/>.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schema&quot;:&quot;https://github.com/citation-style-language/schema/raw/master/csl-citation.json&quot;,&quot;citationItems&quot;:[{&quot;suffix&quot;:&quot;&quot;,&quot;suppress-author&quot;:true,&quot;uris&quot;:[&quot;http://zotero.org/users/1913249/items/IHTMF2WC&quot;],&quot;id&quot;:3944,&quot;uri&quot;:[&quot;http://zotero.org/users/1913249/items/IHTMF2WC&quot;],&quot;prefix&quot;:&quot;&quot;,&quot;itemData&quot;:{&quot;citation-key&quot;:&quot;curzon_using_2020&quot;,&quot;URL&quot;:&quot;https://doi.org/10.1145/3421590.3421606&quot;,&quot;publisher-place&quot;:&quot;New York, NY, USA&quot;,&quot;publisher&quot;:&quot;Association for Computing Machine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uthor&quot;:[{&quot;family&quot;:&quot;Curzon&quot;,&quot;given&quot;:&quot;Paul&quot;},{&quot;family&quot;:&quot;Waite&quot;,&quot;given&quot;:&quot;Jane&quot;},{&quot;family&quot;:&quot;Maton&quot;,&quot;given&quot;:&quot;Karl&quot;},{&quot;family&quot;:&quot;Donohue&quot;,&quot;given&quot;:&quot;James&quot;}],&quot;type&quot;:&quot;paper-conference&quot;,&quot;DOI&quot;:&quot;10.1145/3421590.3421606&quot;,&quot;ISBN&quot;:&quot;978-1-4503-8759-0&quot;,&quot;event-place&quot;:&quot;New York, NY, USA&quot;,&quot;title&quot;:&quot;Using semantic waves to analyse the effectiveness of unplugged computing activities&quot;,&quot;container-title&quot;:&quot;Proceedings of the 15th Workshop on Primary and Secondary Computing Education&quot;,&quot;page&quot;:&quot;1–10&quot;,&quot;issued&quot;:{&quot;date-parts&quot;:[[&quot;2020&quot;,10,28]]},&quot;id&quot;:&quot;curzon_using_2020&quot;,&quot;source&quot;:&quot;ACM Digital Library&quot;,&quot;accessed&quot;:{&quot;date-parts&quot;:[[&quot;2022&quot;,1,23]]},&quot;collection-title&quot;:&quot;WiPSCE '20&quot;}}],&quot;citationID&quot;:&quot;sllripdc&quot;,&quot;properties&quot;:{&quot;noteIndex&quot;:0,&quot;formattedCitation&quot;:&quot;[-@curzon_using_2020]&quot;}} RNDjdrcwpfrni"/>&lt;Do Zotero Refresh: [-@curzon_using_2020]&gt;<text:reference-mark-end text:name="ZOTERO_ITEM CSL_CITATION {&quot;schema&quot;:&quot;https://github.com/citation-style-language/schema/raw/master/csl-citation.json&quot;,&quot;citationItems&quot;:[{&quot;suffix&quot;:&quot;&quot;,&quot;suppress-author&quot;:true,&quot;uris&quot;:[&quot;http://zotero.org/users/1913249/items/IHTMF2WC&quot;],&quot;id&quot;:3944,&quot;uri&quot;:[&quot;http://zotero.org/users/1913249/items/IHTMF2WC&quot;],&quot;prefix&quot;:&quot;&quot;,&quot;itemData&quot;:{&quot;citation-key&quot;:&quot;curzon_using_2020&quot;,&quot;URL&quot;:&quot;https://doi.org/10.1145/3421590.3421606&quot;,&quot;publisher-place&quot;:&quot;New York, NY, USA&quot;,&quot;publisher&quot;:&quot;Association for Computing Machine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uthor&quot;:[{&quot;family&quot;:&quot;Curzon&quot;,&quot;given&quot;:&quot;Paul&quot;},{&quot;family&quot;:&quot;Waite&quot;,&quot;given&quot;:&quot;Jane&quot;},{&quot;family&quot;:&quot;Maton&quot;,&quot;given&quot;:&quot;Karl&quot;},{&quot;family&quot;:&quot;Donohue&quot;,&quot;given&quot;:&quot;James&quot;}],&quot;type&quot;:&quot;paper-conference&quot;,&quot;DOI&quot;:&quot;10.1145/3421590.3421606&quot;,&quot;ISBN&quot;:&quot;978-1-4503-8759-0&quot;,&quot;event-place&quot;:&quot;New York, NY, USA&quot;,&quot;title&quot;:&quot;Using semantic waves to analyse the effectiveness of unplugged computing activities&quot;,&quot;container-title&quot;:&quot;Proceedings of the 15th Workshop on Primary and Secondary Computing Education&quot;,&quot;page&quot;:&quot;1–10&quot;,&quot;issued&quot;:{&quot;date-parts&quot;:[[&quot;2020&quot;,10,28]]},&quot;id&quot;:&quot;curzon_using_2020&quot;,&quot;source&quot;:&quot;ACM Digital Library&quot;,&quot;accessed&quot;:{&quot;date-parts&quot;:[[&quot;2022&quot;,1,23]]},&quot;collection-title&quot;:&quot;WiPSCE '20&quot;}}],&quot;citationID&quot;:&quot;sllripdc&quot;,&quot;properties&quot;:{&quot;noteIndex&quot;:0,&quot;formattedCitation&quot;:&quot;[-@curzon_using_2020]&quot;}} RNDjdrcwpfrni"/>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3">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citationItems&quot;:[{&quot;suffix&quot;:&quot;&quot;,&quot;suppress-author&quot;:true,&quot;uris&quot;:[&quot;http://zotero.org/users/1913249/items/M2JH9UT3&quot;],&quot;id&quot;:3872,&quot;uri&quot;:[&quot;http://zotero.org/users/1913249/items/M2JH9UT3&quot;],&quot;prefix&quot;:&quot;&quot;,&quot;itemData&quot;:{&quot;DOI&quot;:&quot;10.1145/1929887.1929902&quot;,&quot;URL&quot;:&quot;http://doi.acm.org/10.1145/1929887.1929902&quot;,&quot;ISSN&quot;:&quot;2153-2184&quot;,&quot;source&quot;:&quot;ACM Digital Library&quot;,&quot;issue&quot;:&quot;1&quot;,&quot;volume&quot;:&quot;2&quot;,&quot;accessed&quot;:{&quot;date-parts&quot;:[[&quot;2018&quot;,9,15]]},&quot;type&quot;:&quot;article-journal&quot;,&quot;title&quot;:&quot;Computational thinking for youth in practice&quot;,&quot;container-title&quot;:&quot;ACM Inroads&quot;,&quot;page&quot;:&quot;32–37&quot;,&quot;issued&quot;:{&quot;date-parts&quot;:[[&quot;2011&quot;,2]]},&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ID&quot;:&quot;ytdankfl&quot;,&quot;properties&quot;:{&quot;noteIndex&quot;:0,&quot;formattedCitation&quot;:&quot;[-@lee_computational_2011]&quot;}} RNDeilaqdmcuu"/>&lt;Do Zotero Refresh: [-@lee_computational_2011]&gt;<text:reference-mark-end text:name="ZOTERO_ITEM CSL_CITATION {&quot;schema&quot;:&quot;https://github.com/citation-style-language/schema/raw/master/csl-citation.json&quot;,&quot;citationItems&quot;:[{&quot;suffix&quot;:&quot;&quot;,&quot;suppress-author&quot;:true,&quot;uris&quot;:[&quot;http://zotero.org/users/1913249/items/M2JH9UT3&quot;],&quot;id&quot;:3872,&quot;uri&quot;:[&quot;http://zotero.org/users/1913249/items/M2JH9UT3&quot;],&quot;prefix&quot;:&quot;&quot;,&quot;itemData&quot;:{&quot;DOI&quot;:&quot;10.1145/1929887.1929902&quot;,&quot;URL&quot;:&quot;http://doi.acm.org/10.1145/1929887.1929902&quot;,&quot;ISSN&quot;:&quot;2153-2184&quot;,&quot;source&quot;:&quot;ACM Digital Library&quot;,&quot;issue&quot;:&quot;1&quot;,&quot;volume&quot;:&quot;2&quot;,&quot;accessed&quot;:{&quot;date-parts&quot;:[[&quot;2018&quot;,9,15]]},&quot;type&quot;:&quot;article-journal&quot;,&quot;title&quot;:&quot;Computational thinking for youth in practice&quot;,&quot;container-title&quot;:&quot;ACM Inroads&quot;,&quot;page&quot;:&quot;32–37&quot;,&quot;issued&quot;:{&quot;date-parts&quot;:[[&quot;2011&quot;,2]]},&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ID&quot;:&quot;ytdankfl&quot;,&quot;properties&quot;:{&quot;noteIndex&quot;:0,&quot;formattedCitation&quot;:&quot;[-@lee_computational_2011]&quot;}} RNDeilaqdmcuu"/>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citationItems&quot;:[{&quot;suffix&quot;:&quot;&quot;,&quot;uris&quot;:[&quot;http://zotero.org/users/1913249/items/VJ5HVJHB&quot;],&quot;id&quot;:275,&quot;uri&quot;:[&quot;http://zotero.org/users/1913249/items/VJ5HVJHB&quot;],&quot;prefix&quot;:&quot;&quot;,&quot;itemData&quot;:{&quot;citation-key&quot;:&quot;denner_computer_2012&quot;,&quot;URL&quot;:&quot;http://linkinghub.elsevier.com/retrieve/pii/S0360131511001849&quot;,&quot;source&quot;:&quot;Crossref&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uthor&quot;:[{&quot;family&quot;:&quot;Denner&quot;,&quot;given&quot;:&quot;Jill&quot;},{&quot;family&quot;:&quot;Werner&quot;,&quot;given&quot;:&quot;Linda&quot;},{&quot;family&quot;:&quot;Ortiz&quot;,&quot;given&quot;:&quot;Eloy&quot;}],&quot;type&quot;:&quot;article-journal&quot;,&quot;title-short&quot;:&quot;Computer games created by middle school girls&quot;,&quot;issue&quot;:&quot;1&quot;,&quot;accessed&quot;:{&quot;date-parts&quot;:[[&quot;2018&quot;,4,21]]},&quot;volume&quot;:&quot;58&quot;,&quot;title&quot;:&quot;Computer games created by middle school girls: Can they be used to measure understanding of computer science concepts?&quot;,&quot;container-title&quot;:&quot;Computers &amp; Education&quot;,&quot;page&quot;:&quot;240-249&quot;,&quot;issued&quot;:{&quot;date-parts&quot;:[[&quot;2012&quot;,1]]},&quot;id&quot;:&quot;denner_computer_2012&quot;,&quot;DOI&quot;:&quot;10.1016/j.compedu.2011.08.006&quot;,&quot;ISSN&quot;:&quot;03601315&quot;,&quot;language&quot;:&quot;en&quot;}},{&quot;suffix&quot;:&quot;&quot;,&quot;uris&quot;:[&quot;http://zotero.org/users/1913249/items/RUWZA8Q7&quot;],&quot;id&quot;:3768,&quot;uri&quot;:[&quot;http://zotero.org/users/1913249/items/RUWZA8Q7&quot;],&quot;prefix&quot;:&quot;&quot;,&quot;itemData&quot;:{&quot;DOI&quot;:&quot;10.4018/ijgbl.2014070102&quot;,&quot;URL&quot;:&quot;https://www.igi-global.com/article/using-game-mechanics-to-measure-what-students-learn-from-programming-games/117696&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container-title-short&quot;:&quot;IJGBL&quot;,&quot;ISSN&quot;:&quot;2155-6849 DOI: 10.4018/ijgbl.2014070102&quot;,&quot;issue&quot;:&quot;3&quot;,&quot;volume&quot;:&quot;4&quot;,&quot;accessed&quot;:{&quot;date-parts&quot;:[[&quot;2018&quot;,4,21]]},&quot;type&quot;:&quot;article-journal&quot;,&quot;title&quot;:&quot;Using game mechanics to measure what students learn from programming games&quot;,&quot;container-title&quot;:&quot;International Journal of Game-Based Learning (IJGBL)&quot;,&quot;page&quot;:&quot;13-22&quot;,&quot;issued&quot;:{&quot;date-parts&quot;:[[&quot;2014&quot;,7,1]]},&quot;id&quot;:&quot;denner_using_2014&quot;,&quot;license&quot;:&quot;Access limited to members&quot;,&quot;language&quot;:&quot;en&quot;,&quot;citation-key&quot;:&quot;denner_using_2014&quot;}},{&quot;suffix&quot;:&quot;&quot;,&quot;uris&quot;:[&quot;http://zotero.org/users/1913249/items/PH47MUUV&quot;],&quot;id&quot;:280,&quot;uri&quot;:[&quot;http://zotero.org/users/1913249/items/PH47MUUV&quot;],&quot;prefix&quot;:&quot;&quot;,&quot;itemData&quot;:{&quot;DOI&quot;:&quot;10.1145/2445196.2445322&quot;,&quot;URL&quot;:&quot;http://dl.acm.org/citation.cfm?doid=2445196.2445322&quot;,&quot;title-short&quot;:&quot;Pair programming for middle school students&quot;,&quot;language&quot;:&quot;en&quot;,&quot;type&quot;:&quot;paper-conference&quot;,&quot;publisher&quot;:&quot;ACM Press&quot;,&quot;accessed&quot;:{&quot;date-parts&quot;:[[&quot;2018&quot;,4,21]]},&quot;source&quot;:&quot;Crossref&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age&quot;:&quot;421&quot;,&quot;issued&quot;:{&quot;date-parts&quot;:[[&quot;2013&quot;]]},&quot;id&quot;:&quot;werner_pair_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citation-key&quot;:&quot;werner_pair_2013&quot;,&quot;ISBN&quot;:&quot;978-1-4503-1868-6&quot;}},{&quot;suffix&quot;:&quot;&quot;,&quot;uris&quot;:[&quot;http://zotero.org/users/1913249/items/GK5Z3NX3&quot;],&quot;id&quot;:2929,&quot;uri&quot;:[&quot;http://zotero.org/users/1913249/items/GK5Z3NX3&quot;],&quot;prefix&quot;:&quot;&quot;,&quot;itemData&quot;:{&quot;citation-key&quot;:&quot;werner_children_2014&quot;,&quot;URL&quot;:&quot;http://dl.acm.org/citation.cfm?doid=2698235.2677091&quot;,&quot;source&quot;:&quot;Crossref&quot;,&quot;author&quot;:[{&quot;family&quot;:&quot;Werner&quot;,&quot;given&quot;:&quot;Linda&quot;},{&quot;family&quot;:&quot;Denner&quot;,&quot;given&quot;:&quot;Jill&quot;},{&quot;family&quot;:&quot;Campe&quot;,&quot;given&quot;:&quot;Shannon&quot;}],&quot;type&quot;:&quot;article-journal&quot;,&quot;title-short&quot;:&quot;Children Programming Games&quot;,&quot;issue&quot;:&quot;4&quot;,&quot;accessed&quot;:{&quot;date-parts&quot;:[[&quot;2018&quot;,8,16]]},&quot;volume&quot;:&quot;14&quot;,&quot;title&quot;:&quot;Children Programming Games: A Strategy for Measuring Computational Learning&quot;,&quot;container-title&quot;:&quot;ACM Transactions on Computing Education&quot;,&quot;page&quot;:&quot;1-22&quot;,&quot;issued&quot;:{&quot;date-parts&quot;:[[&quot;2014&quot;,12,23]]},&quot;id&quot;:&quot;werner_children_2014&quot;,&quot;DOI&quot;:&quot;10.1145/2677091&quot;,&quot;ISSN&quot;:&quot;19466226&quot;,&quot;language&quot;:&quot;en&quot;}}],&quot;citationID&quot;:&quot;rxwbbney&quot;,&quot;properties&quot;:{&quot;noteIndex&quot;:0,&quot;formattedCitation&quot;:&quot;[@denner_computer_2012; @denner_using_2014; @werner_pair_2013; @werner_children_2014]&quot;}} RNDckpqsokvpx"/>&lt;Do Zotero Refresh: [@denner_computer_2012; @denner_using_2014; @werner_pair_2013; @werner_children_2014]&gt;<text:reference-mark-end text:name="ZOTERO_ITEM CSL_CITATION {&quot;schema&quot;:&quot;https://github.com/citation-style-language/schema/raw/master/csl-citation.json&quot;,&quot;citationItems&quot;:[{&quot;suffix&quot;:&quot;&quot;,&quot;uris&quot;:[&quot;http://zotero.org/users/1913249/items/VJ5HVJHB&quot;],&quot;id&quot;:275,&quot;uri&quot;:[&quot;http://zotero.org/users/1913249/items/VJ5HVJHB&quot;],&quot;prefix&quot;:&quot;&quot;,&quot;itemData&quot;:{&quot;citation-key&quot;:&quot;denner_computer_2012&quot;,&quot;URL&quot;:&quot;http://linkinghub.elsevier.com/retrieve/pii/S0360131511001849&quot;,&quot;source&quot;:&quot;Crossref&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uthor&quot;:[{&quot;family&quot;:&quot;Denner&quot;,&quot;given&quot;:&quot;Jill&quot;},{&quot;family&quot;:&quot;Werner&quot;,&quot;given&quot;:&quot;Linda&quot;},{&quot;family&quot;:&quot;Ortiz&quot;,&quot;given&quot;:&quot;Eloy&quot;}],&quot;type&quot;:&quot;article-journal&quot;,&quot;title-short&quot;:&quot;Computer games created by middle school girls&quot;,&quot;issue&quot;:&quot;1&quot;,&quot;accessed&quot;:{&quot;date-parts&quot;:[[&quot;2018&quot;,4,21]]},&quot;volume&quot;:&quot;58&quot;,&quot;title&quot;:&quot;Computer games created by middle school girls: Can they be used to measure understanding of computer science concepts?&quot;,&quot;container-title&quot;:&quot;Computers &amp; Education&quot;,&quot;page&quot;:&quot;240-249&quot;,&quot;issued&quot;:{&quot;date-parts&quot;:[[&quot;2012&quot;,1]]},&quot;id&quot;:&quot;denner_computer_2012&quot;,&quot;DOI&quot;:&quot;10.1016/j.compedu.2011.08.006&quot;,&quot;ISSN&quot;:&quot;03601315&quot;,&quot;language&quot;:&quot;en&quot;}},{&quot;suffix&quot;:&quot;&quot;,&quot;uris&quot;:[&quot;http://zotero.org/users/1913249/items/RUWZA8Q7&quot;],&quot;id&quot;:3768,&quot;uri&quot;:[&quot;http://zotero.org/users/1913249/items/RUWZA8Q7&quot;],&quot;prefix&quot;:&quot;&quot;,&quot;itemData&quot;:{&quot;DOI&quot;:&quot;10.4018/ijgbl.2014070102&quot;,&quot;URL&quot;:&quot;https://www.igi-global.com/article/using-game-mechanics-to-measure-what-students-learn-from-programming-games/117696&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container-title-short&quot;:&quot;IJGBL&quot;,&quot;ISSN&quot;:&quot;2155-6849 DOI: 10.4018/ijgbl.2014070102&quot;,&quot;issue&quot;:&quot;3&quot;,&quot;volume&quot;:&quot;4&quot;,&quot;accessed&quot;:{&quot;date-parts&quot;:[[&quot;2018&quot;,4,21]]},&quot;type&quot;:&quot;article-journal&quot;,&quot;title&quot;:&quot;Using game mechanics to measure what students learn from programming games&quot;,&quot;container-title&quot;:&quot;International Journal of Game-Based Learning (IJGBL)&quot;,&quot;page&quot;:&quot;13-22&quot;,&quot;issued&quot;:{&quot;date-parts&quot;:[[&quot;2014&quot;,7,1]]},&quot;id&quot;:&quot;denner_using_2014&quot;,&quot;license&quot;:&quot;Access limited to members&quot;,&quot;language&quot;:&quot;en&quot;,&quot;citation-key&quot;:&quot;denner_using_2014&quot;}},{&quot;suffix&quot;:&quot;&quot;,&quot;uris&quot;:[&quot;http://zotero.org/users/1913249/items/PH47MUUV&quot;],&quot;id&quot;:280,&quot;uri&quot;:[&quot;http://zotero.org/users/1913249/items/PH47MUUV&quot;],&quot;prefix&quot;:&quot;&quot;,&quot;itemData&quot;:{&quot;DOI&quot;:&quot;10.1145/2445196.2445322&quot;,&quot;URL&quot;:&quot;http://dl.acm.org/citation.cfm?doid=2445196.2445322&quot;,&quot;title-short&quot;:&quot;Pair programming for middle school students&quot;,&quot;language&quot;:&quot;en&quot;,&quot;type&quot;:&quot;paper-conference&quot;,&quot;publisher&quot;:&quot;ACM Press&quot;,&quot;accessed&quot;:{&quot;date-parts&quot;:[[&quot;2018&quot;,4,21]]},&quot;source&quot;:&quot;Crossref&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age&quot;:&quot;421&quot;,&quot;issued&quot;:{&quot;date-parts&quot;:[[&quot;2013&quot;]]},&quot;id&quot;:&quot;werner_pair_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citation-key&quot;:&quot;werner_pair_2013&quot;,&quot;ISBN&quot;:&quot;978-1-4503-1868-6&quot;}},{&quot;suffix&quot;:&quot;&quot;,&quot;uris&quot;:[&quot;http://zotero.org/users/1913249/items/GK5Z3NX3&quot;],&quot;id&quot;:2929,&quot;uri&quot;:[&quot;http://zotero.org/users/1913249/items/GK5Z3NX3&quot;],&quot;prefix&quot;:&quot;&quot;,&quot;itemData&quot;:{&quot;citation-key&quot;:&quot;werner_children_2014&quot;,&quot;URL&quot;:&quot;http://dl.acm.org/citation.cfm?doid=2698235.2677091&quot;,&quot;source&quot;:&quot;Crossref&quot;,&quot;author&quot;:[{&quot;family&quot;:&quot;Werner&quot;,&quot;given&quot;:&quot;Linda&quot;},{&quot;family&quot;:&quot;Denner&quot;,&quot;given&quot;:&quot;Jill&quot;},{&quot;family&quot;:&quot;Campe&quot;,&quot;given&quot;:&quot;Shannon&quot;}],&quot;type&quot;:&quot;article-journal&quot;,&quot;title-short&quot;:&quot;Children Programming Games&quot;,&quot;issue&quot;:&quot;4&quot;,&quot;accessed&quot;:{&quot;date-parts&quot;:[[&quot;2018&quot;,8,16]]},&quot;volume&quot;:&quot;14&quot;,&quot;title&quot;:&quot;Children Programming Games: A Strategy for Measuring Computational Learning&quot;,&quot;container-title&quot;:&quot;ACM Transactions on Computing Education&quot;,&quot;page&quot;:&quot;1-22&quot;,&quot;issued&quot;:{&quot;date-parts&quot;:[[&quot;2014&quot;,12,23]]},&quot;id&quot;:&quot;werner_children_2014&quot;,&quot;DOI&quot;:&quot;10.1145/2677091&quot;,&quot;ISSN&quot;:&quot;19466226&quot;,&quot;language&quot;:&quot;en&quot;}}],&quot;citationID&quot;:&quot;rxwbbney&quot;,&quot;properties&quot;:{&quot;noteIndex&quot;:0,&quot;formattedCitation&quot;:&quot;[@denner_computer_2012; @denner_using_2014; @werner_pair_2013; @werner_children_2014]&quot;}} RNDckpqsokvpx"/>.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citationItems&quot;:[{&quot;suffix&quot;:&quot;&quot;,&quot;suppress-author&quot;:true,&quot;uris&quot;:[&quot;http://zotero.org/users/1913249/items/M2JH9UT3&quot;],&quot;id&quot;:3872,&quot;uri&quot;:[&quot;http://zotero.org/users/1913249/items/M2JH9UT3&quot;],&quot;prefix&quot;:&quot;&quot;,&quot;itemData&quot;:{&quot;DOI&quot;:&quot;10.1145/1929887.1929902&quot;,&quot;URL&quot;:&quot;http://doi.acm.org/10.1145/1929887.1929902&quot;,&quot;ISSN&quot;:&quot;2153-2184&quot;,&quot;source&quot;:&quot;ACM Digital Library&quot;,&quot;issue&quot;:&quot;1&quot;,&quot;volume&quot;:&quot;2&quot;,&quot;accessed&quot;:{&quot;date-parts&quot;:[[&quot;2018&quot;,9,15]]},&quot;type&quot;:&quot;article-journal&quot;,&quot;title&quot;:&quot;Computational thinking for youth in practice&quot;,&quot;container-title&quot;:&quot;ACM Inroads&quot;,&quot;page&quot;:&quot;32–37&quot;,&quot;issued&quot;:{&quot;date-parts&quot;:[[&quot;2011&quot;,2]]},&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ID&quot;:&quot;fujjcvkt&quot;,&quot;properties&quot;:{&quot;noteIndex&quot;:0,&quot;formattedCitation&quot;:&quot;[-@lee_computational_2011]&quot;}} RNDywvsqnqnpr"/>&lt;Do Zotero Refresh: [-@lee_computational_2011]&gt;<text:reference-mark-end text:name="ZOTERO_ITEM CSL_CITATION {&quot;schema&quot;:&quot;https://github.com/citation-style-language/schema/raw/master/csl-citation.json&quot;,&quot;citationItems&quot;:[{&quot;suffix&quot;:&quot;&quot;,&quot;suppress-author&quot;:true,&quot;uris&quot;:[&quot;http://zotero.org/users/1913249/items/M2JH9UT3&quot;],&quot;id&quot;:3872,&quot;uri&quot;:[&quot;http://zotero.org/users/1913249/items/M2JH9UT3&quot;],&quot;prefix&quot;:&quot;&quot;,&quot;itemData&quot;:{&quot;DOI&quot;:&quot;10.1145/1929887.1929902&quot;,&quot;URL&quot;:&quot;http://doi.acm.org/10.1145/1929887.1929902&quot;,&quot;ISSN&quot;:&quot;2153-2184&quot;,&quot;source&quot;:&quot;ACM Digital Library&quot;,&quot;issue&quot;:&quot;1&quot;,&quot;volume&quot;:&quot;2&quot;,&quot;accessed&quot;:{&quot;date-parts&quot;:[[&quot;2018&quot;,9,15]]},&quot;type&quot;:&quot;article-journal&quot;,&quot;title&quot;:&quot;Computational thinking for youth in practice&quot;,&quot;container-title&quot;:&quot;ACM Inroads&quot;,&quot;page&quot;:&quot;32–37&quot;,&quot;issued&quot;:{&quot;date-parts&quot;:[[&quot;2011&quot;,2]]},&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ID&quot;:&quot;fujjcvkt&quot;,&quot;properties&quot;:{&quot;noteIndex&quot;:0,&quot;formattedCitation&quot;:&quot;[-@lee_computational_2011]&quot;}} RNDywvsqnqnpr"/></text:p>
      <text:p text:style-name="Text_20_body"><text:span text:style-name="T1">Use:</text:span> In the <text:span text:style-name="T3">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3">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citationItems&quot;:[{&quot;suffix&quot;:&quot;&quot;,&quot;uris&quot;:[&quot;http://zotero.org/users/1913249/items/7NFVC6Q7&quot;],&quot;id&quot;:2,&quot;uri&quot;:[&quot;http://zotero.org/users/1913249/items/7NFVC6Q7&quot;],&quot;prefix&quot;:&quot;&quot;,&quot;itemData&quot;:{&quot;citation-key&quot;:&quot;franklin_analysis_2020&quot;,&quot;URL&quot;:&quot;https://dl.acm.org/doi/10.1145/3372782.3406256&quot;,&quot;publisher-place&quot;:&quot;Virtual Event New Zealand&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title&quot;:&quot;ICER '20: International Computing Education Research Conference&quot;,&quot;type&quot;:&quot;paper-conference&quot;,&quot;source&quot;:&quot;DOI.org (Crossref)&quot;,&quot;accessed&quot;:{&quot;date-parts&quot;:[[&quot;2021&quot;,12,21]]},&quot;DOI&quot;:&quot;10.1145/3372782.3406256&quot;,&quot;title&quot;:&quot;An Analysis of Use-Modify-Create Pedagogical Approach's Success in Balancing Structure and Student Agency&quot;,&quot;container-title&quot;:&quot;Proceedings of the 2020 ACM Conference on International Computing Education Research&quot;,&quot;page&quot;:&quot;14-24&quot;,&quot;issued&quot;:{&quot;date-parts&quot;:[[&quot;2020&quot;,8,10]]},&quot;id&quot;:&quot;franklin_analysis_2020&quot;,&quot;event-place&quot;:&quot;Virtual Event New Zealand&quot;,&quot;publisher&quot;:&quot;ACM&quot;,&quot;ISBN&quot;:&quot;978-1-4503-7092-9&quot;}}],&quot;citationID&quot;:&quot;atpddfuv&quot;,&quot;properties&quot;:{&quot;noteIndex&quot;:0,&quot;formattedCitation&quot;:&quot;[@franklin_analysis_2020]&quot;}} RNDtericxcmhf"/>&lt;Do Zotero Refresh: [@franklin_analysis_2020]&gt;<text:reference-mark-end text:name="ZOTERO_ITEM CSL_CITATION {&quot;schema&quot;:&quot;https://github.com/citation-style-language/schema/raw/master/csl-citation.json&quot;,&quot;citationItems&quot;:[{&quot;suffix&quot;:&quot;&quot;,&quot;uris&quot;:[&quot;http://zotero.org/users/1913249/items/7NFVC6Q7&quot;],&quot;id&quot;:2,&quot;uri&quot;:[&quot;http://zotero.org/users/1913249/items/7NFVC6Q7&quot;],&quot;prefix&quot;:&quot;&quot;,&quot;itemData&quot;:{&quot;citation-key&quot;:&quot;franklin_analysis_2020&quot;,&quot;URL&quot;:&quot;https://dl.acm.org/doi/10.1145/3372782.3406256&quot;,&quot;publisher-place&quot;:&quot;Virtual Event New Zealand&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title&quot;:&quot;ICER '20: International Computing Education Research Conference&quot;,&quot;type&quot;:&quot;paper-conference&quot;,&quot;source&quot;:&quot;DOI.org (Crossref)&quot;,&quot;accessed&quot;:{&quot;date-parts&quot;:[[&quot;2021&quot;,12,21]]},&quot;DOI&quot;:&quot;10.1145/3372782.3406256&quot;,&quot;title&quot;:&quot;An Analysis of Use-Modify-Create Pedagogical Approach's Success in Balancing Structure and Student Agency&quot;,&quot;container-title&quot;:&quot;Proceedings of the 2020 ACM Conference on International Computing Education Research&quot;,&quot;page&quot;:&quot;14-24&quot;,&quot;issued&quot;:{&quot;date-parts&quot;:[[&quot;2020&quot;,8,10]]},&quot;id&quot;:&quot;franklin_analysis_2020&quot;,&quot;event-place&quot;:&quot;Virtual Event New Zealand&quot;,&quot;publisher&quot;:&quot;ACM&quot;,&quot;ISBN&quot;:&quot;978-1-4503-7092-9&quot;}}],&quot;citationID&quot;:&quot;atpddfuv&quot;,&quot;properties&quot;:{&quot;noteIndex&quot;:0,&quot;formattedCitation&quot;:&quot;[@franklin_analysis_2020]&quot;}} RNDtericxcmhf"/>.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citationItems&quot;:[{&quot;suffix&quot;:&quot;&quot;,&quot;uris&quot;:[&quot;http://zotero.org/users/1913249/items/QJZKAUK6&quot;],&quot;id&quot;:74,&quot;uri&quot;:[&quot;http://zotero.org/users/1913249/items/QJZKAUK6&quot;],&quot;prefix&quot;:&quot;&quot;,&quot;itemData&quot;:{&quot;citation-key&quot;:&quot;lytle_use_2019&quot;,&quot;URL&quot;:&quot;https://dl.acm.org/doi/10.1145/3304221.3319786&quot;,&quot;publisher-place&quot;:&quot;Aberdeen Scotland Uk&quot;,&quot;language&quot;:&quot;e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title&quot;:&quot;ITiCSE '19: Innovation and Technology in Computer Science Education&quot;,&quot;title-short&quot;:&quot;Use, Modify, Create&quot;,&quot;type&quot;:&quot;paper-conference&quot;,&quot;source&quot;:&quot;DOI.org (Crossref)&quot;,&quot;accessed&quot;:{&quot;date-parts&quot;:[[&quot;2021&quot;,3,25]]},&quot;DOI&quot;:&quot;10.1145/3304221.3319786&quot;,&quot;title&quot;:&quot;Use, Modify, Create: Comparing Computational Thinking Lesson Progressions for STEM Classes&quot;,&quot;container-title&quot;:&quot;Proceedings of the 2019 ACM Conference on Innovation and Technology in Computer Science Education&quot;,&quot;page&quot;:&quot;395-401&quot;,&quot;issued&quot;:{&quot;date-parts&quot;:[[&quot;2019&quot;,7,2]]},&quot;id&quot;:&quot;lytle_use_2019&quot;,&quot;event-place&quot;:&quot;Aberdeen Scotland Uk&quot;,&quot;publisher&quot;:&quot;ACM&quot;,&quot;ISBN&quot;:&quot;978-1-4503-6895-7&quot;}}],&quot;citationID&quot;:&quot;hryfnuyd&quot;,&quot;properties&quot;:{&quot;noteIndex&quot;:0,&quot;formattedCitation&quot;:&quot;[@lytle_use_2019]&quot;}} RNDhoqwgrqvvu"/>&lt;Do Zotero Refresh: [@lytle_use_2019]&gt;<text:reference-mark-end text:name="ZOTERO_ITEM CSL_CITATION {&quot;schema&quot;:&quot;https://github.com/citation-style-language/schema/raw/master/csl-citation.json&quot;,&quot;citationItems&quot;:[{&quot;suffix&quot;:&quot;&quot;,&quot;uris&quot;:[&quot;http://zotero.org/users/1913249/items/QJZKAUK6&quot;],&quot;id&quot;:74,&quot;uri&quot;:[&quot;http://zotero.org/users/1913249/items/QJZKAUK6&quot;],&quot;prefix&quot;:&quot;&quot;,&quot;itemData&quot;:{&quot;citation-key&quot;:&quot;lytle_use_2019&quot;,&quot;URL&quot;:&quot;https://dl.acm.org/doi/10.1145/3304221.3319786&quot;,&quot;publisher-place&quot;:&quot;Aberdeen Scotland Uk&quot;,&quot;language&quot;:&quot;e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title&quot;:&quot;ITiCSE '19: Innovation and Technology in Computer Science Education&quot;,&quot;title-short&quot;:&quot;Use, Modify, Create&quot;,&quot;type&quot;:&quot;paper-conference&quot;,&quot;source&quot;:&quot;DOI.org (Crossref)&quot;,&quot;accessed&quot;:{&quot;date-parts&quot;:[[&quot;2021&quot;,3,25]]},&quot;DOI&quot;:&quot;10.1145/3304221.3319786&quot;,&quot;title&quot;:&quot;Use, Modify, Create: Comparing Computational Thinking Lesson Progressions for STEM Classes&quot;,&quot;container-title&quot;:&quot;Proceedings of the 2019 ACM Conference on Innovation and Technology in Computer Science Education&quot;,&quot;page&quot;:&quot;395-401&quot;,&quot;issued&quot;:{&quot;date-parts&quot;:[[&quot;2019&quot;,7,2]]},&quot;id&quot;:&quot;lytle_use_2019&quot;,&quot;event-place&quot;:&quot;Aberdeen Scotland Uk&quot;,&quot;publisher&quot;:&quot;ACM&quot;,&quot;ISBN&quot;:&quot;978-1-4503-6895-7&quot;}}],&quot;citationID&quot;:&quot;hryfnuyd&quot;,&quot;properties&quot;:{&quot;noteIndex&quot;:0,&quot;formattedCitation&quot;:&quot;[@lytle_use_2019]&quot;}} RNDhoqwgrqvvu"/>.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citationItems&quot;:[{&quot;suffix&quot;:&quot;&quot;,&quot;uris&quot;:[&quot;http://zotero.org/users/1913249/items/KMBB3CBW&quot;],&quot;id&quot;:8703,&quot;uri&quot;:[&quot;http://zotero.org/users/1913249/items/KMBB3CBW&quot;],&quot;prefix&quot;:&quot;&quot;,&quot;itemData&quot;:{&quot;citation-key&quot;:&quot;lytle_use_2019-1&quot;,&quot;URL&quot;:&quot;https://dl.acm.org/doi/10.1145/3361721.3362110&quot;,&quot;publisher-place&quot;:&quot;New York, NY, USA&quot;,&quot;publisher&quot;:&quot;Association for Computing Machine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title-short&quot;:&quot;From 'Use' to 'Choose'&quot;,&quot;DOI&quot;:&quot;10.1145/3361721.3362110&quot;,&quot;ISBN&quot;:&quot;978-1-4503-7704-1&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age&quot;:&quot;1–6&quot;,&quot;issued&quot;:{&quot;date-parts&quot;:[[&quot;2019&quot;,10,23]]},&quot;id&quot;:&quot;lytle_use_2019-1&quot;,&quot;source&quot;:&quot;ACM Digital Library&quot;,&quot;accessed&quot;:{&quot;date-parts&quot;:[[&quot;2023&quot;,6,12]]},&quot;collection-title&quot;:&quot;WiPSCE'19&quot;}},{&quot;suffix&quot;:&quot;&quot;,&quot;uris&quot;:[&quot;http://zotero.org/users/1913249/items/QJZKAUK6&quot;],&quot;id&quot;:74,&quot;uri&quot;:[&quot;http://zotero.org/users/1913249/items/QJZKAUK6&quot;],&quot;prefix&quot;:&quot;&quot;,&quot;itemData&quot;:{&quot;citation-key&quot;:&quot;lytle_use_2019&quot;,&quot;URL&quot;:&quot;https://dl.acm.org/doi/10.1145/3304221.3319786&quot;,&quot;publisher-place&quot;:&quot;Aberdeen Scotland Uk&quot;,&quot;language&quot;:&quot;e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title&quot;:&quot;ITiCSE '19: Innovation and Technology in Computer Science Education&quot;,&quot;title-short&quot;:&quot;Use, Modify, Create&quot;,&quot;type&quot;:&quot;paper-conference&quot;,&quot;source&quot;:&quot;DOI.org (Crossref)&quot;,&quot;accessed&quot;:{&quot;date-parts&quot;:[[&quot;2021&quot;,3,25]]},&quot;DOI&quot;:&quot;10.1145/3304221.3319786&quot;,&quot;title&quot;:&quot;Use, Modify, Create: Comparing Computational Thinking Lesson Progressions for STEM Classes&quot;,&quot;container-title&quot;:&quot;Proceedings of the 2019 ACM Conference on Innovation and Technology in Computer Science Education&quot;,&quot;page&quot;:&quot;395-401&quot;,&quot;issued&quot;:{&quot;date-parts&quot;:[[&quot;2019&quot;,7,2]]},&quot;id&quot;:&quot;lytle_use_2019&quot;,&quot;event-place&quot;:&quot;Aberdeen Scotland Uk&quot;,&quot;publisher&quot;:&quot;ACM&quot;,&quot;ISBN&quot;:&quot;978-1-4503-6895-7&quot;}}],&quot;citationID&quot;:&quot;apqtuhbw&quot;,&quot;properties&quot;:{&quot;noteIndex&quot;:0,&quot;formattedCitation&quot;:&quot;[@lytle_use_2019-1; @lytle_use_2019]&quot;}} RNDeejljqciwp"/>&lt;Do Zotero Refresh: [@lytle_use_2019-1; @lytle_use_2019]&gt;<text:reference-mark-end text:name="ZOTERO_ITEM CSL_CITATION {&quot;schema&quot;:&quot;https://github.com/citation-style-language/schema/raw/master/csl-citation.json&quot;,&quot;citationItems&quot;:[{&quot;suffix&quot;:&quot;&quot;,&quot;uris&quot;:[&quot;http://zotero.org/users/1913249/items/KMBB3CBW&quot;],&quot;id&quot;:8703,&quot;uri&quot;:[&quot;http://zotero.org/users/1913249/items/KMBB3CBW&quot;],&quot;prefix&quot;:&quot;&quot;,&quot;itemData&quot;:{&quot;citation-key&quot;:&quot;lytle_use_2019-1&quot;,&quot;URL&quot;:&quot;https://dl.acm.org/doi/10.1145/3361721.3362110&quot;,&quot;publisher-place&quot;:&quot;New York, NY, USA&quot;,&quot;publisher&quot;:&quot;Association for Computing Machine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title-short&quot;:&quot;From 'Use' to 'Choose'&quot;,&quot;DOI&quot;:&quot;10.1145/3361721.3362110&quot;,&quot;ISBN&quot;:&quot;978-1-4503-7704-1&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age&quot;:&quot;1–6&quot;,&quot;issued&quot;:{&quot;date-parts&quot;:[[&quot;2019&quot;,10,23]]},&quot;id&quot;:&quot;lytle_use_2019-1&quot;,&quot;source&quot;:&quot;ACM Digital Library&quot;,&quot;accessed&quot;:{&quot;date-parts&quot;:[[&quot;2023&quot;,6,12]]},&quot;collection-title&quot;:&quot;WiPSCE'19&quot;}},{&quot;suffix&quot;:&quot;&quot;,&quot;uris&quot;:[&quot;http://zotero.org/users/1913249/items/QJZKAUK6&quot;],&quot;id&quot;:74,&quot;uri&quot;:[&quot;http://zotero.org/users/1913249/items/QJZKAUK6&quot;],&quot;prefix&quot;:&quot;&quot;,&quot;itemData&quot;:{&quot;citation-key&quot;:&quot;lytle_use_2019&quot;,&quot;URL&quot;:&quot;https://dl.acm.org/doi/10.1145/3304221.3319786&quot;,&quot;publisher-place&quot;:&quot;Aberdeen Scotland Uk&quot;,&quot;language&quot;:&quot;e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title&quot;:&quot;ITiCSE '19: Innovation and Technology in Computer Science Education&quot;,&quot;title-short&quot;:&quot;Use, Modify, Create&quot;,&quot;type&quot;:&quot;paper-conference&quot;,&quot;source&quot;:&quot;DOI.org (Crossref)&quot;,&quot;accessed&quot;:{&quot;date-parts&quot;:[[&quot;2021&quot;,3,25]]},&quot;DOI&quot;:&quot;10.1145/3304221.3319786&quot;,&quot;title&quot;:&quot;Use, Modify, Create: Comparing Computational Thinking Lesson Progressions for STEM Classes&quot;,&quot;container-title&quot;:&quot;Proceedings of the 2019 ACM Conference on Innovation and Technology in Computer Science Education&quot;,&quot;page&quot;:&quot;395-401&quot;,&quot;issued&quot;:{&quot;date-parts&quot;:[[&quot;2019&quot;,7,2]]},&quot;id&quot;:&quot;lytle_use_2019&quot;,&quot;event-place&quot;:&quot;Aberdeen Scotland Uk&quot;,&quot;publisher&quot;:&quot;ACM&quot;,&quot;ISBN&quot;:&quot;978-1-4503-6895-7&quot;}}],&quot;citationID&quot;:&quot;apqtuhbw&quot;,&quot;properties&quot;:{&quot;noteIndex&quot;:0,&quot;formattedCitation&quot;:&quot;[@lytle_use_2019-1; @lytle_use_2019]&quot;}} RNDeejljqciwp"/></text:p>
      <text:list text:style-name="L38">
        <text:list-item>
          <text:p text:style-name="P38">Scaffold Students and Teachers- Providing the necessary programming blocks students need to complete a choice</text:p>
        </text:list-item>
        <text:list-item>
          <text:p text:style-name="P38">Differentiate Choices by Difficulty - create choice systems that have varying difficulty</text:p>
        </text:list-item>
        <text:list-item>
          <text:p text:style-name="P38">Create Choices that Show Visible and Immediate Changes</text:p>
        </text:list-item>
        <text:list-item>
          <text:p text:style-name="P38">Make things Complex, not Complicated</text:p>
        </text:list-item>
        <text:list-item>
          <text:p text:style-name="P38">Draw from Student Desires - students will engage more with the material, feeling like the creations are their own.</text:p>
        </text:list-item>
      </text:list>
      <text:h text:style-name="Heading_20_3" text:outline-level="3"><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LOGO and Scratch have had a huge influence as have the constructionist design principles</text:p>
      <text:p text:style-name="Text_20_body">The main concept of UMC is remixing a game to build . Scratch has been instrumental in bringing this methodology into clubs and classrooms as an explicit feature of its online community.</text:p>
      <text:p text:style-name="Text_20_body">Constructionist design principles emerge in tandem with the frequent revision of the tools in question in response to the direction and interest of the community. This form of praxis is illustrated in a good level of detail in Papert’s extensive pedagogical writings and the community of researchers and educators clustered around development of scratch and associated pedagogies.</text:p>
      <text:h text:style-name="Heading_20_3" text:outline-level="3"><text:bookmark-start text:name="constructionist-design-principles-explored-in-the-context-of-microworlds"/>Constructionist design principles explored in the context of Microworlds<text:bookmark-end text:name="constructionist-design-principles-explored-in-the-context-of-microworlds"/></text:h>
      <text:p text:style-name="First_20_paragraph">The development of Logo as a programming language moved towards the use of block coding under the stewardship of MIT labs. Papert’s concept of microworlds refers to simplified computer simulations or models that provide a controlled environment in which students can explore and experiment with maths or physics concepts in a concrete way <text:reference-mark-start text:name="ZOTERO_ITEM CSL_CITATION {&quot;schema&quot;:&quot;https://github.com/citation-style-language/schema/raw/master/csl-citation.json&quot;,&quot;citationItems&quot;:[{&quot;suffix&quot;:&quot;&quot;,&quot;uris&quot;:[&quot;http://zotero.org/users/1913249/items/P6QUTW6X&quot;],&quot;id&quot;:2018,&quot;uri&quot;:[&quot;http://zotero.org/users/1913249/items/P6QUTW6X&quot;],&quot;prefix&quot;:&quot;&quot;,&quot;itemData&quot;:{&quot;citation-key&quot;:&quot;harel_constructionism:_1991&quot;,&quot;publisher-place&quot;:&quot;Norwood, N.J&quot;,&quot;event-place&quot;:&quot;Norwood, N.J&quot;,&quot;number-of-pages&quot;:&quot;518&quot;,&quot;ISBN&quot;:&quot;978-0-89391-785-2 978-0-89391-786-9&quot;,&quot;type&quot;:&quot;book&quot;,&quot;title&quot;:&quot;Constructionism: research reports and essays, 1985-1990&quot;,&quot;title-short&quot;:&quot;Constructionism&quot;,&quot;source&quot;:&quot;Library of Congress ISBN&quot;,&quot;issued&quot;:{&quot;date-parts&quot;:[[&quot;1991&quot;]]},&quot;id&quot;:&quot;harel_constructionism:_1991&quot;,&quot;publisher&quot;:&quot;Ablex Pub. Corp&quot;,&quot;editor&quot;:[{&quot;family&quot;:&quot;Harel&quot;,&quot;given&quot;:&quot;Idit&quot;},{&quot;family&quot;:&quot;Papert&quot;,&quot;given&quot;:&quot;Seymour&quot;}],&quot;call-number&quot;:&quot;BF311 .C657 1991&quot;}},{&quot;suffix&quot;:&quot;&quot;,&quot;uris&quot;:[&quot;http://zotero.org/users/1913249/items/FAVPGKNU&quot;],&quot;id&quot;:1691,&quot;uri&quot;:[&quot;http://zotero.org/users/1913249/items/FAVPGKNU&quot;],&quot;prefix&quot;:&quot;&quot;,&quot;itemData&quot;:{&quot;citation-key&quot;:&quot;papert_mindstorms:_1980&quot;,&quot;publisher-place&quot;:&quot;New York&quot;,&quot;event-place&quot;:&quot;New York&quot;,&quot;number-of-pages&quot;:&quot;230&quot;,&quot;ISBN&quot;:&quot;978-0-465-04627-0&quot;,&quot;type&quot;:&quot;book&quot;,&quot;title&quot;:&quot;Mindstorms: children, computers, and powerful ideas&quot;,&quot;title-short&quot;:&quot;Mindstorms&quot;,&quot;source&quot;:&quot;Library of Congress ISBN&quot;,&quot;issued&quot;:{&quot;date-parts&quot;:[[&quot;1980&quot;]]},&quot;id&quot;:&quot;papert_mindstorms:_1980&quot;,&quot;author&quot;:[{&quot;family&quot;:&quot;Papert&quot;,&quot;given&quot;:&quot;Seymour&quot;}],&quot;publisher&quot;:&quot;Basic Books&quot;,&quot;call-number&quot;:&quot;QA20.C65 P36 1980&quot;}},{&quot;suffix&quot;:&quot;&quot;,&quot;uris&quot;:[&quot;http://zotero.org/users/1913249/items/ZWUAZAZN&quot;],&quot;id&quot;:1131,&quot;uri&quot;:[&quot;http://zotero.org/users/1913249/items/ZWUAZAZN&quot;],&quot;prefix&quot;:&quot;&quot;,&quot;itemData&quot;:{&quot;citation-key&quot;:&quot;papert_childrens_1993&quot;,&quot;publisher-place&quot;:&quot;New York&quot;,&quot;event-place&quot;:&quot;New York&quot;,&quot;ISBN&quot;:&quot;0-465-01830-0 978-0-465-01830-7 0-465-01063-6 978-0-465-01063-9 0-7450-1603-0 978-0-7450-1603-0&quot;,&quot;type&quot;:&quot;book&quot;,&quot;title&quot;:&quot;The children's machine: rethinking school in the age of the computer&quot;,&quot;title-short&quot;:&quot;The children's machine&quot;,&quot;source&quot;:&quot;Open WorldCat&quot;,&quot;issued&quot;:{&quot;date-parts&quot;:[[&quot;1993&quot;]]},&quot;id&quot;:&quot;papert_childrens_1993&quot;,&quot;author&quot;:[{&quot;family&quot;:&quot;Papert&quot;,&quot;given&quot;:&quot;Seymour&quot;}],&quot;publisher&quot;:&quot;BasicBooks&quot;,&quot;language&quot;:&quot;English&quot;}}],&quot;citationID&quot;:&quot;cutkjkhp&quot;,&quot;properties&quot;:{&quot;noteIndex&quot;:0,&quot;formattedCitation&quot;:&quot;[@harel_constructionism:_1991; @papert_mindstorms:_1980; @papert_childrens_1993]&quot;}} RNDbxlwrlmhfg"/>&lt;Do Zotero Refresh: [@harel_constructionism:_1991; @papert_mindstorms:_1980; @papert_childrens_1993]&gt;<text:reference-mark-end text:name="ZOTERO_ITEM CSL_CITATION {&quot;schema&quot;:&quot;https://github.com/citation-style-language/schema/raw/master/csl-citation.json&quot;,&quot;citationItems&quot;:[{&quot;suffix&quot;:&quot;&quot;,&quot;uris&quot;:[&quot;http://zotero.org/users/1913249/items/P6QUTW6X&quot;],&quot;id&quot;:2018,&quot;uri&quot;:[&quot;http://zotero.org/users/1913249/items/P6QUTW6X&quot;],&quot;prefix&quot;:&quot;&quot;,&quot;itemData&quot;:{&quot;citation-key&quot;:&quot;harel_constructionism:_1991&quot;,&quot;publisher-place&quot;:&quot;Norwood, N.J&quot;,&quot;event-place&quot;:&quot;Norwood, N.J&quot;,&quot;number-of-pages&quot;:&quot;518&quot;,&quot;ISBN&quot;:&quot;978-0-89391-785-2 978-0-89391-786-9&quot;,&quot;type&quot;:&quot;book&quot;,&quot;title&quot;:&quot;Constructionism: research reports and essays, 1985-1990&quot;,&quot;title-short&quot;:&quot;Constructionism&quot;,&quot;source&quot;:&quot;Library of Congress ISBN&quot;,&quot;issued&quot;:{&quot;date-parts&quot;:[[&quot;1991&quot;]]},&quot;id&quot;:&quot;harel_constructionism:_1991&quot;,&quot;publisher&quot;:&quot;Ablex Pub. Corp&quot;,&quot;editor&quot;:[{&quot;family&quot;:&quot;Harel&quot;,&quot;given&quot;:&quot;Idit&quot;},{&quot;family&quot;:&quot;Papert&quot;,&quot;given&quot;:&quot;Seymour&quot;}],&quot;call-number&quot;:&quot;BF311 .C657 1991&quot;}},{&quot;suffix&quot;:&quot;&quot;,&quot;uris&quot;:[&quot;http://zotero.org/users/1913249/items/FAVPGKNU&quot;],&quot;id&quot;:1691,&quot;uri&quot;:[&quot;http://zotero.org/users/1913249/items/FAVPGKNU&quot;],&quot;prefix&quot;:&quot;&quot;,&quot;itemData&quot;:{&quot;citation-key&quot;:&quot;papert_mindstorms:_1980&quot;,&quot;publisher-place&quot;:&quot;New York&quot;,&quot;event-place&quot;:&quot;New York&quot;,&quot;number-of-pages&quot;:&quot;230&quot;,&quot;ISBN&quot;:&quot;978-0-465-04627-0&quot;,&quot;type&quot;:&quot;book&quot;,&quot;title&quot;:&quot;Mindstorms: children, computers, and powerful ideas&quot;,&quot;title-short&quot;:&quot;Mindstorms&quot;,&quot;source&quot;:&quot;Library of Congress ISBN&quot;,&quot;issued&quot;:{&quot;date-parts&quot;:[[&quot;1980&quot;]]},&quot;id&quot;:&quot;papert_mindstorms:_1980&quot;,&quot;author&quot;:[{&quot;family&quot;:&quot;Papert&quot;,&quot;given&quot;:&quot;Seymour&quot;}],&quot;publisher&quot;:&quot;Basic Books&quot;,&quot;call-number&quot;:&quot;QA20.C65 P36 1980&quot;}},{&quot;suffix&quot;:&quot;&quot;,&quot;uris&quot;:[&quot;http://zotero.org/users/1913249/items/ZWUAZAZN&quot;],&quot;id&quot;:1131,&quot;uri&quot;:[&quot;http://zotero.org/users/1913249/items/ZWUAZAZN&quot;],&quot;prefix&quot;:&quot;&quot;,&quot;itemData&quot;:{&quot;citation-key&quot;:&quot;papert_childrens_1993&quot;,&quot;publisher-place&quot;:&quot;New York&quot;,&quot;event-place&quot;:&quot;New York&quot;,&quot;ISBN&quot;:&quot;0-465-01830-0 978-0-465-01830-7 0-465-01063-6 978-0-465-01063-9 0-7450-1603-0 978-0-7450-1603-0&quot;,&quot;type&quot;:&quot;book&quot;,&quot;title&quot;:&quot;The children's machine: rethinking school in the age of the computer&quot;,&quot;title-short&quot;:&quot;The children's machine&quot;,&quot;source&quot;:&quot;Open WorldCat&quot;,&quot;issued&quot;:{&quot;date-parts&quot;:[[&quot;1993&quot;]]},&quot;id&quot;:&quot;papert_childrens_1993&quot;,&quot;author&quot;:[{&quot;family&quot;:&quot;Papert&quot;,&quot;given&quot;:&quot;Seymour&quot;}],&quot;publisher&quot;:&quot;BasicBooks&quot;,&quot;language&quot;:&quot;English&quot;}}],&quot;citationID&quot;:&quot;cutkjkhp&quot;,&quot;properties&quot;:{&quot;noteIndex&quot;:0,&quot;formattedCitation&quot;:&quot;[@harel_constructionism:_1991; @papert_mindstorms:_1980; @papert_childrens_1993]&quot;}} RNDbxlwrlmhfg"/>.</text:p>
      <text:p text:style-name="Text_20_body">Papert believed that microworlds were an effective tool for promoting computational thinking. His take on CT however, should be contrasted to a abstracted later take from Wing <text:reference-mark-start text:name="ZOTERO_ITEM CSL_CITATION {&quot;schema&quot;:&quot;https://github.com/citation-style-language/schema/raw/master/csl-citation.json&quot;,&quot;citationItems&quot;:[{&quot;suffix&quot;:&quot;&quot;,&quot;uris&quot;:[&quot;http://zotero.org/users/1913249/items/SZW59GAB&quot;],&quot;id&quot;:3696,&quot;uri&quot;:[&quot;http://zotero.org/users/1913249/items/SZW59GAB&quot;],&quot;prefix&quot;:&quot;&quot;,&quot;itemData&quot;:{&quot;DOI&quot;:&quot;10.1007/s11191-021-00202-5&quot;,&quot;URL&quot;:&quot;https://doi.org/10.1007/s11191-021-00202-5&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type&quot;:&quot;article-journal&quot;,&quot;ISSN&quot;:&quot;1573-1901&quot;,&quot;issue&quot;:&quot;4&quot;,&quot;accessed&quot;:{&quot;date-parts&quot;:[[&quot;2023&quot;,3,14]]},&quot;volume&quot;:&quot;30&quot;,&quot;title&quot;:&quot;Computational Thinking, Between Papert and Wing&quot;,&quot;container-title&quot;:&quot;Science &amp; Education&quot;,&quot;page&quot;:&quot;883-908&quot;,&quot;issued&quot;:{&quot;date-parts&quot;:[[&quot;2021&quot;,8,1]]},&quot;id&quot;:&quot;lodi_computational_2021&quot;,&quot;container-title-short&quot;:&quot;Sci &amp; Educ&quot;,&quot;language&quot;:&quot;en&quot;,&quot;citation-key&quot;:&quot;lodi_computational_2021&quot;}}],&quot;citationID&quot;:&quot;ohdtmmfw&quot;,&quot;properties&quot;:{&quot;noteIndex&quot;:0,&quot;formattedCitation&quot;:&quot;[@lodi_computational_2021]&quot;}} RNDdheaxhvqre"/>&lt;Do Zotero Refresh: [@lodi_computational_2021]&gt;<text:reference-mark-end text:name="ZOTERO_ITEM CSL_CITATION {&quot;schema&quot;:&quot;https://github.com/citation-style-language/schema/raw/master/csl-citation.json&quot;,&quot;citationItems&quot;:[{&quot;suffix&quot;:&quot;&quot;,&quot;uris&quot;:[&quot;http://zotero.org/users/1913249/items/SZW59GAB&quot;],&quot;id&quot;:3696,&quot;uri&quot;:[&quot;http://zotero.org/users/1913249/items/SZW59GAB&quot;],&quot;prefix&quot;:&quot;&quot;,&quot;itemData&quot;:{&quot;DOI&quot;:&quot;10.1007/s11191-021-00202-5&quot;,&quot;URL&quot;:&quot;https://doi.org/10.1007/s11191-021-00202-5&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type&quot;:&quot;article-journal&quot;,&quot;ISSN&quot;:&quot;1573-1901&quot;,&quot;issue&quot;:&quot;4&quot;,&quot;accessed&quot;:{&quot;date-parts&quot;:[[&quot;2023&quot;,3,14]]},&quot;volume&quot;:&quot;30&quot;,&quot;title&quot;:&quot;Computational Thinking, Between Papert and Wing&quot;,&quot;container-title&quot;:&quot;Science &amp; Education&quot;,&quot;page&quot;:&quot;883-908&quot;,&quot;issued&quot;:{&quot;date-parts&quot;:[[&quot;2021&quot;,8,1]]},&quot;id&quot;:&quot;lodi_computational_2021&quot;,&quot;container-title-short&quot;:&quot;Sci &amp; Educ&quot;,&quot;language&quot;:&quot;en&quot;,&quot;citation-key&quot;:&quot;lodi_computational_2021&quot;}}],&quot;citationID&quot;:&quot;ohdtmmfw&quot;,&quot;properties&quot;:{&quot;noteIndex&quot;:0,&quot;formattedCitation&quot;:&quot;[@lodi_computational_2021]&quot;}} RNDdheaxhvqre"/>. Instead here CT concepts are heuristics developed from concrete experience.<text:line-break/>This concept of CT as a set of heuristics or design behaviours continues in practitioner-focused interpretations of CT.</text:p>
      <text:p text:style-name="Text_20_body">Resnick’s work on constructionist design principles via software and tinkering tools merits summary here. CF - introduction.</text:p>
      <text:p text:style-name="Text_20_body">MOVE TO LR There is research on computing projects in the work of Papert <text:reference-mark-start text:name="ZOTERO_ITEM CSL_CITATION {&quot;schema&quot;:&quot;https://github.com/citation-style-language/schema/raw/master/csl-citation.json&quot;,&quot;citationItems&quot;:[{&quot;suffix&quot;:&quot;&quot;,&quot;suppress-author&quot;:true,&quot;uris&quot;:[&quot;http://zotero.org/users/1913249/items/TTY8WYQ6&quot;],&quot;id&quot;:3779,&quot;uri&quot;:[&quot;http://zotero.org/users/1913249/items/TTY8WYQ6&quot;],&quot;prefix&quot;:&quot;&quot;,&quot;itemData&quot;:{&quot;citation-key&quot;:&quot;papert_mindstorms_1980&quot;,&quot;publisher-place&quot;:&quot;New York&quot;,&quot;call-number&quot;:&quot;QA20.C65 P36 1993&quot;,&quot;type&quot;:&quot;book&quot;,&quot;number-of-pages&quot;:&quot;230&quot;,&quot;ISBN&quot;:&quot;0-465-04674-6&quot;,&quot;title-short&quot;:&quot;Mindstorms&quot;,&quot;title&quot;:&quot;Mindstorms: children, computers, and powerful ideas&quot;,&quot;source&quot;:&quot;Library of Congress ISBN&quot;,&quot;publisher&quot;:&quot;Basic Books&quot;,&quot;issued&quot;:{&quot;date-parts&quot;:[[&quot;1980&quot;]]},&quot;edition&quot;:&quot;2nd ed&quot;,&quot;author&quot;:[{&quot;family&quot;:&quot;Papert&quot;,&quot;given&quot;:&quot;Seymour&quot;}],&quot;event-place&quot;:&quot;New York&quot;,&quot;id&quot;:&quot;papert_mindstorms_1980&quot;}}],&quot;citationID&quot;:&quot;byucwfzn&quot;,&quot;properties&quot;:{&quot;noteIndex&quot;:0,&quot;formattedCitation&quot;:&quot;[-@papert_mindstorms_1980]&quot;}} RNDrmvxskfver"/>&lt;Do Zotero Refresh: [-@papert_mindstorms_1980]&gt;<text:reference-mark-end text:name="ZOTERO_ITEM CSL_CITATION {&quot;schema&quot;:&quot;https://github.com/citation-style-language/schema/raw/master/csl-citation.json&quot;,&quot;citationItems&quot;:[{&quot;suffix&quot;:&quot;&quot;,&quot;suppress-author&quot;:true,&quot;uris&quot;:[&quot;http://zotero.org/users/1913249/items/TTY8WYQ6&quot;],&quot;id&quot;:3779,&quot;uri&quot;:[&quot;http://zotero.org/users/1913249/items/TTY8WYQ6&quot;],&quot;prefix&quot;:&quot;&quot;,&quot;itemData&quot;:{&quot;citation-key&quot;:&quot;papert_mindstorms_1980&quot;,&quot;publisher-place&quot;:&quot;New York&quot;,&quot;call-number&quot;:&quot;QA20.C65 P36 1993&quot;,&quot;type&quot;:&quot;book&quot;,&quot;number-of-pages&quot;:&quot;230&quot;,&quot;ISBN&quot;:&quot;0-465-04674-6&quot;,&quot;title-short&quot;:&quot;Mindstorms&quot;,&quot;title&quot;:&quot;Mindstorms: children, computers, and powerful ideas&quot;,&quot;source&quot;:&quot;Library of Congress ISBN&quot;,&quot;publisher&quot;:&quot;Basic Books&quot;,&quot;issued&quot;:{&quot;date-parts&quot;:[[&quot;1980&quot;]]},&quot;edition&quot;:&quot;2nd ed&quot;,&quot;author&quot;:[{&quot;family&quot;:&quot;Papert&quot;,&quot;given&quot;:&quot;Seymour&quot;}],&quot;event-place&quot;:&quot;New York&quot;,&quot;id&quot;:&quot;papert_mindstorms_1980&quot;}}],&quot;citationID&quot;:&quot;byucwfzn&quot;,&quot;properties&quot;:{&quot;noteIndex&quot;:0,&quot;formattedCitation&quot;:&quot;[-@papert_mindstorms_1980]&quot;}} RNDrmvxskfver"/> on Mircoworlds and subsequent research on programming tools in the constructionist tradition <text:reference-mark-start text:name="ZOTERO_ITEM CSL_CITATION {&quot;schema&quot;:&quot;https://github.com/citation-style-language/schema/raw/master/csl-citation.json&quot;,&quot;citationItems&quot;:[{&quot;suffix&quot;:&quot;&quot;,&quot;uris&quot;:[&quot;http://zotero.org/users/1913249/items/MITIR6EX&quot;],&quot;id&quot;:1746,&quot;uri&quot;:[&quot;http://zotero.org/users/1913249/items/MITIR6EX&quot;],&quot;prefix&quot;:&quot;&quot;,&quot;itemData&quot;:{&quot;citation-key&quot;:&quot;kafai_constructionism_1996-1&quot;,&quot;type&quot;:&quot;book&quot;,&quot;publisher-place&quot;:&quot;Mahwah, N.J&quot;,&quot;event-place&quot;:&quot;Mahwah, N.J&quot;,&quot;title-short&quot;:&quot;Constructionism in Practice&quot;,&quot;number-of-pages&quot;:&quot;360&quot;,&quot;ISBN&quot;:&quot;978-0-8058-1985-4&quot;,&quot;source&quot;:&quot;Amazon&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publisher&quot;:&quot;Routledge&quot;,&quot;issued&quot;:{&quot;date-parts&quot;:[[&quot;1996&quot;,1,4]]},&quot;edition&quot;:&quot;1 edition&quot;,&quot;author&quot;:[{&quot;family&quot;:&quot;Kafai&quot;,&quot;given&quot;:&quot;Yasmin B.&quot;},{&quot;family&quot;:&quot;Resnick&quot;,&quot;given&quot;:&quot;Mitchel&quot;}],&quot;language&quot;:&quot;English&quot;,&quot;id&quot;:&quot;kafai_constructionism_1996-1&quot;}},{&quot;suffix&quot;:&quot;&quot;,&quot;uris&quot;:[&quot;http://zotero.org/users/1913249/items/TNXYTNL9&quot;],&quot;id&quot;:2899,&quot;uri&quot;:[&quot;http://zotero.org/users/1913249/items/TNXYTNL9&quot;],&quot;prefix&quot;:&quot;&quot;,&quot;itemData&quot;:{&quot;citation-key&quot;:&quot;kafai_mindstorms_2014&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ype&quot;:&quot;paper-conference&quot;,&quot;issued&quot;:{&quot;date-parts&quot;:[[&quot;2014&quot;,8,1]]},&quot;id&quot;:&quot;kafai_mindstorms_2014&quot;,&quot;author&quot;:[{&quot;family&quot;:&quot;Kafai&quot;,&quot;given&quot;:&quot;Yasmin&quot;},{&quot;family&quot;:&quot;Burke&quot;,&quot;given&quot;:&quot;Quinn&quot;}],&quot;title&quot;:&quot;Mindstorms 2.0 Children, Programming, and Computational Participation&quot;,&quot;source&quot;:&quot;ResearchGate&quot;}}],&quot;citationID&quot;:&quot;ijnlqslo&quot;,&quot;properties&quot;:{&quot;noteIndex&quot;:0,&quot;formattedCitation&quot;:&quot;[@kafai_constructionism_1996-1; @kafai_mindstorms_2014]&quot;}} RNDageslgqfjn"/>&lt;Do Zotero Refresh: [@kafai_constructionism_1996-1; @kafai_mindstorms_2014]&gt;<text:reference-mark-end text:name="ZOTERO_ITEM CSL_CITATION {&quot;schema&quot;:&quot;https://github.com/citation-style-language/schema/raw/master/csl-citation.json&quot;,&quot;citationItems&quot;:[{&quot;suffix&quot;:&quot;&quot;,&quot;uris&quot;:[&quot;http://zotero.org/users/1913249/items/MITIR6EX&quot;],&quot;id&quot;:1746,&quot;uri&quot;:[&quot;http://zotero.org/users/1913249/items/MITIR6EX&quot;],&quot;prefix&quot;:&quot;&quot;,&quot;itemData&quot;:{&quot;citation-key&quot;:&quot;kafai_constructionism_1996-1&quot;,&quot;type&quot;:&quot;book&quot;,&quot;publisher-place&quot;:&quot;Mahwah, N.J&quot;,&quot;event-place&quot;:&quot;Mahwah, N.J&quot;,&quot;title-short&quot;:&quot;Constructionism in Practice&quot;,&quot;number-of-pages&quot;:&quot;360&quot;,&quot;ISBN&quot;:&quot;978-0-8058-1985-4&quot;,&quot;source&quot;:&quot;Amazon&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publisher&quot;:&quot;Routledge&quot;,&quot;issued&quot;:{&quot;date-parts&quot;:[[&quot;1996&quot;,1,4]]},&quot;edition&quot;:&quot;1 edition&quot;,&quot;author&quot;:[{&quot;family&quot;:&quot;Kafai&quot;,&quot;given&quot;:&quot;Yasmin B.&quot;},{&quot;family&quot;:&quot;Resnick&quot;,&quot;given&quot;:&quot;Mitchel&quot;}],&quot;language&quot;:&quot;English&quot;,&quot;id&quot;:&quot;kafai_constructionism_1996-1&quot;}},{&quot;suffix&quot;:&quot;&quot;,&quot;uris&quot;:[&quot;http://zotero.org/users/1913249/items/TNXYTNL9&quot;],&quot;id&quot;:2899,&quot;uri&quot;:[&quot;http://zotero.org/users/1913249/items/TNXYTNL9&quot;],&quot;prefix&quot;:&quot;&quot;,&quot;itemData&quot;:{&quot;citation-key&quot;:&quot;kafai_mindstorms_2014&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ype&quot;:&quot;paper-conference&quot;,&quot;issued&quot;:{&quot;date-parts&quot;:[[&quot;2014&quot;,8,1]]},&quot;id&quot;:&quot;kafai_mindstorms_2014&quot;,&quot;author&quot;:[{&quot;family&quot;:&quot;Kafai&quot;,&quot;given&quot;:&quot;Yasmin&quot;},{&quot;family&quot;:&quot;Burke&quot;,&quot;given&quot;:&quot;Quinn&quot;}],&quot;title&quot;:&quot;Mindstorms 2.0 Children, Programming, and Computational Participation&quot;,&quot;source&quot;:&quot;ResearchGate&quot;}}],&quot;citationID&quot;:&quot;ijnlqslo&quot;,&quot;properties&quot;:{&quot;noteIndex&quot;:0,&quot;formattedCitation&quot;:&quot;[@kafai_constructionism_1996-1; @kafai_mindstorms_2014]&quot;}} RNDageslgqfjn"/>.</text:p>
      <text:p text:style-name="Text_20_body">Papert argued that microworlds could help students develop computational thinking skills by providing them with opportunities to experiment with computational processes and to reflect on their own thinking. In addition to the software based tool of the microworld, the social context is key to the whole process.</text:p>
      <text:p text:style-name="Text_20_body">While, examples of a Microworlds are diverse <text:reference-mark-start text:name="ZOTERO_ITEM CSL_CITATION {&quot;schema&quot;:&quot;https://github.com/citation-style-language/schema/raw/master/csl-citation.json&quot;,&quot;citationItems&quot;:[{&quot;suffix&quot;:&quot;&quot;,&quot;uris&quot;:[&quot;http://zotero.org/users/1913249/items/GEI24XM2&quot;],&quot;id&quot;:9063,&quot;uri&quot;:[&quot;http://zotero.org/users/1913249/items/GEI24XM2&quot;],&quot;prefix&quot;:&quot;&quot;,&quot;itemData&quot;:{&quot;citation-key&quot;:&quot;rieber_microworlds_2004&quot;,&quot;publisher&quot;:&quot;Routledge&quot;,&quot;number-of-pages&quot;:&quot;21&quot;,&quot;ISBN&quot;:&quot;978-1-4106-0951-9&quot;,&quot;title&quot;:&quot;Microworlds&quot;,&quot;container-title&quot;:&quot;Handbook of Research on Educational Communications and Technology&quot;,&quot;type&quot;:&quot;chapter&quot;,&quot;issued&quot;:{&quot;date-parts&quot;:[[&quot;2004&quot;]]},&quot;id&quot;:&quot;rieber_microworlds_2004&quot;,&quot;author&quot;:[{&quot;family&quot;:&quot;Rieber&quot;,&quot;given&quot;:&quot;Lloyd P.&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citationID&quot;:&quot;libcvwzn&quot;,&quot;properties&quot;:{&quot;noteIndex&quot;:0,&quot;formattedCitation&quot;:&quot;[@rieber_microworlds_2004]&quot;}} RNDhejlwrukdl"/>&lt;Do Zotero Refresh: [@rieber_microworlds_2004]&gt;<text:reference-mark-end text:name="ZOTERO_ITEM CSL_CITATION {&quot;schema&quot;:&quot;https://github.com/citation-style-language/schema/raw/master/csl-citation.json&quot;,&quot;citationItems&quot;:[{&quot;suffix&quot;:&quot;&quot;,&quot;uris&quot;:[&quot;http://zotero.org/users/1913249/items/GEI24XM2&quot;],&quot;id&quot;:9063,&quot;uri&quot;:[&quot;http://zotero.org/users/1913249/items/GEI24XM2&quot;],&quot;prefix&quot;:&quot;&quot;,&quot;itemData&quot;:{&quot;citation-key&quot;:&quot;rieber_microworlds_2004&quot;,&quot;publisher&quot;:&quot;Routledge&quot;,&quot;number-of-pages&quot;:&quot;21&quot;,&quot;ISBN&quot;:&quot;978-1-4106-0951-9&quot;,&quot;title&quot;:&quot;Microworlds&quot;,&quot;container-title&quot;:&quot;Handbook of Research on Educational Communications and Technology&quot;,&quot;type&quot;:&quot;chapter&quot;,&quot;issued&quot;:{&quot;date-parts&quot;:[[&quot;2004&quot;]]},&quot;id&quot;:&quot;rieber_microworlds_2004&quot;,&quot;author&quot;:[{&quot;family&quot;:&quot;Rieber&quot;,&quot;given&quot;:&quot;Lloyd P.&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citationID&quot;:&quot;libcvwzn&quot;,&quot;properties&quot;:{&quot;noteIndex&quot;:0,&quot;formattedCitation&quot;:&quot;[@rieber_microworlds_2004]&quot;}} RNDhejlwrukdl"/>, a Turtle drawing world using LOGO can be used here as an example. In the Mathland of the turtle which speaks only LOGO, children are drawn to speak LOGO to progress. The affordances of the physical turtle provide visible motivation.</text:p>
      <text:p text:style-name="Text_20_body">He argued that by working with microworlds, students could engage in hands-on and minds-on learning, which would help them to develop a deeper and more meaningful understanding of the concepts they were studying.</text:p>
      <text:p text:style-name="Text_20_body">The work of Papert and the concept of microworlds continue to be influential in the field of educational technology <text:reference-mark-start text:name="ZOTERO_ITEM CSL_CITATION {&quot;schema&quot;:&quot;https://github.com/citation-style-language/schema/raw/master/csl-citation.json&quot;,&quot;citationItems&quot;:[{&quot;suffix&quot;:&quot;&quot;,&quot;uris&quot;:[&quot;http://zotero.org/users/1913249/items/MITIR6EX&quot;],&quot;id&quot;:1746,&quot;uri&quot;:[&quot;http://zotero.org/users/1913249/items/MITIR6EX&quot;],&quot;prefix&quot;:&quot;&quot;,&quot;itemData&quot;:{&quot;citation-key&quot;:&quot;kafai_constructionism_1996-1&quot;,&quot;type&quot;:&quot;book&quot;,&quot;publisher-place&quot;:&quot;Mahwah, N.J&quot;,&quot;event-place&quot;:&quot;Mahwah, N.J&quot;,&quot;title-short&quot;:&quot;Constructionism in Practice&quot;,&quot;number-of-pages&quot;:&quot;360&quot;,&quot;ISBN&quot;:&quot;978-0-8058-1985-4&quot;,&quot;source&quot;:&quot;Amazon&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publisher&quot;:&quot;Routledge&quot;,&quot;issued&quot;:{&quot;date-parts&quot;:[[&quot;1996&quot;,1,4]]},&quot;edition&quot;:&quot;1 edition&quot;,&quot;author&quot;:[{&quot;family&quot;:&quot;Kafai&quot;,&quot;given&quot;:&quot;Yasmin B.&quot;},{&quot;family&quot;:&quot;Resnick&quot;,&quot;given&quot;:&quot;Mitchel&quot;}],&quot;language&quot;:&quot;English&quot;,&quot;id&quot;:&quot;kafai_constructionism_1996-1&quot;}}],&quot;citationID&quot;:&quot;cpzcweui&quot;,&quot;properties&quot;:{&quot;noteIndex&quot;:0,&quot;formattedCitation&quot;:&quot;[@kafai_constructionism_1996-1]&quot;}} RNDklntzycabx"/>&lt;Do Zotero Refresh: [@kafai_constructionism_1996-1]&gt;<text:reference-mark-end text:name="ZOTERO_ITEM CSL_CITATION {&quot;schema&quot;:&quot;https://github.com/citation-style-language/schema/raw/master/csl-citation.json&quot;,&quot;citationItems&quot;:[{&quot;suffix&quot;:&quot;&quot;,&quot;uris&quot;:[&quot;http://zotero.org/users/1913249/items/MITIR6EX&quot;],&quot;id&quot;:1746,&quot;uri&quot;:[&quot;http://zotero.org/users/1913249/items/MITIR6EX&quot;],&quot;prefix&quot;:&quot;&quot;,&quot;itemData&quot;:{&quot;citation-key&quot;:&quot;kafai_constructionism_1996-1&quot;,&quot;type&quot;:&quot;book&quot;,&quot;publisher-place&quot;:&quot;Mahwah, N.J&quot;,&quot;event-place&quot;:&quot;Mahwah, N.J&quot;,&quot;title-short&quot;:&quot;Constructionism in Practice&quot;,&quot;number-of-pages&quot;:&quot;360&quot;,&quot;ISBN&quot;:&quot;978-0-8058-1985-4&quot;,&quot;source&quot;:&quot;Amazon&quot;,&quot;title&quot;:&quot;Constructionism in Practice: Designing, Thinking, and Learning in A Digital World&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publisher&quot;:&quot;Routledge&quot;,&quot;issued&quot;:{&quot;date-parts&quot;:[[&quot;1996&quot;,1,4]]},&quot;edition&quot;:&quot;1 edition&quot;,&quot;author&quot;:[{&quot;family&quot;:&quot;Kafai&quot;,&quot;given&quot;:&quot;Yasmin B.&quot;},{&quot;family&quot;:&quot;Resnick&quot;,&quot;given&quot;:&quot;Mitchel&quot;}],&quot;language&quot;:&quot;English&quot;,&quot;id&quot;:&quot;kafai_constructionism_1996-1&quot;}}],&quot;citationID&quot;:&quot;cpzcweui&quot;,&quot;properties&quot;:{&quot;noteIndex&quot;:0,&quot;formattedCitation&quot;:&quot;[@kafai_constructionism_1996-1]&quot;}} RNDklntzycabx"/>.</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schema&quot;:&quot;https://github.com/citation-style-language/schema/raw/master/csl-citation.json&quot;,&quot;citationItems&quot;:[{&quot;suffix&quot;:&quot;&quot;,&quot;uris&quot;:[&quot;http://zotero.org/users/1913249/items/J9XFMA4M&quot;],&quot;id&quot;:9055,&quot;uri&quot;:[&quot;http://zotero.org/users/1913249/items/J9XFMA4M&quot;],&quot;prefix&quot;:&quot;&quot;,&quot;itemData&quot;:{&quot;DOI&quot;:&quot;10.2190/XG11-B72E-JK04-K8TA&quot;,&quot;URL&quot;:&quot;http://journals.sagepub.com/doi/10.2190/XG11-B72E-JK04-K8TA&quot;,&quot;source&quot;:&quot;DOI.org (Crossref)&quot;,&quot;author&quot;:[{&quot;family&quot;:&quot;Papert&quot;,&quot;given&quot;:&quot;Seymour&quot;}],&quot;type&quot;:&quot;article-journal&quot;,&quot;title-short&quot;:&quot;The Turtle's Long Slow Trip&quot;,&quot;issue&quot;:&quot;1&quot;,&quot;volume&quot;:&quot;27&quot;,&quot;accessed&quot;:{&quot;date-parts&quot;:[[&quot;2023&quot;,10,24]]},&quot;container-title-short&quot;:&quot;Journal of Educational Computing Research&quot;,&quot;title&quot;:&quot;The Turtle's Long Slow Trip: Macro-Educological Perspectives on Microworlds&quot;,&quot;container-title&quot;:&quot;Journal of Educational Computing Research&quot;,&quot;page&quot;:&quot;7-27&quot;,&quot;issued&quot;:{&quot;date-parts&quot;:[[&quot;2002&quot;,7]]},&quot;id&quot;:&quot;papert_turtles_2002&quot;,&quot;ISSN&quot;:&quot;0735-6331, 1541-4140&quot;,&quot;language&quot;:&quot;en&quot;,&quot;citation-key&quot;:&quot;papert_turtles_2002&quot;}}],&quot;citationID&quot;:&quot;xbkefuqb&quot;,&quot;properties&quot;:{&quot;noteIndex&quot;:0,&quot;formattedCitation&quot;:&quot;[@papert_turtles_2002]&quot;}} RNDlklpvofurb"/>&lt;Do Zotero Refresh: [@papert_turtles_2002]&gt;<text:reference-mark-end text:name="ZOTERO_ITEM CSL_CITATION {&quot;schema&quot;:&quot;https://github.com/citation-style-language/schema/raw/master/csl-citation.json&quot;,&quot;citationItems&quot;:[{&quot;suffix&quot;:&quot;&quot;,&quot;uris&quot;:[&quot;http://zotero.org/users/1913249/items/J9XFMA4M&quot;],&quot;id&quot;:9055,&quot;uri&quot;:[&quot;http://zotero.org/users/1913249/items/J9XFMA4M&quot;],&quot;prefix&quot;:&quot;&quot;,&quot;itemData&quot;:{&quot;DOI&quot;:&quot;10.2190/XG11-B72E-JK04-K8TA&quot;,&quot;URL&quot;:&quot;http://journals.sagepub.com/doi/10.2190/XG11-B72E-JK04-K8TA&quot;,&quot;source&quot;:&quot;DOI.org (Crossref)&quot;,&quot;author&quot;:[{&quot;family&quot;:&quot;Papert&quot;,&quot;given&quot;:&quot;Seymour&quot;}],&quot;type&quot;:&quot;article-journal&quot;,&quot;title-short&quot;:&quot;The Turtle's Long Slow Trip&quot;,&quot;issue&quot;:&quot;1&quot;,&quot;volume&quot;:&quot;27&quot;,&quot;accessed&quot;:{&quot;date-parts&quot;:[[&quot;2023&quot;,10,24]]},&quot;container-title-short&quot;:&quot;Journal of Educational Computing Research&quot;,&quot;title&quot;:&quot;The Turtle's Long Slow Trip: Macro-Educological Perspectives on Microworlds&quot;,&quot;container-title&quot;:&quot;Journal of Educational Computing Research&quot;,&quot;page&quot;:&quot;7-27&quot;,&quot;issued&quot;:{&quot;date-parts&quot;:[[&quot;2002&quot;,7]]},&quot;id&quot;:&quot;papert_turtles_2002&quot;,&quot;ISSN&quot;:&quot;0735-6331, 1541-4140&quot;,&quot;language&quot;:&quot;en&quot;,&quot;citation-key&quot;:&quot;papert_turtles_2002&quot;}}],&quot;citationID&quot;:&quot;xbkefuqb&quot;,&quot;properties&quot;:{&quot;noteIndex&quot;:0,&quot;formattedCitation&quot;:&quot;[@papert_turtles_2002]&quot;}} RNDlklpvofurb"/>. There is a danger that the potential is ‘trivialised’<text:reference-mark-start text:name="ZOTERO_ITEM CSL_CITATION {&quot;schema&quot;:&quot;https://github.com/citation-style-language/schema/raw/master/csl-citation.json&quot;,&quot;citationItems&quot;:[{&quot;suffix&quot;:&quot;&quot;,&quot;uris&quot;:[&quot;http://zotero.org/users/1913249/items/WN6ID63D&quot;],&quot;id&quot;:9056,&quot;uri&quot;:[&quot;http://zotero.org/users/1913249/items/WN6ID63D&quot;],&quot;prefix&quot;:&quot;&quot;,&quot;itemData&quot;:{&quot;citation-key&quot;:&quot;hoyles_microworldsschoolworlds_1993&quot;,&quot;publisher-place&quot;:&quot;Berlin, Heidelberg&quot;,&quot;language&quot;:&quot;en&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author&quot;:[{&quot;family&quot;:&quot;Hoyles&quot;,&quot;given&quot;:&quot;Celia&quot;}],&quot;editor&quot;:[{&quot;family&quot;:&quot;Keitel&quot;,&quot;given&quot;:&quot;Christine&quot;},{&quot;family&quot;:&quot;Ruthven&quot;,&quot;given&quot;:&quot;Kenneth&quot;}],&quot;type&quot;:&quot;paper-conference&quot;,&quot;title-short&quot;:&quot;Microworlds/Schoolworlds&quot;,&quot;source&quot;:&quot;Springer Link&quot;,&quot;ISBN&quot;:&quot;978-3-642-78542-9&quot;,&quot;DOI&quot;:&quot;10.1007/978-3-642-78542-9_1&quot;,&quot;title&quot;:&quot;Microworlds/Schoolworlds: The Transformation of an Innovation&quot;,&quot;container-title&quot;:&quot;Learning from Computers: Mathematics Education and Technology&quot;,&quot;page&quot;:&quot;1-17&quot;,&quot;issued&quot;:{&quot;date-parts&quot;:[[&quot;1993&quot;]]},&quot;id&quot;:&quot;hoyles_microworldsschoolworlds_1993&quot;,&quot;event-place&quot;:&quot;Berlin, Heidelberg&quot;,&quot;publisher&quot;:&quot;Springer&quot;,&quot;collection-title&quot;:&quot;NATO ASI Series&quot;}}],&quot;citationID&quot;:&quot;zmjjyxcx&quot;,&quot;properties&quot;:{&quot;noteIndex&quot;:0,&quot;formattedCitation&quot;:&quot;[@hoyles_microworldsschoolworlds_1993]&quot;}} RNDwexycvznae"/>&lt;Do Zotero Refresh: [@hoyles_microworldsschoolworlds_1993]&gt;<text:reference-mark-end text:name="ZOTERO_ITEM CSL_CITATION {&quot;schema&quot;:&quot;https://github.com/citation-style-language/schema/raw/master/csl-citation.json&quot;,&quot;citationItems&quot;:[{&quot;suffix&quot;:&quot;&quot;,&quot;uris&quot;:[&quot;http://zotero.org/users/1913249/items/WN6ID63D&quot;],&quot;id&quot;:9056,&quot;uri&quot;:[&quot;http://zotero.org/users/1913249/items/WN6ID63D&quot;],&quot;prefix&quot;:&quot;&quot;,&quot;itemData&quot;:{&quot;citation-key&quot;:&quot;hoyles_microworldsschoolworlds_1993&quot;,&quot;publisher-place&quot;:&quot;Berlin, Heidelberg&quot;,&quot;language&quot;:&quot;en&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author&quot;:[{&quot;family&quot;:&quot;Hoyles&quot;,&quot;given&quot;:&quot;Celia&quot;}],&quot;editor&quot;:[{&quot;family&quot;:&quot;Keitel&quot;,&quot;given&quot;:&quot;Christine&quot;},{&quot;family&quot;:&quot;Ruthven&quot;,&quot;given&quot;:&quot;Kenneth&quot;}],&quot;type&quot;:&quot;paper-conference&quot;,&quot;title-short&quot;:&quot;Microworlds/Schoolworlds&quot;,&quot;source&quot;:&quot;Springer Link&quot;,&quot;ISBN&quot;:&quot;978-3-642-78542-9&quot;,&quot;DOI&quot;:&quot;10.1007/978-3-642-78542-9_1&quot;,&quot;title&quot;:&quot;Microworlds/Schoolworlds: The Transformation of an Innovation&quot;,&quot;container-title&quot;:&quot;Learning from Computers: Mathematics Education and Technology&quot;,&quot;page&quot;:&quot;1-17&quot;,&quot;issued&quot;:{&quot;date-parts&quot;:[[&quot;1993&quot;]]},&quot;id&quot;:&quot;hoyles_microworldsschoolworlds_1993&quot;,&quot;event-place&quot;:&quot;Berlin, Heidelberg&quot;,&quot;publisher&quot;:&quot;Springer&quot;,&quot;collection-title&quot;:&quot;NATO ASI Series&quot;}}],&quot;citationID&quot;:&quot;zmjjyxcx&quot;,&quot;properties&quot;:{&quot;noteIndex&quot;:0,&quot;formattedCitation&quot;:&quot;[@hoyles_microworldsschoolworlds_1993]&quot;}} RNDwexycvznae"/> into a vehicle for instruction based processes aimed narrowed to teacher chosen curricular concepts.</text:p>
      <text:h text:style-name="Heading_20_3" text:outline-level="3"><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schema&quot;:&quot;https://github.com/citation-style-language/schema/raw/master/csl-citation.json&quot;,&quot;citationItems&quot;:[{&quot;suffix&quot;:&quot;&quot;,&quot;uris&quot;:[&quot;http://zotero.org/users/1913249/items/49KSYPTU&quot;],&quot;id&quot;:2765,&quot;uri&quot;:[&quot;http://zotero.org/users/1913249/items/49KSYPTU&quot;],&quot;prefix&quot;:&quot;&quot;,&quot;itemData&quot;:{&quot;citation-key&quot;:&quot;kynigos_half-baked_2007&quot;,&quot;URL&quot;:&quot;https://www.ceeol.com/search/article-detail?id=60016&quot;,&quot;ISSN&quot;:&quot;1648-5831&quot;,&quot;language&quot;:&quot;English&quot;,&quot;issue&quot;:&quot;2&quot;,&quot;accessed&quot;:{&quot;date-parts&quot;:[[&quot;2018&quot;,9,15]]},&quot;volume&quot;:&quot;6&quot;,&quot;title&quot;:&quot;Half-Baked Logo Microworlds as Boundary Objects in Integrated Design&quot;,&quot;container-title&quot;:&quot;Informatics in Education - An International Journal&quot;,&quot;page&quot;:&quot;335-359&quot;,&quot;issued&quot;:{&quot;date-parts&quot;:[[&quot;2007&quot;]]},&quot;id&quot;:&quot;kynigos_half-baked_2007&quot;,&quot;author&quot;:[{&quot;family&quot;:&quot;Kynigos&quot;,&quot;given&quot;:&quot;Chronis&quot;}],&quot;type&quot;:&quot;article-journal&quot;,&quot;source&quot;:&quot;www.ceeol.com&quot;}},{&quot;suffix&quot;:&quot;&quot;,&quot;uris&quot;:[&quot;http://zotero.org/users/1913249/items/KLB4BDFL&quot;],&quot;id&quot;:2576,&quot;uri&quot;:[&quot;http://zotero.org/users/1913249/items/KLB4BDFL&quot;],&quot;prefix&quot;:&quot;&quot;,&quot;itemData&quot;:{&quot;container-title-short&quot;:&quot;International Journal of Child-Computer Interaction&quot;,&quot;URL&quot;:&quot;http://www.sciencedirect.com/science/article/pii/S2212868916300861&quot;,&quot;ISSN&quot;:&quot;2212-8689&quot;,&quot;source&quot;:&quot;ScienceDirect&quot;,&quot;type&quot;:&quot;article-journal&quot;,&quot;accessed&quot;:{&quot;date-parts&quot;:[[&quot;2018&quot;,7,18]]},&quot;title-short&quot;:&quot;Children challenging the design of half-baked games&quot;,&quot;title&quot;:&quot;Children challenging the design of half-baked games: Expressing values through the process of game modding&quot;,&quot;container-title&quot;:&quot;International Journal of Child-Computer Interaction&quot;,&quot;citation-key&quot;:&quot;kynigos_children_2018&quot;,&quot;issued&quot;:{&quot;date-parts&quot;:[[&quot;2018&quot;,4,21]]},&quot;id&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itationID&quot;:&quot;hqgtasjw&quot;,&quot;properties&quot;:{&quot;noteIndex&quot;:0,&quot;formattedCitation&quot;:&quot;[@kynigos_half-baked_2007; @kynigos_children_2018]&quot;}} RNDhoryqqlazj"/>&lt;Do Zotero Refresh: [@kynigos_half-baked_2007; @kynigos_children_2018]&gt;<text:reference-mark-end text:name="ZOTERO_ITEM CSL_CITATION {&quot;schema&quot;:&quot;https://github.com/citation-style-language/schema/raw/master/csl-citation.json&quot;,&quot;citationItems&quot;:[{&quot;suffix&quot;:&quot;&quot;,&quot;uris&quot;:[&quot;http://zotero.org/users/1913249/items/49KSYPTU&quot;],&quot;id&quot;:2765,&quot;uri&quot;:[&quot;http://zotero.org/users/1913249/items/49KSYPTU&quot;],&quot;prefix&quot;:&quot;&quot;,&quot;itemData&quot;:{&quot;citation-key&quot;:&quot;kynigos_half-baked_2007&quot;,&quot;URL&quot;:&quot;https://www.ceeol.com/search/article-detail?id=60016&quot;,&quot;ISSN&quot;:&quot;1648-5831&quot;,&quot;language&quot;:&quot;English&quot;,&quot;issue&quot;:&quot;2&quot;,&quot;accessed&quot;:{&quot;date-parts&quot;:[[&quot;2018&quot;,9,15]]},&quot;volume&quot;:&quot;6&quot;,&quot;title&quot;:&quot;Half-Baked Logo Microworlds as Boundary Objects in Integrated Design&quot;,&quot;container-title&quot;:&quot;Informatics in Education - An International Journal&quot;,&quot;page&quot;:&quot;335-359&quot;,&quot;issued&quot;:{&quot;date-parts&quot;:[[&quot;2007&quot;]]},&quot;id&quot;:&quot;kynigos_half-baked_2007&quot;,&quot;author&quot;:[{&quot;family&quot;:&quot;Kynigos&quot;,&quot;given&quot;:&quot;Chronis&quot;}],&quot;type&quot;:&quot;article-journal&quot;,&quot;source&quot;:&quot;www.ceeol.com&quot;}},{&quot;suffix&quot;:&quot;&quot;,&quot;uris&quot;:[&quot;http://zotero.org/users/1913249/items/KLB4BDFL&quot;],&quot;id&quot;:2576,&quot;uri&quot;:[&quot;http://zotero.org/users/1913249/items/KLB4BDFL&quot;],&quot;prefix&quot;:&quot;&quot;,&quot;itemData&quot;:{&quot;container-title-short&quot;:&quot;International Journal of Child-Computer Interaction&quot;,&quot;URL&quot;:&quot;http://www.sciencedirect.com/science/article/pii/S2212868916300861&quot;,&quot;ISSN&quot;:&quot;2212-8689&quot;,&quot;source&quot;:&quot;ScienceDirect&quot;,&quot;type&quot;:&quot;article-journal&quot;,&quot;accessed&quot;:{&quot;date-parts&quot;:[[&quot;2018&quot;,7,18]]},&quot;title-short&quot;:&quot;Children challenging the design of half-baked games&quot;,&quot;title&quot;:&quot;Children challenging the design of half-baked games: Expressing values through the process of game modding&quot;,&quot;container-title&quot;:&quot;International Journal of Child-Computer Interaction&quot;,&quot;citation-key&quot;:&quot;kynigos_children_2018&quot;,&quot;issued&quot;:{&quot;date-parts&quot;:[[&quot;2018&quot;,4,21]]},&quot;id&quot;:&quot;kynigos_children_2018&quot;,&quot;author&quot;:[{&quot;family&quot;:&quot;Kynigos&quot;,&quot;given&quot;:&quot;Chronis&quot;},{&quot;family&quot;:&quot;Yiannoutsou&quot;,&quot;given&quot;:&quot;Nikole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itationID&quot;:&quot;hqgtasjw&quot;,&quot;properties&quot;:{&quot;noteIndex&quot;:0,&quot;formattedCitation&quot;:&quot;[@kynigos_half-baked_2007; @kynigos_children_2018]&quot;}} RNDhoryqqlazj"/>.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citationItems&quot;:[{&quot;suffix&quot;:&quot;&quot;,&quot;uris&quot;:[&quot;http://zotero.org/users/1913249/items/US4XDX97&quot;],&quot;id&quot;:8773,&quot;uri&quot;:[&quot;http://zotero.org/users/1913249/items/US4XDX97&quot;],&quot;prefix&quot;:&quot;&quot;,&quot;itemData&quot;:{&quot;DOI&quot;:&quot;10.1145/1113378.1113381&quot;,&quot;URL&quot;:&quot;https://dl.acm.org/doi/10.1145/1113378.1113381&quot;,&quot;source&quot;:&quot;DOI.org (Crossref)&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uthor&quot;:[{&quot;family&quot;:&quot;Preston&quot;,&quot;given&quot;:&quot;David&quot;}],&quot;type&quot;:&quot;article-journal&quot;,&quot;ISSN&quot;:&quot;2166-1685, 1550-1469&quot;,&quot;issue&quot;:&quot;1&quot;,&quot;accessed&quot;:{&quot;date-parts&quot;:[[&quot;2023&quot;,6,15]]},&quot;volume&quot;:&quot;3&quot;,&quot;title&quot;:&quot;Using collaborative learning research to enhance pair programming pedagogy&quot;,&quot;container-title&quot;:&quot;ACM SIGITE Newsletter&quot;,&quot;page&quot;:&quot;16-21&quot;,&quot;issued&quot;:{&quot;date-parts&quot;:[[&quot;2006&quot;,1]]},&quot;id&quot;:&quot;preston_using_2006&quot;,&quot;container-title-short&quot;:&quot;SIGITE Newsl.&quot;,&quot;language&quot;:&quot;en&quot;,&quot;citation-key&quot;:&quot;preston_using_2006&quot;}}],&quot;citationID&quot;:&quot;ycguhesj&quot;,&quot;properties&quot;:{&quot;noteIndex&quot;:0,&quot;formattedCitation&quot;:&quot;[@preston_using_2006]&quot;}} RNDasxaxeqdyr"/>&lt;Do Zotero Refresh: [@preston_using_2006]&gt;<text:reference-mark-end text:name="ZOTERO_ITEM CSL_CITATION {&quot;schema&quot;:&quot;https://github.com/citation-style-language/schema/raw/master/csl-citation.json&quot;,&quot;citationItems&quot;:[{&quot;suffix&quot;:&quot;&quot;,&quot;uris&quot;:[&quot;http://zotero.org/users/1913249/items/US4XDX97&quot;],&quot;id&quot;:8773,&quot;uri&quot;:[&quot;http://zotero.org/users/1913249/items/US4XDX97&quot;],&quot;prefix&quot;:&quot;&quot;,&quot;itemData&quot;:{&quot;DOI&quot;:&quot;10.1145/1113378.1113381&quot;,&quot;URL&quot;:&quot;https://dl.acm.org/doi/10.1145/1113378.1113381&quot;,&quot;source&quot;:&quot;DOI.org (Crossref)&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uthor&quot;:[{&quot;family&quot;:&quot;Preston&quot;,&quot;given&quot;:&quot;David&quot;}],&quot;type&quot;:&quot;article-journal&quot;,&quot;ISSN&quot;:&quot;2166-1685, 1550-1469&quot;,&quot;issue&quot;:&quot;1&quot;,&quot;accessed&quot;:{&quot;date-parts&quot;:[[&quot;2023&quot;,6,15]]},&quot;volume&quot;:&quot;3&quot;,&quot;title&quot;:&quot;Using collaborative learning research to enhance pair programming pedagogy&quot;,&quot;container-title&quot;:&quot;ACM SIGITE Newsletter&quot;,&quot;page&quot;:&quot;16-21&quot;,&quot;issued&quot;:{&quot;date-parts&quot;:[[&quot;2006&quot;,1]]},&quot;id&quot;:&quot;preston_using_2006&quot;,&quot;container-title-short&quot;:&quot;SIGITE Newsl.&quot;,&quot;language&quot;:&quot;en&quot;,&quot;citation-key&quot;:&quot;preston_using_2006&quot;}}],&quot;citationID&quot;:&quot;ycguhesj&quot;,&quot;properties&quot;:{&quot;noteIndex&quot;:0,&quot;formattedCitation&quot;:&quot;[@preston_using_2006]&quot;}} RNDasxaxeqdyr"/> -</text:p>
      <text:p text:style-name="Text_20_body"><text:span text:style-name="T1">Concepts</text:span> - perhaps some of the underlying concepts like - joint problem spaces - resource interdependence from Preston</text:p>
      <text:h text:style-name="Heading_20_3" text:outline-level="3"><text:bookmark-start text:name="design-patterns-and-game-design-patterns-in-professional-context"/>Design Patterns and Game Design Patterns in professional context<text:bookmark-end text:name="design-patterns-and-game-design-patterns-in-professional-context"/></text:h>
      <text:p text:style-name="First_20_paragraph">NOTE - I think there is material to copy and paste here.</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schema&quot;:&quot;https://github.com/citation-style-language/schema/raw/master/csl-citation.json&quot;,&quot;citationItems&quot;:[{&quot;suffix&quot;:&quot;&quot;,&quot;uris&quot;:[&quot;http://zotero.org/users/1913249/items/6QPK4CLR&quot;],&quot;id&quot;:3100,&quot;uri&quot;:[&quot;http://zotero.org/users/1913249/items/6QPK4CLR&quot;],&quot;prefix&quot;:&quot;&quot;,&quot;itemData&quot;:{&quot;citation-key&quot;:&quot;gamma_design_1995&quot;,&quot;type&quot;:&quot;book&quot;,&quot;issued&quot;:{&quot;date-parts&quot;:[[&quot;1995&quot;]]},&quot;id&quot;:&quot;gamma_design_1995&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publisher&quot;:&quot;Addison-Wesley&quot;}}],&quot;citationID&quot;:&quot;whoevfcl&quot;,&quot;properties&quot;:{&quot;noteIndex&quot;:0,&quot;formattedCitation&quot;:&quot;[@gamma_design_1995]&quot;}} RNDwolwxkyeeg"/>&lt;Do Zotero Refresh: [@gamma_design_1995]&gt;<text:reference-mark-end text:name="ZOTERO_ITEM CSL_CITATION {&quot;schema&quot;:&quot;https://github.com/citation-style-language/schema/raw/master/csl-citation.json&quot;,&quot;citationItems&quot;:[{&quot;suffix&quot;:&quot;&quot;,&quot;uris&quot;:[&quot;http://zotero.org/users/1913249/items/6QPK4CLR&quot;],&quot;id&quot;:3100,&quot;uri&quot;:[&quot;http://zotero.org/users/1913249/items/6QPK4CLR&quot;],&quot;prefix&quot;:&quot;&quot;,&quot;itemData&quot;:{&quot;citation-key&quot;:&quot;gamma_design_1995&quot;,&quot;type&quot;:&quot;book&quot;,&quot;issued&quot;:{&quot;date-parts&quot;:[[&quot;1995&quot;]]},&quot;id&quot;:&quot;gamma_design_1995&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publisher&quot;:&quot;Addison-Wesley&quot;}}],&quot;citationID&quot;:&quot;whoevfcl&quot;,&quot;properties&quot;:{&quot;noteIndex&quot;:0,&quot;formattedCitation&quot;:&quot;[@gamma_design_1995]&quot;}} RNDwolwxkyeeg"/>, and has also been adopted by game designers <text:reference-mark-start text:name="ZOTERO_ITEM CSL_CITATION {&quot;schema&quot;:&quot;https://github.com/citation-style-language/schema/raw/master/csl-citation.json&quot;,&quot;citationItems&quot;:[{&quot;suffix&quot;:&quot;&quot;,&quot;uris&quot;:[&quot;http://zotero.org/users/1913249/items/APVZF8QA&quot;],&quot;id&quot;:3102,&quot;uri&quot;:[&quot;http://zotero.org/users/1913249/items/APVZF8QA&quot;],&quot;prefix&quot;:&quot;&quot;,&quot;itemData&quot;:{&quot;citation-key&quot;:&quot;bjork_patterns_2005&quot;,&quot;type&quot;:&quot;book&quot;,&quot;publisher-place&quot;:&quot;Hingham, Mass&quot;,&quot;call-number&quot;:&quot;QA76.76.C672 B56 2005&quot;,&quot;publisher&quot;:&quot;Charles River Media&quot;,&quot;number-of-pages&quot;:&quot;423&quot;,&quot;ISBN&quot;:&quot;978-1-58450-354-5&quot;,&quot;source&quot;:&quot;Library of Congress ISBN&quot;,&quot;title&quot;:&quot;Patterns in game design&quot;,&quot;collection-title&quot;:&quot;Charles River Media game development series&quot;,&quot;language&quot;:&quot;en&quot;,&quot;issued&quot;:{&quot;date-parts&quot;:[[&quot;2005&quot;]]},&quot;edition&quot;:&quot;1st ed&quot;,&quot;author&quot;:[{&quot;family&quot;:&quot;Bjork&quot;,&quot;given&quot;:&quot;Staffan&quot;},{&quot;family&quot;:&quot;Holopainen&quot;,&quot;given&quot;:&quot;Jussi&quot;}],&quot;event-place&quot;:&quot;Hingham, Mass&quot;,&quot;id&quot;:&quot;bjork_patterns_2005&quot;}}],&quot;citationID&quot;:&quot;jxqjqnjn&quot;,&quot;properties&quot;:{&quot;noteIndex&quot;:0,&quot;formattedCitation&quot;:&quot;[@bjork_patterns_2005]&quot;}} RNDsaqqsnxgrs"/>&lt;Do Zotero Refresh: [@bjork_patterns_2005]&gt;<text:reference-mark-end text:name="ZOTERO_ITEM CSL_CITATION {&quot;schema&quot;:&quot;https://github.com/citation-style-language/schema/raw/master/csl-citation.json&quot;,&quot;citationItems&quot;:[{&quot;suffix&quot;:&quot;&quot;,&quot;uris&quot;:[&quot;http://zotero.org/users/1913249/items/APVZF8QA&quot;],&quot;id&quot;:3102,&quot;uri&quot;:[&quot;http://zotero.org/users/1913249/items/APVZF8QA&quot;],&quot;prefix&quot;:&quot;&quot;,&quot;itemData&quot;:{&quot;citation-key&quot;:&quot;bjork_patterns_2005&quot;,&quot;type&quot;:&quot;book&quot;,&quot;publisher-place&quot;:&quot;Hingham, Mass&quot;,&quot;call-number&quot;:&quot;QA76.76.C672 B56 2005&quot;,&quot;publisher&quot;:&quot;Charles River Media&quot;,&quot;number-of-pages&quot;:&quot;423&quot;,&quot;ISBN&quot;:&quot;978-1-58450-354-5&quot;,&quot;source&quot;:&quot;Library of Congress ISBN&quot;,&quot;title&quot;:&quot;Patterns in game design&quot;,&quot;collection-title&quot;:&quot;Charles River Media game development series&quot;,&quot;language&quot;:&quot;en&quot;,&quot;issued&quot;:{&quot;date-parts&quot;:[[&quot;2005&quot;]]},&quot;edition&quot;:&quot;1st ed&quot;,&quot;author&quot;:[{&quot;family&quot;:&quot;Bjork&quot;,&quot;given&quot;:&quot;Staffan&quot;},{&quot;family&quot;:&quot;Holopainen&quot;,&quot;given&quot;:&quot;Jussi&quot;}],&quot;event-place&quot;:&quot;Hingham, Mass&quot;,&quot;id&quot;:&quot;bjork_patterns_2005&quot;}}],&quot;citationID&quot;:&quot;jxqjqnjn&quot;,&quot;properties&quot;:{&quot;noteIndex&quot;:0,&quot;formattedCitation&quot;:&quot;[@bjork_patterns_2005]&quot;}} RNDsaqqsnxgrs"/>.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schema&quot;:&quot;https://github.com/citation-style-language/schema/raw/master/csl-citation.json&quot;,&quot;citationItems&quot;:[{&quot;suffix&quot;:&quot;&quot;,&quot;uris&quot;:[&quot;http://zotero.org/users/1913249/items/V3M39TJK&quot;],&quot;id&quot;:3097,&quot;uri&quot;:[&quot;http://zotero.org/users/1913249/items/V3M39TJK&quot;],&quot;prefix&quot;:&quot;&quot;,&quot;itemData&quot;:{&quot;citation-key&quot;:&quot;azimullah_evaluating_2020&quot;,&quot;URL&quot;:&quot;http://doi.org/10.1145/3373165.3373184&quot;,&quot;publisher-place&quot;:&quot;Melbourne, VIC, Australia&quot;,&quot;publisher&quot;:&quot;Association for Computing Machiner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uthor&quot;:[{&quot;family&quot;:&quot;Azimullah&quot;,&quot;given&quot;:&quot;Zain&quot;},{&quot;family&quot;:&quot;An&quot;,&quot;given&quot;:&quot;Young Sun&quot;},{&quot;family&quot;:&quot;Denny&quot;,&quot;given&quot;:&quot;Paul&quot;}],&quot;type&quot;:&quot;paper-conference&quot;,&quot;DOI&quot;:&quot;10.1145/3373165.3373184&quot;,&quot;ISBN&quot;:&quot;978-1-4503-7686-0&quot;,&quot;event-place&quot;:&quot;Melbourne, VIC, Australia&quot;,&quot;title&quot;:&quot;Evaluating an Interactive Tool for Teaching Design Patterns&quot;,&quot;container-title&quot;:&quot;Proceedings of the Twenty-Second Australasian Computing Education Conference&quot;,&quot;page&quot;:&quot;167–176&quot;,&quot;issued&quot;:{&quot;date-parts&quot;:[[&quot;2020&quot;,2,3]]},&quot;id&quot;:&quot;azimullah_evaluating_2020&quot;,&quot;source&quot;:&quot;ACM Digital Library&quot;,&quot;accessed&quot;:{&quot;date-parts&quot;:[[&quot;2020&quot;,3,4]]},&quot;collection-title&quot;:&quot;ACE'20&quot;}},{&quot;suffix&quot;:&quot;&quot;,&quot;uris&quot;:[&quot;http://zotero.org/users/1913249/items/7JBLC69Q&quot;],&quot;id&quot;:3096,&quot;uri&quot;:[&quot;http://zotero.org/users/1913249/items/7JBLC69Q&quot;],&quot;prefix&quot;:&quot;&quot;,&quot;itemData&quot;:{&quot;citation-key&quot;:&quot;da_cruz_silva_fostering_2019&quot;,&quot;URL&quot;:&quot;http://doi.org/10.1145/3364641.3364660&quot;,&quot;publisher-place&quot;:&quot;Fortaleza, Brazil&quot;,&quot;publisher&quot;:&quot;Association for Computing Machiner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uthor&quot;:[{&quot;family&quot;:&quot;Cruz Silva&quot;,&quot;given&quot;:&quot;Diogo Soares&quot;,&quot;non-dropping-particle&quot;:&quot;da&quot;},{&quot;family&quot;:&quot;Schots&quot;,&quot;given&quot;:&quot;Marcelo&quot;},{&quot;family&quot;:&quot;Duboc&quot;,&quot;given&quot;:&quot;Leticia&quot;}],&quot;type&quot;:&quot;paper-conference&quot;,&quot;title-short&quot;:&quot;Fostering Design Patterns Education&quot;,&quot;DOI&quot;:&quot;10.1145/3364641.3364660&quot;,&quot;ISBN&quot;:&quot;978-1-4503-7282-4&quot;,&quot;event-place&quot;:&quot;Fortaleza, Brazil&quot;,&quot;title&quot;:&quot;Fostering Design Patterns Education: An Exemplar Inspired in the Angry Birds Game Franchise&quot;,&quot;container-title&quot;:&quot;Proceedings of the XVIII Brazilian Symposium on Software Quality&quot;,&quot;page&quot;:&quot;168–177&quot;,&quot;issued&quot;:{&quot;date-parts&quot;:[[&quot;2019&quot;,10,28]]},&quot;id&quot;:&quot;da_cruz_silva_fostering_2019&quot;,&quot;source&quot;:&quot;ACM Digital Library&quot;,&quot;accessed&quot;:{&quot;date-parts&quot;:[[&quot;2020&quot;,3,4]]},&quot;collection-title&quot;:&quot;SBQS'19&quot;}}],&quot;citationID&quot;:&quot;mueiiqeg&quot;,&quot;properties&quot;:{&quot;noteIndex&quot;:0,&quot;formattedCitation&quot;:&quot;[@azimullah_evaluating_2020; @da_cruz_silva_fostering_2019]&quot;}} RNDadkfkudadt"/>&lt;Do Zotero Refresh: [@azimullah_evaluating_2020; @da_cruz_silva_fostering_2019]&gt;<text:reference-mark-end text:name="ZOTERO_ITEM CSL_CITATION {&quot;schema&quot;:&quot;https://github.com/citation-style-language/schema/raw/master/csl-citation.json&quot;,&quot;citationItems&quot;:[{&quot;suffix&quot;:&quot;&quot;,&quot;uris&quot;:[&quot;http://zotero.org/users/1913249/items/V3M39TJK&quot;],&quot;id&quot;:3097,&quot;uri&quot;:[&quot;http://zotero.org/users/1913249/items/V3M39TJK&quot;],&quot;prefix&quot;:&quot;&quot;,&quot;itemData&quot;:{&quot;citation-key&quot;:&quot;azimullah_evaluating_2020&quot;,&quot;URL&quot;:&quot;http://doi.org/10.1145/3373165.3373184&quot;,&quot;publisher-place&quot;:&quot;Melbourne, VIC, Australia&quot;,&quot;publisher&quot;:&quot;Association for Computing Machiner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uthor&quot;:[{&quot;family&quot;:&quot;Azimullah&quot;,&quot;given&quot;:&quot;Zain&quot;},{&quot;family&quot;:&quot;An&quot;,&quot;given&quot;:&quot;Young Sun&quot;},{&quot;family&quot;:&quot;Denny&quot;,&quot;given&quot;:&quot;Paul&quot;}],&quot;type&quot;:&quot;paper-conference&quot;,&quot;DOI&quot;:&quot;10.1145/3373165.3373184&quot;,&quot;ISBN&quot;:&quot;978-1-4503-7686-0&quot;,&quot;event-place&quot;:&quot;Melbourne, VIC, Australia&quot;,&quot;title&quot;:&quot;Evaluating an Interactive Tool for Teaching Design Patterns&quot;,&quot;container-title&quot;:&quot;Proceedings of the Twenty-Second Australasian Computing Education Conference&quot;,&quot;page&quot;:&quot;167–176&quot;,&quot;issued&quot;:{&quot;date-parts&quot;:[[&quot;2020&quot;,2,3]]},&quot;id&quot;:&quot;azimullah_evaluating_2020&quot;,&quot;source&quot;:&quot;ACM Digital Library&quot;,&quot;accessed&quot;:{&quot;date-parts&quot;:[[&quot;2020&quot;,3,4]]},&quot;collection-title&quot;:&quot;ACE'20&quot;}},{&quot;suffix&quot;:&quot;&quot;,&quot;uris&quot;:[&quot;http://zotero.org/users/1913249/items/7JBLC69Q&quot;],&quot;id&quot;:3096,&quot;uri&quot;:[&quot;http://zotero.org/users/1913249/items/7JBLC69Q&quot;],&quot;prefix&quot;:&quot;&quot;,&quot;itemData&quot;:{&quot;citation-key&quot;:&quot;da_cruz_silva_fostering_2019&quot;,&quot;URL&quot;:&quot;http://doi.org/10.1145/3364641.3364660&quot;,&quot;publisher-place&quot;:&quot;Fortaleza, Brazil&quot;,&quot;publisher&quot;:&quot;Association for Computing Machiner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uthor&quot;:[{&quot;family&quot;:&quot;Cruz Silva&quot;,&quot;given&quot;:&quot;Diogo Soares&quot;,&quot;non-dropping-particle&quot;:&quot;da&quot;},{&quot;family&quot;:&quot;Schots&quot;,&quot;given&quot;:&quot;Marcelo&quot;},{&quot;family&quot;:&quot;Duboc&quot;,&quot;given&quot;:&quot;Leticia&quot;}],&quot;type&quot;:&quot;paper-conference&quot;,&quot;title-short&quot;:&quot;Fostering Design Patterns Education&quot;,&quot;DOI&quot;:&quot;10.1145/3364641.3364660&quot;,&quot;ISBN&quot;:&quot;978-1-4503-7282-4&quot;,&quot;event-place&quot;:&quot;Fortaleza, Brazil&quot;,&quot;title&quot;:&quot;Fostering Design Patterns Education: An Exemplar Inspired in the Angry Birds Game Franchise&quot;,&quot;container-title&quot;:&quot;Proceedings of the XVIII Brazilian Symposium on Software Quality&quot;,&quot;page&quot;:&quot;168–177&quot;,&quot;issued&quot;:{&quot;date-parts&quot;:[[&quot;2019&quot;,10,28]]},&quot;id&quot;:&quot;da_cruz_silva_fostering_2019&quot;,&quot;source&quot;:&quot;ACM Digital Library&quot;,&quot;accessed&quot;:{&quot;date-parts&quot;:[[&quot;2020&quot;,3,4]]},&quot;collection-title&quot;:&quot;SBQS'19&quot;}}],&quot;citationID&quot;:&quot;mueiiqeg&quot;,&quot;properties&quot;:{&quot;noteIndex&quot;:0,&quot;formattedCitation&quot;:&quot;[@azimullah_evaluating_2020; @da_cruz_silva_fostering_2019]&quot;}} RNDadkfkudadt"/></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schema&quot;:&quot;https://github.com/citation-style-language/schema/raw/master/csl-citation.json&quot;,&quot;citationItems&quot;:[{&quot;suffix&quot;:&quot;&quot;,&quot;suppress-author&quot;:true,&quot;uris&quot;:[&quot;http://zotero.org/users/1913249/items/YJKSC8LM&quot;],&quot;id&quot;:3745,&quot;uri&quot;:[&quot;http://zotero.org/users/1913249/items/YJKSC8LM&quot;],&quot;prefix&quot;:&quot;&quot;,&quot;itemData&quot;:{&quot;citation-key&quot;:&quot;eriksson_using_2019&quot;,&quot;URL&quot;:&quot;https://dl.acm.org/doi/10.1145/3311927.3323155&quot;,&quot;publisher-place&quot;:&quot;Boise ID USA&quot;,&quot;publisher&quot;:&quot;ACM&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type&quot;:&quot;paper-conference&quot;,&quot;DOI&quot;:&quot;10.1145/3311927.3323155&quot;,&quot;ISBN&quot;:&quot;978-1-4503-6690-8&quot;,&quot;language&quot;:&quot;en&quot;,&quot;title&quot;:&quot;Using Gameplay Design Patterns with Children in the Redesign of a Collaborative Co-located Game&quot;,&quot;container-title&quot;:&quot;Proceedings of the 18th ACM International Conference on Interaction Design and Children&quot;,&quot;page&quot;:&quot;15-25&quot;,&quot;issued&quot;:{&quot;date-parts&quot;:[[&quot;2019&quot;,6,12]]},&quot;id&quot;:&quot;eriksson_using_2019&quot;,&quot;event-place&quot;:&quot;Boise ID USA&quot;,&quot;source&quot;:&quot;DOI.org (Crossref)&quot;,&quot;accessed&quot;:{&quot;date-parts&quot;:[[&quot;2022&quot;,8,9]]}}}],&quot;citationID&quot;:&quot;ktmcmywq&quot;,&quot;properties&quot;:{&quot;noteIndex&quot;:0,&quot;formattedCitation&quot;:&quot;[-@eriksson_using_2019]&quot;}} RNDgfhllhpwnz"/>&lt;Do Zotero Refresh: [-@eriksson_using_2019]&gt;<text:reference-mark-end text:name="ZOTERO_ITEM CSL_CITATION {&quot;schema&quot;:&quot;https://github.com/citation-style-language/schema/raw/master/csl-citation.json&quot;,&quot;citationItems&quot;:[{&quot;suffix&quot;:&quot;&quot;,&quot;suppress-author&quot;:true,&quot;uris&quot;:[&quot;http://zotero.org/users/1913249/items/YJKSC8LM&quot;],&quot;id&quot;:3745,&quot;uri&quot;:[&quot;http://zotero.org/users/1913249/items/YJKSC8LM&quot;],&quot;prefix&quot;:&quot;&quot;,&quot;itemData&quot;:{&quot;citation-key&quot;:&quot;eriksson_using_2019&quot;,&quot;URL&quot;:&quot;https://dl.acm.org/doi/10.1145/3311927.3323155&quot;,&quot;publisher-place&quot;:&quot;Boise ID USA&quot;,&quot;publisher&quot;:&quot;ACM&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type&quot;:&quot;paper-conference&quot;,&quot;DOI&quot;:&quot;10.1145/3311927.3323155&quot;,&quot;ISBN&quot;:&quot;978-1-4503-6690-8&quot;,&quot;language&quot;:&quot;en&quot;,&quot;title&quot;:&quot;Using Gameplay Design Patterns with Children in the Redesign of a Collaborative Co-located Game&quot;,&quot;container-title&quot;:&quot;Proceedings of the 18th ACM International Conference on Interaction Design and Children&quot;,&quot;page&quot;:&quot;15-25&quot;,&quot;issued&quot;:{&quot;date-parts&quot;:[[&quot;2019&quot;,6,12]]},&quot;id&quot;:&quot;eriksson_using_2019&quot;,&quot;event-place&quot;:&quot;Boise ID USA&quot;,&quot;source&quot;:&quot;DOI.org (Crossref)&quot;,&quot;accessed&quot;:{&quot;date-parts&quot;:[[&quot;2022&quot;,8,9]]}}}],&quot;citationID&quot;:&quot;ktmcmywq&quot;,&quot;properties&quot;:{&quot;noteIndex&quot;:0,&quot;formattedCitation&quot;:&quot;[-@eriksson_using_2019]&quot;}} RNDgfhllhpwnz"/> use the second interpretation rephrasing slightly as gameplay design patterns, thus placing emphasis on the exposure to the user via playing the game. They described the utility of games design patterns as a <text:span text:style-name="T3">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schema&quot;:&quot;https://github.com/citation-style-language/schema/raw/master/csl-citation.json&quot;,&quot;citationItems&quot;:[{&quot;suffix&quot;:&quot;&quot;,&quot;uris&quot;:[&quot;http://zotero.org/users/1913249/items/APVZF8QA&quot;],&quot;id&quot;:3102,&quot;uri&quot;:[&quot;http://zotero.org/users/1913249/items/APVZF8QA&quot;],&quot;prefix&quot;:&quot;&quot;,&quot;itemData&quot;:{&quot;citation-key&quot;:&quot;bjork_patterns_2005&quot;,&quot;type&quot;:&quot;book&quot;,&quot;publisher-place&quot;:&quot;Hingham, Mass&quot;,&quot;call-number&quot;:&quot;QA76.76.C672 B56 2005&quot;,&quot;publisher&quot;:&quot;Charles River Media&quot;,&quot;number-of-pages&quot;:&quot;423&quot;,&quot;ISBN&quot;:&quot;978-1-58450-354-5&quot;,&quot;source&quot;:&quot;Library of Congress ISBN&quot;,&quot;title&quot;:&quot;Patterns in game design&quot;,&quot;collection-title&quot;:&quot;Charles River Media game development series&quot;,&quot;language&quot;:&quot;en&quot;,&quot;issued&quot;:{&quot;date-parts&quot;:[[&quot;2005&quot;]]},&quot;edition&quot;:&quot;1st ed&quot;,&quot;author&quot;:[{&quot;family&quot;:&quot;Bjork&quot;,&quot;given&quot;:&quot;Staffan&quot;},{&quot;family&quot;:&quot;Holopainen&quot;,&quot;given&quot;:&quot;Jussi&quot;}],&quot;event-place&quot;:&quot;Hingham, Mass&quot;,&quot;id&quot;:&quot;bjork_patterns_2005&quot;}}],&quot;citationID&quot;:&quot;qqzukniq&quot;,&quot;properties&quot;:{&quot;noteIndex&quot;:0,&quot;formattedCitation&quot;:&quot;[@bjork_patterns_2005]&quot;}} RNDtwnpcyiobu"/>&lt;Do Zotero Refresh: [@bjork_patterns_2005]&gt;<text:reference-mark-end text:name="ZOTERO_ITEM CSL_CITATION {&quot;schema&quot;:&quot;https://github.com/citation-style-language/schema/raw/master/csl-citation.json&quot;,&quot;citationItems&quot;:[{&quot;suffix&quot;:&quot;&quot;,&quot;uris&quot;:[&quot;http://zotero.org/users/1913249/items/APVZF8QA&quot;],&quot;id&quot;:3102,&quot;uri&quot;:[&quot;http://zotero.org/users/1913249/items/APVZF8QA&quot;],&quot;prefix&quot;:&quot;&quot;,&quot;itemData&quot;:{&quot;citation-key&quot;:&quot;bjork_patterns_2005&quot;,&quot;type&quot;:&quot;book&quot;,&quot;publisher-place&quot;:&quot;Hingham, Mass&quot;,&quot;call-number&quot;:&quot;QA76.76.C672 B56 2005&quot;,&quot;publisher&quot;:&quot;Charles River Media&quot;,&quot;number-of-pages&quot;:&quot;423&quot;,&quot;ISBN&quot;:&quot;978-1-58450-354-5&quot;,&quot;source&quot;:&quot;Library of Congress ISBN&quot;,&quot;title&quot;:&quot;Patterns in game design&quot;,&quot;collection-title&quot;:&quot;Charles River Media game development series&quot;,&quot;language&quot;:&quot;en&quot;,&quot;issued&quot;:{&quot;date-parts&quot;:[[&quot;2005&quot;]]},&quot;edition&quot;:&quot;1st ed&quot;,&quot;author&quot;:[{&quot;family&quot;:&quot;Bjork&quot;,&quot;given&quot;:&quot;Staffan&quot;},{&quot;family&quot;:&quot;Holopainen&quot;,&quot;given&quot;:&quot;Jussi&quot;}],&quot;event-place&quot;:&quot;Hingham, Mass&quot;,&quot;id&quot;:&quot;bjork_patterns_2005&quot;}}],&quot;citationID&quot;:&quot;qqzukniq&quot;,&quot;properties&quot;:{&quot;noteIndex&quot;:0,&quot;formattedCitation&quot;:&quot;[@bjork_patterns_2005]&quot;}} RNDtwnpcyiobu"/>.</text:p>
      <text:p text:style-name="Text_20_body">MOVED TO LIT REVIEW FROM CHAPTER 5</text:p>
      <text:p text:style-name="Text_20_body">In a design education intervention working with 11-12 year olds Eriksson and colleagues <text:reference-mark-start text:name="ZOTERO_ITEM CSL_CITATION {&quot;schema&quot;:&quot;https://github.com/citation-style-language/schema/raw/master/csl-citation.json&quot;,&quot;citationItems&quot;:[{&quot;suffix&quot;:&quot;&quot;,&quot;uris&quot;:[&quot;http://zotero.org/users/1913249/items/YJKSC8LM&quot;],&quot;id&quot;:3745,&quot;uri&quot;:[&quot;http://zotero.org/users/1913249/items/YJKSC8LM&quot;],&quot;prefix&quot;:&quot;&quot;,&quot;itemData&quot;:{&quot;citation-key&quot;:&quot;eriksson_using_2019&quot;,&quot;URL&quot;:&quot;https://dl.acm.org/doi/10.1145/3311927.3323155&quot;,&quot;publisher-place&quot;:&quot;Boise ID USA&quot;,&quot;publisher&quot;:&quot;ACM&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type&quot;:&quot;paper-conference&quot;,&quot;DOI&quot;:&quot;10.1145/3311927.3323155&quot;,&quot;ISBN&quot;:&quot;978-1-4503-6690-8&quot;,&quot;language&quot;:&quot;en&quot;,&quot;title&quot;:&quot;Using Gameplay Design Patterns with Children in the Redesign of a Collaborative Co-located Game&quot;,&quot;container-title&quot;:&quot;Proceedings of the 18th ACM International Conference on Interaction Design and Children&quot;,&quot;page&quot;:&quot;15-25&quot;,&quot;issued&quot;:{&quot;date-parts&quot;:[[&quot;2019&quot;,6,12]]},&quot;id&quot;:&quot;eriksson_using_2019&quot;,&quot;event-place&quot;:&quot;Boise ID USA&quot;,&quot;source&quot;:&quot;DOI.org (Crossref)&quot;,&quot;accessed&quot;:{&quot;date-parts&quot;:[[&quot;2022&quot;,8,9]]}}}],&quot;citationID&quot;:&quot;nyludsgp&quot;,&quot;properties&quot;:{&quot;noteIndex&quot;:0,&quot;formattedCitation&quot;:&quot;[@eriksson_using_2019]&quot;}} RNDavmnudeuyo"/>&lt;Do Zotero Refresh: [@eriksson_using_2019]&gt;<text:reference-mark-end text:name="ZOTERO_ITEM CSL_CITATION {&quot;schema&quot;:&quot;https://github.com/citation-style-language/schema/raw/master/csl-citation.json&quot;,&quot;citationItems&quot;:[{&quot;suffix&quot;:&quot;&quot;,&quot;uris&quot;:[&quot;http://zotero.org/users/1913249/items/YJKSC8LM&quot;],&quot;id&quot;:3745,&quot;uri&quot;:[&quot;http://zotero.org/users/1913249/items/YJKSC8LM&quot;],&quot;prefix&quot;:&quot;&quot;,&quot;itemData&quot;:{&quot;citation-key&quot;:&quot;eriksson_using_2019&quot;,&quot;URL&quot;:&quot;https://dl.acm.org/doi/10.1145/3311927.3323155&quot;,&quot;publisher-place&quot;:&quot;Boise ID USA&quot;,&quot;publisher&quot;:&quot;ACM&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type&quot;:&quot;paper-conference&quot;,&quot;DOI&quot;:&quot;10.1145/3311927.3323155&quot;,&quot;ISBN&quot;:&quot;978-1-4503-6690-8&quot;,&quot;language&quot;:&quot;en&quot;,&quot;title&quot;:&quot;Using Gameplay Design Patterns with Children in the Redesign of a Collaborative Co-located Game&quot;,&quot;container-title&quot;:&quot;Proceedings of the 18th ACM International Conference on Interaction Design and Children&quot;,&quot;page&quot;:&quot;15-25&quot;,&quot;issued&quot;:{&quot;date-parts&quot;:[[&quot;2019&quot;,6,12]]},&quot;id&quot;:&quot;eriksson_using_2019&quot;,&quot;event-place&quot;:&quot;Boise ID USA&quot;,&quot;source&quot;:&quot;DOI.org (Crossref)&quot;,&quot;accessed&quot;:{&quot;date-parts&quot;:[[&quot;2022&quot;,8,9]]}}}],&quot;citationID&quot;:&quot;nyludsgp&quot;,&quot;properties&quot;:{&quot;noteIndex&quot;:0,&quot;formattedCitation&quot;:&quot;[@eriksson_using_2019]&quot;}} RNDavmnudeuyo"/>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tems&quot;:[{&quot;suffix&quot;:&quot;&quot;,&quot;uris&quot;:[&quot;http://zotero.org/users/1913249/items/B4TQHBCM&quot;],&quot;id&quot;:3684,&quot;uri&quot;:[&quot;http://zotero.org/users/1913249/items/B4TQHBCM&quot;],&quot;prefix&quot;:&quot;&quot;,&quot;itemData&quot;:{&quot;citation-key&quot;:&quot;baykal_using_2019&quot;,&quot;URL&quot;:&quot;https://dl.acm.org/doi/10.1145/3290607.3312889&quot;,&quot;publisher-place&quot;:&quot;Glasgow Scotland Uk&quot;,&quot;language&quot;:&quot;e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uthor&quot;:[{&quot;family&quot;:&quot;Baykal&quot;,&quot;given&quot;:&quot;Gökce Elif&quot;},{&quot;family&quot;:&quot;Eriksson&quot;,&quot;given&quot;:&quot;Eva&quot;},{&quot;family&quot;:&quot;Björk&quot;,&quot;given&quot;:&quot;Staffan&quot;},{&quot;family&quot;:&quot;Torgersson&quot;,&quot;given&quot;:&quot;Olof&quot;}],&quot;event-title&quot;:&quot;CHI '19: CHI Conference on Human Factors in Computing Systems&quot;,&quot;type&quot;:&quot;paper-conference&quot;,&quot;source&quot;:&quot;DOI.org (Crossref)&quot;,&quot;accessed&quot;:{&quot;date-parts&quot;:[[&quot;2023&quot;,3,15]]},&quot;DOI&quot;:&quot;10.1145/3290607.3312889&quot;,&quot;title&quot;:&quot;Using Gameplay Design Patterns to Support Children's Collaborative Interactions for Learning&quot;,&quot;container-title&quot;:&quot;Extended Abstracts of the 2019 CHI Conference on Human Factors in Computing Systems&quot;,&quot;page&quot;:&quot;1-6&quot;,&quot;issued&quot;:{&quot;date-parts&quot;:[[&quot;2019&quot;,5,2]]},&quot;id&quot;:&quot;baykal_using_2019&quot;,&quot;event-place&quot;:&quot;Glasgow Scotland Uk&quot;,&quot;publisher&quot;:&quot;ACM&quot;,&quot;ISBN&quot;:&quot;978-1-4503-5971-9&quot;}}],&quot;citationID&quot;:&quot;hgfacsqf&quot;,&quot;properties&quot;:{&quot;noteIndex&quot;:0,&quot;formattedCitation&quot;:&quot;[@baykal_using_2019]&quot;}} RNDryusshqecu"/>&lt;Do Zotero Refresh: [@baykal_using_2019]&gt;<text:reference-mark-end text:name="ZOTERO_ITEM CSL_CITATION {&quot;schema&quot;:&quot;https://github.com/citation-style-language/schema/raw/master/csl-citation.json&quot;,&quot;citationItems&quot;:[{&quot;suffix&quot;:&quot;&quot;,&quot;uris&quot;:[&quot;http://zotero.org/users/1913249/items/B4TQHBCM&quot;],&quot;id&quot;:3684,&quot;uri&quot;:[&quot;http://zotero.org/users/1913249/items/B4TQHBCM&quot;],&quot;prefix&quot;:&quot;&quot;,&quot;itemData&quot;:{&quot;citation-key&quot;:&quot;baykal_using_2019&quot;,&quot;URL&quot;:&quot;https://dl.acm.org/doi/10.1145/3290607.3312889&quot;,&quot;publisher-place&quot;:&quot;Glasgow Scotland Uk&quot;,&quot;language&quot;:&quot;e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uthor&quot;:[{&quot;family&quot;:&quot;Baykal&quot;,&quot;given&quot;:&quot;Gökce Elif&quot;},{&quot;family&quot;:&quot;Eriksson&quot;,&quot;given&quot;:&quot;Eva&quot;},{&quot;family&quot;:&quot;Björk&quot;,&quot;given&quot;:&quot;Staffan&quot;},{&quot;family&quot;:&quot;Torgersson&quot;,&quot;given&quot;:&quot;Olof&quot;}],&quot;event-title&quot;:&quot;CHI '19: CHI Conference on Human Factors in Computing Systems&quot;,&quot;type&quot;:&quot;paper-conference&quot;,&quot;source&quot;:&quot;DOI.org (Crossref)&quot;,&quot;accessed&quot;:{&quot;date-parts&quot;:[[&quot;2023&quot;,3,15]]},&quot;DOI&quot;:&quot;10.1145/3290607.3312889&quot;,&quot;title&quot;:&quot;Using Gameplay Design Patterns to Support Children's Collaborative Interactions for Learning&quot;,&quot;container-title&quot;:&quot;Extended Abstracts of the 2019 CHI Conference on Human Factors in Computing Systems&quot;,&quot;page&quot;:&quot;1-6&quot;,&quot;issued&quot;:{&quot;date-parts&quot;:[[&quot;2019&quot;,5,2]]},&quot;id&quot;:&quot;baykal_using_2019&quot;,&quot;event-place&quot;:&quot;Glasgow Scotland Uk&quot;,&quot;publisher&quot;:&quot;ACM&quot;,&quot;ISBN&quot;:&quot;978-1-4503-5971-9&quot;}}],&quot;citationID&quot;:&quot;hgfacsqf&quot;,&quot;properties&quot;:{&quot;noteIndex&quot;:0,&quot;formattedCitation&quot;:&quot;[@baykal_using_2019]&quot;}} RNDryusshqecu"/>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h text:style-name="Heading_20_4" text:outline-level="4"><text:bookmark-start text:name="using-game-design-pattern-collections-and-code-examples-to-help-novice-students."/>Using Game Design pattern collections and code examples to help novice students.<text:bookmark-end text:name="using-game-design-pattern-collections-and-code-examples-to-help-novice-students."/></text:h>
      <text:p text:style-name="First_20_paragraph"><text:span text:style-name="T1">There is evidence in literature that the use of a collection of design patterns, while primarily used in professional settings, can help barriers faced by novice coders.</text:span></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citationItems&quot;:[{&quot;suffix&quot;:&quot;&quot;,&quot;uris&quot;:[&quot;http://zotero.org/users/1913249/items/KKV74Q7K&quot;],&quot;id&quot;:2727,&quot;uri&quot;:[&quot;http://zotero.org/users/1913249/items/KKV74Q7K&quot;],&quot;prefix&quot;:&quot;&quot;,&quot;itemData&quot;:{&quot;citation-key&quot;:&quot;werner_fairy_2012&quot;,&quot;URL&quot;:&quot;http://doi.acm.org/10.1145/2157136.2157200&quot;,&quot;publisher-place&quot;:&quot;New York, NY, USA&quot;,&quot;publisher&quot;:&quot;ACM&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uthor&quot;:[{&quot;family&quot;:&quot;Werner&quot;,&quot;given&quot;:&quot;Linda&quot;},{&quot;family&quot;:&quot;Denner&quot;,&quot;given&quot;:&quot;Jill&quot;},{&quot;family&quot;:&quot;Campe&quot;,&quot;given&quot;:&quot;Shannon&quot;},{&quot;family&quot;:&quot;Kawamoto&quot;,&quot;given&quot;:&quot;Damon Chizuru&quot;}],&quot;type&quot;:&quot;paper-conference&quot;,&quot;title-short&quot;:&quot;The Fairy Performance Assessment&quot;,&quot;DOI&quot;:&quot;10.1145/2157136.2157200&quot;,&quot;ISBN&quot;:&quot;978-1-4503-1098-7&quot;,&quot;event-place&quot;:&quot;New York, NY, USA&quot;,&quot;title&quot;:&quot;The Fairy Performance Assessment: Measuring Computational Thinking in Middle School&quot;,&quot;container-title&quot;:&quot;Proceedings of the 43rd ACM Technical Symposium on Computer Science Education&quot;,&quot;page&quot;:&quot;215–220&quot;,&quot;issued&quot;:{&quot;date-parts&quot;:[[&quot;2012&quot;]]},&quot;id&quot;:&quot;werner_fairy_2012&quot;,&quot;source&quot;:&quot;ACM Digital Library&quot;,&quot;accessed&quot;:{&quot;date-parts&quot;:[[&quot;2018&quot;,9,16]]},&quot;collection-title&quot;:&quot;SIGCSE '12&quot;}}],&quot;citationID&quot;:&quot;wijwdwky&quot;,&quot;properties&quot;:{&quot;noteIndex&quot;:0,&quot;formattedCitation&quot;:&quot;[@werner_fairy_2012]&quot;}} RNDzosxcaeiag"/>&lt;Do Zotero Refresh: [@werner_fairy_2012]&gt;<text:reference-mark-end text:name="ZOTERO_ITEM CSL_CITATION {&quot;schema&quot;:&quot;https://github.com/citation-style-language/schema/raw/master/csl-citation.json&quot;,&quot;citationItems&quot;:[{&quot;suffix&quot;:&quot;&quot;,&quot;uris&quot;:[&quot;http://zotero.org/users/1913249/items/KKV74Q7K&quot;],&quot;id&quot;:2727,&quot;uri&quot;:[&quot;http://zotero.org/users/1913249/items/KKV74Q7K&quot;],&quot;prefix&quot;:&quot;&quot;,&quot;itemData&quot;:{&quot;citation-key&quot;:&quot;werner_fairy_2012&quot;,&quot;URL&quot;:&quot;http://doi.acm.org/10.1145/2157136.2157200&quot;,&quot;publisher-place&quot;:&quot;New York, NY, USA&quot;,&quot;publisher&quot;:&quot;ACM&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uthor&quot;:[{&quot;family&quot;:&quot;Werner&quot;,&quot;given&quot;:&quot;Linda&quot;},{&quot;family&quot;:&quot;Denner&quot;,&quot;given&quot;:&quot;Jill&quot;},{&quot;family&quot;:&quot;Campe&quot;,&quot;given&quot;:&quot;Shannon&quot;},{&quot;family&quot;:&quot;Kawamoto&quot;,&quot;given&quot;:&quot;Damon Chizuru&quot;}],&quot;type&quot;:&quot;paper-conference&quot;,&quot;title-short&quot;:&quot;The Fairy Performance Assessment&quot;,&quot;DOI&quot;:&quot;10.1145/2157136.2157200&quot;,&quot;ISBN&quot;:&quot;978-1-4503-1098-7&quot;,&quot;event-place&quot;:&quot;New York, NY, USA&quot;,&quot;title&quot;:&quot;The Fairy Performance Assessment: Measuring Computational Thinking in Middle School&quot;,&quot;container-title&quot;:&quot;Proceedings of the 43rd ACM Technical Symposium on Computer Science Education&quot;,&quot;page&quot;:&quot;215–220&quot;,&quot;issued&quot;:{&quot;date-parts&quot;:[[&quot;2012&quot;]]},&quot;id&quot;:&quot;werner_fairy_2012&quot;,&quot;source&quot;:&quot;ACM Digital Library&quot;,&quot;accessed&quot;:{&quot;date-parts&quot;:[[&quot;2018&quot;,9,16]]},&quot;collection-title&quot;:&quot;SIGCSE '12&quot;}}],&quot;citationID&quot;:&quot;wijwdwky&quot;,&quot;properties&quot;:{&quot;noteIndex&quot;:0,&quot;formattedCitation&quot;:&quot;[@werner_fairy_2012]&quot;}} RNDzosxcaeiag"/>.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citationItems&quot;:[{&quot;suffix&quot;:&quot;&quot;,&quot;uris&quot;:[&quot;http://zotero.org/users/1913249/items/GCEGTU8X&quot;],&quot;id&quot;:8716,&quot;uri&quot;:[&quot;http://zotero.org/users/1913249/items/GCEGTU8X&quot;],&quot;prefix&quot;:&quot;&quot;,&quot;itemData&quot;:{&quot;citation-key&quot;:&quot;werner_children_2012&quot;,&quot;URL&quot;:&quot;https://dl.acm.org/doi/10.1145/2157136.2157263&quot;,&quot;publisher-place&quot;:&quot;New York, NY, USA&quot;,&quot;publisher&quot;:&quot;Association for Computing Machinery&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uthor&quot;:[{&quot;family&quot;:&quot;Werner&quot;,&quot;given&quot;:&quot;Linda&quot;},{&quot;family&quot;:&quot;Campe&quot;,&quot;given&quot;:&quot;Shannon&quot;},{&quot;family&quot;:&quot;Denner&quot;,&quot;given&quot;:&quot;Jill&quot;}],&quot;type&quot;:&quot;paper-conference&quot;,&quot;DOI&quot;:&quot;10.1145/2157136.2157263&quot;,&quot;ISBN&quot;:&quot;978-1-4503-1098-7&quot;,&quot;event-place&quot;:&quot;New York, NY, USA&quot;,&quot;title&quot;:&quot;Children learning computer science concepts via Alice game-programming&quot;,&quot;container-title&quot;:&quot;Proceedings of the 43rd ACM technical symposium on Computer Science Education&quot;,&quot;page&quot;:&quot;427–432&quot;,&quot;issued&quot;:{&quot;date-parts&quot;:[[&quot;2012&quot;,2,29]]},&quot;id&quot;:&quot;werner_children_2012&quot;,&quot;source&quot;:&quot;ACM Digital Library&quot;,&quot;accessed&quot;:{&quot;date-parts&quot;:[[&quot;2023&quot;,6,13]]},&quot;collection-title&quot;:&quot;SIGCSE '12&quot;}}],&quot;citationID&quot;:&quot;aqmspgli&quot;,&quot;properties&quot;:{&quot;noteIndex&quot;:0,&quot;formattedCitation&quot;:&quot;[@werner_children_2012]&quot;}} RNDocmrwizgfd"/>&lt;Do Zotero Refresh: [@werner_children_2012]&gt;<text:reference-mark-end text:name="ZOTERO_ITEM CSL_CITATION {&quot;schema&quot;:&quot;https://github.com/citation-style-language/schema/raw/master/csl-citation.json&quot;,&quot;citationItems&quot;:[{&quot;suffix&quot;:&quot;&quot;,&quot;uris&quot;:[&quot;http://zotero.org/users/1913249/items/GCEGTU8X&quot;],&quot;id&quot;:8716,&quot;uri&quot;:[&quot;http://zotero.org/users/1913249/items/GCEGTU8X&quot;],&quot;prefix&quot;:&quot;&quot;,&quot;itemData&quot;:{&quot;citation-key&quot;:&quot;werner_children_2012&quot;,&quot;URL&quot;:&quot;https://dl.acm.org/doi/10.1145/2157136.2157263&quot;,&quot;publisher-place&quot;:&quot;New York, NY, USA&quot;,&quot;publisher&quot;:&quot;Association for Computing Machinery&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uthor&quot;:[{&quot;family&quot;:&quot;Werner&quot;,&quot;given&quot;:&quot;Linda&quot;},{&quot;family&quot;:&quot;Campe&quot;,&quot;given&quot;:&quot;Shannon&quot;},{&quot;family&quot;:&quot;Denner&quot;,&quot;given&quot;:&quot;Jill&quot;}],&quot;type&quot;:&quot;paper-conference&quot;,&quot;DOI&quot;:&quot;10.1145/2157136.2157263&quot;,&quot;ISBN&quot;:&quot;978-1-4503-1098-7&quot;,&quot;event-place&quot;:&quot;New York, NY, USA&quot;,&quot;title&quot;:&quot;Children learning computer science concepts via Alice game-programming&quot;,&quot;container-title&quot;:&quot;Proceedings of the 43rd ACM technical symposium on Computer Science Education&quot;,&quot;page&quot;:&quot;427–432&quot;,&quot;issued&quot;:{&quot;date-parts&quot;:[[&quot;2012&quot;,2,29]]},&quot;id&quot;:&quot;werner_children_2012&quot;,&quot;source&quot;:&quot;ACM Digital Library&quot;,&quot;accessed&quot;:{&quot;date-parts&quot;:[[&quot;2023&quot;,6,13]]},&quot;collection-title&quot;:&quot;SIGCSE '12&quot;}}],&quot;citationID&quot;:&quot;aqmspgli&quot;,&quot;properties&quot;:{&quot;noteIndex&quot;:0,&quot;formattedCitation&quot;:&quot;[@werner_children_2012]&quot;}} RNDocmrwizgfd"/>.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schema&quot;:&quot;https://github.com/citation-style-language/schema/raw/master/csl-citation.json&quot;,&quot;citationItems&quot;:[{&quot;suffix&quot;:&quot;&quot;,&quot;uris&quot;:[&quot;http://zotero.org/users/1913249/items/UHLQKVL8&quot;],&quot;id&quot;:8701,&quot;uri&quot;:[&quot;http://zotero.org/users/1913249/items/UHLQKVL8&quot;],&quot;prefix&quot;:&quot;&quot;,&quot;itemData&quot;:{&quot;DOI&quot;:&quot;10.1007/BF00302313&quot;,&quot;URL&quot;:&quot;https://doi.org/10.1007/BF00302313&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type&quot;:&quot;article-journal&quot;,&quot;ISSN&quot;:&quot;1573-0816&quot;,&quot;issue&quot;:&quot;1&quot;,&quot;accessed&quot;:{&quot;date-parts&quot;:[[&quot;2023&quot;,6,12]]},&quot;volume&quot;:&quot;23&quot;,&quot;title&quot;:&quot;A pedagogy for mathematical microworlds&quot;,&quot;container-title&quot;:&quot;Educational Studies in Mathematics&quot;,&quot;page&quot;:&quot;31-57&quot;,&quot;issued&quot;:{&quot;date-parts&quot;:[[&quot;1992&quot;,2,1]]},&quot;id&quot;:&quot;hoyles_pedagogy_1992&quot;,&quot;container-title-short&quot;:&quot;Educ Stud Math&quot;,&quot;language&quot;:&quot;en&quot;,&quot;citation-key&quot;:&quot;hoyles_pedagogy_1992&quot;}}],&quot;citationID&quot;:&quot;cpbcdtzg&quot;,&quot;properties&quot;:{&quot;noteIndex&quot;:0,&quot;formattedCitation&quot;:&quot;[@hoyles_pedagogy_1992]&quot;}} RNDtdoukplxia"/>&lt;Do Zotero Refresh: [@hoyles_pedagogy_1992]&gt;<text:reference-mark-end text:name="ZOTERO_ITEM CSL_CITATION {&quot;schema&quot;:&quot;https://github.com/citation-style-language/schema/raw/master/csl-citation.json&quot;,&quot;citationItems&quot;:[{&quot;suffix&quot;:&quot;&quot;,&quot;uris&quot;:[&quot;http://zotero.org/users/1913249/items/UHLQKVL8&quot;],&quot;id&quot;:8701,&quot;uri&quot;:[&quot;http://zotero.org/users/1913249/items/UHLQKVL8&quot;],&quot;prefix&quot;:&quot;&quot;,&quot;itemData&quot;:{&quot;DOI&quot;:&quot;10.1007/BF00302313&quot;,&quot;URL&quot;:&quot;https://doi.org/10.1007/BF00302313&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family&quot;:&quot;Hoyles&quot;,&quot;given&quot;:&quot;Celia&quot;},{&quot;family&quot;:&quot;Noss&quot;,&quot;given&quot;:&quot;Richard&quot;}],&quot;type&quot;:&quot;article-journal&quot;,&quot;ISSN&quot;:&quot;1573-0816&quot;,&quot;issue&quot;:&quot;1&quot;,&quot;accessed&quot;:{&quot;date-parts&quot;:[[&quot;2023&quot;,6,12]]},&quot;volume&quot;:&quot;23&quot;,&quot;title&quot;:&quot;A pedagogy for mathematical microworlds&quot;,&quot;container-title&quot;:&quot;Educational Studies in Mathematics&quot;,&quot;page&quot;:&quot;31-57&quot;,&quot;issued&quot;:{&quot;date-parts&quot;:[[&quot;1992&quot;,2,1]]},&quot;id&quot;:&quot;hoyles_pedagogy_1992&quot;,&quot;container-title-short&quot;:&quot;Educ Stud Math&quot;,&quot;language&quot;:&quot;en&quot;,&quot;citation-key&quot;:&quot;hoyles_pedagogy_1992&quot;}}],&quot;citationID&quot;:&quot;cpbcdtzg&quot;,&quot;properties&quot;:{&quot;noteIndex&quot;:0,&quot;formattedCitation&quot;:&quot;[@hoyles_pedagogy_1992]&quot;}} RNDtdoukplxia"/> Franklin and friends suggest the use of the UMC framework <text:reference-mark-start text:name="ZOTERO_ITEM CSL_CITATION {&quot;schema&quot;:&quot;https://github.com/citation-style-language/schema/raw/master/csl-citation.json&quot;,&quot;citationItems&quot;:[{&quot;suffix&quot;:&quot;&quot;,&quot;uris&quot;:[&quot;http://zotero.org/users/1913249/items/7NFVC6Q7&quot;],&quot;id&quot;:2,&quot;uri&quot;:[&quot;http://zotero.org/users/1913249/items/7NFVC6Q7&quot;],&quot;prefix&quot;:&quot;&quot;,&quot;itemData&quot;:{&quot;citation-key&quot;:&quot;franklin_analysis_2020&quot;,&quot;URL&quot;:&quot;https://dl.acm.org/doi/10.1145/3372782.3406256&quot;,&quot;publisher-place&quot;:&quot;Virtual Event New Zealand&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title&quot;:&quot;ICER '20: International Computing Education Research Conference&quot;,&quot;type&quot;:&quot;paper-conference&quot;,&quot;source&quot;:&quot;DOI.org (Crossref)&quot;,&quot;accessed&quot;:{&quot;date-parts&quot;:[[&quot;2021&quot;,12,21]]},&quot;DOI&quot;:&quot;10.1145/3372782.3406256&quot;,&quot;title&quot;:&quot;An Analysis of Use-Modify-Create Pedagogical Approach's Success in Balancing Structure and Student Agency&quot;,&quot;container-title&quot;:&quot;Proceedings of the 2020 ACM Conference on International Computing Education Research&quot;,&quot;page&quot;:&quot;14-24&quot;,&quot;issued&quot;:{&quot;date-parts&quot;:[[&quot;2020&quot;,8,10]]},&quot;id&quot;:&quot;franklin_analysis_2020&quot;,&quot;event-place&quot;:&quot;Virtual Event New Zealand&quot;,&quot;publisher&quot;:&quot;ACM&quot;,&quot;ISBN&quot;:&quot;978-1-4503-7092-9&quot;}}],&quot;citationID&quot;:&quot;etjsvvks&quot;,&quot;properties&quot;:{&quot;noteIndex&quot;:0,&quot;formattedCitation&quot;:&quot;[@franklin_analysis_2020]&quot;}} RNDdjyinbyodb"/>&lt;Do Zotero Refresh: [@franklin_analysis_2020]&gt;<text:reference-mark-end text:name="ZOTERO_ITEM CSL_CITATION {&quot;schema&quot;:&quot;https://github.com/citation-style-language/schema/raw/master/csl-citation.json&quot;,&quot;citationItems&quot;:[{&quot;suffix&quot;:&quot;&quot;,&quot;uris&quot;:[&quot;http://zotero.org/users/1913249/items/7NFVC6Q7&quot;],&quot;id&quot;:2,&quot;uri&quot;:[&quot;http://zotero.org/users/1913249/items/7NFVC6Q7&quot;],&quot;prefix&quot;:&quot;&quot;,&quot;itemData&quot;:{&quot;citation-key&quot;:&quot;franklin_analysis_2020&quot;,&quot;URL&quot;:&quot;https://dl.acm.org/doi/10.1145/3372782.3406256&quot;,&quot;publisher-place&quot;:&quot;Virtual Event New Zealand&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title&quot;:&quot;ICER '20: International Computing Education Research Conference&quot;,&quot;type&quot;:&quot;paper-conference&quot;,&quot;source&quot;:&quot;DOI.org (Crossref)&quot;,&quot;accessed&quot;:{&quot;date-parts&quot;:[[&quot;2021&quot;,12,21]]},&quot;DOI&quot;:&quot;10.1145/3372782.3406256&quot;,&quot;title&quot;:&quot;An Analysis of Use-Modify-Create Pedagogical Approach's Success in Balancing Structure and Student Agency&quot;,&quot;container-title&quot;:&quot;Proceedings of the 2020 ACM Conference on International Computing Education Research&quot;,&quot;page&quot;:&quot;14-24&quot;,&quot;issued&quot;:{&quot;date-parts&quot;:[[&quot;2020&quot;,8,10]]},&quot;id&quot;:&quot;franklin_analysis_2020&quot;,&quot;event-place&quot;:&quot;Virtual Event New Zealand&quot;,&quot;publisher&quot;:&quot;ACM&quot;,&quot;ISBN&quot;:&quot;978-1-4503-7092-9&quot;}}],&quot;citationID&quot;:&quot;etjsvvks&quot;,&quot;properties&quot;:{&quot;noteIndex&quot;:0,&quot;formattedCitation&quot;:&quot;[@franklin_analysis_2020]&quot;}} RNDdjyinbyodb"/>. Other work from UMC proponent Lytle suggests a list of extensions to choose from swapping create for choose <text:reference-mark-start text:name="ZOTERO_ITEM CSL_CITATION {&quot;schema&quot;:&quot;https://github.com/citation-style-language/schema/raw/master/csl-citation.json&quot;,&quot;citationItems&quot;:[{&quot;suffix&quot;:&quot;&quot;,&quot;uris&quot;:[&quot;http://zotero.org/users/1913249/items/KMBB3CBW&quot;],&quot;id&quot;:8703,&quot;uri&quot;:[&quot;http://zotero.org/users/1913249/items/KMBB3CBW&quot;],&quot;prefix&quot;:&quot;&quot;,&quot;itemData&quot;:{&quot;citation-key&quot;:&quot;lytle_use_2019-1&quot;,&quot;URL&quot;:&quot;https://dl.acm.org/doi/10.1145/3361721.3362110&quot;,&quot;publisher-place&quot;:&quot;New York, NY, USA&quot;,&quot;publisher&quot;:&quot;Association for Computing Machine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title-short&quot;:&quot;From 'Use' to 'Choose'&quot;,&quot;DOI&quot;:&quot;10.1145/3361721.3362110&quot;,&quot;ISBN&quot;:&quot;978-1-4503-7704-1&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age&quot;:&quot;1–6&quot;,&quot;issued&quot;:{&quot;date-parts&quot;:[[&quot;2019&quot;,10,23]]},&quot;id&quot;:&quot;lytle_use_2019-1&quot;,&quot;source&quot;:&quot;ACM Digital Library&quot;,&quot;accessed&quot;:{&quot;date-parts&quot;:[[&quot;2023&quot;,6,12]]},&quot;collection-title&quot;:&quot;WiPSCE'19&quot;}}],&quot;citationID&quot;:&quot;icicgxxr&quot;,&quot;properties&quot;:{&quot;noteIndex&quot;:0,&quot;formattedCitation&quot;:&quot;[@lytle_use_2019-1]&quot;}} RNDmjouksotlj"/>&lt;Do Zotero Refresh: [@lytle_use_2019-1]&gt;<text:reference-mark-end text:name="ZOTERO_ITEM CSL_CITATION {&quot;schema&quot;:&quot;https://github.com/citation-style-language/schema/raw/master/csl-citation.json&quot;,&quot;citationItems&quot;:[{&quot;suffix&quot;:&quot;&quot;,&quot;uris&quot;:[&quot;http://zotero.org/users/1913249/items/KMBB3CBW&quot;],&quot;id&quot;:8703,&quot;uri&quot;:[&quot;http://zotero.org/users/1913249/items/KMBB3CBW&quot;],&quot;prefix&quot;:&quot;&quot;,&quot;itemData&quot;:{&quot;citation-key&quot;:&quot;lytle_use_2019-1&quot;,&quot;URL&quot;:&quot;https://dl.acm.org/doi/10.1145/3361721.3362110&quot;,&quot;publisher-place&quot;:&quot;New York, NY, USA&quot;,&quot;publisher&quot;:&quot;Association for Computing Machine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title-short&quot;:&quot;From 'Use' to 'Choose'&quot;,&quot;DOI&quot;:&quot;10.1145/3361721.3362110&quot;,&quot;ISBN&quot;:&quot;978-1-4503-7704-1&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age&quot;:&quot;1–6&quot;,&quot;issued&quot;:{&quot;date-parts&quot;:[[&quot;2019&quot;,10,23]]},&quot;id&quot;:&quot;lytle_use_2019-1&quot;,&quot;source&quot;:&quot;ACM Digital Library&quot;,&quot;accessed&quot;:{&quot;date-parts&quot;:[[&quot;2023&quot;,6,12]]},&quot;collection-title&quot;:&quot;WiPSCE'19&quot;}}],&quot;citationID&quot;:&quot;icicgxxr&quot;,&quot;properties&quot;:{&quot;noteIndex&quot;:0,&quot;formattedCitation&quot;:&quot;[@lytle_use_2019-1]&quot;}} RNDmjouksotlj"/>. Based partly on the cause of teacher stress caused by the open ended nature of the “Create” part of the model.</text:p>
      <text:p text:style-name="Text_20_body">Other researchers used to scaffold creation of coding projects by novices <text:reference-mark-start text:name="ZOTERO_ITEM CSL_CITATION {&quot;schema&quot;:&quot;https://github.com/citation-style-language/schema/raw/master/csl-citation.json&quot;,&quot;citationItems&quot;:[{&quot;suffix&quot;:&quot;&quot;,&quot;uris&quot;:[&quot;http://zotero.org/users/1913249/items/D6ZVJHNB&quot;],&quot;id&quot;:8698,&quot;uri&quot;:[&quot;http://zotero.org/users/1913249/items/D6ZVJHNB&quot;],&quot;prefix&quot;:&quot;&quot;,&quot;itemData&quot;:{&quot;citation-key&quot;:&quot;wang_novices_2021&quot;,&quot;URL&quot;:&quot;https://dl.acm.org/doi/10.1145/3430665.3456370&quot;,&quot;publisher-place&quot;:&quot;New York, NY, USA&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DOI&quot;:&quot;10.1145/3430665.3456370&quot;,&quot;ISBN&quot;:&quot;978-1-4503-8214-4&quot;,&quot;event-place&quot;:&quot;New York, NY, USA&quot;,&quot;title&quot;:&quot;Novices' Learning Barriers When Using Code Examples in Open-Ended Programming&quot;,&quot;container-title&quot;:&quot;Proceedings of the 26th ACM Conference on Innovation and Technology in Computer Science Education V. 1&quot;,&quot;page&quot;:&quot;394–400&quot;,&quot;issued&quot;:{&quot;date-parts&quot;:[[&quot;2021&quot;,6,26]]},&quot;id&quot;:&quot;wang_novices_2021&quot;,&quot;source&quot;:&quot;ACM Digital Library&quot;,&quot;accessed&quot;:{&quot;date-parts&quot;:[[&quot;2023&quot;,6,12]]},&quot;collection-title&quot;:&quot;ITiCSE '21&quot;}}],&quot;citationID&quot;:&quot;ovbsfabs&quot;,&quot;properties&quot;:{&quot;noteIndex&quot;:0,&quot;formattedCitation&quot;:&quot;[@wang_novices_2021]&quot;}} RNDbzheaqhjtn"/>&lt;Do Zotero Refresh: [@wang_novices_2021]&gt;<text:reference-mark-end text:name="ZOTERO_ITEM CSL_CITATION {&quot;schema&quot;:&quot;https://github.com/citation-style-language/schema/raw/master/csl-citation.json&quot;,&quot;citationItems&quot;:[{&quot;suffix&quot;:&quot;&quot;,&quot;uris&quot;:[&quot;http://zotero.org/users/1913249/items/D6ZVJHNB&quot;],&quot;id&quot;:8698,&quot;uri&quot;:[&quot;http://zotero.org/users/1913249/items/D6ZVJHNB&quot;],&quot;prefix&quot;:&quot;&quot;,&quot;itemData&quot;:{&quot;citation-key&quot;:&quot;wang_novices_2021&quot;,&quot;URL&quot;:&quot;https://dl.acm.org/doi/10.1145/3430665.3456370&quot;,&quot;publisher-place&quot;:&quot;New York, NY, USA&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DOI&quot;:&quot;10.1145/3430665.3456370&quot;,&quot;ISBN&quot;:&quot;978-1-4503-8214-4&quot;,&quot;event-place&quot;:&quot;New York, NY, USA&quot;,&quot;title&quot;:&quot;Novices' Learning Barriers When Using Code Examples in Open-Ended Programming&quot;,&quot;container-title&quot;:&quot;Proceedings of the 26th ACM Conference on Innovation and Technology in Computer Science Education V. 1&quot;,&quot;page&quot;:&quot;394–400&quot;,&quot;issued&quot;:{&quot;date-parts&quot;:[[&quot;2021&quot;,6,26]]},&quot;id&quot;:&quot;wang_novices_2021&quot;,&quot;source&quot;:&quot;ACM Digital Library&quot;,&quot;accessed&quot;:{&quot;date-parts&quot;:[[&quot;2023&quot;,6,12]]},&quot;collection-title&quot;:&quot;ITiCSE '21&quot;}}],&quot;citationID&quot;:&quot;ovbsfabs&quot;,&quot;properties&quot;:{&quot;noteIndex&quot;:0,&quot;formattedCitation&quot;:&quot;[@wang_novices_2021]&quot;}} RNDbzheaqhjtn"/> and note barriers students encoutered including, mapping barriers, other</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Text_20_body"><text:span text:style-name="T1">GAP in the research:</text:span></text:p>
      <text:p text:style-name="Text_20_body">No research for GDP pattern collection for to text code games with for CS or game studies in young people.</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p text:style-name="Text_20_body">Where there is overlap between domains this is explored in each section.</text:p>
      <text:h text:style-name="Heading_20_3" text:outline-level="3"><text:bookmark-start text:name="design-steps-frameworks-via-stages"/>Design steps frameworks via stages<text:bookmark-end text:name="design-steps-frameworks-via-stages"/></text:h>
      <text:p text:style-name="First_20_paragraph">Many design frameworks exist in diverse areas of production with varied degrees of adoption. One stream in CS stems from engineering and design thinking <text:reference-mark-start text:name="ZOTERO_ITEM CSL_CITATION {&quot;schema&quot;:&quot;https://github.com/citation-style-language/schema/raw/master/csl-citation.json&quot;,&quot;citationItems&quot;:[{&quot;suffix&quot;:&quot;&quot;,&quot;uris&quot;:[&quot;http://zotero.org/users/1913249/items/BYSB7AMS&quot;],&quot;id&quot;:270,&quot;uri&quot;:[&quot;http://zotero.org/users/1913249/items/BYSB7AMS&quot;],&quot;prefix&quot;:&quot;&quot;,&quot;itemData&quot;:{&quot;citation-key&quot;:&quot;mouza_imagining_2013&quot;,&quot;URL&quot;:&quot;http://link.springer.com/10.1007/978-1-4614-4696-5_17&quot;,&quot;publisher-place&quot;:&quot;New York, NY&quot;,&quot;publisher&quot;:&quot;Springer New York&quot;,&quot;author&quot;:[{&quot;family&quot;:&quot;Brennan&quot;,&quot;given&quot;:&quot;Karen&quot;},{&quot;family&quot;:&quot;Resnick&quot;,&quot;given&quot;:&quot;Mitchel&quot;}],&quot;editor&quot;:[{&quot;family&quot;:&quot;Mouza&quot;,&quot;given&quot;:&quot;Chrystalla&quot;},{&quot;family&quot;:&quot;Lavigne&quot;,&quot;given&quot;:&quot;Nancy&quot;}],&quot;type&quot;:&quot;chapter&quot;,&quot;title-short&quot;:&quot;Imagining, Creating, Playing, Sharing, Reflecting&quot;,&quot;DOI&quot;:&quot;10.1007/978-1-4614-4696-5_17&quot;,&quot;ISBN&quot;:&quot;978-1-4614-4695-8 978-1-4614-4696-5&quot;,&quot;language&quot;:&quot;en&quot;,&quot;title&quot;:&quot;Imagining, Creating, Playing, Sharing, Reflecting: How Online Community Supports Young People as Designers of Interactive Media&quot;,&quot;container-title&quot;:&quot;Emerging Technologies for the Classroom&quot;,&quot;page&quot;:&quot;253-268&quot;,&quot;issued&quot;:{&quot;date-parts&quot;:[[&quot;2013&quot;]]},&quot;id&quot;:&quot;mouza_imagining_2013&quot;,&quot;event-place&quot;:&quot;New York, NY&quot;,&quot;source&quot;:&quot;Crossref&quot;,&quot;accessed&quot;:{&quot;date-parts&quot;:[[&quot;2018&quot;,4,22]]}}},{&quot;suffix&quot;:&quot;&quot;,&quot;uris&quot;:[&quot;http://zotero.org/users/1913249/items/7KQUK5RV&quot;],&quot;id&quot;:1624,&quot;uri&quot;:[&quot;http://zotero.org/users/1913249/items/7KQUK5RV&quot;],&quot;prefix&quot;:&quot;&quot;,&quot;itemData&quot;:{&quot;citation-key&quot;:&quot;resnick_all_2007&quot;,&quot;URL&quot;:&quot;http://dl.acm.org/citation.cfm?id=1254961&quot;,&quot;publisher&quot;:&quot;ACM&quot;,&quot;accessed&quot;:{&quot;date-parts&quot;:[[&quot;2017&quot;,3,14]]},&quot;title&quot;:&quot;All I really need to know (about creative thinking) I learned (by studying how children learn) in kindergarten&quot;,&quot;container-title&quot;:&quot;Proceedings of the 6th ACM SIGCHI conference on Creativity &amp; cognition&quot;,&quot;page&quot;:&quot;1–6&quot;,&quot;issued&quot;:{&quot;date-parts&quot;:[[&quot;2007&quot;]]},&quot;id&quot;:&quot;resnick_all_2007&quot;,&quot;author&quot;:[{&quot;family&quot;:&quot;Resnick&quot;,&quot;given&quot;:&quot;Mitchel&quot;}],&quot;type&quot;:&quot;paper-conference&quot;,&quot;source&quot;:&quot;Google Scholar&quot;}},{&quot;suffix&quot;:&quot;&quot;,&quot;uris&quot;:[&quot;http://zotero.org/users/1913249/items/S78ZPG6I&quot;],&quot;id&quot;:8765,&quot;uri&quot;:[&quot;http://zotero.org/users/1913249/items/S78ZPG6I&quot;],&quot;prefix&quot;:&quot;&quot;,&quot;itemData&quot;:{&quot;citation-key&quot;:&quot;winarno_steps_2020-1&quot;,&quot;URL&quot;:&quot;http://dergipark.org.tr/en/doi/10.17478/jegys.766201&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ype&quot;:&quot;article-journal&quot;,&quot;title-short&quot;:&quot;The steps of the Engineering Design Process (EDP) in science education&quot;,&quot;issue&quot;:&quot;4&quot;,&quot;accessed&quot;:{&quot;date-parts&quot;:[[&quot;2023&quot;,6,14]]},&quot;volume&quot;:&quot;8&quot;,&quot;title&quot;:&quot;The steps of the Engineering Design Process (EDP) in science education: A systematic literature review&quot;,&quot;container-title&quot;:&quot;Journal for the Education of Gifted Young Scientists&quot;,&quot;page&quot;:&quot;1345-1360&quot;,&quot;issued&quot;:{&quot;date-parts&quot;:[[&quot;2020&quot;,12,15]]},&quot;id&quot;:&quot;winarno_steps_2020-1&quot;,&quot;DOI&quot;:&quot;10.17478/jegys.766201&quot;,&quot;ISSN&quot;:&quot;2149-360X&quot;,&quot;language&quot;:&quot;en&quot;}}],&quot;citationID&quot;:&quot;gqftatnk&quot;,&quot;properties&quot;:{&quot;noteIndex&quot;:0,&quot;formattedCitation&quot;:&quot;[@mouza_imagining_2013; @resnick_all_2007; @winarno_steps_2020-1]&quot;}} RNDmcdylrtnkz"/>&lt;Do Zotero Refresh: [@mouza_imagining_2013; @resnick_all_2007; @winarno_steps_2020-1]&gt;<text:reference-mark-end text:name="ZOTERO_ITEM CSL_CITATION {&quot;schema&quot;:&quot;https://github.com/citation-style-language/schema/raw/master/csl-citation.json&quot;,&quot;citationItems&quot;:[{&quot;suffix&quot;:&quot;&quot;,&quot;uris&quot;:[&quot;http://zotero.org/users/1913249/items/BYSB7AMS&quot;],&quot;id&quot;:270,&quot;uri&quot;:[&quot;http://zotero.org/users/1913249/items/BYSB7AMS&quot;],&quot;prefix&quot;:&quot;&quot;,&quot;itemData&quot;:{&quot;citation-key&quot;:&quot;mouza_imagining_2013&quot;,&quot;URL&quot;:&quot;http://link.springer.com/10.1007/978-1-4614-4696-5_17&quot;,&quot;publisher-place&quot;:&quot;New York, NY&quot;,&quot;publisher&quot;:&quot;Springer New York&quot;,&quot;author&quot;:[{&quot;family&quot;:&quot;Brennan&quot;,&quot;given&quot;:&quot;Karen&quot;},{&quot;family&quot;:&quot;Resnick&quot;,&quot;given&quot;:&quot;Mitchel&quot;}],&quot;editor&quot;:[{&quot;family&quot;:&quot;Mouza&quot;,&quot;given&quot;:&quot;Chrystalla&quot;},{&quot;family&quot;:&quot;Lavigne&quot;,&quot;given&quot;:&quot;Nancy&quot;}],&quot;type&quot;:&quot;chapter&quot;,&quot;title-short&quot;:&quot;Imagining, Creating, Playing, Sharing, Reflecting&quot;,&quot;DOI&quot;:&quot;10.1007/978-1-4614-4696-5_17&quot;,&quot;ISBN&quot;:&quot;978-1-4614-4695-8 978-1-4614-4696-5&quot;,&quot;language&quot;:&quot;en&quot;,&quot;title&quot;:&quot;Imagining, Creating, Playing, Sharing, Reflecting: How Online Community Supports Young People as Designers of Interactive Media&quot;,&quot;container-title&quot;:&quot;Emerging Technologies for the Classroom&quot;,&quot;page&quot;:&quot;253-268&quot;,&quot;issued&quot;:{&quot;date-parts&quot;:[[&quot;2013&quot;]]},&quot;id&quot;:&quot;mouza_imagining_2013&quot;,&quot;event-place&quot;:&quot;New York, NY&quot;,&quot;source&quot;:&quot;Crossref&quot;,&quot;accessed&quot;:{&quot;date-parts&quot;:[[&quot;2018&quot;,4,22]]}}},{&quot;suffix&quot;:&quot;&quot;,&quot;uris&quot;:[&quot;http://zotero.org/users/1913249/items/7KQUK5RV&quot;],&quot;id&quot;:1624,&quot;uri&quot;:[&quot;http://zotero.org/users/1913249/items/7KQUK5RV&quot;],&quot;prefix&quot;:&quot;&quot;,&quot;itemData&quot;:{&quot;citation-key&quot;:&quot;resnick_all_2007&quot;,&quot;URL&quot;:&quot;http://dl.acm.org/citation.cfm?id=1254961&quot;,&quot;publisher&quot;:&quot;ACM&quot;,&quot;accessed&quot;:{&quot;date-parts&quot;:[[&quot;2017&quot;,3,14]]},&quot;title&quot;:&quot;All I really need to know (about creative thinking) I learned (by studying how children learn) in kindergarten&quot;,&quot;container-title&quot;:&quot;Proceedings of the 6th ACM SIGCHI conference on Creativity &amp; cognition&quot;,&quot;page&quot;:&quot;1–6&quot;,&quot;issued&quot;:{&quot;date-parts&quot;:[[&quot;2007&quot;]]},&quot;id&quot;:&quot;resnick_all_2007&quot;,&quot;author&quot;:[{&quot;family&quot;:&quot;Resnick&quot;,&quot;given&quot;:&quot;Mitchel&quot;}],&quot;type&quot;:&quot;paper-conference&quot;,&quot;source&quot;:&quot;Google Scholar&quot;}},{&quot;suffix&quot;:&quot;&quot;,&quot;uris&quot;:[&quot;http://zotero.org/users/1913249/items/S78ZPG6I&quot;],&quot;id&quot;:8765,&quot;uri&quot;:[&quot;http://zotero.org/users/1913249/items/S78ZPG6I&quot;],&quot;prefix&quot;:&quot;&quot;,&quot;itemData&quot;:{&quot;citation-key&quot;:&quot;winarno_steps_2020-1&quot;,&quot;URL&quot;:&quot;http://dergipark.org.tr/en/doi/10.17478/jegys.766201&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ype&quot;:&quot;article-journal&quot;,&quot;title-short&quot;:&quot;The steps of the Engineering Design Process (EDP) in science education&quot;,&quot;issue&quot;:&quot;4&quot;,&quot;accessed&quot;:{&quot;date-parts&quot;:[[&quot;2023&quot;,6,14]]},&quot;volume&quot;:&quot;8&quot;,&quot;title&quot;:&quot;The steps of the Engineering Design Process (EDP) in science education: A systematic literature review&quot;,&quot;container-title&quot;:&quot;Journal for the Education of Gifted Young Scientists&quot;,&quot;page&quot;:&quot;1345-1360&quot;,&quot;issued&quot;:{&quot;date-parts&quot;:[[&quot;2020&quot;,12,15]]},&quot;id&quot;:&quot;winarno_steps_2020-1&quot;,&quot;DOI&quot;:&quot;10.17478/jegys.766201&quot;,&quot;ISSN&quot;:&quot;2149-360X&quot;,&quot;language&quot;:&quot;en&quot;}}],&quot;citationID&quot;:&quot;gqftatnk&quot;,&quot;properties&quot;:{&quot;noteIndex&quot;:0,&quot;formattedCitation&quot;:&quot;[@mouza_imagining_2013; @resnick_all_2007; @winarno_steps_2020-1]&quot;}} RNDmcdylrtnkz"/>.</text:p>
      <text:p text:style-name="Text_20_body">A typical framework from teach engineering website (<text:span text:style-name="T1">noauthor_engineering_nodate?</text:span>), takes the form of Ask: Identify the Need &amp; Constraints; Research the Problem; Imagine: Develop Possible Solutions; Plan: Select a Promising Solution; Create: Build a Prototype; Test and Evaluate Prototype; and Improve: Redesign as Needed</text:p>
      <text:p text:style-name="Text_20_body">This has been adapted by computing educators elements of are included in early literature to help adoption of new computing curriculum in UK <text:reference-mark-start text:name="ZOTERO_ITEM CSL_CITATION {&quot;schema&quot;:&quot;https://github.com/citation-style-language/schema/raw/master/csl-citation.json&quot;,&quot;citationItems&quot;:[{&quot;suffix&quot;:&quot;&quot;,&quot;uris&quot;:[&quot;http://zotero.org/users/1913249/items/KAAAUYZ8&quot;],&quot;id&quot;:3915,&quot;uri&quot;:[&quot;http://zotero.org/users/1913249/items/KAAAUYZ8&quot;],&quot;prefix&quot;:&quot;&quot;,&quot;itemData&quot;:{&quot;citation-key&quot;:&quot;csizmadia_computational_2015&quot;,&quot;issued&quot;:{&quot;date-parts&quot;:[[&quot;2015&quot;]]},&quot;id&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ype&quot;:&quot;report&quot;,&quot;title&quot;:&quot;Computational thinking - A guide for teachers&quot;}}],&quot;citationID&quot;:&quot;qaukobau&quot;,&quot;properties&quot;:{&quot;noteIndex&quot;:0,&quot;formattedCitation&quot;:&quot;[@csizmadia_computational_2015]&quot;}} RNDuaoilakoyw"/>&lt;Do Zotero Refresh: [@csizmadia_computational_2015]&gt;<text:reference-mark-end text:name="ZOTERO_ITEM CSL_CITATION {&quot;schema&quot;:&quot;https://github.com/citation-style-language/schema/raw/master/csl-citation.json&quot;,&quot;citationItems&quot;:[{&quot;suffix&quot;:&quot;&quot;,&quot;uris&quot;:[&quot;http://zotero.org/users/1913249/items/KAAAUYZ8&quot;],&quot;id&quot;:3915,&quot;uri&quot;:[&quot;http://zotero.org/users/1913249/items/KAAAUYZ8&quot;],&quot;prefix&quot;:&quot;&quot;,&quot;itemData&quot;:{&quot;citation-key&quot;:&quot;csizmadia_computational_2015&quot;,&quot;issued&quot;:{&quot;date-parts&quot;:[[&quot;2015&quot;]]},&quot;id&quot;:&quot;csizmadia_computational_2015&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type&quot;:&quot;report&quot;,&quot;title&quot;:&quot;Computational thinking - A guide for teachers&quot;}}],&quot;citationID&quot;:&quot;qaukobau&quot;,&quot;properties&quot;:{&quot;noteIndex&quot;:0,&quot;formattedCitation&quot;:&quot;[@csizmadia_computational_2015]&quot;}} RNDuaoilakoyw"/>.</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Text_20_body"><text:span text:style-name="T3">creative spiral image</text:span></text:p>
      <text:p text:style-name="Text_20_body">Figure 8.1. Diagram of five circular stages; Imagine - Create - Play - Share - Reflect - Imagine</text:p>
      <text:p text:style-name="Text_20_body">There is less clarity about if and how the stages could be used by learners to scaffold their design process.<text:line-break/>(critique of this in terms of writing structures stages at primary )</text:p>
      <text:h text:style-name="Heading_20_4" text:outline-level="4"><text:bookmark-start text:name="broad-design-based-approaches"/>Broad design based approaches<text:bookmark-end text:name="broad-design-based-approaches"/></text:h>
      <text:p text:style-name="First_20_paragraph">Resnick <text:reference-mark-start text:name="ZOTERO_ITEM CSL_CITATION {&quot;schema&quot;:&quot;https://github.com/citation-style-language/schema/raw/master/csl-citation.json&quot;,&quot;citationItems&quot;:[{&quot;suffix&quot;:&quot;&quot;,&quot;suppress-author&quot;:true,&quot;uris&quot;:[&quot;http://zotero.org/users/1913249/items/4VXD9NUT&quot;],&quot;id&quot;:3961,&quot;uri&quot;:[&quot;http://zotero.org/users/1913249/items/4VXD9NUT&quot;],&quot;prefix&quot;:&quot;&quot;,&quot;itemData&quot;:{&quot;type&quot;:&quot;report&quot;,&quot;URL&quot;:&quot;https://web.media.mit.edu/~mres/proposals/NSF-ScratchEd.pdf&quot;,&quot;publisher&quot;:&quot;MIT&quot;,&quot;accessed&quot;:{&quot;date-parts&quot;:[[&quot;2021&quot;,7,30]]},&quot;title&quot;:&quot;ScratchEd: Working with teachers to develop design-based  approaches to the cultivation of computational thinking&quot;,&quot;issued&quot;:{&quot;date-parts&quot;:[[&quot;2012&quot;]]},&quot;id&quot;:&quot;resnick_scratched_2012&quot;,&quot;author&quot;:[{&quot;family&quot;:&quot;Resnick&quot;,&quot;given&quot;:&quot;Mitchel&quot;}],&quot;citation-key&quot;:&quot;resnick_scratched_2012&quot;}}],&quot;citationID&quot;:&quot;gskqsycl&quot;,&quot;properties&quot;:{&quot;noteIndex&quot;:0,&quot;formattedCitation&quot;:&quot;[-@resnick_scratched_2012]&quot;}} RNDnmlgychtmw"/>&lt;Do Zotero Refresh: [-@resnick_scratched_2012]&gt;<text:reference-mark-end text:name="ZOTERO_ITEM CSL_CITATION {&quot;schema&quot;:&quot;https://github.com/citation-style-language/schema/raw/master/csl-citation.json&quot;,&quot;citationItems&quot;:[{&quot;suffix&quot;:&quot;&quot;,&quot;suppress-author&quot;:true,&quot;uris&quot;:[&quot;http://zotero.org/users/1913249/items/4VXD9NUT&quot;],&quot;id&quot;:3961,&quot;uri&quot;:[&quot;http://zotero.org/users/1913249/items/4VXD9NUT&quot;],&quot;prefix&quot;:&quot;&quot;,&quot;itemData&quot;:{&quot;type&quot;:&quot;report&quot;,&quot;URL&quot;:&quot;https://web.media.mit.edu/~mres/proposals/NSF-ScratchEd.pdf&quot;,&quot;publisher&quot;:&quot;MIT&quot;,&quot;accessed&quot;:{&quot;date-parts&quot;:[[&quot;2021&quot;,7,30]]},&quot;title&quot;:&quot;ScratchEd: Working with teachers to develop design-based  approaches to the cultivation of computational thinking&quot;,&quot;issued&quot;:{&quot;date-parts&quot;:[[&quot;2012&quot;]]},&quot;id&quot;:&quot;resnick_scratched_2012&quot;,&quot;author&quot;:[{&quot;family&quot;:&quot;Resnick&quot;,&quot;given&quot;:&quot;Mitchel&quot;}],&quot;citation-key&quot;:&quot;resnick_scratched_2012&quot;}}],&quot;citationID&quot;:&quot;gskqsycl&quot;,&quot;properties&quot;:{&quot;noteIndex&quot;:0,&quot;formattedCitation&quot;:&quot;[-@resnick_scratched_2012]&quot;}} RNDnmlgychtmw"/>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schema&quot;:&quot;https://github.com/citation-style-language/schema/raw/master/csl-citation.json&quot;,&quot;citationItems&quot;:[{&quot;suffix&quot;:&quot;&quot;,&quot;uris&quot;:[&quot;http://zotero.org/users/1913249/items/CCN7UC6X&quot;],&quot;id&quot;:8683,&quot;uri&quot;:[&quot;http://zotero.org/users/1913249/items/CCN7UC6X&quot;],&quot;prefix&quot;:&quot;&quot;,&quot;itemData&quot;:{&quot;citation-key&quot;:&quot;olsson2014conceptual&quot;,&quot;publisher&quot;:&quot;DiGRA&quot;,&quot;title&quot;:&quot;The conceptual relationship model: understanding patterns and mechanics in game design&quot;,&quot;container-title&quot;:&quot;Digital games research association (DiGRA), snowbird, utah, USA (2014)&quot;,&quot;page&quot;:&quot;1–16&quot;,&quot;issued&quot;:{&quot;date-parts&quot;:[[&quot;2014&quot;]]},&quot;id&quot;:&quot;olsson2014conceptual&quot;,&quot;author&quot;:[{&quot;family&quot;:&quot;Olsson&quot;,&quot;given&quot;:&quot;Carl Magnus&quot;},{&quot;family&quot;:&quot;Björk&quot;,&quot;given&quot;:&quot;Staffan&quot;},{&quot;family&quot;:&quot;Dahlskog&quot;,&quot;given&quot;:&quot;Steve&quot;}],&quot;type&quot;:&quot;paper-conference&quot;}}],&quot;citationID&quot;:&quot;unqpoeyz&quot;,&quot;properties&quot;:{&quot;noteIndex&quot;:0,&quot;formattedCitation&quot;:&quot;[@olsson2014conceptual]&quot;}} RNDfindfuwplo"/>&lt;Do Zotero Refresh: [@olsson2014conceptual]&gt;<text:reference-mark-end text:name="ZOTERO_ITEM CSL_CITATION {&quot;schema&quot;:&quot;https://github.com/citation-style-language/schema/raw/master/csl-citation.json&quot;,&quot;citationItems&quot;:[{&quot;suffix&quot;:&quot;&quot;,&quot;uris&quot;:[&quot;http://zotero.org/users/1913249/items/CCN7UC6X&quot;],&quot;id&quot;:8683,&quot;uri&quot;:[&quot;http://zotero.org/users/1913249/items/CCN7UC6X&quot;],&quot;prefix&quot;:&quot;&quot;,&quot;itemData&quot;:{&quot;citation-key&quot;:&quot;olsson2014conceptual&quot;,&quot;publisher&quot;:&quot;DiGRA&quot;,&quot;title&quot;:&quot;The conceptual relationship model: understanding patterns and mechanics in game design&quot;,&quot;container-title&quot;:&quot;Digital games research association (DiGRA), snowbird, utah, USA (2014)&quot;,&quot;page&quot;:&quot;1–16&quot;,&quot;issued&quot;:{&quot;date-parts&quot;:[[&quot;2014&quot;]]},&quot;id&quot;:&quot;olsson2014conceptual&quot;,&quot;author&quot;:[{&quot;family&quot;:&quot;Olsson&quot;,&quot;given&quot;:&quot;Carl Magnus&quot;},{&quot;family&quot;:&quot;Björk&quot;,&quot;given&quot;:&quot;Staffan&quot;},{&quot;family&quot;:&quot;Dahlskog&quot;,&quot;given&quot;:&quot;Steve&quot;}],&quot;type&quot;:&quot;paper-conference&quot;}}],&quot;citationID&quot;:&quot;unqpoeyz&quot;,&quot;properties&quot;:{&quot;noteIndex&quot;:0,&quot;formattedCitation&quot;:&quot;[@olsson2014conceptual]&quot;}} RNDfindfuwplo"/>.</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responses-to-challenges"/>Responses to Challenges<text:bookmark-end text:name="responses-to-challenges"/></text:h>
      <text:h text:style-name="Heading_20_3" text:outline-level="3"><text:bookmark-start text:name="suggestions-from-uk-reports"/>Suggestions from UK reports<text:bookmark-end text:name="suggestions-from-uk-reports"/></text:h>
      <text:p text:style-name="First_20_paragraph">As outline in the introduction varied reports have suggested similar recommendation for school practice.</text:p>
      <text:p text:style-name="Text_20_body">The RSA report [] built on a previous report focused on providing the UK games and animation industry with the talent needed to succeed <text:reference-mark-start text:name="ZOTERO_ITEM CSL_CITATION {&quot;schema&quot;:&quot;https://github.com/citation-style-language/schema/raw/master/csl-citation.json&quot;,&quot;citationItems&quot;:[{&quot;suffix&quot;:&quot;&quot;,&quot;uris&quot;:[&quot;http://zotero.org/users/1913249/items/VBXU3WDU&quot;],&quot;id&quot;:3457,&quot;uri&quot;:[&quot;http://zotero.org/users/1913249/items/VBXU3WDU&quot;],&quot;prefix&quot;:&quot;&quot;,&quot;itemData&quot;:{&quot;citation-key&quot;:&quot;livingstone_next_2011&quot;,&quot;type&quot;:&quot;report&quot;,&quot;issued&quot;:{&quot;date-parts&quot;:[[&quot;2011&quot;]]},&quot;id&quot;:&quot;livingstone_next_2011&quot;,&quot;author&quot;:[{&quot;family&quot;:&quot;Livingstone&quot;,&quot;given&quot;:&quot;Ian&quot;},{&quot;family&quot;:&quot;Hope&quot;,&quot;given&quot;:&quot;Alex&quot;}],&quot;title&quot;:&quot;Next Gen: Transforming the UK into the world’s leading talent hub for the video games and visual effects industries&quot;,&quot;publisher&quot;:&quot;National Endowment for Science, Technology and the Arts (NESTA),&quot;}}],&quot;citationID&quot;:&quot;onzbaliz&quot;,&quot;properties&quot;:{&quot;noteIndex&quot;:0,&quot;formattedCitation&quot;:&quot;[@livingstone_next_2011]&quot;}} RNDnpszmnncdb"/>&lt;Do Zotero Refresh: [@livingstone_next_2011]&gt;<text:reference-mark-end text:name="ZOTERO_ITEM CSL_CITATION {&quot;schema&quot;:&quot;https://github.com/citation-style-language/schema/raw/master/csl-citation.json&quot;,&quot;citationItems&quot;:[{&quot;suffix&quot;:&quot;&quot;,&quot;uris&quot;:[&quot;http://zotero.org/users/1913249/items/VBXU3WDU&quot;],&quot;id&quot;:3457,&quot;uri&quot;:[&quot;http://zotero.org/users/1913249/items/VBXU3WDU&quot;],&quot;prefix&quot;:&quot;&quot;,&quot;itemData&quot;:{&quot;citation-key&quot;:&quot;livingstone_next_2011&quot;,&quot;type&quot;:&quot;report&quot;,&quot;issued&quot;:{&quot;date-parts&quot;:[[&quot;2011&quot;]]},&quot;id&quot;:&quot;livingstone_next_2011&quot;,&quot;author&quot;:[{&quot;family&quot;:&quot;Livingstone&quot;,&quot;given&quot;:&quot;Ian&quot;},{&quot;family&quot;:&quot;Hope&quot;,&quot;given&quot;:&quot;Alex&quot;}],&quot;title&quot;:&quot;Next Gen: Transforming the UK into the world’s leading talent hub for the video games and visual effects industries&quot;,&quot;publisher&quot;:&quot;National Endowment for Science, Technology and the Arts (NESTA),&quot;}}],&quot;citationID&quot;:&quot;onzbaliz&quot;,&quot;properties&quot;:{&quot;noteIndex&quot;:0,&quot;formattedCitation&quot;:&quot;[@livingstone_next_2011]&quot;}} RNDnpszmnncdb"/>.</text:p>
      <text:p text:style-name="Text_20_body">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Research on inclusive approaches to digital media production explored, outlined in Chapter 2,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schema&quot;:&quot;https://github.com/citation-style-language/schema/raw/master/csl-citation.json&quot;,&quot;citationItems&quot;:[{&quot;suffix&quot;:&quot;&quot;,&quot;suppress-author&quot;:true,&quot;uris&quot;:[&quot;http://zotero.org/users/1913249/items/VYS48CXK&quot;],&quot;id&quot;:3,&quot;uri&quot;:[&quot;http://zotero.org/users/1913249/items/VYS48CXK&quot;],&quot;prefix&quot;:&quot;&quot;,&quot;itemData&quot;:{&quot;DOI&quot;:&quot;10.1145/3375546&quot;,&quot;URL&quot;:&quot;https://dl.acm.org/doi/10.1145/3375546&quot;,&quot;source&quot;:&quot;DOI.org (Crossref)&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ype&quot;:&quot;article-journal&quot;,&quot;ISSN&quot;:&quot;0001-0782, 1557-7317&quot;,&quot;issue&quot;:&quot;11&quot;,&quot;accessed&quot;:{&quot;date-parts&quot;:[[&quot;2021&quot;,12,21]]},&quot;volume&quot;:&quot;63&quot;,&quot;title&quot;:&quot;Coding at a crossroads&quot;,&quot;container-title&quot;:&quot;Communications of the ACM&quot;,&quot;page&quot;:&quot;120-127&quot;,&quot;issued&quot;:{&quot;date-parts&quot;:[[&quot;2020&quot;,10,22]]},&quot;id&quot;:&quot;resnick_coding_2020&quot;,&quot;container-title-short&quot;:&quot;Commun. ACM&quot;,&quot;language&quot;:&quot;en&quot;,&quot;citation-key&quot;:&quot;resnick_coding_2020&quot;}}],&quot;citationID&quot;:&quot;hbamkoqp&quot;,&quot;properties&quot;:{&quot;noteIndex&quot;:0,&quot;formattedCitation&quot;:&quot;[-@resnick_coding_2020]&quot;}} RNDjmfubtibvj"/>&lt;Do Zotero Refresh: [-@resnick_coding_2020]&gt;<text:reference-mark-end text:name="ZOTERO_ITEM CSL_CITATION {&quot;schema&quot;:&quot;https://github.com/citation-style-language/schema/raw/master/csl-citation.json&quot;,&quot;citationItems&quot;:[{&quot;suffix&quot;:&quot;&quot;,&quot;suppress-author&quot;:true,&quot;uris&quot;:[&quot;http://zotero.org/users/1913249/items/VYS48CXK&quot;],&quot;id&quot;:3,&quot;uri&quot;:[&quot;http://zotero.org/users/1913249/items/VYS48CXK&quot;],&quot;prefix&quot;:&quot;&quot;,&quot;itemData&quot;:{&quot;DOI&quot;:&quot;10.1145/3375546&quot;,&quot;URL&quot;:&quot;https://dl.acm.org/doi/10.1145/3375546&quot;,&quot;source&quot;:&quot;DOI.org (Crossref)&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ype&quot;:&quot;article-journal&quot;,&quot;ISSN&quot;:&quot;0001-0782, 1557-7317&quot;,&quot;issue&quot;:&quot;11&quot;,&quot;accessed&quot;:{&quot;date-parts&quot;:[[&quot;2021&quot;,12,21]]},&quot;volume&quot;:&quot;63&quot;,&quot;title&quot;:&quot;Coding at a crossroads&quot;,&quot;container-title&quot;:&quot;Communications of the ACM&quot;,&quot;page&quot;:&quot;120-127&quot;,&quot;issued&quot;:{&quot;date-parts&quot;:[[&quot;2020&quot;,10,22]]},&quot;id&quot;:&quot;resnick_coding_2020&quot;,&quot;container-title-short&quot;:&quot;Commun. ACM&quot;,&quot;language&quot;:&quot;en&quot;,&quot;citation-key&quot;:&quot;resnick_coding_2020&quot;}}],&quot;citationID&quot;:&quot;hbamkoqp&quot;,&quot;properties&quot;:{&quot;noteIndex&quot;:0,&quot;formattedCitation&quot;:&quot;[-@resnick_coding_2020]&quot;}} RNDjmfubtibvj"/> including the lack of meaningful contexts, lack of time allocated preventing project approaches, and an over-reliance on rote instruction. ADD ANOTHER SOURCE HERE.</text:p>
      <text:p text:style-name="Text_20_body"><text:span text:style-name="T1">Games in Schools</text:span></text:p>
      <text:p text:style-name="Text_20_body">THIS IS INTRO - SO DEVELOP OR DROP IT The After the Reboot report <text:reference-mark-start text:name="ZOTERO_ITEM CSL_CITATION {&quot;schema&quot;:&quot;https://github.com/citation-style-language/schema/raw/master/csl-citation.json&quot;,&quot;citationItems&quot;:[{&quot;suffix&quot;:&quot;&quot;,&quot;uris&quot;:[&quot;http://zotero.org/users/1913249/items/R4M4KKC8&quot;],&quot;id&quot;:3869,&quot;uri&quot;:[&quot;http://zotero.org/users/1913249/items/R4M4KKC8&quot;],&quot;prefix&quot;:&quot;&quot;,&quot;itemData&quot;:{&quot;citation-key&quot;:&quot;waite_pedagogy_2017&quot;,&quot;URL&quot;:&quot;https://royalsociety.org/%7E/media/policy/projects/computing-education/literature-review-pedagogy-in-teaching.pdf&quot;,&quot;language&quot;:&quot;en&quot;,&quot;title&quot;:&quot;Pedagogy in teaching Computer Science in schools: A Literature Review&quot;,&quot;type&quot;:&quot;report&quot;,&quot;page&quot;:&quot;90&quot;,&quot;issued&quot;:{&quot;date-parts&quot;:[[&quot;2017&quot;]]},&quot;id&quot;:&quot;waite_pedagogy_2017&quot;,&quot;author&quot;:[{&quot;family&quot;:&quot;Waite&quot;,&quot;given&quot;:&quot;Jane&quot;}],&quot;source&quot;:&quot;Zotero&quot;,&quot;publisher&quot;:&quot;Royal Society&quot;}}],&quot;citationID&quot;:&quot;mdiztbzf&quot;,&quot;properties&quot;:{&quot;noteIndex&quot;:0,&quot;formattedCitation&quot;:&quot;[@waite_pedagogy_2017]&quot;}} RNDpmisoqtocd"/>&lt;Do Zotero Refresh: [@waite_pedagogy_2017]&gt;<text:reference-mark-end text:name="ZOTERO_ITEM CSL_CITATION {&quot;schema&quot;:&quot;https://github.com/citation-style-language/schema/raw/master/csl-citation.json&quot;,&quot;citationItems&quot;:[{&quot;suffix&quot;:&quot;&quot;,&quot;uris&quot;:[&quot;http://zotero.org/users/1913249/items/R4M4KKC8&quot;],&quot;id&quot;:3869,&quot;uri&quot;:[&quot;http://zotero.org/users/1913249/items/R4M4KKC8&quot;],&quot;prefix&quot;:&quot;&quot;,&quot;itemData&quot;:{&quot;citation-key&quot;:&quot;waite_pedagogy_2017&quot;,&quot;URL&quot;:&quot;https://royalsociety.org/%7E/media/policy/projects/computing-education/literature-review-pedagogy-in-teaching.pdf&quot;,&quot;language&quot;:&quot;en&quot;,&quot;title&quot;:&quot;Pedagogy in teaching Computer Science in schools: A Literature Review&quot;,&quot;type&quot;:&quot;report&quot;,&quot;page&quot;:&quot;90&quot;,&quot;issued&quot;:{&quot;date-parts&quot;:[[&quot;2017&quot;]]},&quot;id&quot;:&quot;waite_pedagogy_2017&quot;,&quot;author&quot;:[{&quot;family&quot;:&quot;Waite&quot;,&quot;given&quot;:&quot;Jane&quot;}],&quot;source&quot;:&quot;Zotero&quot;,&quot;publisher&quot;:&quot;Royal Society&quot;}}],&quot;citationID&quot;:&quot;mdiztbzf&quot;,&quot;properties&quot;:{&quot;noteIndex&quot;:0,&quot;formattedCitation&quot;:&quot;[@waite_pedagogy_2017]&quot;}} RNDpmisoqtocd"/>,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 MORE ON THIS - OTHER TIPS FROM NCCE AND LINKS TO RESOURCES. BUT NOT TOO MUCH 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3" text:outline-level="3"><text:bookmark-start text:name="open-source-and-community-based-responses-to-the-challenge"/>Open source and community based responses to the challenge<text:bookmark-end text:name="open-source-and-community-based-responses-to-the-challenge"/></text:h>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schema&quot;:&quot;https://github.com/citation-style-language/schema/raw/master/csl-citation.json&quot;,&quot;citationItems&quot;:[{&quot;suffix&quot;:&quot;&quot;,&quot;uris&quot;:[&quot;http://zotero.org/users/1913249/items/MRBIFKUU&quot;],&quot;id&quot;:1091,&quot;uri&quot;:[&quot;http://zotero.org/users/1913249/items/MRBIFKUU&quot;],&quot;prefix&quot;:&quot;&quot;,&quot;itemData&quot;:{&quot;citation-key&quot;:&quot;mozilla_foundation_webmaker_2014&quot;,&quot;URL&quot;:&quot;https://wiki.mozilla.org/Webmaker/Whitepaper&quot;,&quot;type&quot;:&quot;webpage&quot;,&quot;issued&quot;:{&quot;date-parts&quot;:[[&quot;2014&quot;]]},&quot;id&quot;:&quot;mozilla_foundation_webmaker_2014&quot;,&quot;author&quot;:[{&quot;literal&quot;:&quot;Mozilla Foundation&quot;}],&quot;accessed&quot;:{&quot;date-parts&quot;:[[&quot;2015&quot;,5,9]]},&quot;title&quot;:&quot;Webmaker Whitepaper&quot;}}],&quot;citationID&quot;:&quot;dstmfzgg&quot;,&quot;properties&quot;:{&quot;noteIndex&quot;:0,&quot;formattedCitation&quot;:&quot;[@mozilla_foundation_webmaker_2014]&quot;}} RNDspioyurhul"/>&lt;Do Zotero Refresh: [@mozilla_foundation_webmaker_2014]&gt;<text:reference-mark-end text:name="ZOTERO_ITEM CSL_CITATION {&quot;schema&quot;:&quot;https://github.com/citation-style-language/schema/raw/master/csl-citation.json&quot;,&quot;citationItems&quot;:[{&quot;suffix&quot;:&quot;&quot;,&quot;uris&quot;:[&quot;http://zotero.org/users/1913249/items/MRBIFKUU&quot;],&quot;id&quot;:1091,&quot;uri&quot;:[&quot;http://zotero.org/users/1913249/items/MRBIFKUU&quot;],&quot;prefix&quot;:&quot;&quot;,&quot;itemData&quot;:{&quot;citation-key&quot;:&quot;mozilla_foundation_webmaker_2014&quot;,&quot;URL&quot;:&quot;https://wiki.mozilla.org/Webmaker/Whitepaper&quot;,&quot;type&quot;:&quot;webpage&quot;,&quot;issued&quot;:{&quot;date-parts&quot;:[[&quot;2014&quot;]]},&quot;id&quot;:&quot;mozilla_foundation_webmaker_2014&quot;,&quot;author&quot;:[{&quot;literal&quot;:&quot;Mozilla Foundation&quot;}],&quot;accessed&quot;:{&quot;date-parts&quot;:[[&quot;2015&quot;,5,9]]},&quot;title&quot;:&quot;Webmaker Whitepaper&quot;}}],&quot;citationID&quot;:&quot;dstmfzgg&quot;,&quot;properties&quot;:{&quot;noteIndex&quot;:0,&quot;formattedCitation&quot;:&quot;[@mozilla_foundation_webmaker_2014]&quot;}} RNDspioyurhul"/>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citationItems&quot;:[{&quot;suffix&quot;:&quot;&quot;,&quot;uris&quot;:[&quot;http://zotero.org/users/1913249/items/J4X6L9CF&quot;],&quot;id&quot;:9602,&quot;uri&quot;:[&quot;http://zotero.org/users/1913249/items/J4X6L9CF&quot;],&quot;prefix&quot;:&quot;&quot;,&quot;itemData&quot;:{&quot;citation-key&quot;:&quot;thorne_clubs_2015&quot;,&quot;URL&quot;:&quot;https://michellethorne.cc/2015/03/clubs-web-literacy-basics-curriculum/&quot;,&quot;title-short&quot;:&quot;Clubs&quot;,&quot;language&quot;:&quot;en-US&quot;,&quot;accessed&quot;:{&quot;date-parts&quot;:[[&quot;2024&quot;,7,11]]},&quot;title&quot;:&quot;Clubs: Web Literacy Basics curriculum&quot;,&quot;container-title&quot;:&quot;Mozilla Clubs&quot;,&quot;issued&quot;:{&quot;date-parts&quot;:[[&quot;2015&quot;]]},&quot;id&quot;:&quot;thorne_clubs_2015&quot;,&quot;author&quot;:[{&quot;family&quot;:&quot;Thorne&quot;,&quot;given&quot;:&quot;Michelle&quot;}],&quot;type&quot;:&quot;post-weblog&quot;}}],&quot;citationID&quot;:&quot;iurxhapv&quot;,&quot;properties&quot;:{&quot;noteIndex&quot;:0,&quot;formattedCitation&quot;:&quot;[@thorne_clubs_2015]&quot;}} RNDqjjtnnmgzr"/>&lt;Do Zotero Refresh: [@thorne_clubs_2015]&gt;<text:reference-mark-end text:name="ZOTERO_ITEM CSL_CITATION {&quot;schema&quot;:&quot;https://github.com/citation-style-language/schema/raw/master/csl-citation.json&quot;,&quot;citationItems&quot;:[{&quot;suffix&quot;:&quot;&quot;,&quot;uris&quot;:[&quot;http://zotero.org/users/1913249/items/J4X6L9CF&quot;],&quot;id&quot;:9602,&quot;uri&quot;:[&quot;http://zotero.org/users/1913249/items/J4X6L9CF&quot;],&quot;prefix&quot;:&quot;&quot;,&quot;itemData&quot;:{&quot;citation-key&quot;:&quot;thorne_clubs_2015&quot;,&quot;URL&quot;:&quot;https://michellethorne.cc/2015/03/clubs-web-literacy-basics-curriculum/&quot;,&quot;title-short&quot;:&quot;Clubs&quot;,&quot;language&quot;:&quot;en-US&quot;,&quot;accessed&quot;:{&quot;date-parts&quot;:[[&quot;2024&quot;,7,11]]},&quot;title&quot;:&quot;Clubs: Web Literacy Basics curriculum&quot;,&quot;container-title&quot;:&quot;Mozilla Clubs&quot;,&quot;issued&quot;:{&quot;date-parts&quot;:[[&quot;2015&quot;]]},&quot;id&quot;:&quot;thorne_clubs_2015&quot;,&quot;author&quot;:[{&quot;family&quot;:&quot;Thorne&quot;,&quot;given&quot;:&quot;Michelle&quot;}],&quot;type&quot;:&quot;post-weblog&quot;}}],&quot;citationID&quot;:&quot;iurxhapv&quot;,&quot;properties&quot;:{&quot;noteIndex&quot;:0,&quot;formattedCitation&quot;:&quot;[@thorne_clubs_2015]&quot;}} RNDqjjtnnmgzr"/>.</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citationItems&quot;:[{&quot;suffix&quot;:&quot;&quot;,&quot;uris&quot;:[&quot;http://zotero.org/users/1913249/items/UIIVWFPB&quot;],&quot;id&quot;:1019,&quot;uri&quot;:[&quot;http://zotero.org/users/1913249/items/UIIVWFPB&quot;],&quot;prefix&quot;:&quot;&quot;,&quot;itemData&quot;:{&quot;citation-key&quot;:&quot;chesterman_webmaking_2015&quot;,&quot;URL&quot;:&quot;http://digitalducks.org/blog/project-report-webmaking/&quot;,&quot;type&quot;:&quot;webpage&quot;,&quot;issued&quot;:{&quot;date-parts&quot;:[[&quot;2015&quot;]]},&quot;id&quot;:&quot;chesterman_webmaking_2015&quot;,&quot;author&quot;:[{&quot;family&quot;:&quot;Chesterman&quot;,&quot;given&quot;:&quot;Mick&quot;}],&quot;accessed&quot;:{&quot;date-parts&quot;:[[&quot;2016&quot;,3,19]]},&quot;title&quot;:&quot;Webmaking using Javascript to promote student engagement and constructivist learning approaches at KS3&quot;}}],&quot;citationID&quot;:&quot;fgyyvgmu&quot;,&quot;properties&quot;:{&quot;noteIndex&quot;:0,&quot;formattedCitation&quot;:&quot;[@chesterman_webmaking_2015]&quot;}} RNDbebvqjqhhx"/>&lt;Do Zotero Refresh: [@chesterman_webmaking_2015]&gt;<text:reference-mark-end text:name="ZOTERO_ITEM CSL_CITATION {&quot;schema&quot;:&quot;https://github.com/citation-style-language/schema/raw/master/csl-citation.json&quot;,&quot;citationItems&quot;:[{&quot;suffix&quot;:&quot;&quot;,&quot;uris&quot;:[&quot;http://zotero.org/users/1913249/items/UIIVWFPB&quot;],&quot;id&quot;:1019,&quot;uri&quot;:[&quot;http://zotero.org/users/1913249/items/UIIVWFPB&quot;],&quot;prefix&quot;:&quot;&quot;,&quot;itemData&quot;:{&quot;citation-key&quot;:&quot;chesterman_webmaking_2015&quot;,&quot;URL&quot;:&quot;http://digitalducks.org/blog/project-report-webmaking/&quot;,&quot;type&quot;:&quot;webpage&quot;,&quot;issued&quot;:{&quot;date-parts&quot;:[[&quot;2015&quot;]]},&quot;id&quot;:&quot;chesterman_webmaking_2015&quot;,&quot;author&quot;:[{&quot;family&quot;:&quot;Chesterman&quot;,&quot;given&quot;:&quot;Mick&quot;}],&quot;accessed&quot;:{&quot;date-parts&quot;:[[&quot;2016&quot;,3,19]]},&quot;title&quot;:&quot;Webmaking using Javascript to promote student engagement and constructivist learning approaches at KS3&quot;}}],&quot;citationID&quot;:&quot;fgyyvgmu&quot;,&quot;properties&quot;:{&quot;noteIndex&quot;:0,&quot;formattedCitation&quot;:&quot;[@chesterman_webmaking_2015]&quot;}} RNDbebvqjqhhx"/>,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4" text:outline-level="4"><text:bookmark-start text:name="coder-dojo-and-raspberry-jam---a-community-responses-to-the-needs-of-informal"/>Coder Dojo and Raspberry Jam - a community responses to the needs of informal<text:bookmark-end text:name="coder-dojo-and-raspberry-jam---a-community-responses-to-the-needs-of-informal"/></text:h>
      <text:p text:style-name="First_20_paragraph">A grass roots approach drawing on enthusiasts.</text:p>
      <text:p text:style-name="Text_20_body">A large take up of enthusiastic community activity in response to a model encouraging others to organise their own events.</text:p>
      <text:p text:style-name="Text_20_body">Both projects were subsumed into the RPI foundation and never seen again.</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2" text:outline-level="2"><text:bookmark-start text:name="synthesis-of-chapter-discussion"/>Synthesis of chapter / discussion<text:bookmark-end text:name="synthesis-of-chapter-discus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schema&quot;:&quot;https://github.com/citation-style-language/schema/raw/master/csl-citation.json&quot;,&quot;citationItems&quot;:[{&quot;suffix&quot;:&quot;&quot;,&quot;uris&quot;:[&quot;http://zotero.org/users/1913249/items/7TSBS695&quot;],&quot;id&quot;:1907,&quot;uri&quot;:[&quot;http://zotero.org/users/1913249/items/7TSBS695&quot;],&quot;prefix&quot;:&quot;&quot;,&quot;itemData&quot;:{&quot;DOI&quot;:&quot;10.1037/0003-066X.59.1.14&quot;,&quot;URL&quot;:&quot;http://doi.apa.org/getdoi.cfm?doi=10.1037/0003-066X.59.1.14&quot;,&quot;ISSN&quot;:&quot;1935-990X, 0003-066X&quot;,&quot;language&quot;:&quot;en&quot;,&quot;issue&quot;:&quot;1&quot;,&quot;volume&quot;:&quot;59&quot;,&quot;accessed&quot;:{&quot;date-parts&quot;:[[&quot;2017&quot;,10,2]]},&quot;type&quot;:&quot;article-journal&quot;,&quot;title&quot;:&quot;Should There Be a Three-Strikes Rule Against Pure Discovery Learning?&quot;,&quot;container-title&quot;:&quot;American Psychologist&quot;,&quot;page&quot;:&quot;14-19&quot;,&quot;issued&quot;:{&quot;date-parts&quot;:[[&quot;2004&quot;]]},&quot;id&quot;:&quot;mayer_should_2004&quot;,&quot;author&quot;:[{&quot;family&quot;:&quot;Mayer&quot;,&quot;given&quot;:&quot;Richard E.&quot;}],&quot;source&quot;:&quot;CrossRef&quot;,&quot;citation-key&quot;:&quot;mayer_should_2004&quot;}}],&quot;citationID&quot;:&quot;ixsygcst&quot;,&quot;properties&quot;:{&quot;noteIndex&quot;:0,&quot;formattedCitation&quot;:&quot;[@mayer_should_2004]&quot;}} RNDpeapvfvueq"/>&lt;Do Zotero Refresh: [@mayer_should_2004]&gt;<text:reference-mark-end text:name="ZOTERO_ITEM CSL_CITATION {&quot;schema&quot;:&quot;https://github.com/citation-style-language/schema/raw/master/csl-citation.json&quot;,&quot;citationItems&quot;:[{&quot;suffix&quot;:&quot;&quot;,&quot;uris&quot;:[&quot;http://zotero.org/users/1913249/items/7TSBS695&quot;],&quot;id&quot;:1907,&quot;uri&quot;:[&quot;http://zotero.org/users/1913249/items/7TSBS695&quot;],&quot;prefix&quot;:&quot;&quot;,&quot;itemData&quot;:{&quot;DOI&quot;:&quot;10.1037/0003-066X.59.1.14&quot;,&quot;URL&quot;:&quot;http://doi.apa.org/getdoi.cfm?doi=10.1037/0003-066X.59.1.14&quot;,&quot;ISSN&quot;:&quot;1935-990X, 0003-066X&quot;,&quot;language&quot;:&quot;en&quot;,&quot;issue&quot;:&quot;1&quot;,&quot;volume&quot;:&quot;59&quot;,&quot;accessed&quot;:{&quot;date-parts&quot;:[[&quot;2017&quot;,10,2]]},&quot;type&quot;:&quot;article-journal&quot;,&quot;title&quot;:&quot;Should There Be a Three-Strikes Rule Against Pure Discovery Learning?&quot;,&quot;container-title&quot;:&quot;American Psychologist&quot;,&quot;page&quot;:&quot;14-19&quot;,&quot;issued&quot;:{&quot;date-parts&quot;:[[&quot;2004&quot;]]},&quot;id&quot;:&quot;mayer_should_2004&quot;,&quot;author&quot;:[{&quot;family&quot;:&quot;Mayer&quot;,&quot;given&quot;:&quot;Richard E.&quot;}],&quot;source&quot;:&quot;CrossRef&quot;,&quot;citation-key&quot;:&quot;mayer_should_2004&quot;}}],&quot;citationID&quot;:&quot;ixsygcst&quot;,&quot;properties&quot;:{&quot;noteIndex&quot;:0,&quot;formattedCitation&quot;:&quot;[@mayer_should_2004]&quot;}} RNDpeapvfvueq"/>.</text:p>
      <text:p text:style-name="Text_20_body">On the other end of the spectrum, tutorials are a common way of learning coding and exist in many forms and formats <text:reference-mark-start text:name="ZOTERO_ITEM CSL_CITATION {&quot;schema&quot;:&quot;https://github.com/citation-style-language/schema/raw/master/csl-citation.json&quot;,&quot;citationItems&quot;:[{&quot;suffix&quot;:&quot;&quot;,&quot;uris&quot;:[&quot;http://zotero.org/users/1913249/items/7I5JT79P&quot;],&quot;id&quot;:8712,&quot;uri&quot;:[&quot;http://zotero.org/users/1913249/items/7I5JT79P&quot;],&quot;prefix&quot;:&quot;&quot;,&quot;itemData&quot;:{&quot;citation-key&quot;:&quot;head_composing_2020&quot;,&quot;URL&quot;:&quot;https://dl.acm.org/doi/10.1145/3313831.3376798&quot;,&quot;publisher-place&quot;:&quot;New York, NY, USA&quot;,&quot;publisher&quot;:&quot;Association for Computing Machinery&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type&quot;:&quot;paper-conference&quot;,&quot;DOI&quot;:&quot;10.1145/3313831.3376798&quot;,&quot;ISBN&quot;:&quot;978-1-4503-6708-0&quot;,&quot;event-place&quot;:&quot;New York, NY, USA&quot;,&quot;title&quot;:&quot;Composing Flexibly-Organized Step-by-Step Tutorials from Linked Source Code, Snippets, and Outputs&quot;,&quot;container-title&quot;:&quot;Proceedings of the 2020 CHI Conference on Human Factors in Computing Systems&quot;,&quot;page&quot;:&quot;1–12&quot;,&quot;issued&quot;:{&quot;date-parts&quot;:[[&quot;2020&quot;,4,23]]},&quot;id&quot;:&quot;head_composing_2020&quot;,&quot;source&quot;:&quot;ACM Digital Library&quot;,&quot;accessed&quot;:{&quot;date-parts&quot;:[[&quot;2023&quot;,6,13]]},&quot;collection-title&quot;:&quot;CHI '20&quot;}},{&quot;suffix&quot;:&quot;&quot;,&quot;uris&quot;:[&quot;http://zotero.org/users/1913249/items/BVPG23QV&quot;],&quot;id&quot;:8714,&quot;uri&quot;:[&quot;http://zotero.org/users/1913249/items/BVPG23QV&quot;],&quot;prefix&quot;:&quot;&quot;,&quot;itemData&quot;:{&quot;citation-key&quot;:&quot;kim_pedagogical_2017&quot;,&quot;URL&quot;:&quot;https://dl.acm.org/doi/10.1145/3017680.3017728&quot;,&quot;publisher-place&quot;:&quot;New York, NY, USA&quot;,&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type&quot;:&quot;paper-conference&quot;,&quot;DOI&quot;:&quot;10.1145/3017680.3017728&quot;,&quot;ISBN&quot;:&quot;978-1-4503-4698-6&quot;,&quot;event-place&quot;:&quot;New York, NY, USA&quot;,&quot;title&quot;:&quot;A Pedagogical Analysis of Online Coding Tutorials&quot;,&quot;container-title&quot;:&quot;Proceedings of the 2017 ACM SIGCSE Technical Symposium on Computer Science Education&quot;,&quot;page&quot;:&quot;321–326&quot;,&quot;issued&quot;:{&quot;date-parts&quot;:[[&quot;2017&quot;,3,8]]},&quot;id&quot;:&quot;kim_pedagogical_2017&quot;,&quot;source&quot;:&quot;ACM Digital Library&quot;,&quot;accessed&quot;:{&quot;date-parts&quot;:[[&quot;2023&quot;,6,13]]},&quot;collection-title&quot;:&quot;SIGCSE '17&quot;}}],&quot;citationID&quot;:&quot;brkcvmyl&quot;,&quot;properties&quot;:{&quot;noteIndex&quot;:0,&quot;formattedCitation&quot;:&quot;[@head_composing_2020; @kim_pedagogical_2017]&quot;}} RNDvotdmcafah"/>&lt;Do Zotero Refresh: [@head_composing_2020; @kim_pedagogical_2017]&gt;<text:reference-mark-end text:name="ZOTERO_ITEM CSL_CITATION {&quot;schema&quot;:&quot;https://github.com/citation-style-language/schema/raw/master/csl-citation.json&quot;,&quot;citationItems&quot;:[{&quot;suffix&quot;:&quot;&quot;,&quot;uris&quot;:[&quot;http://zotero.org/users/1913249/items/7I5JT79P&quot;],&quot;id&quot;:8712,&quot;uri&quot;:[&quot;http://zotero.org/users/1913249/items/7I5JT79P&quot;],&quot;prefix&quot;:&quot;&quot;,&quot;itemData&quot;:{&quot;citation-key&quot;:&quot;head_composing_2020&quot;,&quot;URL&quot;:&quot;https://dl.acm.org/doi/10.1145/3313831.3376798&quot;,&quot;publisher-place&quot;:&quot;New York, NY, USA&quot;,&quot;publisher&quot;:&quot;Association for Computing Machinery&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type&quot;:&quot;paper-conference&quot;,&quot;DOI&quot;:&quot;10.1145/3313831.3376798&quot;,&quot;ISBN&quot;:&quot;978-1-4503-6708-0&quot;,&quot;event-place&quot;:&quot;New York, NY, USA&quot;,&quot;title&quot;:&quot;Composing Flexibly-Organized Step-by-Step Tutorials from Linked Source Code, Snippets, and Outputs&quot;,&quot;container-title&quot;:&quot;Proceedings of the 2020 CHI Conference on Human Factors in Computing Systems&quot;,&quot;page&quot;:&quot;1–12&quot;,&quot;issued&quot;:{&quot;date-parts&quot;:[[&quot;2020&quot;,4,23]]},&quot;id&quot;:&quot;head_composing_2020&quot;,&quot;source&quot;:&quot;ACM Digital Library&quot;,&quot;accessed&quot;:{&quot;date-parts&quot;:[[&quot;2023&quot;,6,13]]},&quot;collection-title&quot;:&quot;CHI '20&quot;}},{&quot;suffix&quot;:&quot;&quot;,&quot;uris&quot;:[&quot;http://zotero.org/users/1913249/items/BVPG23QV&quot;],&quot;id&quot;:8714,&quot;uri&quot;:[&quot;http://zotero.org/users/1913249/items/BVPG23QV&quot;],&quot;prefix&quot;:&quot;&quot;,&quot;itemData&quot;:{&quot;citation-key&quot;:&quot;kim_pedagogical_2017&quot;,&quot;URL&quot;:&quot;https://dl.acm.org/doi/10.1145/3017680.3017728&quot;,&quot;publisher-place&quot;:&quot;New York, NY, USA&quot;,&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type&quot;:&quot;paper-conference&quot;,&quot;DOI&quot;:&quot;10.1145/3017680.3017728&quot;,&quot;ISBN&quot;:&quot;978-1-4503-4698-6&quot;,&quot;event-place&quot;:&quot;New York, NY, USA&quot;,&quot;title&quot;:&quot;A Pedagogical Analysis of Online Coding Tutorials&quot;,&quot;container-title&quot;:&quot;Proceedings of the 2017 ACM SIGCSE Technical Symposium on Computer Science Education&quot;,&quot;page&quot;:&quot;321–326&quot;,&quot;issued&quot;:{&quot;date-parts&quot;:[[&quot;2017&quot;,3,8]]},&quot;id&quot;:&quot;kim_pedagogical_2017&quot;,&quot;source&quot;:&quot;ACM Digital Library&quot;,&quot;accessed&quot;:{&quot;date-parts&quot;:[[&quot;2023&quot;,6,13]]},&quot;collection-title&quot;:&quot;SIGCSE '17&quot;}}],&quot;citationID&quot;:&quot;brkcvmyl&quot;,&quot;properties&quot;:{&quot;noteIndex&quot;:0,&quot;formattedCitation&quot;:&quot;[@head_composing_2020; @kim_pedagogical_2017]&quot;}} RNDvotdmcafah"/>.</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schema&quot;:&quot;https://github.com/citation-style-language/schema/raw/master/csl-citation.json&quot;,&quot;citationItems&quot;:[{&quot;locator&quot;:&quot; 325&quot;,&quot;uris&quot;:[&quot;http://zotero.org/users/1913249/items/BVPG23QV&quot;],&quot;id&quot;:8714,&quot;uri&quot;:[&quot;http://zotero.org/users/1913249/items/BVPG23QV&quot;],&quot;prefix&quot;:&quot;&quot;,&quot;itemData&quot;:{&quot;citation-key&quot;:&quot;kim_pedagogical_2017&quot;,&quot;URL&quot;:&quot;https://dl.acm.org/doi/10.1145/3017680.3017728&quot;,&quot;publisher-place&quot;:&quot;New York, NY, USA&quot;,&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type&quot;:&quot;paper-conference&quot;,&quot;DOI&quot;:&quot;10.1145/3017680.3017728&quot;,&quot;ISBN&quot;:&quot;978-1-4503-4698-6&quot;,&quot;event-place&quot;:&quot;New York, NY, USA&quot;,&quot;title&quot;:&quot;A Pedagogical Analysis of Online Coding Tutorials&quot;,&quot;container-title&quot;:&quot;Proceedings of the 2017 ACM SIGCSE Technical Symposium on Computer Science Education&quot;,&quot;page&quot;:&quot;321–326&quot;,&quot;issued&quot;:{&quot;date-parts&quot;:[[&quot;2017&quot;,3,8]]},&quot;id&quot;:&quot;kim_pedagogical_2017&quot;,&quot;source&quot;:&quot;ACM Digital Library&quot;,&quot;accessed&quot;:{&quot;date-parts&quot;:[[&quot;2023&quot;,6,13]]},&quot;collection-title&quot;:&quot;SIGCSE '17&quot;}}],&quot;citationID&quot;:&quot;itayxbnt&quot;,&quot;properties&quot;:{&quot;noteIndex&quot;:0,&quot;formattedCitation&quot;:&quot;[@kim_pedagogical_2017, p. 325]&quot;}} RNDginlzpcjry"/>&lt;Do Zotero Refresh: [@kim_pedagogical_2017, p. 325]&gt;<text:reference-mark-end text:name="ZOTERO_ITEM CSL_CITATION {&quot;schema&quot;:&quot;https://github.com/citation-style-language/schema/raw/master/csl-citation.json&quot;,&quot;citationItems&quot;:[{&quot;locator&quot;:&quot; 325&quot;,&quot;uris&quot;:[&quot;http://zotero.org/users/1913249/items/BVPG23QV&quot;],&quot;id&quot;:8714,&quot;uri&quot;:[&quot;http://zotero.org/users/1913249/items/BVPG23QV&quot;],&quot;prefix&quot;:&quot;&quot;,&quot;itemData&quot;:{&quot;citation-key&quot;:&quot;kim_pedagogical_2017&quot;,&quot;URL&quot;:&quot;https://dl.acm.org/doi/10.1145/3017680.3017728&quot;,&quot;publisher-place&quot;:&quot;New York, NY, USA&quot;,&quot;publisher&quot;:&quot;Association for Computing Machine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type&quot;:&quot;paper-conference&quot;,&quot;DOI&quot;:&quot;10.1145/3017680.3017728&quot;,&quot;ISBN&quot;:&quot;978-1-4503-4698-6&quot;,&quot;event-place&quot;:&quot;New York, NY, USA&quot;,&quot;title&quot;:&quot;A Pedagogical Analysis of Online Coding Tutorials&quot;,&quot;container-title&quot;:&quot;Proceedings of the 2017 ACM SIGCSE Technical Symposium on Computer Science Education&quot;,&quot;page&quot;:&quot;321–326&quot;,&quot;issued&quot;:{&quot;date-parts&quot;:[[&quot;2017&quot;,3,8]]},&quot;id&quot;:&quot;kim_pedagogical_2017&quot;,&quot;source&quot;:&quot;ACM Digital Library&quot;,&quot;accessed&quot;:{&quot;date-parts&quot;:[[&quot;2023&quot;,6,13]]},&quot;collection-title&quot;:&quot;SIGCSE '17&quot;}}],&quot;citationID&quot;:&quot;itayxbnt&quot;,&quot;properties&quot;:{&quot;noteIndex&quot;:0,&quot;formattedCitation&quot;:&quot;[@kim_pedagogical_2017, p. 325]&quot;}} RNDginlzpcjry"/>.</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schema&quot;:&quot;https://github.com/citation-style-language/schema/raw/master/csl-citation.json&quot;,&quot;citationItems&quot;:[{&quot;suffix&quot;:&quot;&quot;,&quot;uris&quot;:[&quot;http://zotero.org/users/1913249/items/F84HG9BX&quot;],&quot;id&quot;:1832,&quot;uri&quot;:[&quot;http://zotero.org/users/1913249/items/F84HG9BX&quot;],&quot;prefix&quot;:&quot;&quot;,&quot;itemData&quot;:{&quot;citation-key&quot;:&quot;kirschner_why_2006&quot;,&quot;title-short&quot;:&quot;Why minimal guidance during instruction does not work&quot;,&quot;source&quot;:&quot;Google Scholar&quot;,&quot;issue&quot;:&quot;2&quot;,&quot;volume&quot;:&quot;41&quot;,&quot;title&quot;:&quot;Why minimal guidance during instruction does not work: An analysis of the failure of constructivist, discovery, problem-based, experiential, and inquiry-based teaching&quot;,&quot;container-title&quot;:&quot;Educational psychologist&quot;,&quot;page&quot;:&quot;75–86&quot;,&quot;issued&quot;:{&quot;date-parts&quot;:[[&quot;2006&quot;]]},&quot;id&quot;:&quot;kirschner_why_2006&quot;,&quot;author&quot;:[{&quot;family&quot;:&quot;Kirschner&quot;,&quot;given&quot;:&quot;Paul A.&quot;},{&quot;family&quot;:&quot;Sweller&quot;,&quot;given&quot;:&quot;John&quot;},{&quot;family&quot;:&quot;Clark&quot;,&quot;given&quot;:&quot;Richard E.&quot;}],&quot;type&quot;:&quot;article-journal&quot;}},{&quot;suffix&quot;:&quot;&quot;,&quot;uris&quot;:[&quot;http://zotero.org/users/1913249/items/XC38WUCL&quot;],&quot;id&quot;:176,&quot;uri&quot;:[&quot;http://zotero.org/users/1913249/items/XC38WUCL&quot;],&quot;prefix&quot;:&quot;&quot;,&quot;itemData&quot;:{&quot;DOI&quot;:&quot;10.1007/s10648-006-9007-2&quot;,&quot;URL&quot;:&quot;https://doi.org/10.1007/s10648-006-9007-2&quot;,&quot;source&quot;:&quot;Springer Link&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author&quot;:[{&quot;family&quot;:&quot;Kollar&quot;,&quot;given&quot;:&quot;Ingo&quot;},{&quot;family&quot;:&quot;Fischer&quot;,&quot;given&quot;:&quot;Frank&quot;},{&quot;family&quot;:&quot;Hesse&quot;,&quot;given&quot;:&quot;Friedrich W.&quot;}],&quot;type&quot;:&quot;article-journal&quot;,&quot;ISSN&quot;:&quot;1573-336X&quot;,&quot;issue&quot;:&quot;2&quot;,&quot;accessed&quot;:{&quot;date-parts&quot;:[[&quot;2018&quot;,12,20]]},&quot;volume&quot;:&quot;18&quot;,&quot;title&quot;:&quot;Collaboration Scripts – A Conceptual Analysis&quot;,&quot;container-title&quot;:&quot;Educational Psychology Review&quot;,&quot;page&quot;:&quot;159-185&quot;,&quot;issued&quot;:{&quot;date-parts&quot;:[[&quot;2006&quot;,6,1]]},&quot;id&quot;:&quot;kollar_collaboration_2006&quot;,&quot;container-title-short&quot;:&quot;Educ Psychol Rev&quot;,&quot;language&quot;:&quot;en&quot;,&quot;citation-key&quot;:&quot;kollar_collaboration_2006&quot;}}],&quot;citationID&quot;:&quot;vqkrfdur&quot;,&quot;properties&quot;:{&quot;noteIndex&quot;:0,&quot;formattedCitation&quot;:&quot;[@kirschner_why_2006; @kollar_collaboration_2006]&quot;}} RNDfvxgcfaddx"/>&lt;Do Zotero Refresh: [@kirschner_why_2006; @kollar_collaboration_2006]&gt;<text:reference-mark-end text:name="ZOTERO_ITEM CSL_CITATION {&quot;schema&quot;:&quot;https://github.com/citation-style-language/schema/raw/master/csl-citation.json&quot;,&quot;citationItems&quot;:[{&quot;suffix&quot;:&quot;&quot;,&quot;uris&quot;:[&quot;http://zotero.org/users/1913249/items/F84HG9BX&quot;],&quot;id&quot;:1832,&quot;uri&quot;:[&quot;http://zotero.org/users/1913249/items/F84HG9BX&quot;],&quot;prefix&quot;:&quot;&quot;,&quot;itemData&quot;:{&quot;citation-key&quot;:&quot;kirschner_why_2006&quot;,&quot;title-short&quot;:&quot;Why minimal guidance during instruction does not work&quot;,&quot;source&quot;:&quot;Google Scholar&quot;,&quot;issue&quot;:&quot;2&quot;,&quot;volume&quot;:&quot;41&quot;,&quot;title&quot;:&quot;Why minimal guidance during instruction does not work: An analysis of the failure of constructivist, discovery, problem-based, experiential, and inquiry-based teaching&quot;,&quot;container-title&quot;:&quot;Educational psychologist&quot;,&quot;page&quot;:&quot;75–86&quot;,&quot;issued&quot;:{&quot;date-parts&quot;:[[&quot;2006&quot;]]},&quot;id&quot;:&quot;kirschner_why_2006&quot;,&quot;author&quot;:[{&quot;family&quot;:&quot;Kirschner&quot;,&quot;given&quot;:&quot;Paul A.&quot;},{&quot;family&quot;:&quot;Sweller&quot;,&quot;given&quot;:&quot;John&quot;},{&quot;family&quot;:&quot;Clark&quot;,&quot;given&quot;:&quot;Richard E.&quot;}],&quot;type&quot;:&quot;article-journal&quot;}},{&quot;suffix&quot;:&quot;&quot;,&quot;uris&quot;:[&quot;http://zotero.org/users/1913249/items/XC38WUCL&quot;],&quot;id&quot;:176,&quot;uri&quot;:[&quot;http://zotero.org/users/1913249/items/XC38WUCL&quot;],&quot;prefix&quot;:&quot;&quot;,&quot;itemData&quot;:{&quot;DOI&quot;:&quot;10.1007/s10648-006-9007-2&quot;,&quot;URL&quot;:&quot;https://doi.org/10.1007/s10648-006-9007-2&quot;,&quot;source&quot;:&quot;Springer Link&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author&quot;:[{&quot;family&quot;:&quot;Kollar&quot;,&quot;given&quot;:&quot;Ingo&quot;},{&quot;family&quot;:&quot;Fischer&quot;,&quot;given&quot;:&quot;Frank&quot;},{&quot;family&quot;:&quot;Hesse&quot;,&quot;given&quot;:&quot;Friedrich W.&quot;}],&quot;type&quot;:&quot;article-journal&quot;,&quot;ISSN&quot;:&quot;1573-336X&quot;,&quot;issue&quot;:&quot;2&quot;,&quot;accessed&quot;:{&quot;date-parts&quot;:[[&quot;2018&quot;,12,20]]},&quot;volume&quot;:&quot;18&quot;,&quot;title&quot;:&quot;Collaboration Scripts – A Conceptual Analysis&quot;,&quot;container-title&quot;:&quot;Educational Psychology Review&quot;,&quot;page&quot;:&quot;159-185&quot;,&quot;issued&quot;:{&quot;date-parts&quot;:[[&quot;2006&quot;,6,1]]},&quot;id&quot;:&quot;kollar_collaboration_2006&quot;,&quot;container-title-short&quot;:&quot;Educ Psychol Rev&quot;,&quot;language&quot;:&quot;en&quot;,&quot;citation-key&quot;:&quot;kollar_collaboration_2006&quot;}}],&quot;citationID&quot;:&quot;vqkrfdur&quot;,&quot;properties&quot;:{&quot;noteIndex&quot;:0,&quot;formattedCitation&quot;:&quot;[@kirschner_why_2006; @kollar_collaboration_2006]&quot;}} RNDfvxgcfaddx"/></text:p>
      <text:p text:style-name="Text_20_body">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schema&quot;:&quot;https://github.com/citation-style-language/schema/raw/master/csl-citation.json&quot;,&quot;citationItems&quot;:[{&quot;suffix&quot;:&quot;&quot;,&quot;suppress-author&quot;:true,&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erqlzewy&quot;,&quot;properties&quot;:{&quot;noteIndex&quot;:0,&quot;formattedCitation&quot;:&quot;[-@rainer_drama_2012]&quot;}} RNDtyilwebgwg"/>&lt;Do Zotero Refresh: [-@rainer_drama_2012]&gt;<text:reference-mark-end text:name="ZOTERO_ITEM CSL_CITATION {&quot;schema&quot;:&quot;https://github.com/citation-style-language/schema/raw/master/csl-citation.json&quot;,&quot;citationItems&quot;:[{&quot;suffix&quot;:&quot;&quot;,&quot;suppress-author&quot;:true,&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erqlzewy&quot;,&quot;properties&quot;:{&quot;noteIndex&quot;:0,&quot;formattedCitation&quot;:&quot;[-@rainer_drama_2012]&quot;}} RNDtyilwebgwg"/>.</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tan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schema&quot;:&quot;https://github.com/citation-style-language/schema/raw/master/csl-citation.json&quot;,&quot;citationItems&quot;:[{&quot;suffix&quot;:&quot;&quot;,&quot;uris&quot;:[&quot;http://zotero.org/users/1913249/items/JS7WH5LK&quot;],&quot;id&quot;:8832,&quot;uri&quot;:[&quot;http://zotero.org/users/1913249/items/JS7WH5LK&quot;],&quot;prefix&quot;:&quot;&quot;,&quot;itemData&quot;:{&quot;DOI&quot;:&quot;10.1109/EDUCON.2015.7096023&quot;,&quot;ISSN&quot;:&quot;2165-9567&quot;,&quot;source&quot;:&quot;IEEE Xplore&quot;,&quot;type&quot;:&quot;paper-conference&quot;,&quot;title-short&quot;:&quot;Computing education in K-12 schools&quot;,&quot;citation-key&quot;:&quot;garneli_computing_2015-1&quot;,&quot;title&quot;:&quot;Computing education in K-12 schools: A review of the literature&quot;,&quot;container-title&quot;:&quot;2015 IEEE Global Engineering Education Conference (EDUCON)&quot;,&quot;page&quot;:&quot;543-551&quot;,&quot;issued&quot;:{&quot;date-parts&quot;:[[&quot;2015&quot;,3]]},&quot;id&quot;:&quot;garneli_computing_2015-1&quot;,&quot;author&quot;:[{&quot;family&quot;:&quot;Garneli&quot;,&quot;given&quot;:&quot;Varvara&quot;},{&quot;family&quot;:&quot;Giannakos&quot;,&quot;given&quot;:&quot;Michail N.&quot;},{&quot;family&quot;:&quot;Chorianopoulos&quot;,&quot;given&quot;:&quot;Konstantinos&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event-title&quot;:&quot;2015 IEEE Global Engineering Education Conference (EDUCON)&quot;}},{&quot;suffix&quot;:&quot;&quot;,&quot;uris&quot;:[&quot;http://zotero.org/users/1913249/items/TDQEKVP4&quot;],&quot;id&quot;:8831,&quot;uri&quot;:[&quot;http://zotero.org/users/1913249/items/TDQEKVP4&quot;],&quot;prefix&quot;:&quot;&quot;,&quot;itemData&quot;:{&quot;citation-key&quot;:&quot;humble_use_nodate&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ype&quot;:&quot;article-journal&quot;,&quot;language&quot;:&quot;en&quot;,&quot;id&quot;:&quot;humble_use_nodate&quot;,&quot;author&quot;:[{&quot;family&quot;:&quot;Humble&quot;,&quot;given&quot;:&quot;Niklas&quot;}],&quot;title&quot;:&quot;The use of Programming Tools in Teaching and Learning Material by K-12 Teachers&quot;,&quot;source&quot;:&quot;Zotero&quot;}}],&quot;citationID&quot;:&quot;kryqmvxp&quot;,&quot;properties&quot;:{&quot;noteIndex&quot;:0,&quot;formattedCitation&quot;:&quot;[@garneli_computing_2015-1; @humble_use_nodate]&quot;}} RNDbxsevwwmhv"/>&lt;Do Zotero Refresh: [@garneli_computing_2015-1; @humble_use_nodate]&gt;<text:reference-mark-end text:name="ZOTERO_ITEM CSL_CITATION {&quot;schema&quot;:&quot;https://github.com/citation-style-language/schema/raw/master/csl-citation.json&quot;,&quot;citationItems&quot;:[{&quot;suffix&quot;:&quot;&quot;,&quot;uris&quot;:[&quot;http://zotero.org/users/1913249/items/JS7WH5LK&quot;],&quot;id&quot;:8832,&quot;uri&quot;:[&quot;http://zotero.org/users/1913249/items/JS7WH5LK&quot;],&quot;prefix&quot;:&quot;&quot;,&quot;itemData&quot;:{&quot;DOI&quot;:&quot;10.1109/EDUCON.2015.7096023&quot;,&quot;ISSN&quot;:&quot;2165-9567&quot;,&quot;source&quot;:&quot;IEEE Xplore&quot;,&quot;type&quot;:&quot;paper-conference&quot;,&quot;title-short&quot;:&quot;Computing education in K-12 schools&quot;,&quot;citation-key&quot;:&quot;garneli_computing_2015-1&quot;,&quot;title&quot;:&quot;Computing education in K-12 schools: A review of the literature&quot;,&quot;container-title&quot;:&quot;2015 IEEE Global Engineering Education Conference (EDUCON)&quot;,&quot;page&quot;:&quot;543-551&quot;,&quot;issued&quot;:{&quot;date-parts&quot;:[[&quot;2015&quot;,3]]},&quot;id&quot;:&quot;garneli_computing_2015-1&quot;,&quot;author&quot;:[{&quot;family&quot;:&quot;Garneli&quot;,&quot;given&quot;:&quot;Varvara&quot;},{&quot;family&quot;:&quot;Giannakos&quot;,&quot;given&quot;:&quot;Michail N.&quot;},{&quot;family&quot;:&quot;Chorianopoulos&quot;,&quot;given&quot;:&quot;Konstantinos&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event-title&quot;:&quot;2015 IEEE Global Engineering Education Conference (EDUCON)&quot;}},{&quot;suffix&quot;:&quot;&quot;,&quot;uris&quot;:[&quot;http://zotero.org/users/1913249/items/TDQEKVP4&quot;],&quot;id&quot;:8831,&quot;uri&quot;:[&quot;http://zotero.org/users/1913249/items/TDQEKVP4&quot;],&quot;prefix&quot;:&quot;&quot;,&quot;itemData&quot;:{&quot;citation-key&quot;:&quot;humble_use_nodate&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ype&quot;:&quot;article-journal&quot;,&quot;language&quot;:&quot;en&quot;,&quot;id&quot;:&quot;humble_use_nodate&quot;,&quot;author&quot;:[{&quot;family&quot;:&quot;Humble&quot;,&quot;given&quot;:&quot;Niklas&quot;}],&quot;title&quot;:&quot;The use of Programming Tools in Teaching and Learning Material by K-12 Teachers&quot;,&quot;source&quot;:&quot;Zotero&quot;}}],&quot;citationID&quot;:&quot;kryqmvxp&quot;,&quot;properties&quot;:{&quot;noteIndex&quot;:0,&quot;formattedCitation&quot;:&quot;[@garneli_computing_2015-1; @humble_use_nodate]&quot;}} RNDbxsevwwmhv"/>,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9">
        <text:list-item>
          <text:p text:style-name="P39">New curriculum</text:p>
        </text:list-item>
        <text:list-item>
          <text:p text:style-name="P39">bursaries</text:p>
        </text:list-item>
        <text:list-item>
          <text:p text:style-name="P39">CPD</text:p>
        </text:list-item>
        <text:list-item>
          <text:p text:style-name="P39">CAS and community responses</text:p>
        </text:list-item>
        <text:list-item>
          <text:p text:style-name="P39">tapping into the enthusiast maker culture</text:p>
        </text:list-item>
      </text:list>
      <text:h text:style-name="Heading_20_3" text:outline-level="3"><text:bookmark-start text:name="models-of-responses-to-address-the-problem"/>Models of responses to address the problem<text:bookmark-end text:name="models-of-responses-to-address-the-problem"/></text:h>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cial-challenges"/>Finacial challenges<text:bookmark-end text:name="finacial-challenges"/></text:h>
      <text:p text:style-name="First_20_paragraph"><text:span text:style-name="T1">Research / University context</text:span></text:p>
      <text:list text:style-name="L40">
        <text:list-item>
          <text:p text:style-name="P40">University partnership context. Service learnings.</text:p>
        </text:list-item>
        <text:list-item>
          <text:p text:style-name="P40">Examples like Scratch with MiT. Barefoot computing which was Kent?</text:p>
        </text:list-item>
        <text:list-item>
          <text:p text:style-name="P40">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41">
        <text:list-item>
          <text:p text:style-name="P41">Discussion of implications of synthesis of the Literature review</text:p>
        </text:list-item>
        <text:list-item>
          <text:p text:style-name="P41">Description on how the RQs frame the problem to help an investigation via the data gathered.</text:p>
        </text:list-item>
      </text:list>
      <text:h text:style-name="Heading_20_2" text:outline-level="2"><text:bookmark-start text:name="conclusion"/>Conclusion<text:bookmark-end text:name="conclusion"/></text:h>
      <text:h text:style-name="Heading_20_3" text:outline-level="3"><text:bookmark-start text:name="recap-of-what-has-been-covered"/>Recap of what has been covered<text:bookmark-end text:name="recap-of-what-has-been-covered"/></text:h>
      <text:p text:style-name="First_20_paragraph">x, y z</text:p>
      <text:h text:style-name="Heading_20_3" text:outline-level="3"><text:bookmark-start text:name="link-to-the-next-chapters"/>Link to the next chapters<text:bookmark-end text:name="link-to-the-next-chapters"/></text:h>
      <text:p text:style-name="First_20_paragraph">Recap on chapter structure, but avoid overlap with Introduction which has a similar section.</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42">
        <text:list-item>
          <text:p text:style-name="P42">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tems&quot;:[{&quot;suffix&quot;:&quot;&quot;,&quot;uris&quot;:[&quot;http://zotero.org/users/1913249/items/JRKNFC9F&quot;],&quot;id&quot;:9092,&quot;uri&quot;:[&quot;http://zotero.org/users/1913249/items/JRKNFC9F&quot;],&quot;prefix&quot;:&quot;&quot;,&quot;itemData&quot;:{&quot;citation-key&quot;:&quot;gomes2007learning&quot;,&quot;container-title&quot;:&quot;International conference on engineering Education–ICEE&quot;,&quot;type&quot;:&quot;paper-conference&quot;,&quot;issued&quot;:{&quot;date-parts&quot;:[[&quot;2007&quot;]]},&quot;id&quot;:&quot;gomes2007learning&quot;,&quot;author&quot;:[{&quot;family&quot;:&quot;Gomes&quot;,&quot;given&quot;:&quot;Anabela&quot;},{&quot;family&quot;:&quot;Mendes&quot;,&quot;given&quot;:&quot;António José&quot;}],&quot;volume&quot;:&quot;7&quot;,&quot;title&quot;:&quot;Learning to program-difficulties and solutions&quot;}}],&quot;citationID&quot;:&quot;qdukcdwz&quot;,&quot;properties&quot;:{&quot;noteIndex&quot;:0,&quot;formattedCitation&quot;:&quot;[@gomes2007learning]&quot;}} RNDhxgeervcii"/>&lt;Do Zotero Refresh: [@gomes2007learning]&gt;<text:reference-mark-end text:name="ZOTERO_ITEM CSL_CITATION {&quot;schema&quot;:&quot;https://github.com/citation-style-language/schema/raw/master/csl-citation.json&quot;,&quot;citationItems&quot;:[{&quot;suffix&quot;:&quot;&quot;,&quot;uris&quot;:[&quot;http://zotero.org/users/1913249/items/JRKNFC9F&quot;],&quot;id&quot;:9092,&quot;uri&quot;:[&quot;http://zotero.org/users/1913249/items/JRKNFC9F&quot;],&quot;prefix&quot;:&quot;&quot;,&quot;itemData&quot;:{&quot;citation-key&quot;:&quot;gomes2007learning&quot;,&quot;container-title&quot;:&quot;International conference on engineering Education–ICEE&quot;,&quot;type&quot;:&quot;paper-conference&quot;,&quot;issued&quot;:{&quot;date-parts&quot;:[[&quot;2007&quot;]]},&quot;id&quot;:&quot;gomes2007learning&quot;,&quot;author&quot;:[{&quot;family&quot;:&quot;Gomes&quot;,&quot;given&quot;:&quot;Anabela&quot;},{&quot;family&quot;:&quot;Mendes&quot;,&quot;given&quot;:&quot;António José&quot;}],&quot;volume&quot;:&quot;7&quot;,&quot;title&quot;:&quot;Learning to program-difficulties and solutions&quot;}}],&quot;citationID&quot;:&quot;qdukcdwz&quot;,&quot;properties&quot;:{&quot;noteIndex&quot;:0,&quot;formattedCitation&quot;:&quot;[@gomes2007learning]&quot;}} RNDhxgeervcii"/> <text:reference-mark-start text:name="ZOTERO_ITEM CSL_CITATION {&quot;schema&quot;:&quot;https://github.com/citation-style-language/schema/raw/master/csl-citation.json&quot;,&quot;citationItems&quot;:[{&quot;suffix&quot;:&quot;&quot;,&quot;uris&quot;:[&quot;http://zotero.org/users/1913249/items/C7CNB5XA&quot;],&quot;id&quot;:9093,&quot;uri&quot;:[&quot;http://zotero.org/users/1913249/items/C7CNB5XA&quot;],&quot;prefix&quot;:&quot;&quot;,&quot;itemData&quot;:{&quot;citation-key&quot;:&quot;joao_cross-analysis_2019&quot;,&quot;URL&quot;:&quot;https://www.mdpi.com/2227-7102/9/3/181&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SSN&quot;:&quot;2227-7102&quot;,&quot;volume&quot;:&quot;9&quot;,&quot;issue&quot;:&quot;3&quot;,&quot;source&quot;:&quot;www.mdpi.com&quot;,&quot;number&quot;:&quot;3&quot;,&quot;DOI&quot;:&quot;10.3390/educsci9030181&quot;,&quot;title&quot;:&quot;A Cross-analysis of Block-based and Visual Programming Apps with Computer Science Student-Teachers&quot;,&quot;container-title&quot;:&quot;Education Sciences&quot;,&quot;page&quot;:&quot;181&quot;,&quot;issued&quot;:{&quot;date-parts&quot;:[[&quot;2019&quot;,9]]},&quot;id&quot;:&quot;joao_cross-analysis_2019&quot;,&quot;language&quot;:&quot;en&quot;,&quot;publisher&quot;:&quot;Multidisciplinary Digital Publishing Institute&quot;,&quot;accessed&quot;:{&quot;date-parts&quot;:[[&quot;2023&quot;,12,3]]}}}],&quot;citationID&quot;:&quot;ygxzepez&quot;,&quot;properties&quot;:{&quot;noteIndex&quot;:0,&quot;formattedCitation&quot;:&quot;[@joao_cross-analysis_2019]&quot;}} RNDlaltvcxqnz"/>&lt;Do Zotero Refresh: [@joao_cross-analysis_2019]&gt;<text:reference-mark-end text:name="ZOTERO_ITEM CSL_CITATION {&quot;schema&quot;:&quot;https://github.com/citation-style-language/schema/raw/master/csl-citation.json&quot;,&quot;citationItems&quot;:[{&quot;suffix&quot;:&quot;&quot;,&quot;uris&quot;:[&quot;http://zotero.org/users/1913249/items/C7CNB5XA&quot;],&quot;id&quot;:9093,&quot;uri&quot;:[&quot;http://zotero.org/users/1913249/items/C7CNB5XA&quot;],&quot;prefix&quot;:&quot;&quot;,&quot;itemData&quot;:{&quot;citation-key&quot;:&quot;joao_cross-analysis_2019&quot;,&quot;URL&quot;:&quot;https://www.mdpi.com/2227-7102/9/3/181&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SSN&quot;:&quot;2227-7102&quot;,&quot;volume&quot;:&quot;9&quot;,&quot;issue&quot;:&quot;3&quot;,&quot;source&quot;:&quot;www.mdpi.com&quot;,&quot;number&quot;:&quot;3&quot;,&quot;DOI&quot;:&quot;10.3390/educsci9030181&quot;,&quot;title&quot;:&quot;A Cross-analysis of Block-based and Visual Programming Apps with Computer Science Student-Teachers&quot;,&quot;container-title&quot;:&quot;Education Sciences&quot;,&quot;page&quot;:&quot;181&quot;,&quot;issued&quot;:{&quot;date-parts&quot;:[[&quot;2019&quot;,9]]},&quot;id&quot;:&quot;joao_cross-analysis_2019&quot;,&quot;language&quot;:&quot;en&quot;,&quot;publisher&quot;:&quot;Multidisciplinary Digital Publishing Institute&quot;,&quot;accessed&quot;:{&quot;date-parts&quot;:[[&quot;2023&quot;,12,3]]}}}],&quot;citationID&quot;:&quot;ygxzepez&quot;,&quot;properties&quot;:{&quot;noteIndex&quot;:0,&quot;formattedCitation&quot;:&quot;[@joao_cross-analysis_2019]&quot;}} RNDlaltvcxqnz"/>. and here</text:p>
      <text:p text:style-name="P43">&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tems&quot;:[{&quot;suffix&quot;:&quot;&quot;,&quot;uris&quot;:[&quot;http://zotero.org/users/1913249/items/C7CNB5XA&quot;],&quot;id&quot;:9093,&quot;uri&quot;:[&quot;http://zotero.org/users/1913249/items/C7CNB5XA&quot;],&quot;prefix&quot;:&quot;&quot;,&quot;itemData&quot;:{&quot;citation-key&quot;:&quot;joao_cross-analysis_2019&quot;,&quot;URL&quot;:&quot;https://www.mdpi.com/2227-7102/9/3/181&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SSN&quot;:&quot;2227-7102&quot;,&quot;volume&quot;:&quot;9&quot;,&quot;issue&quot;:&quot;3&quot;,&quot;source&quot;:&quot;www.mdpi.com&quot;,&quot;number&quot;:&quot;3&quot;,&quot;DOI&quot;:&quot;10.3390/educsci9030181&quot;,&quot;title&quot;:&quot;A Cross-analysis of Block-based and Visual Programming Apps with Computer Science Student-Teachers&quot;,&quot;container-title&quot;:&quot;Education Sciences&quot;,&quot;page&quot;:&quot;181&quot;,&quot;issued&quot;:{&quot;date-parts&quot;:[[&quot;2019&quot;,9]]},&quot;id&quot;:&quot;joao_cross-analysis_2019&quot;,&quot;language&quot;:&quot;en&quot;,&quot;publisher&quot;:&quot;Multidisciplinary Digital Publishing Institute&quot;,&quot;accessed&quot;:{&quot;date-parts&quot;:[[&quot;2023&quot;,12,3]]}}}],&quot;citationID&quot;:&quot;tjzbggfl&quot;,&quot;properties&quot;:{&quot;noteIndex&quot;:0,&quot;formattedCitation&quot;:&quot;[@joao_cross-analysis_2019]&quot;}} RNDxanfjllglp"/>&lt;Do Zotero Refresh: [@joao_cross-analysis_2019]&gt;<text:reference-mark-end text:name="ZOTERO_ITEM CSL_CITATION {&quot;schema&quot;:&quot;https://github.com/citation-style-language/schema/raw/master/csl-citation.json&quot;,&quot;citationItems&quot;:[{&quot;suffix&quot;:&quot;&quot;,&quot;uris&quot;:[&quot;http://zotero.org/users/1913249/items/C7CNB5XA&quot;],&quot;id&quot;:9093,&quot;uri&quot;:[&quot;http://zotero.org/users/1913249/items/C7CNB5XA&quot;],&quot;prefix&quot;:&quot;&quot;,&quot;itemData&quot;:{&quot;citation-key&quot;:&quot;joao_cross-analysis_2019&quot;,&quot;URL&quot;:&quot;https://www.mdpi.com/2227-7102/9/3/181&quot;,&quot;license&quot;:&quot;http://creativecommons.org/licenses/by/3.0/&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uthor&quot;:[{&quot;family&quot;:&quot;João&quot;,&quot;given&quot;:&quot;Piedade&quot;},{&quot;family&quot;:&quot;Nuno&quot;,&quot;given&quot;:&quot;Dorotea&quot;},{&quot;family&quot;:&quot;Fábio&quot;,&quot;given&quot;:&quot;Sampaio Ferrentini&quot;},{&quot;family&quot;:&quot;Ana&quot;,&quot;given&quot;:&quot;Pedro&quot;}],&quot;type&quot;:&quot;article-journal&quot;,&quot;ISSN&quot;:&quot;2227-7102&quot;,&quot;volume&quot;:&quot;9&quot;,&quot;issue&quot;:&quot;3&quot;,&quot;source&quot;:&quot;www.mdpi.com&quot;,&quot;number&quot;:&quot;3&quot;,&quot;DOI&quot;:&quot;10.3390/educsci9030181&quot;,&quot;title&quot;:&quot;A Cross-analysis of Block-based and Visual Programming Apps with Computer Science Student-Teachers&quot;,&quot;container-title&quot;:&quot;Education Sciences&quot;,&quot;page&quot;:&quot;181&quot;,&quot;issued&quot;:{&quot;date-parts&quot;:[[&quot;2019&quot;,9]]},&quot;id&quot;:&quot;joao_cross-analysis_2019&quot;,&quot;language&quot;:&quot;en&quot;,&quot;publisher&quot;:&quot;Multidisciplinary Digital Publishing Institute&quot;,&quot;accessed&quot;:{&quot;date-parts&quot;:[[&quot;2023&quot;,12,3]]}}}],&quot;citationID&quot;:&quot;tjzbggfl&quot;,&quot;properties&quot;:{&quot;noteIndex&quot;:0,&quot;formattedCitation&quot;:&quot;[@joao_cross-analysis_2019]&quot;}} RNDxanfjllglp"/>.</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tems&quot;:[{&quot;suffix&quot;:&quot;&quot;,&quot;uris&quot;:[&quot;http://zotero.org/users/1913249/items/JRKNFC9F&quot;],&quot;id&quot;:9092,&quot;uri&quot;:[&quot;http://zotero.org/users/1913249/items/JRKNFC9F&quot;],&quot;prefix&quot;:&quot;&quot;,&quot;itemData&quot;:{&quot;citation-key&quot;:&quot;gomes2007learning&quot;,&quot;container-title&quot;:&quot;International conference on engineering Education–ICEE&quot;,&quot;type&quot;:&quot;paper-conference&quot;,&quot;issued&quot;:{&quot;date-parts&quot;:[[&quot;2007&quot;]]},&quot;id&quot;:&quot;gomes2007learning&quot;,&quot;author&quot;:[{&quot;family&quot;:&quot;Gomes&quot;,&quot;given&quot;:&quot;Anabela&quot;},{&quot;family&quot;:&quot;Mendes&quot;,&quot;given&quot;:&quot;António José&quot;}],&quot;volume&quot;:&quot;7&quot;,&quot;title&quot;:&quot;Learning to program-difficulties and solutions&quot;}}],&quot;citationID&quot;:&quot;vpphqaam&quot;,&quot;properties&quot;:{&quot;noteIndex&quot;:0,&quot;formattedCitation&quot;:&quot;[@gomes2007learning]&quot;}} RNDdycqyvzxxg"/>&lt;Do Zotero Refresh: [@gomes2007learning]&gt;<text:reference-mark-end text:name="ZOTERO_ITEM CSL_CITATION {&quot;schema&quot;:&quot;https://github.com/citation-style-language/schema/raw/master/csl-citation.json&quot;,&quot;citationItems&quot;:[{&quot;suffix&quot;:&quot;&quot;,&quot;uris&quot;:[&quot;http://zotero.org/users/1913249/items/JRKNFC9F&quot;],&quot;id&quot;:9092,&quot;uri&quot;:[&quot;http://zotero.org/users/1913249/items/JRKNFC9F&quot;],&quot;prefix&quot;:&quot;&quot;,&quot;itemData&quot;:{&quot;citation-key&quot;:&quot;gomes2007learning&quot;,&quot;container-title&quot;:&quot;International conference on engineering Education–ICEE&quot;,&quot;type&quot;:&quot;paper-conference&quot;,&quot;issued&quot;:{&quot;date-parts&quot;:[[&quot;2007&quot;]]},&quot;id&quot;:&quot;gomes2007learning&quot;,&quot;author&quot;:[{&quot;family&quot;:&quot;Gomes&quot;,&quot;given&quot;:&quot;Anabela&quot;},{&quot;family&quot;:&quot;Mendes&quot;,&quot;given&quot;:&quot;António José&quot;}],&quot;volume&quot;:&quot;7&quot;,&quot;title&quot;:&quot;Learning to program-difficulties and solutions&quot;}}],&quot;citationID&quot;:&quot;vpphqaam&quot;,&quot;properties&quot;:{&quot;noteIndex&quot;:0,&quot;formattedCitation&quot;:&quot;[@gomes2007learning]&quot;}} RNDdycqyvzxxg"/></text:p>
      <text:p text:style-name="Text_20_body">Issues of needing levels of abstraction in learning programming <text:reference-mark-start text:name="ZOTERO_ITEM CSL_CITATION {&quot;schema&quot;:&quot;https://github.com/citation-style-language/schema/raw/master/csl-citation.json&quot;,&quot;citationItems&quot;:[{&quot;suffix&quot;:&quot;&quot;,&quot;uris&quot;:[&quot;http://zotero.org/users/1913249/items/JRKNFC9F&quot;],&quot;id&quot;:9092,&quot;uri&quot;:[&quot;http://zotero.org/users/1913249/items/JRKNFC9F&quot;],&quot;prefix&quot;:&quot;&quot;,&quot;itemData&quot;:{&quot;citation-key&quot;:&quot;gomes2007learning&quot;,&quot;container-title&quot;:&quot;International conference on engineering Education–ICEE&quot;,&quot;type&quot;:&quot;paper-conference&quot;,&quot;issued&quot;:{&quot;date-parts&quot;:[[&quot;2007&quot;]]},&quot;id&quot;:&quot;gomes2007learning&quot;,&quot;author&quot;:[{&quot;family&quot;:&quot;Gomes&quot;,&quot;given&quot;:&quot;Anabela&quot;},{&quot;family&quot;:&quot;Mendes&quot;,&quot;given&quot;:&quot;António José&quot;}],&quot;volume&quot;:&quot;7&quot;,&quot;title&quot;:&quot;Learning to program-difficulties and solutions&quot;}}],&quot;citationID&quot;:&quot;dcrbdfhm&quot;,&quot;properties&quot;:{&quot;noteIndex&quot;:0,&quot;formattedCitation&quot;:&quot;[@gomes2007learning]&quot;}} RNDrssciosywi"/>&lt;Do Zotero Refresh: [@gomes2007learning]&gt;<text:reference-mark-end text:name="ZOTERO_ITEM CSL_CITATION {&quot;schema&quot;:&quot;https://github.com/citation-style-language/schema/raw/master/csl-citation.json&quot;,&quot;citationItems&quot;:[{&quot;suffix&quot;:&quot;&quot;,&quot;uris&quot;:[&quot;http://zotero.org/users/1913249/items/JRKNFC9F&quot;],&quot;id&quot;:9092,&quot;uri&quot;:[&quot;http://zotero.org/users/1913249/items/JRKNFC9F&quot;],&quot;prefix&quot;:&quot;&quot;,&quot;itemData&quot;:{&quot;citation-key&quot;:&quot;gomes2007learning&quot;,&quot;container-title&quot;:&quot;International conference on engineering Education–ICEE&quot;,&quot;type&quot;:&quot;paper-conference&quot;,&quot;issued&quot;:{&quot;date-parts&quot;:[[&quot;2007&quot;]]},&quot;id&quot;:&quot;gomes2007learning&quot;,&quot;author&quot;:[{&quot;family&quot;:&quot;Gomes&quot;,&quot;given&quot;:&quot;Anabela&quot;},{&quot;family&quot;:&quot;Mendes&quot;,&quot;given&quot;:&quot;António José&quot;}],&quot;volume&quot;:&quot;7&quot;,&quot;title&quot;:&quot;Learning to program-difficulties and solutions&quot;}}],&quot;citationID&quot;:&quot;dcrbdfhm&quot;,&quot;properties&quot;:{&quot;noteIndex&quot;:0,&quot;formattedCitation&quot;:&quot;[@gomes2007learning]&quot;}} RNDrssciosywi"/>.</text:p>
      <text:p text:style-name="Text_20_body"><text:span text:style-name="T3">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tems&quot;:[{&quot;suffix&quot;:&quot;&quot;,&quot;uris&quot;:[&quot;http://zotero.org/users/1913249/items/FC7LF8E6&quot;],&quot;id&quot;:2837,&quot;uri&quot;:[&quot;http://zotero.org/users/1913249/items/FC7LF8E6&quot;],&quot;prefix&quot;:&quot;&quot;,&quot;itemData&quot;:{&quot;citation-key&quot;:&quot;yu_survey_2018&quot;,&quot;URL&quot;:&quot;http://dl.acm.org/citation.cfm?doid=3202185.3202738&quot;,&quot;publisher-place&quot;:&quot;Trondheim, Norway&quot;,&quot;language&quot;:&quot;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uthor&quot;:[{&quot;family&quot;:&quot;Yu&quot;,&quot;given&quot;:&quot;Junnan&quot;},{&quot;family&quot;:&quot;Roque&quot;,&quot;given&quot;:&quot;Ricarose&quot;}],&quot;event-title&quot;:&quot;the 17th ACM Conference&quot;,&quot;type&quot;:&quot;paper-conference&quot;,&quot;source&quot;:&quot;Crossref&quot;,&quot;accessed&quot;:{&quot;date-parts&quot;:[[&quot;2018&quot;,10,30]]},&quot;DOI&quot;:&quot;10.1145/3202185.3202738&quot;,&quot;title&quot;:&quot;A survey of computational kits for young children&quot;,&quot;container-title&quot;:&quot;Proceedings of the 17th ACM Conference on Interaction Design and Children  - IDC '18&quot;,&quot;page&quot;:&quot;289-299&quot;,&quot;issued&quot;:{&quot;date-parts&quot;:[[&quot;2018&quot;]]},&quot;id&quot;:&quot;yu_survey_2018&quot;,&quot;event-place&quot;:&quot;Trondheim, Norway&quot;,&quot;publisher&quot;:&quot;ACM Press&quot;,&quot;ISBN&quot;:&quot;978-1-4503-5152-2&quot;}}],&quot;citationID&quot;:&quot;zwucvxtt&quot;,&quot;properties&quot;:{&quot;noteIndex&quot;:0,&quot;formattedCitation&quot;:&quot;[@yu_survey_2018]&quot;}} RNDstqpzusrvv"/>&lt;Do Zotero Refresh: [@yu_survey_2018]&gt;<text:reference-mark-end text:name="ZOTERO_ITEM CSL_CITATION {&quot;schema&quot;:&quot;https://github.com/citation-style-language/schema/raw/master/csl-citation.json&quot;,&quot;citationItems&quot;:[{&quot;suffix&quot;:&quot;&quot;,&quot;uris&quot;:[&quot;http://zotero.org/users/1913249/items/FC7LF8E6&quot;],&quot;id&quot;:2837,&quot;uri&quot;:[&quot;http://zotero.org/users/1913249/items/FC7LF8E6&quot;],&quot;prefix&quot;:&quot;&quot;,&quot;itemData&quot;:{&quot;citation-key&quot;:&quot;yu_survey_2018&quot;,&quot;URL&quot;:&quot;http://dl.acm.org/citation.cfm?doid=3202185.3202738&quot;,&quot;publisher-place&quot;:&quot;Trondheim, Norway&quot;,&quot;language&quot;:&quot;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uthor&quot;:[{&quot;family&quot;:&quot;Yu&quot;,&quot;given&quot;:&quot;Junnan&quot;},{&quot;family&quot;:&quot;Roque&quot;,&quot;given&quot;:&quot;Ricarose&quot;}],&quot;event-title&quot;:&quot;the 17th ACM Conference&quot;,&quot;type&quot;:&quot;paper-conference&quot;,&quot;source&quot;:&quot;Crossref&quot;,&quot;accessed&quot;:{&quot;date-parts&quot;:[[&quot;2018&quot;,10,30]]},&quot;DOI&quot;:&quot;10.1145/3202185.3202738&quot;,&quot;title&quot;:&quot;A survey of computational kits for young children&quot;,&quot;container-title&quot;:&quot;Proceedings of the 17th ACM Conference on Interaction Design and Children  - IDC '18&quot;,&quot;page&quot;:&quot;289-299&quot;,&quot;issued&quot;:{&quot;date-parts&quot;:[[&quot;2018&quot;]]},&quot;id&quot;:&quot;yu_survey_2018&quot;,&quot;event-place&quot;:&quot;Trondheim, Norway&quot;,&quot;publisher&quot;:&quot;ACM Press&quot;,&quot;ISBN&quot;:&quot;978-1-4503-5152-2&quot;}}],&quot;citationID&quot;:&quot;zwucvxtt&quot;,&quot;properties&quot;:{&quot;noteIndex&quot;:0,&quot;formattedCitation&quot;:&quot;[@yu_survey_2018]&quot;}} RNDstqpzusrvv"/>.</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43">
        <text:list-item>
          <text:p text:style-name="P44">Block coding vs text coding, syntax</text:p>
        </text:list-item>
        <text:list-item>
          <text:p text:style-name="P44">Design principles for game making tools, <text:reference-mark-start text:name="ZOTERO_ITEM CSL_CITATION {&quot;schema&quot;:&quot;https://github.com/citation-style-language/schema/raw/master/csl-citation.json&quot;,&quot;citationItems&quot;:[{&quot;suffix&quot;:&quot;&quot;,&quot;uris&quot;:[&quot;http://zotero.org/users/1913249/items/C9RM6JHC&quot;],&quot;id&quot;:1409,&quot;uri&quot;:[&quot;http://zotero.org/users/1913249/items/C9RM6JHC&quot;],&quot;prefix&quot;:&quot;&quot;,&quot;itemData&quot;:{&quot;citation-key&quot;:&quot;kafai_connected_2016&quot;,&quot;title-short&quot;:&quot;Connected Gaming&quot;,&quot;language&quot;:&quot;en&quot;,&quot;number-of-pages&quot;:&quot;221&quot;,&quot;ISBN&quot;:&quot;978-0-262-03537-8&quot;,&quot;title&quot;:&quot;Connected Gaming: What Making Video Games Can Teach Us about Learning and Literacy&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issued&quot;:{&quot;date-parts&quot;:[[&quot;2016&quot;,12,23]]},&quot;id&quot;:&quot;kafai_connected_2016&quot;,&quot;author&quot;:[{&quot;family&quot;:&quot;Kafai&quot;,&quot;given&quot;:&quot;Yasmin B.&quot;},{&quot;family&quot;:&quot;Burke&quot;,&quot;given&quot;:&quot;Quinn&quot;},{&quot;family&quot;:&quot;Steinkuehler&quot;,&quot;given&quot;:&quot;Constance&quot;}],&quot;source&quot;:&quot;Google Books&quot;,&quot;publisher&quot;:&quot;MIT Press&quot;}},{&quot;suffix&quot;:&quot;&quot;,&quot;uris&quot;:[&quot;http://zotero.org/users/1913249/items/VWHA2FJX&quot;],&quot;id&quot;:1095,&quot;uri&quot;:[&quot;http://zotero.org/users/1913249/items/VWHA2FJX&quot;],&quot;prefix&quot;:&quot;&quot;,&quot;itemData&quot;:{&quot;citation-key&quot;:&quot;resnick_reflections_2005&quot;,&quot;URL&quot;:&quot;http://dl.acm.org/citation.cfm?id=1109556&quot;,&quot;publisher&quot;:&quot;ACM&quot;,&quot;accessed&quot;:{&quot;date-parts&quot;:[[&quot;2015&quot;,5,9]]},&quot;title&quot;:&quot;Some reflections on designing construction kits for kids&quot;,&quot;container-title&quot;:&quot;Proceedings of the 2005 conference on Interaction design and children&quot;,&quot;page&quot;:&quot;117–122&quot;,&quot;issued&quot;:{&quot;date-parts&quot;:[[&quot;2005&quot;]]},&quot;id&quot;:&quot;resnick_reflections_2005&quot;,&quot;author&quot;:[{&quot;family&quot;:&quot;Resnick&quot;,&quot;given&quot;:&quot;Mitchel&quot;},{&quot;family&quot;:&quot;Silverman&quot;,&quot;given&quot;:&quot;Brian&quot;}],&quot;type&quot;:&quot;paper-conference&quot;,&quot;source&quot;:&quot;Google Scholar&quot;}}],&quot;citationID&quot;:&quot;xdhovare&quot;,&quot;properties&quot;:{&quot;noteIndex&quot;:0,&quot;formattedCitation&quot;:&quot;[@kafai_connected_2016; @resnick_reflections_2005]&quot;}} RNDokcktbhnec"/>&lt;Do Zotero Refresh: [@kafai_connected_2016; @resnick_reflections_2005]&gt;<text:reference-mark-end text:name="ZOTERO_ITEM CSL_CITATION {&quot;schema&quot;:&quot;https://github.com/citation-style-language/schema/raw/master/csl-citation.json&quot;,&quot;citationItems&quot;:[{&quot;suffix&quot;:&quot;&quot;,&quot;uris&quot;:[&quot;http://zotero.org/users/1913249/items/C9RM6JHC&quot;],&quot;id&quot;:1409,&quot;uri&quot;:[&quot;http://zotero.org/users/1913249/items/C9RM6JHC&quot;],&quot;prefix&quot;:&quot;&quot;,&quot;itemData&quot;:{&quot;citation-key&quot;:&quot;kafai_connected_2016&quot;,&quot;title-short&quot;:&quot;Connected Gaming&quot;,&quot;language&quot;:&quot;en&quot;,&quot;number-of-pages&quot;:&quot;221&quot;,&quot;ISBN&quot;:&quot;978-0-262-03537-8&quot;,&quot;title&quot;:&quot;Connected Gaming: What Making Video Games Can Teach Us about Learning and Literacy&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issued&quot;:{&quot;date-parts&quot;:[[&quot;2016&quot;,12,23]]},&quot;id&quot;:&quot;kafai_connected_2016&quot;,&quot;author&quot;:[{&quot;family&quot;:&quot;Kafai&quot;,&quot;given&quot;:&quot;Yasmin B.&quot;},{&quot;family&quot;:&quot;Burke&quot;,&quot;given&quot;:&quot;Quinn&quot;},{&quot;family&quot;:&quot;Steinkuehler&quot;,&quot;given&quot;:&quot;Constance&quot;}],&quot;source&quot;:&quot;Google Books&quot;,&quot;publisher&quot;:&quot;MIT Press&quot;}},{&quot;suffix&quot;:&quot;&quot;,&quot;uris&quot;:[&quot;http://zotero.org/users/1913249/items/VWHA2FJX&quot;],&quot;id&quot;:1095,&quot;uri&quot;:[&quot;http://zotero.org/users/1913249/items/VWHA2FJX&quot;],&quot;prefix&quot;:&quot;&quot;,&quot;itemData&quot;:{&quot;citation-key&quot;:&quot;resnick_reflections_2005&quot;,&quot;URL&quot;:&quot;http://dl.acm.org/citation.cfm?id=1109556&quot;,&quot;publisher&quot;:&quot;ACM&quot;,&quot;accessed&quot;:{&quot;date-parts&quot;:[[&quot;2015&quot;,5,9]]},&quot;title&quot;:&quot;Some reflections on designing construction kits for kids&quot;,&quot;container-title&quot;:&quot;Proceedings of the 2005 conference on Interaction design and children&quot;,&quot;page&quot;:&quot;117–122&quot;,&quot;issued&quot;:{&quot;date-parts&quot;:[[&quot;2005&quot;]]},&quot;id&quot;:&quot;resnick_reflections_2005&quot;,&quot;author&quot;:[{&quot;family&quot;:&quot;Resnick&quot;,&quot;given&quot;:&quot;Mitchel&quot;},{&quot;family&quot;:&quot;Silverman&quot;,&quot;given&quot;:&quot;Brian&quot;}],&quot;type&quot;:&quot;paper-conference&quot;,&quot;source&quot;:&quot;Google Scholar&quot;}}],&quot;citationID&quot;:&quot;xdhovare&quot;,&quot;properties&quot;:{&quot;noteIndex&quot;:0,&quot;formattedCitation&quot;:&quot;[@kafai_connected_2016; @resnick_reflections_2005]&quot;}} RNDokcktbhnec"/> ()</text:p>
        </text:list-item>
        <text:list-item>
          <text:p text:style-name="P44">Barriers in using support material for code examples- mapping, understanding, <text:reference-mark-start text:name="ZOTERO_ITEM CSL_CITATION {&quot;schema&quot;:&quot;https://github.com/citation-style-language/schema/raw/master/csl-citation.json&quot;,&quot;citationItems&quot;:[{&quot;suffix&quot;:&quot;&quot;,&quot;uris&quot;:[&quot;http://zotero.org/users/1913249/items/D6ZVJHNB&quot;],&quot;id&quot;:8698,&quot;uri&quot;:[&quot;http://zotero.org/users/1913249/items/D6ZVJHNB&quot;],&quot;prefix&quot;:&quot;&quot;,&quot;itemData&quot;:{&quot;citation-key&quot;:&quot;wang_novices_2021&quot;,&quot;URL&quot;:&quot;https://dl.acm.org/doi/10.1145/3430665.3456370&quot;,&quot;publisher-place&quot;:&quot;New York, NY, USA&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DOI&quot;:&quot;10.1145/3430665.3456370&quot;,&quot;ISBN&quot;:&quot;978-1-4503-8214-4&quot;,&quot;event-place&quot;:&quot;New York, NY, USA&quot;,&quot;title&quot;:&quot;Novices' Learning Barriers When Using Code Examples in Open-Ended Programming&quot;,&quot;container-title&quot;:&quot;Proceedings of the 26th ACM Conference on Innovation and Technology in Computer Science Education V. 1&quot;,&quot;page&quot;:&quot;394–400&quot;,&quot;issued&quot;:{&quot;date-parts&quot;:[[&quot;2021&quot;,6,26]]},&quot;id&quot;:&quot;wang_novices_2021&quot;,&quot;source&quot;:&quot;ACM Digital Library&quot;,&quot;accessed&quot;:{&quot;date-parts&quot;:[[&quot;2023&quot;,6,12]]},&quot;collection-title&quot;:&quot;ITiCSE '21&quot;}}],&quot;citationID&quot;:&quot;kxvdqmtq&quot;,&quot;properties&quot;:{&quot;noteIndex&quot;:0,&quot;formattedCitation&quot;:&quot;[@wang_novices_2021]&quot;}} RNDhmhdhfgouc"/>&lt;Do Zotero Refresh: [@wang_novices_2021]&gt;<text:reference-mark-end text:name="ZOTERO_ITEM CSL_CITATION {&quot;schema&quot;:&quot;https://github.com/citation-style-language/schema/raw/master/csl-citation.json&quot;,&quot;citationItems&quot;:[{&quot;suffix&quot;:&quot;&quot;,&quot;uris&quot;:[&quot;http://zotero.org/users/1913249/items/D6ZVJHNB&quot;],&quot;id&quot;:8698,&quot;uri&quot;:[&quot;http://zotero.org/users/1913249/items/D6ZVJHNB&quot;],&quot;prefix&quot;:&quot;&quot;,&quot;itemData&quot;:{&quot;citation-key&quot;:&quot;wang_novices_2021&quot;,&quot;URL&quot;:&quot;https://dl.acm.org/doi/10.1145/3430665.3456370&quot;,&quot;publisher-place&quot;:&quot;New York, NY, USA&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type&quot;:&quot;paper-conference&quot;,&quot;DOI&quot;:&quot;10.1145/3430665.3456370&quot;,&quot;ISBN&quot;:&quot;978-1-4503-8214-4&quot;,&quot;event-place&quot;:&quot;New York, NY, USA&quot;,&quot;title&quot;:&quot;Novices' Learning Barriers When Using Code Examples in Open-Ended Programming&quot;,&quot;container-title&quot;:&quot;Proceedings of the 26th ACM Conference on Innovation and Technology in Computer Science Education V. 1&quot;,&quot;page&quot;:&quot;394–400&quot;,&quot;issued&quot;:{&quot;date-parts&quot;:[[&quot;2021&quot;,6,26]]},&quot;id&quot;:&quot;wang_novices_2021&quot;,&quot;source&quot;:&quot;ACM Digital Library&quot;,&quot;accessed&quot;:{&quot;date-parts&quot;:[[&quot;2023&quot;,6,12]]},&quot;collection-title&quot;:&quot;ITiCSE '21&quot;}}],&quot;citationID&quot;:&quot;kxvdqmtq&quot;,&quot;properties&quot;:{&quot;noteIndex&quot;:0,&quot;formattedCitation&quot;:&quot;[@wang_novices_2021]&quot;}} RNDhmhdhfgouc"/></text:p>
        </text:list-item>
      </text:list>
      <text:p text:style-name="First_20_paragraph">Scratch and GSM merit particular examination as mini-case studies. The</text:p>
      <text:list text:style-name="L44">
        <text:list-item>
          <text:p text:style-name="P45">Scratch and community element.</text:p>
        </text:list-item>
        <text:list-item>
          <text:p text:style-name="P45">Remix as a feature: <text:reference-mark-start text:name="ZOTERO_ITEM CSL_CITATION {&quot;schema&quot;:&quot;https://github.com/citation-style-language/schema/raw/master/csl-citation.json&quot;,&quot;citationItems&quot;:[{&quot;suffix&quot;:&quot;&quot;,&quot;uris&quot;:[&quot;http://zotero.org/users/1913249/items/BB7BFTD6&quot;],&quot;id&quot;:9090,&quot;uri&quot;:[&quot;http://zotero.org/users/1913249/items/BB7BFTD6&quot;],&quot;prefix&quot;:&quot;&quot;,&quot;itemData&quot;:{&quot;citation-key&quot;:&quot;amanullah_evaluating_2019&quot;,&quot;URL&quot;:&quot;https://ieeexplore.ieee.org/document/9028475/&quot;,&quot;publisher-place&quot;:&quot;Covington, KY, USA&quot;,&quot;language&quot;:&quot;en&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uthor&quot;:[{&quot;family&quot;:&quot;Amanullah&quot;,&quot;given&quot;:&quot;Kashif&quot;},{&quot;family&quot;:&quot;Bell&quot;,&quot;given&quot;:&quot;Tim&quot;}],&quot;event-title&quot;:&quot;2019 IEEE Frontiers in Education Conference (FIE)&quot;,&quot;type&quot;:&quot;paper-conference&quot;,&quot;source&quot;:&quot;DOI.org (Crossref)&quot;,&quot;accessed&quot;:{&quot;date-parts&quot;:[[&quot;2023&quot;,12,1]]},&quot;DOI&quot;:&quot;10.1109/FIE43999.2019.9028475&quot;,&quot;title&quot;:&quot;Evaluating the Use of Remixing in Scratch Projects Based on Repertoire, Lines of Code (LOC), and Elementary Patterns&quot;,&quot;container-title&quot;:&quot;2019 IEEE Frontiers in Education Conference (FIE)&quot;,&quot;page&quot;:&quot;1-8&quot;,&quot;issued&quot;:{&quot;date-parts&quot;:[[&quot;2019&quot;,10]]},&quot;id&quot;:&quot;amanullah_evaluating_2019&quot;,&quot;event-place&quot;:&quot;Covington, KY, USA&quot;,&quot;publisher&quot;:&quot;IEEE&quot;,&quot;ISBN&quot;:&quot;978-1-72811-746-1&quot;}}],&quot;citationID&quot;:&quot;plhdwknp&quot;,&quot;properties&quot;:{&quot;noteIndex&quot;:0,&quot;formattedCitation&quot;:&quot;[@amanullah_evaluating_2019]&quot;}} RNDmvdqxootre"/>&lt;Do Zotero Refresh: [@amanullah_evaluating_2019]&gt;<text:reference-mark-end text:name="ZOTERO_ITEM CSL_CITATION {&quot;schema&quot;:&quot;https://github.com/citation-style-language/schema/raw/master/csl-citation.json&quot;,&quot;citationItems&quot;:[{&quot;suffix&quot;:&quot;&quot;,&quot;uris&quot;:[&quot;http://zotero.org/users/1913249/items/BB7BFTD6&quot;],&quot;id&quot;:9090,&quot;uri&quot;:[&quot;http://zotero.org/users/1913249/items/BB7BFTD6&quot;],&quot;prefix&quot;:&quot;&quot;,&quot;itemData&quot;:{&quot;citation-key&quot;:&quot;amanullah_evaluating_2019&quot;,&quot;URL&quot;:&quot;https://ieeexplore.ieee.org/document/9028475/&quot;,&quot;publisher-place&quot;:&quot;Covington, KY, USA&quot;,&quot;language&quot;:&quot;en&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uthor&quot;:[{&quot;family&quot;:&quot;Amanullah&quot;,&quot;given&quot;:&quot;Kashif&quot;},{&quot;family&quot;:&quot;Bell&quot;,&quot;given&quot;:&quot;Tim&quot;}],&quot;event-title&quot;:&quot;2019 IEEE Frontiers in Education Conference (FIE)&quot;,&quot;type&quot;:&quot;paper-conference&quot;,&quot;source&quot;:&quot;DOI.org (Crossref)&quot;,&quot;accessed&quot;:{&quot;date-parts&quot;:[[&quot;2023&quot;,12,1]]},&quot;DOI&quot;:&quot;10.1109/FIE43999.2019.9028475&quot;,&quot;title&quot;:&quot;Evaluating the Use of Remixing in Scratch Projects Based on Repertoire, Lines of Code (LOC), and Elementary Patterns&quot;,&quot;container-title&quot;:&quot;2019 IEEE Frontiers in Education Conference (FIE)&quot;,&quot;page&quot;:&quot;1-8&quot;,&quot;issued&quot;:{&quot;date-parts&quot;:[[&quot;2019&quot;,10]]},&quot;id&quot;:&quot;amanullah_evaluating_2019&quot;,&quot;event-place&quot;:&quot;Covington, KY, USA&quot;,&quot;publisher&quot;:&quot;IEEE&quot;,&quot;ISBN&quot;:&quot;978-1-72811-746-1&quot;}}],&quot;citationID&quot;:&quot;plhdwknp&quot;,&quot;properties&quot;:{&quot;noteIndex&quot;:0,&quot;formattedCitation&quot;:&quot;[@amanullah_evaluating_2019]&quot;}} RNDmvdqxootre"/></text:p>
        </text:list-item>
        <text:list-item>
          <text:p text:style-name="P45">Online log in</text:p>
        </text:list-item>
        <text:list-item>
          <text:p text:style-name="P45">library of assets to speed up creation</text:p>
        </text:list-item>
        <text:list-item>
          <text:p text:style-name="P45">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tems&quot;:[{&quot;suffix&quot;:&quot;&quot;,&quot;suppress-author&quot;:true,&quot;uris&quot;:[&quot;http://zotero.org/users/1913249/items/PN46846P&quot;],&quot;id&quot;:2017,&quot;uri&quot;:[&quot;http://zotero.org/users/1913249/items/PN46846P&quot;],&quot;prefix&quot;:&quot;&quot;,&quot;itemData&quot;:{&quot;citation-key&quot;:&quot;papert_epistemological_1990&quot;,&quot;URL&quot;:&quot;http://www.papert.org/articles/EpistemologicalPluralism.html&quot;,&quot;issue&quot;:&quot;1&quot;,&quot;accessed&quot;:{&quot;date-parts&quot;:[[&quot;2017&quot;,11,1]]},&quot;title&quot;:&quot;Epistemological Pluralism and the Revaluation of the Concrete&quot;,&quot;container-title&quot;:&quot;Signs&quot;,&quot;issued&quot;:{&quot;date-parts&quot;:[[&quot;1990&quot;]]},&quot;id&quot;:&quot;papert_epistemological_1990&quot;,&quot;author&quot;:[{&quot;family&quot;:&quot;Papert&quot;,&quot;given&quot;:&quot;Seymour&quot;},{&quot;family&quot;:&quot;Turkle&quot;,&quot;given&quot;:&quot;Sherry&quot;}],&quot;volume&quot;:&quot;16&quot;,&quot;type&quot;:&quot;article-journal&quot;}}],&quot;citationID&quot;:&quot;glvoxdrf&quot;,&quot;properties&quot;:{&quot;noteIndex&quot;:0,&quot;formattedCitation&quot;:&quot;[-@papert_epistemological_1990]&quot;}} RNDiyucbjoimk"/>&lt;Do Zotero Refresh: [-@papert_epistemological_1990]&gt;<text:reference-mark-end text:name="ZOTERO_ITEM CSL_CITATION {&quot;schema&quot;:&quot;https://github.com/citation-style-language/schema/raw/master/csl-citation.json&quot;,&quot;citationItems&quot;:[{&quot;suffix&quot;:&quot;&quot;,&quot;suppress-author&quot;:true,&quot;uris&quot;:[&quot;http://zotero.org/users/1913249/items/PN46846P&quot;],&quot;id&quot;:2017,&quot;uri&quot;:[&quot;http://zotero.org/users/1913249/items/PN46846P&quot;],&quot;prefix&quot;:&quot;&quot;,&quot;itemData&quot;:{&quot;citation-key&quot;:&quot;papert_epistemological_1990&quot;,&quot;URL&quot;:&quot;http://www.papert.org/articles/EpistemologicalPluralism.html&quot;,&quot;issue&quot;:&quot;1&quot;,&quot;accessed&quot;:{&quot;date-parts&quot;:[[&quot;2017&quot;,11,1]]},&quot;title&quot;:&quot;Epistemological Pluralism and the Revaluation of the Concrete&quot;,&quot;container-title&quot;:&quot;Signs&quot;,&quot;issued&quot;:{&quot;date-parts&quot;:[[&quot;1990&quot;]]},&quot;id&quot;:&quot;papert_epistemological_1990&quot;,&quot;author&quot;:[{&quot;family&quot;:&quot;Papert&quot;,&quot;given&quot;:&quot;Seymour&quot;},{&quot;family&quot;:&quot;Turkle&quot;,&quot;given&quot;:&quot;Sherry&quot;}],&quot;volume&quot;:&quot;16&quot;,&quot;type&quot;:&quot;article-journal&quot;}}],&quot;citationID&quot;:&quot;glvoxdrf&quot;,&quot;properties&quot;:{&quot;noteIndex&quot;:0,&quot;formattedCitation&quot;:&quot;[-@papert_epistemological_1990]&quot;}} RNDiyucbjoimk"/>.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tems&quot;:[{&quot;suffix&quot;:&quot;&quot;,&quot;uris&quot;:[&quot;http://zotero.org/users/1913249/items/CQ6F79QS&quot;],&quot;id&quot;:1293,&quot;uri&quot;:[&quot;http://zotero.org/users/1913249/items/CQ6F79QS&quot;],&quot;prefix&quot;:&quot;&quot;,&quot;itemData&quot;:{&quot;DOI&quot;:&quot;10.1098/rsta.2008.0118&quot;,&quot;URL&quot;:&quot;http://rsta.royalsocietypublishing.org/cgi/doi/10.1098/rsta.2008.0118&quot;,&quot;ISSN&quot;:&quot;1364-503X, 1471-2962&quot;,&quot;language&quot;:&quot;en&quot;,&quot;issue&quot;:&quot;1881&quot;,&quot;volume&quot;:&quot;366&quot;,&quot;accessed&quot;:{&quot;date-parts&quot;:[[&quot;2016&quot;,8,8]]},&quot;type&quot;:&quot;article-journal&quot;,&quot;title&quot;:&quot;Computational thinking and thinking about computing&quot;,&quot;container-title&quot;:&quot;Philosophical Transactions of the Royal Society A: Mathematical, Physical and Engineering Sciences&quot;,&quot;page&quot;:&quot;3717-3725&quot;,&quot;issued&quot;:{&quot;date-parts&quot;:[[&quot;2008&quot;,10,28]]},&quot;id&quot;:&quot;wing_computational_2008&quot;,&quot;author&quot;:[{&quot;family&quot;:&quot;Wing&quot;,&quot;given&quot;:&quot;J. M&quot;}],&quot;source&quot;:&quot;CrossRef&quot;,&quot;citation-key&quot;:&quot;wing_computational_2008&quot;}}],&quot;citationID&quot;:&quot;saafvdwt&quot;,&quot;properties&quot;:{&quot;noteIndex&quot;:0,&quot;formattedCitation&quot;:&quot;[@wing_computational_2008]&quot;}} RNDsknjpuvkit"/>&lt;Do Zotero Refresh: [@wing_computational_2008]&gt;<text:reference-mark-end text:name="ZOTERO_ITEM CSL_CITATION {&quot;schema&quot;:&quot;https://github.com/citation-style-language/schema/raw/master/csl-citation.json&quot;,&quot;citationItems&quot;:[{&quot;suffix&quot;:&quot;&quot;,&quot;uris&quot;:[&quot;http://zotero.org/users/1913249/items/CQ6F79QS&quot;],&quot;id&quot;:1293,&quot;uri&quot;:[&quot;http://zotero.org/users/1913249/items/CQ6F79QS&quot;],&quot;prefix&quot;:&quot;&quot;,&quot;itemData&quot;:{&quot;DOI&quot;:&quot;10.1098/rsta.2008.0118&quot;,&quot;URL&quot;:&quot;http://rsta.royalsocietypublishing.org/cgi/doi/10.1098/rsta.2008.0118&quot;,&quot;ISSN&quot;:&quot;1364-503X, 1471-2962&quot;,&quot;language&quot;:&quot;en&quot;,&quot;issue&quot;:&quot;1881&quot;,&quot;volume&quot;:&quot;366&quot;,&quot;accessed&quot;:{&quot;date-parts&quot;:[[&quot;2016&quot;,8,8]]},&quot;type&quot;:&quot;article-journal&quot;,&quot;title&quot;:&quot;Computational thinking and thinking about computing&quot;,&quot;container-title&quot;:&quot;Philosophical Transactions of the Royal Society A: Mathematical, Physical and Engineering Sciences&quot;,&quot;page&quot;:&quot;3717-3725&quot;,&quot;issued&quot;:{&quot;date-parts&quot;:[[&quot;2008&quot;,10,28]]},&quot;id&quot;:&quot;wing_computational_2008&quot;,&quot;author&quot;:[{&quot;family&quot;:&quot;Wing&quot;,&quot;given&quot;:&quot;J. M&quot;}],&quot;source&quot;:&quot;CrossRef&quot;,&quot;citation-key&quot;:&quot;wing_computational_2008&quot;}}],&quot;citationID&quot;:&quot;saafvdwt&quot;,&quot;properties&quot;:{&quot;noteIndex&quot;:0,&quot;formattedCitation&quot;:&quot;[@wing_computational_2008]&quot;}} RNDsknjpuvkit"/>.</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schema&quot;:&quot;https://github.com/citation-style-language/schema/raw/master/csl-citation.json&quot;,&quot;citationItems&quot;:[{&quot;locator&quot;:&quot; 143&quot;,&quot;uris&quot;:[&quot;http://zotero.org/users/1913249/items/ZWUAZAZN&quot;],&quot;id&quot;:1131,&quot;uri&quot;:[&quot;http://zotero.org/users/1913249/items/ZWUAZAZN&quot;],&quot;prefix&quot;:&quot;&quot;,&quot;itemData&quot;:{&quot;citation-key&quot;:&quot;papert_childrens_1993&quot;,&quot;publisher-place&quot;:&quot;New York&quot;,&quot;event-place&quot;:&quot;New York&quot;,&quot;ISBN&quot;:&quot;0-465-01830-0 978-0-465-01830-7 0-465-01063-6 978-0-465-01063-9 0-7450-1603-0 978-0-7450-1603-0&quot;,&quot;type&quot;:&quot;book&quot;,&quot;title&quot;:&quot;The children's machine: rethinking school in the age of the computer&quot;,&quot;title-short&quot;:&quot;The children's machine&quot;,&quot;source&quot;:&quot;Open WorldCat&quot;,&quot;issued&quot;:{&quot;date-parts&quot;:[[&quot;1993&quot;]]},&quot;id&quot;:&quot;papert_childrens_1993&quot;,&quot;author&quot;:[{&quot;family&quot;:&quot;Papert&quot;,&quot;given&quot;:&quot;Seymour&quot;}],&quot;publisher&quot;:&quot;BasicBooks&quot;,&quot;language&quot;:&quot;English&quot;}}],&quot;citationID&quot;:&quot;naywysya&quot;,&quot;properties&quot;:{&quot;noteIndex&quot;:0,&quot;formattedCitation&quot;:&quot;[@papert_childrens_1993, p. 143]&quot;}} RNDbmioxboygk"/>&lt;Do Zotero Refresh: [@papert_childrens_1993, p. 143]&gt;<text:reference-mark-end text:name="ZOTERO_ITEM CSL_CITATION {&quot;schema&quot;:&quot;https://github.com/citation-style-language/schema/raw/master/csl-citation.json&quot;,&quot;citationItems&quot;:[{&quot;locator&quot;:&quot; 143&quot;,&quot;uris&quot;:[&quot;http://zotero.org/users/1913249/items/ZWUAZAZN&quot;],&quot;id&quot;:1131,&quot;uri&quot;:[&quot;http://zotero.org/users/1913249/items/ZWUAZAZN&quot;],&quot;prefix&quot;:&quot;&quot;,&quot;itemData&quot;:{&quot;citation-key&quot;:&quot;papert_childrens_1993&quot;,&quot;publisher-place&quot;:&quot;New York&quot;,&quot;event-place&quot;:&quot;New York&quot;,&quot;ISBN&quot;:&quot;0-465-01830-0 978-0-465-01830-7 0-465-01063-6 978-0-465-01063-9 0-7450-1603-0 978-0-7450-1603-0&quot;,&quot;type&quot;:&quot;book&quot;,&quot;title&quot;:&quot;The children's machine: rethinking school in the age of the computer&quot;,&quot;title-short&quot;:&quot;The children's machine&quot;,&quot;source&quot;:&quot;Open WorldCat&quot;,&quot;issued&quot;:{&quot;date-parts&quot;:[[&quot;1993&quot;]]},&quot;id&quot;:&quot;papert_childrens_1993&quot;,&quot;author&quot;:[{&quot;family&quot;:&quot;Papert&quot;,&quot;given&quot;:&quot;Seymour&quot;}],&quot;publisher&quot;:&quot;BasicBooks&quot;,&quot;language&quot;:&quot;English&quot;}}],&quot;citationID&quot;:&quot;naywysya&quot;,&quot;properties&quot;:{&quot;noteIndex&quot;:0,&quot;formattedCitation&quot;:&quot;[@papert_childrens_1993, p. 143]&quot;}} RNDbmioxboygk"/>.</text:p>
      <text:p text:style-name="Text_20_body">Kafai and Peppler also address the issues of gender identities and game design <text:reference-mark-start text:name="ZOTERO_ITEM CSL_CITATION {&quot;schema&quot;:&quot;https://github.com/citation-style-language/schema/raw/master/csl-citation.json&quot;,&quot;citationItems&quot;:[{&quot;suffix&quot;:&quot;&quot;,&quot;uris&quot;:[&quot;http://zotero.org/users/1913249/items/XCATBQNK&quot;],&quot;id&quot;:3759,&quot;uri&quot;:[&quot;http://zotero.org/users/1913249/items/XCATBQNK&quot;],&quot;prefix&quot;:&quot;&quot;,&quot;itemData&quot;:{&quot;citation-key&quot;:&quot;kafai_beyond_2014&quot;,&quot;URL&quot;:&quot;http://dl.acm.org/citation.cfm?id=2670296.2670301&quot;,&quot;publisher-place&quot;:&quot;Siegen, Germany, Germany&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type&quot;:&quot;paper-conference&quot;,&quot;title-short&quot;:&quot;Beyond game design for broadening participation&quot;,&quot;accessed&quot;:{&quot;date-parts&quot;:[[&quot;2018&quot;,7,18]]},&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issued&quot;:{&quot;date-parts&quot;:[[&quot;2014&quot;]]},&quot;id&quot;:&quot;kafai_beyond_2014&quot;,&quot;ISBN&quot;:&quot;978-1-4503-2105-1&quot;,&quot;source&quot;:&quot;ACM Digital Library&quot;,&quot;collection-title&quot;:&quot;Gender IT '14&quot;}}],&quot;citationID&quot;:&quot;cdeunrec&quot;,&quot;properties&quot;:{&quot;noteIndex&quot;:0,&quot;formattedCitation&quot;:&quot;[@kafai_beyond_2014]&quot;}} RNDlznutburxt"/>&lt;Do Zotero Refresh: [@kafai_beyond_2014]&gt;<text:reference-mark-end text:name="ZOTERO_ITEM CSL_CITATION {&quot;schema&quot;:&quot;https://github.com/citation-style-language/schema/raw/master/csl-citation.json&quot;,&quot;citationItems&quot;:[{&quot;suffix&quot;:&quot;&quot;,&quot;uris&quot;:[&quot;http://zotero.org/users/1913249/items/XCATBQNK&quot;],&quot;id&quot;:3759,&quot;uri&quot;:[&quot;http://zotero.org/users/1913249/items/XCATBQNK&quot;],&quot;prefix&quot;:&quot;&quot;,&quot;itemData&quot;:{&quot;citation-key&quot;:&quot;kafai_beyond_2014&quot;,&quot;URL&quot;:&quot;http://dl.acm.org/citation.cfm?id=2670296.2670301&quot;,&quot;publisher-place&quot;:&quot;Siegen, Germany, Germany&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type&quot;:&quot;paper-conference&quot;,&quot;title-short&quot;:&quot;Beyond game design for broadening participation&quot;,&quot;accessed&quot;:{&quot;date-parts&quot;:[[&quot;2018&quot;,7,18]]},&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issued&quot;:{&quot;date-parts&quot;:[[&quot;2014&quot;]]},&quot;id&quot;:&quot;kafai_beyond_2014&quot;,&quot;ISBN&quot;:&quot;978-1-4503-2105-1&quot;,&quot;source&quot;:&quot;ACM Digital Library&quot;,&quot;collection-title&quot;:&quot;Gender IT '14&quot;}}],&quot;citationID&quot;:&quot;cdeunrec&quot;,&quot;properties&quot;:{&quot;noteIndex&quot;:0,&quot;formattedCitation&quot;:&quot;[@kafai_beyond_2014]&quot;}} RNDlznutburxt"/> asking how to create new communities and learning environments which align with values of participants rather than aiming to break into existing ones. They propose that we ask not <text:span text:style-name="T3">How can we bring girls into the game making clubhouse</text:span> but rather <text:span text:style-name="T3">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tems&quot;:[{&quot;suffix&quot;:&quot;&quot;,&quot;uris&quot;:[&quot;http://zotero.org/users/1913249/items/HQWRSNXL&quot;],&quot;id&quot;:3048,&quot;uri&quot;:[&quot;http://zotero.org/users/1913249/items/HQWRSNXL&quot;],&quot;prefix&quot;:&quot;&quot;,&quot;itemData&quot;:{&quot;citation-key&quot;:&quot;roque_engaging_nodate&quot;,&quot;source&quot;:&quot;Zotero&quot;,&quot;title&quot;:&quot;Engaging Parents as Creative Learning Partners in Computing&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id&quot;:&quot;roque_engaging_nodate&quot;,&quot;author&quot;:[{&quot;family&quot;:&quot;Roque&quot;,&quot;given&quot;:&quot;Ricarose&quot;},{&quot;family&quot;:&quot;Lin&quot;,&quot;given&quot;:&quot;Karina&quot;},{&quot;family&quot;:&quot;Liuzzi&quot;,&quot;given&quot;:&quot;Richard&quot;}],&quot;type&quot;:&quot;article-journal&quot;,&quot;language&quot;:&quot;en&quot;}},{&quot;suffix&quot;:&quot;&quot;,&quot;uris&quot;:[&quot;http://zotero.org/users/1913249/items/XLTF7MAT&quot;],&quot;id&quot;:2772,&quot;uri&quot;:[&quot;http://zotero.org/users/1913249/items/XLTF7MAT&quot;],&quot;prefix&quot;:&quot;&quot;,&quot;itemData&quot;:{&quot;citation-key&quot;:&quot;roque_becoming_2018&quot;,&quot;language&quot;:&quot;en&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issued&quot;:{&quot;date-parts&quot;:[[&quot;2018&quot;]]},&quot;id&quot;:&quot;roque_becoming_2018&quot;,&quot;author&quot;:[{&quot;family&quot;:&quot;Roque&quot;,&quot;given&quot;:&quot;Ricarose&quot;},{&quot;family&quot;:&quot;Jain&quot;,&quot;given&quot;:&quot;Rupal&quot;}],&quot;type&quot;:&quot;article-journal&quot;,&quot;source&quot;:&quot;Zotero&quot;}}],&quot;citationID&quot;:&quot;jvtliczg&quot;,&quot;properties&quot;:{&quot;noteIndex&quot;:0,&quot;formattedCitation&quot;:&quot;[@roque_engaging_nodate; @roque_becoming_2018]&quot;}} RNDeoelzgodab"/>&lt;Do Zotero Refresh: [@roque_engaging_nodate; @roque_becoming_2018]&gt;<text:reference-mark-end text:name="ZOTERO_ITEM CSL_CITATION {&quot;schema&quot;:&quot;https://github.com/citation-style-language/schema/raw/master/csl-citation.json&quot;,&quot;citationItems&quot;:[{&quot;suffix&quot;:&quot;&quot;,&quot;uris&quot;:[&quot;http://zotero.org/users/1913249/items/HQWRSNXL&quot;],&quot;id&quot;:3048,&quot;uri&quot;:[&quot;http://zotero.org/users/1913249/items/HQWRSNXL&quot;],&quot;prefix&quot;:&quot;&quot;,&quot;itemData&quot;:{&quot;citation-key&quot;:&quot;roque_engaging_nodate&quot;,&quot;source&quot;:&quot;Zotero&quot;,&quot;title&quot;:&quot;Engaging Parents as Creative Learning Partners in Computing&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id&quot;:&quot;roque_engaging_nodate&quot;,&quot;author&quot;:[{&quot;family&quot;:&quot;Roque&quot;,&quot;given&quot;:&quot;Ricarose&quot;},{&quot;family&quot;:&quot;Lin&quot;,&quot;given&quot;:&quot;Karina&quot;},{&quot;family&quot;:&quot;Liuzzi&quot;,&quot;given&quot;:&quot;Richard&quot;}],&quot;type&quot;:&quot;article-journal&quot;,&quot;language&quot;:&quot;en&quot;}},{&quot;suffix&quot;:&quot;&quot;,&quot;uris&quot;:[&quot;http://zotero.org/users/1913249/items/XLTF7MAT&quot;],&quot;id&quot;:2772,&quot;uri&quot;:[&quot;http://zotero.org/users/1913249/items/XLTF7MAT&quot;],&quot;prefix&quot;:&quot;&quot;,&quot;itemData&quot;:{&quot;citation-key&quot;:&quot;roque_becoming_2018&quot;,&quot;language&quot;:&quot;en&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issued&quot;:{&quot;date-parts&quot;:[[&quot;2018&quot;]]},&quot;id&quot;:&quot;roque_becoming_2018&quot;,&quot;author&quot;:[{&quot;family&quot;:&quot;Roque&quot;,&quot;given&quot;:&quot;Ricarose&quot;},{&quot;family&quot;:&quot;Jain&quot;,&quot;given&quot;:&quot;Rupal&quot;}],&quot;type&quot;:&quot;article-journal&quot;,&quot;source&quot;:&quot;Zotero&quot;}}],&quot;citationID&quot;:&quot;jvtliczg&quot;,&quot;properties&quot;:{&quot;noteIndex&quot;:0,&quot;formattedCitation&quot;:&quot;[@roque_engaging_nodate; @roque_becoming_2018]&quot;}} RNDeoelzgodab"/>.</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schema&quot;:&quot;https://github.com/citation-style-language/schema/raw/master/csl-citation.json&quot;,&quot;citationItems&quot;:[{&quot;suffix&quot;:&quot;&quot;,&quot;uris&quot;:[&quot;http://zotero.org/users/1913249/items/CI3UYB78&quot;],&quot;id&quot;:2943,&quot;uri&quot;:[&quot;http://zotero.org/users/1913249/items/CI3UYB78&quot;],&quot;prefix&quot;:&quot;&quot;,&quot;itemData&quot;:{&quot;citation-key&quot;:&quot;pelletier_gaming_2008&quot;,&quot;URL&quot;:&quot;http://discovery.ucl.ac.uk/1561023/&quot;,&quot;publisher-place&quot;:&quot;Cambridge, MA&quot;,&quot;source&quot;:&quot;discovery.ucl.ac.uk&quot;,&quot;abstract&quot;:&quot;UCL Discovery is UCL's open access repository, showcasing and providing access to UCL research outputs from all UCL disciplines.&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ype&quot;:&quot;chapter&quot;,&quot;title-short&quot;:&quot;Gaming in Context&quot;,&quot;accessed&quot;:{&quot;date-parts&quot;:[[&quot;2018&quot;,7,19]]},&quot;title&quot;:&quot;Gaming in Context: How Young People Construct Their Gendered Identities in Playing and Making Games&quot;,&quot;container-title&quot;:&quot;Beyond Barbie and Mortal Kombat: New Perspectives on Gender and Gaming&quot;,&quot;page&quot;:&quot;145-159&quot;,&quot;issued&quot;:{&quot;date-parts&quot;:[[&quot;2008&quot;]]},&quot;id&quot;:&quot;pelletier_gaming_2008&quot;,&quot;event-place&quot;:&quot;Cambridge, MA&quot;,&quot;publisher&quot;:&quot;MIT Press&quot;}}],&quot;citationID&quot;:&quot;veegerbx&quot;,&quot;properties&quot;:{&quot;noteIndex&quot;:0,&quot;formattedCitation&quot;:&quot;[@pelletier_gaming_2008]&quot;}} RNDswoppyljku"/>&lt;Do Zotero Refresh: [@pelletier_gaming_2008]&gt;<text:reference-mark-end text:name="ZOTERO_ITEM CSL_CITATION {&quot;schema&quot;:&quot;https://github.com/citation-style-language/schema/raw/master/csl-citation.json&quot;,&quot;citationItems&quot;:[{&quot;suffix&quot;:&quot;&quot;,&quot;uris&quot;:[&quot;http://zotero.org/users/1913249/items/CI3UYB78&quot;],&quot;id&quot;:2943,&quot;uri&quot;:[&quot;http://zotero.org/users/1913249/items/CI3UYB78&quot;],&quot;prefix&quot;:&quot;&quot;,&quot;itemData&quot;:{&quot;citation-key&quot;:&quot;pelletier_gaming_2008&quot;,&quot;URL&quot;:&quot;http://discovery.ucl.ac.uk/1561023/&quot;,&quot;publisher-place&quot;:&quot;Cambridge, MA&quot;,&quot;source&quot;:&quot;discovery.ucl.ac.uk&quot;,&quot;abstract&quot;:&quot;UCL Discovery is UCL's open access repository, showcasing and providing access to UCL research outputs from all UCL disciplines.&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ype&quot;:&quot;chapter&quot;,&quot;title-short&quot;:&quot;Gaming in Context&quot;,&quot;accessed&quot;:{&quot;date-parts&quot;:[[&quot;2018&quot;,7,19]]},&quot;title&quot;:&quot;Gaming in Context: How Young People Construct Their Gendered Identities in Playing and Making Games&quot;,&quot;container-title&quot;:&quot;Beyond Barbie and Mortal Kombat: New Perspectives on Gender and Gaming&quot;,&quot;page&quot;:&quot;145-159&quot;,&quot;issued&quot;:{&quot;date-parts&quot;:[[&quot;2008&quot;]]},&quot;id&quot;:&quot;pelletier_gaming_2008&quot;,&quot;event-place&quot;:&quot;Cambridge, MA&quot;,&quot;publisher&quot;:&quot;MIT Press&quot;}}],&quot;citationID&quot;:&quot;veegerbx&quot;,&quot;properties&quot;:{&quot;noteIndex&quot;:0,&quot;formattedCitation&quot;:&quot;[@pelletier_gaming_2008]&quot;}} RNDswoppyljku"/>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schema&quot;:&quot;https://github.com/citation-style-language/schema/raw/master/csl-citation.json&quot;,&quot;citationItems&quot;:[{&quot;suffix&quot;:&quot;&quot;,&quot;uris&quot;:[&quot;http://zotero.org/users/1913249/items/LV67TTVJ&quot;],&quot;id&quot;:9011,&quot;uri&quot;:[&quot;http://zotero.org/users/1913249/items/LV67TTVJ&quot;],&quot;prefix&quot;:&quot;&quot;,&quot;itemData&quot;:{&quot;citation-key&quot;:&quot;thayer_barriers_2017&quot;,&quot;URL&quot;:&quot;https://dl.acm.org/doi/10.1145/3105726.3106176&quot;,&quot;publisher-place&quot;:&quot;New York, NY, USA&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uthor&quot;:[{&quot;family&quot;:&quot;Thayer&quot;,&quot;given&quot;:&quot;Kyle&quot;},{&quot;family&quot;:&quot;Ko&quot;,&quot;given&quot;:&quot;Amy J.&quot;}],&quot;type&quot;:&quot;paper-conference&quot;,&quot;DOI&quot;:&quot;10.1145/3105726.3106176&quot;,&quot;ISBN&quot;:&quot;978-1-4503-4968-0&quot;,&quot;event-place&quot;:&quot;New York, NY, USA&quot;,&quot;title&quot;:&quot;Barriers Faced by Coding Bootcamp Students&quot;,&quot;container-title&quot;:&quot;Proceedings of the 2017 ACM Conference on International Computing Education Research&quot;,&quot;page&quot;:&quot;245–253&quot;,&quot;issued&quot;:{&quot;date-parts&quot;:[[&quot;2017&quot;,8,14]]},&quot;id&quot;:&quot;thayer_barriers_2017&quot;,&quot;source&quot;:&quot;ACM Digital Library&quot;,&quot;accessed&quot;:{&quot;date-parts&quot;:[[&quot;2023&quot;,10,3]]},&quot;collection-title&quot;:&quot;ICER '17&quot;}}],&quot;citationID&quot;:&quot;mkaqzeby&quot;,&quot;properties&quot;:{&quot;noteIndex&quot;:0,&quot;formattedCitation&quot;:&quot;[@thayer_barriers_2017]&quot;}} RNDlpblqwqvdu"/>&lt;Do Zotero Refresh: [@thayer_barriers_2017]&gt;<text:reference-mark-end text:name="ZOTERO_ITEM CSL_CITATION {&quot;schema&quot;:&quot;https://github.com/citation-style-language/schema/raw/master/csl-citation.json&quot;,&quot;citationItems&quot;:[{&quot;suffix&quot;:&quot;&quot;,&quot;uris&quot;:[&quot;http://zotero.org/users/1913249/items/LV67TTVJ&quot;],&quot;id&quot;:9011,&quot;uri&quot;:[&quot;http://zotero.org/users/1913249/items/LV67TTVJ&quot;],&quot;prefix&quot;:&quot;&quot;,&quot;itemData&quot;:{&quot;citation-key&quot;:&quot;thayer_barriers_2017&quot;,&quot;URL&quot;:&quot;https://dl.acm.org/doi/10.1145/3105726.3106176&quot;,&quot;publisher-place&quot;:&quot;New York, NY, USA&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uthor&quot;:[{&quot;family&quot;:&quot;Thayer&quot;,&quot;given&quot;:&quot;Kyle&quot;},{&quot;family&quot;:&quot;Ko&quot;,&quot;given&quot;:&quot;Amy J.&quot;}],&quot;type&quot;:&quot;paper-conference&quot;,&quot;DOI&quot;:&quot;10.1145/3105726.3106176&quot;,&quot;ISBN&quot;:&quot;978-1-4503-4968-0&quot;,&quot;event-place&quot;:&quot;New York, NY, USA&quot;,&quot;title&quot;:&quot;Barriers Faced by Coding Bootcamp Students&quot;,&quot;container-title&quot;:&quot;Proceedings of the 2017 ACM Conference on International Computing Education Research&quot;,&quot;page&quot;:&quot;245–253&quot;,&quot;issued&quot;:{&quot;date-parts&quot;:[[&quot;2017&quot;,8,14]]},&quot;id&quot;:&quot;thayer_barriers_2017&quot;,&quot;source&quot;:&quot;ACM Digital Library&quot;,&quot;accessed&quot;:{&quot;date-parts&quot;:[[&quot;2023&quot;,10,3]]},&quot;collection-title&quot;:&quot;ICER '17&quot;}}],&quot;citationID&quot;:&quot;mkaqzeby&quot;,&quot;properties&quot;:{&quot;noteIndex&quot;:0,&quot;formattedCitation&quot;:&quot;[@thayer_barriers_2017]&quot;}} RNDlpblqwqvdu"/> the work of Margolis et al is analysed using concepts from communities of practice, type of barriers, and personal obstacles [(<text:span text:style-name="T1">margolis_stuck_2008?</text:span>);]</text:p>
      <text:p text:style-name="P46">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tems&quot;:[{&quot;suffix&quot;:&quot;&quot;,&quot;uris&quot;:[&quot;http://zotero.org/users/1913249/items/HKBNN53C&quot;],&quot;id&quot;:2650,&quot;uri&quot;:[&quot;http://zotero.org/users/1913249/items/HKBNN53C&quot;],&quot;prefix&quot;:&quot;&quot;,&quot;itemData&quot;:{&quot;citation-key&quot;:&quot;disalvo_saving_2014&quot;,&quot;URL&quot;:&quot;https://doi.org/10.1080/10508406.2014.893434&quot;,&quot;source&quot;:&quot;Taylor and Francis+NEJ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ype&quot;:&quot;article-journal&quot;,&quot;title-short&quot;:&quot;Saving Face While Geeking Out&quot;,&quot;issue&quot;:&quot;3&quot;,&quot;accessed&quot;:{&quot;date-parts&quot;:[[&quot;2018&quot;,7,16]]},&quot;title&quot;:&quot;Saving Face While Geeking Out: Video Game Testing as a Justification for Learning Computer Science&quot;,&quot;container-title&quot;:&quot;Journal of the Learning Sciences&quot;,&quot;page&quot;:&quot;272-315&quot;,&quot;issued&quot;:{&quot;date-parts&quot;:[[&quot;2014&quot;,7,3]]},&quot;id&quot;:&quot;disalvo_saving_2014&quot;,&quot;volume&quot;:&quot;23&quot;,&quot;DOI&quot;:&quot;10.1080/10508406.2014.893434&quot;,&quot;ISSN&quot;:&quot;1050-8406&quot;}},{&quot;suffix&quot;:&quot;&quot;,&quot;uris&quot;:[&quot;http://zotero.org/users/1913249/items/9GLLZLMB&quot;],&quot;id&quot;:2670,&quot;uri&quot;:[&quot;http://zotero.org/users/1913249/items/9GLLZLMB&quot;],&quot;prefix&quot;:&quot;&quot;,&quot;itemData&quot;:{&quot;event-title&quot;:&quot;DiGRA&quot;,&quot;language&quot;:&quot;en&quot;,&quot;type&quot;:&quot;paper-conference&quot;,&quot;source&quot;:&quot;Zotero&quot;,&quot;title&quot;:&quot;Glitch Game Testers: African American Men Breaking Open the Console&quot;,&quot;container-title&quot;:&quot;Breaking New Ground: Innovation in Games, Play, Practice and Theory.&quot;,&quot;page&quot;:&quot;7&quot;,&quot;issued&quot;:{&quot;date-parts&quot;:[[&quot;2009&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uris&quot;:[&quot;http://zotero.org/users/1913249/items/XMLVAMHU&quot;],&quot;id&quot;:2651,&quot;uri&quot;:[&quot;http://zotero.org/users/1913249/items/XMLVAMHU&quot;],&quot;prefix&quot;:&quot;&quot;,&quot;itemData&quot;:{&quot;DOI&quot;:&quot;10.1177/1555412008314130&quot;,&quot;URL&quot;:&quot;http://journals.sagepub.com/doi/abs/10.1177/1555412008314130&quot;,&quot;source&quot;:&quot;SAGE Journals&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short&quot;:&quot;Games and Culture&quot;,&quot;ISSN&quot;:&quot;1555-4120&quot;,&quot;issue&quot;:&quot;2&quot;,&quot;volume&quot;:&quot;3&quot;,&quot;accessed&quot;:{&quot;date-parts&quot;:[[&quot;2018&quot;,7,16]]},&quot;type&quot;:&quot;article-journal&quot;,&quot;title&quot;:&quot;Learning in Context                                                    ,                                                             Learning in Context: Digital Games and Young Black Men             ,                      Digital Games and Young Black Men&quot;,&quot;container-title&quot;:&quot;Games and Culture&quot;,&quot;page&quot;:&quot;131-141&quot;,&quot;issued&quot;:{&quot;date-parts&quot;:[[&quot;2008&quot;,4,1]]},&quot;id&quot;:&quot;disalvo_learning_2008&quot;,&quot;title-short&quot;:&quot;Learning in Context                                                    ,                                                             Learning in Context&quot;,&quot;language&quot;:&quot;en&quot;,&quot;citation-key&quot;:&quot;disalvo_learning_2008&quot;}}],&quot;citationID&quot;:&quot;fhapbmzb&quot;,&quot;properties&quot;:{&quot;noteIndex&quot;:0,&quot;formattedCitation&quot;:&quot;[@disalvo_saving_2014; @disalvo_glitch_2009-1; @disalvo_learning_2008]&quot;}} RNDcygexrtydk"/>&lt;Do Zotero Refresh: [@disalvo_saving_2014; @disalvo_glitch_2009-1; @disalvo_learning_2008]&gt;<text:reference-mark-end text:name="ZOTERO_ITEM CSL_CITATION {&quot;schema&quot;:&quot;https://github.com/citation-style-language/schema/raw/master/csl-citation.json&quot;,&quot;citationItems&quot;:[{&quot;suffix&quot;:&quot;&quot;,&quot;uris&quot;:[&quot;http://zotero.org/users/1913249/items/HKBNN53C&quot;],&quot;id&quot;:2650,&quot;uri&quot;:[&quot;http://zotero.org/users/1913249/items/HKBNN53C&quot;],&quot;prefix&quot;:&quot;&quot;,&quot;itemData&quot;:{&quot;citation-key&quot;:&quot;disalvo_saving_2014&quot;,&quot;URL&quot;:&quot;https://doi.org/10.1080/10508406.2014.893434&quot;,&quot;source&quot;:&quot;Taylor and Francis+NEJ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ype&quot;:&quot;article-journal&quot;,&quot;title-short&quot;:&quot;Saving Face While Geeking Out&quot;,&quot;issue&quot;:&quot;3&quot;,&quot;accessed&quot;:{&quot;date-parts&quot;:[[&quot;2018&quot;,7,16]]},&quot;title&quot;:&quot;Saving Face While Geeking Out: Video Game Testing as a Justification for Learning Computer Science&quot;,&quot;container-title&quot;:&quot;Journal of the Learning Sciences&quot;,&quot;page&quot;:&quot;272-315&quot;,&quot;issued&quot;:{&quot;date-parts&quot;:[[&quot;2014&quot;,7,3]]},&quot;id&quot;:&quot;disalvo_saving_2014&quot;,&quot;volume&quot;:&quot;23&quot;,&quot;DOI&quot;:&quot;10.1080/10508406.2014.893434&quot;,&quot;ISSN&quot;:&quot;1050-8406&quot;}},{&quot;suffix&quot;:&quot;&quot;,&quot;uris&quot;:[&quot;http://zotero.org/users/1913249/items/9GLLZLMB&quot;],&quot;id&quot;:2670,&quot;uri&quot;:[&quot;http://zotero.org/users/1913249/items/9GLLZLMB&quot;],&quot;prefix&quot;:&quot;&quot;,&quot;itemData&quot;:{&quot;event-title&quot;:&quot;DiGRA&quot;,&quot;language&quot;:&quot;en&quot;,&quot;type&quot;:&quot;paper-conference&quot;,&quot;source&quot;:&quot;Zotero&quot;,&quot;title&quot;:&quot;Glitch Game Testers: African American Men Breaking Open the Console&quot;,&quot;container-title&quot;:&quot;Breaking New Ground: Innovation in Games, Play, Practice and Theory.&quot;,&quot;page&quot;:&quot;7&quot;,&quot;issued&quot;:{&quot;date-parts&quot;:[[&quot;2009&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uris&quot;:[&quot;http://zotero.org/users/1913249/items/XMLVAMHU&quot;],&quot;id&quot;:2651,&quot;uri&quot;:[&quot;http://zotero.org/users/1913249/items/XMLVAMHU&quot;],&quot;prefix&quot;:&quot;&quot;,&quot;itemData&quot;:{&quot;DOI&quot;:&quot;10.1177/1555412008314130&quot;,&quot;URL&quot;:&quot;http://journals.sagepub.com/doi/abs/10.1177/1555412008314130&quot;,&quot;source&quot;:&quot;SAGE Journals&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short&quot;:&quot;Games and Culture&quot;,&quot;ISSN&quot;:&quot;1555-4120&quot;,&quot;issue&quot;:&quot;2&quot;,&quot;volume&quot;:&quot;3&quot;,&quot;accessed&quot;:{&quot;date-parts&quot;:[[&quot;2018&quot;,7,16]]},&quot;type&quot;:&quot;article-journal&quot;,&quot;title&quot;:&quot;Learning in Context                                                    ,                                                             Learning in Context: Digital Games and Young Black Men             ,                      Digital Games and Young Black Men&quot;,&quot;container-title&quot;:&quot;Games and Culture&quot;,&quot;page&quot;:&quot;131-141&quot;,&quot;issued&quot;:{&quot;date-parts&quot;:[[&quot;2008&quot;,4,1]]},&quot;id&quot;:&quot;disalvo_learning_2008&quot;,&quot;title-short&quot;:&quot;Learning in Context                                                    ,                                                             Learning in Context&quot;,&quot;language&quot;:&quot;en&quot;,&quot;citation-key&quot;:&quot;disalvo_learning_2008&quot;}}],&quot;citationID&quot;:&quot;fhapbmzb&quot;,&quot;properties&quot;:{&quot;noteIndex&quot;:0,&quot;formattedCitation&quot;:&quot;[@disalvo_saving_2014; @disalvo_glitch_2009-1; @disalvo_learning_2008]&quot;}} RNDcygexrtydk"/></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3">coding and computing skills</text:span>. There are extensive studies on <text:span text:style-name="T3">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citationItems&quot;:[{&quot;suffix&quot;:&quot;&quot;,&quot;uris&quot;:[&quot;http://zotero.org/users/1913249/items/3AQZ3WDH&quot;],&quot;id&quot;:3874,&quot;uri&quot;:[&quot;http://zotero.org/users/1913249/items/3AQZ3WDH&quot;],&quot;prefix&quot;:&quot;&quot;,&quot;itemData&quot;:{&quot;DOI&quot;:&quot;10.7551/mitpress/8909.001.0001&quot;,&quot;type&quot;:&quot;book&quot;,&quot;publisher-place&quot;:&quot;Cambridge, Mass&quot;,&quot;event-place&quot;:&quot;Cambridge, Mass&quot;,&quot;title-short&quot;:&quot;Quest to learn&quot;,&quot;number-of-pages&quot;:&quot;164&quot;,&quot;ISBN&quot;:&quot;978-0-262-51565-8&quot;,&quot;source&quot;:&quot;Amazon&quot;,&quot;title&quot;:&quot;Quest to learn: developing the school for digital kid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issued&quot;:{&quot;date-parts&quot;:[[&quot;2010&quot;,10,29]]},&quot;id&quot;:&quot;tekinbas_quest_2010&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citation-key&quot;:&quot;tekinbas_quest_2010&quot;}}],&quot;citationID&quot;:&quot;vtfzntef&quot;,&quot;properties&quot;:{&quot;noteIndex&quot;:0,&quot;formattedCitation&quot;:&quot;[@tekinbas_quest_2010]&quot;}} RNDzglvxqcxge"/>&lt;Do Zotero Refresh: [@tekinbas_quest_2010]&gt;<text:reference-mark-end text:name="ZOTERO_ITEM CSL_CITATION {&quot;schema&quot;:&quot;https://github.com/citation-style-language/schema/raw/master/csl-citation.json&quot;,&quot;citationItems&quot;:[{&quot;suffix&quot;:&quot;&quot;,&quot;uris&quot;:[&quot;http://zotero.org/users/1913249/items/3AQZ3WDH&quot;],&quot;id&quot;:3874,&quot;uri&quot;:[&quot;http://zotero.org/users/1913249/items/3AQZ3WDH&quot;],&quot;prefix&quot;:&quot;&quot;,&quot;itemData&quot;:{&quot;DOI&quot;:&quot;10.7551/mitpress/8909.001.0001&quot;,&quot;type&quot;:&quot;book&quot;,&quot;publisher-place&quot;:&quot;Cambridge, Mass&quot;,&quot;event-place&quot;:&quot;Cambridge, Mass&quot;,&quot;title-short&quot;:&quot;Quest to learn&quot;,&quot;number-of-pages&quot;:&quot;164&quot;,&quot;ISBN&quot;:&quot;978-0-262-51565-8&quot;,&quot;source&quot;:&quot;Amazon&quot;,&quot;title&quot;:&quot;Quest to learn: developing the school for digital kid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issued&quot;:{&quot;date-parts&quot;:[[&quot;2010&quot;,10,29]]},&quot;id&quot;:&quot;tekinbas_quest_2010&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citation-key&quot;:&quot;tekinbas_quest_2010&quot;}}],&quot;citationID&quot;:&quot;vtfzntef&quot;,&quot;properties&quot;:{&quot;noteIndex&quot;:0,&quot;formattedCitation&quot;:&quot;[@tekinbas_quest_2010]&quot;}} RNDzglvxqcxge"/>.</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tems&quot;:[{&quot;suffix&quot;:&quot;&quot;,&quot;uris&quot;:[&quot;http://zotero.org/users/1913249/items/VBXU3WDU&quot;],&quot;id&quot;:3457,&quot;uri&quot;:[&quot;http://zotero.org/users/1913249/items/VBXU3WDU&quot;],&quot;prefix&quot;:&quot;&quot;,&quot;itemData&quot;:{&quot;citation-key&quot;:&quot;livingstone_next_2011&quot;,&quot;type&quot;:&quot;report&quot;,&quot;issued&quot;:{&quot;date-parts&quot;:[[&quot;2011&quot;]]},&quot;id&quot;:&quot;livingstone_next_2011&quot;,&quot;author&quot;:[{&quot;family&quot;:&quot;Livingstone&quot;,&quot;given&quot;:&quot;Ian&quot;},{&quot;family&quot;:&quot;Hope&quot;,&quot;given&quot;:&quot;Alex&quot;}],&quot;title&quot;:&quot;Next Gen: Transforming the UK into the world’s leading talent hub for the video games and visual effects industries&quot;,&quot;publisher&quot;:&quot;National Endowment for Science, Technology and the Arts (NESTA),&quot;}}],&quot;citationID&quot;:&quot;kggnfnrc&quot;,&quot;properties&quot;:{&quot;noteIndex&quot;:0,&quot;formattedCitation&quot;:&quot;[@livingstone_next_2011]&quot;}} RNDelbhvxbbwp"/>&lt;Do Zotero Refresh: [@livingstone_next_2011]&gt;<text:reference-mark-end text:name="ZOTERO_ITEM CSL_CITATION {&quot;schema&quot;:&quot;https://github.com/citation-style-language/schema/raw/master/csl-citation.json&quot;,&quot;citationItems&quot;:[{&quot;suffix&quot;:&quot;&quot;,&quot;uris&quot;:[&quot;http://zotero.org/users/1913249/items/VBXU3WDU&quot;],&quot;id&quot;:3457,&quot;uri&quot;:[&quot;http://zotero.org/users/1913249/items/VBXU3WDU&quot;],&quot;prefix&quot;:&quot;&quot;,&quot;itemData&quot;:{&quot;citation-key&quot;:&quot;livingstone_next_2011&quot;,&quot;type&quot;:&quot;report&quot;,&quot;issued&quot;:{&quot;date-parts&quot;:[[&quot;2011&quot;]]},&quot;id&quot;:&quot;livingstone_next_2011&quot;,&quot;author&quot;:[{&quot;family&quot;:&quot;Livingstone&quot;,&quot;given&quot;:&quot;Ian&quot;},{&quot;family&quot;:&quot;Hope&quot;,&quot;given&quot;:&quot;Alex&quot;}],&quot;title&quot;:&quot;Next Gen: Transforming the UK into the world’s leading talent hub for the video games and visual effects industries&quot;,&quot;publisher&quot;:&quot;National Endowment for Science, Technology and the Arts (NESTA),&quot;}}],&quot;citationID&quot;:&quot;kggnfnrc&quot;,&quot;properties&quot;:{&quot;noteIndex&quot;:0,&quot;formattedCitation&quot;:&quot;[@livingstone_next_2011]&quot;}} RNDelbhvxbbwp"/>.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45">
        <text:list-item>
          <text:p text:style-name="P47">New curriculum</text:p>
        </text:list-item>
        <text:list-item>
          <text:p text:style-name="P47">bursaries</text:p>
        </text:list-item>
        <text:list-item>
          <text:p text:style-name="P47">CPD</text:p>
        </text:list-item>
        <text:list-item>
          <text:p text:style-name="P47">CAS and community responses</text:p>
        </text:list-item>
        <text:list-item>
          <text:p text:style-name="P47">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schema&quot;:&quot;https://github.com/citation-style-language/schema/raw/master/csl-citation.json&quot;,&quot;citationItems&quot;:[{&quot;suffix&quot;:&quot;&quot;,&quot;uris&quot;:[&quot;http://zotero.org/users/1913249/items/R4M4KKC8&quot;],&quot;id&quot;:3869,&quot;uri&quot;:[&quot;http://zotero.org/users/1913249/items/R4M4KKC8&quot;],&quot;prefix&quot;:&quot;&quot;,&quot;itemData&quot;:{&quot;citation-key&quot;:&quot;waite_pedagogy_2017&quot;,&quot;URL&quot;:&quot;https://royalsociety.org/%7E/media/policy/projects/computing-education/literature-review-pedagogy-in-teaching.pdf&quot;,&quot;language&quot;:&quot;en&quot;,&quot;title&quot;:&quot;Pedagogy in teaching Computer Science in schools: A Literature Review&quot;,&quot;type&quot;:&quot;report&quot;,&quot;page&quot;:&quot;90&quot;,&quot;issued&quot;:{&quot;date-parts&quot;:[[&quot;2017&quot;]]},&quot;id&quot;:&quot;waite_pedagogy_2017&quot;,&quot;author&quot;:[{&quot;family&quot;:&quot;Waite&quot;,&quot;given&quot;:&quot;Jane&quot;}],&quot;source&quot;:&quot;Zotero&quot;,&quot;publisher&quot;:&quot;Royal Society&quot;}}],&quot;citationID&quot;:&quot;ubuthgof&quot;,&quot;properties&quot;:{&quot;noteIndex&quot;:0,&quot;formattedCitation&quot;:&quot;[@waite_pedagogy_2017]&quot;}} RNDwrddwnjcbo"/>&lt;Do Zotero Refresh: [@waite_pedagogy_2017]&gt;<text:reference-mark-end text:name="ZOTERO_ITEM CSL_CITATION {&quot;schema&quot;:&quot;https://github.com/citation-style-language/schema/raw/master/csl-citation.json&quot;,&quot;citationItems&quot;:[{&quot;suffix&quot;:&quot;&quot;,&quot;uris&quot;:[&quot;http://zotero.org/users/1913249/items/R4M4KKC8&quot;],&quot;id&quot;:3869,&quot;uri&quot;:[&quot;http://zotero.org/users/1913249/items/R4M4KKC8&quot;],&quot;prefix&quot;:&quot;&quot;,&quot;itemData&quot;:{&quot;citation-key&quot;:&quot;waite_pedagogy_2017&quot;,&quot;URL&quot;:&quot;https://royalsociety.org/%7E/media/policy/projects/computing-education/literature-review-pedagogy-in-teaching.pdf&quot;,&quot;language&quot;:&quot;en&quot;,&quot;title&quot;:&quot;Pedagogy in teaching Computer Science in schools: A Literature Review&quot;,&quot;type&quot;:&quot;report&quot;,&quot;page&quot;:&quot;90&quot;,&quot;issued&quot;:{&quot;date-parts&quot;:[[&quot;2017&quot;]]},&quot;id&quot;:&quot;waite_pedagogy_2017&quot;,&quot;author&quot;:[{&quot;family&quot;:&quot;Waite&quot;,&quot;given&quot;:&quot;Jane&quot;}],&quot;source&quot;:&quot;Zotero&quot;,&quot;publisher&quot;:&quot;Royal Society&quot;}}],&quot;citationID&quot;:&quot;ubuthgof&quot;,&quot;properties&quot;:{&quot;noteIndex&quot;:0,&quot;formattedCitation&quot;:&quot;[@waite_pedagogy_2017]&quot;}} RNDwrddwnjcbo"/>,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schema&quot;:&quot;https://github.com/citation-style-language/schema/raw/master/csl-citation.json&quot;,&quot;citationItems&quot;:[{&quot;suffix&quot;:&quot;&quot;,&quot;uris&quot;:[&quot;http://zotero.org/users/1913249/items/TGJKKB2I&quot;],&quot;id&quot;:3031,&quot;uri&quot;:[&quot;http://zotero.org/users/1913249/items/TGJKKB2I&quot;],&quot;prefix&quot;:&quot;&quot;,&quot;itemData&quot;:{&quot;citation-key&quot;:&quot;livingstone_digital_2018&quot;,&quot;issued&quot;:{&quot;date-parts&quot;:[[&quot;2018&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title&quot;:&quot;In the digital home, how do parents support their children and who supports them?&quot;}}],&quot;citationID&quot;:&quot;psqudrcz&quot;,&quot;properties&quot;:{&quot;noteIndex&quot;:0,&quot;formattedCitation&quot;:&quot;[@livingstone_digital_2018]&quot;}} RNDodalsvnnov"/>&lt;Do Zotero Refresh: [@livingstone_digital_2018]&gt;<text:reference-mark-end text:name="ZOTERO_ITEM CSL_CITATION {&quot;schema&quot;:&quot;https://github.com/citation-style-language/schema/raw/master/csl-citation.json&quot;,&quot;citationItems&quot;:[{&quot;suffix&quot;:&quot;&quot;,&quot;uris&quot;:[&quot;http://zotero.org/users/1913249/items/TGJKKB2I&quot;],&quot;id&quot;:3031,&quot;uri&quot;:[&quot;http://zotero.org/users/1913249/items/TGJKKB2I&quot;],&quot;prefix&quot;:&quot;&quot;,&quot;itemData&quot;:{&quot;citation-key&quot;:&quot;livingstone_digital_2018&quot;,&quot;issued&quot;:{&quot;date-parts&quot;:[[&quot;2018&quot;]]},&quot;id&quot;:&quot;livingstone_digital_2018&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title&quot;:&quot;In the digital home, how do parents support their children and who supports them?&quot;}}],&quot;citationID&quot;:&quot;psqudrcz&quot;,&quot;properties&quot;:{&quot;noteIndex&quot;:0,&quot;formattedCitation&quot;:&quot;[@livingstone_digital_2018]&quot;}} RNDodalsvnnov"/> uncovering a rich repertoire concepts and practices that families may bring into a non-formal game making process.</text:p>
      <text:p text:style-name="Text_20_body">Retro gaming has a place in our society’s public memory <text:reference-mark-start text:name="ZOTERO_ITEM CSL_CITATION {&quot;schema&quot;:&quot;https://github.com/citation-style-language/schema/raw/master/csl-citation.json&quot;,&quot;citationItems&quot;:[{&quot;suffix&quot;:&quot;&quot;,&quot;uris&quot;:[&quot;http://zotero.org/users/1913249/items/XEE4UU7T&quot;],&quot;id&quot;:9601,&quot;uri&quot;:[&quot;http://zotero.org/users/1913249/items/XEE4UU7T&quot;],&quot;prefix&quot;:&quot;&quot;,&quot;itemData&quot;:{&quot;citation-key&quot;:&quot;heineman2014public&quot;,&quot;issue&quot;:&quot;1&quot;,&quot;volume&quot;:&quot;1&quot;,&quot;title&quot;:&quot;Public memory and gamer identity: Retrogaming as nostalgia&quot;,&quot;container-title&quot;:&quot;Journal of Games Criticism&quot;,&quot;page&quot;:&quot;1–24&quot;,&quot;issued&quot;:{&quot;date-parts&quot;:[[&quot;2014&quot;]]},&quot;id&quot;:&quot;heineman2014public&quot;,&quot;author&quot;:[{&quot;family&quot;:&quot;Heineman&quot;,&quot;given&quot;:&quot;David S&quot;}],&quot;type&quot;:&quot;article-journal&quot;}}],&quot;citationID&quot;:&quot;tdaqudtq&quot;,&quot;properties&quot;:{&quot;noteIndex&quot;:0,&quot;formattedCitation&quot;:&quot;[@heineman2014public]&quot;}} RNDrctsrilhcp"/>&lt;Do Zotero Refresh: [@heineman2014public]&gt;<text:reference-mark-end text:name="ZOTERO_ITEM CSL_CITATION {&quot;schema&quot;:&quot;https://github.com/citation-style-language/schema/raw/master/csl-citation.json&quot;,&quot;citationItems&quot;:[{&quot;suffix&quot;:&quot;&quot;,&quot;uris&quot;:[&quot;http://zotero.org/users/1913249/items/XEE4UU7T&quot;],&quot;id&quot;:9601,&quot;uri&quot;:[&quot;http://zotero.org/users/1913249/items/XEE4UU7T&quot;],&quot;prefix&quot;:&quot;&quot;,&quot;itemData&quot;:{&quot;citation-key&quot;:&quot;heineman2014public&quot;,&quot;issue&quot;:&quot;1&quot;,&quot;volume&quot;:&quot;1&quot;,&quot;title&quot;:&quot;Public memory and gamer identity: Retrogaming as nostalgia&quot;,&quot;container-title&quot;:&quot;Journal of Games Criticism&quot;,&quot;page&quot;:&quot;1–24&quot;,&quot;issued&quot;:{&quot;date-parts&quot;:[[&quot;2014&quot;]]},&quot;id&quot;:&quot;heineman2014public&quot;,&quot;author&quot;:[{&quot;family&quot;:&quot;Heineman&quot;,&quot;given&quot;:&quot;David S&quot;}],&quot;type&quot;:&quot;article-journal&quot;}}],&quot;citationID&quot;:&quot;tdaqudtq&quot;,&quot;properties&quot;:{&quot;noteIndex&quot;:0,&quot;formattedCitation&quot;:&quot;[@heineman2014public]&quot;}} RNDrctsrilhcp"/>.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schema&quot;:&quot;https://github.com/citation-style-language/schema/raw/master/csl-citation.json&quot;,&quot;citationItems&quot;:[{&quot;suffix&quot;:&quot;&quot;,&quot;uris&quot;:[&quot;http://zotero.org/users/1913249/items/M6377K76&quot;],&quot;id&quot;:1584,&quot;uri&quot;:[&quot;http://zotero.org/users/1913249/items/M6377K76&quot;],&quot;prefix&quot;:&quot;&quot;,&quot;itemData&quot;:{&quot;citation-key&quot;:&quot;gee_what_2004&quot;,&quot;type&quot;:&quot;book&quot;,&quot;publisher-place&quot;:&quot;New York, NY&quot;,&quot;event-place&quot;:&quot;New York, NY&quot;,&quot;publisher&quot;:&quot;Palgrave Macmillan&quot;,&quot;number-of-pages&quot;:&quot;225&quot;,&quot;ISBN&quot;:&quot;978-1-4039-6538-7&quot;,&quot;source&quot;:&quot;Gemeinsamer Bibliotheksverbund ISBN&quot;,&quot;title&quot;:&quot;What video games have to teach us about learning and literacy&quot;,&quot;collection-title&quot;:&quot;Education&quot;,&quot;note&quot;:&quot;OCLC: 255334132&quot;,&quot;issued&quot;:{&quot;date-parts&quot;:[[&quot;2004&quot;]]},&quot;edition&quot;:&quot;1. paperback ed&quot;,&quot;author&quot;:[{&quot;family&quot;:&quot;Gee&quot;,&quot;given&quot;:&quot;James Paul&quot;}],&quot;language&quot;:&quot;eng&quot;,&quot;id&quot;:&quot;gee_what_2004&quot;}}],&quot;citationID&quot;:&quot;lnozihdj&quot;,&quot;properties&quot;:{&quot;noteIndex&quot;:0,&quot;formattedCitation&quot;:&quot;[@gee_what_2004]&quot;}} RNDyxmroeuiwl"/>&lt;Do Zotero Refresh: [@gee_what_2004]&gt;<text:reference-mark-end text:name="ZOTERO_ITEM CSL_CITATION {&quot;schema&quot;:&quot;https://github.com/citation-style-language/schema/raw/master/csl-citation.json&quot;,&quot;citationItems&quot;:[{&quot;suffix&quot;:&quot;&quot;,&quot;uris&quot;:[&quot;http://zotero.org/users/1913249/items/M6377K76&quot;],&quot;id&quot;:1584,&quot;uri&quot;:[&quot;http://zotero.org/users/1913249/items/M6377K76&quot;],&quot;prefix&quot;:&quot;&quot;,&quot;itemData&quot;:{&quot;citation-key&quot;:&quot;gee_what_2004&quot;,&quot;type&quot;:&quot;book&quot;,&quot;publisher-place&quot;:&quot;New York, NY&quot;,&quot;event-place&quot;:&quot;New York, NY&quot;,&quot;publisher&quot;:&quot;Palgrave Macmillan&quot;,&quot;number-of-pages&quot;:&quot;225&quot;,&quot;ISBN&quot;:&quot;978-1-4039-6538-7&quot;,&quot;source&quot;:&quot;Gemeinsamer Bibliotheksverbund ISBN&quot;,&quot;title&quot;:&quot;What video games have to teach us about learning and literacy&quot;,&quot;collection-title&quot;:&quot;Education&quot;,&quot;note&quot;:&quot;OCLC: 255334132&quot;,&quot;issued&quot;:{&quot;date-parts&quot;:[[&quot;2004&quot;]]},&quot;edition&quot;:&quot;1. paperback ed&quot;,&quot;author&quot;:[{&quot;family&quot;:&quot;Gee&quot;,&quot;given&quot;:&quot;James Paul&quot;}],&quot;language&quot;:&quot;eng&quot;,&quot;id&quot;:&quot;gee_what_2004&quot;}}],&quot;citationID&quot;:&quot;lnozihdj&quot;,&quot;properties&quot;:{&quot;noteIndex&quot;:0,&quot;formattedCitation&quot;:&quot;[@gee_what_2004]&quot;}} RNDyxmroeuiwl"/>.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suffix&quot;:&quot;&quot;,&quot;uris&quot;:[&quot;http://zotero.org/users/1913249/items/47HDZ7GT&quot;],&quot;id&quot;:3743,&quot;uri&quot;:[&quot;http://zotero.org/users/1913249/items/47HDZ7GT&quot;],&quot;prefix&quot;:&quot;&quot;,&quot;itemData&quot;:{&quot;DOI&quot;:&quot;10.21983/P3.0188.1.00&quot;,&quot;URL&quot;:&quot;https://library.oapen.org/handle/20.500.12657/25441&quot;,&quot;language&quot;:&quot;English&quot;,&quot;type&quot;:&quot;book&quot;,&quot;accessed&quot;:{&quot;date-parts&quot;:[[&quot;2022&quot;,8,7]]},&quot;source&quot;:&quot;library.oapen.org&quot;,&quot;title&quot;:&quot;The retro-futurism of cutenes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publisher&quot;:&quot;punctum books&quot;,&quot;issued&quot;:{&quot;date-parts&quot;:[[&quot;2017&quot;]]},&quot;id&quot;:&quot;boyle_retro-futurism_2017&quot;,&quot;note&quot;:&quot;Accepted: 2019-03-26 23:55&quot;,&quot;editor&quot;:[{&quot;family&quot;:&quot;Boyle&quot;,&quot;given&quot;:&quot;Jen&quot;},{&quot;family&quot;:&quot;Kao&quot;,&quot;given&quot;:&quot;Wan-Chuan&quot;}],&quot;citation-key&quot;:&quot;boyle_retro-futurism_2017&quot;}}],&quot;citationID&quot;:&quot;rituxszm&quot;,&quot;properties&quot;:{&quot;noteIndex&quot;:0,&quot;formattedCitation&quot;:&quot;[@boyle_retro-futurism_2017]&quot;}} RNDhhchjnvxnd"/>&lt;Do Zotero Refresh: [@boyle_retro-futurism_2017]&gt;<text:reference-mark-end text:name="ZOTERO_ITEM CSL_CITATION {&quot;schema&quot;:&quot;https://github.com/citation-style-language/schema/raw/master/csl-citation.json&quot;,&quot;citationItems&quot;:[{&quot;suffix&quot;:&quot;&quot;,&quot;uris&quot;:[&quot;http://zotero.org/users/1913249/items/47HDZ7GT&quot;],&quot;id&quot;:3743,&quot;uri&quot;:[&quot;http://zotero.org/users/1913249/items/47HDZ7GT&quot;],&quot;prefix&quot;:&quot;&quot;,&quot;itemData&quot;:{&quot;DOI&quot;:&quot;10.21983/P3.0188.1.00&quot;,&quot;URL&quot;:&quot;https://library.oapen.org/handle/20.500.12657/25441&quot;,&quot;language&quot;:&quot;English&quot;,&quot;type&quot;:&quot;book&quot;,&quot;accessed&quot;:{&quot;date-parts&quot;:[[&quot;2022&quot;,8,7]]},&quot;source&quot;:&quot;library.oapen.org&quot;,&quot;title&quot;:&quot;The retro-futurism of cutenes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publisher&quot;:&quot;punctum books&quot;,&quot;issued&quot;:{&quot;date-parts&quot;:[[&quot;2017&quot;]]},&quot;id&quot;:&quot;boyle_retro-futurism_2017&quot;,&quot;note&quot;:&quot;Accepted: 2019-03-26 23:55&quot;,&quot;editor&quot;:[{&quot;family&quot;:&quot;Boyle&quot;,&quot;given&quot;:&quot;Jen&quot;},{&quot;family&quot;:&quot;Kao&quot;,&quot;given&quot;:&quot;Wan-Chuan&quot;}],&quot;citation-key&quot;:&quot;boyle_retro-futurism_2017&quot;}}],&quot;citationID&quot;:&quot;rituxszm&quot;,&quot;properties&quot;:{&quot;noteIndex&quot;:0,&quot;formattedCitation&quot;:&quot;[@boyle_retro-futurism_2017]&quot;}} RNDhhchjnvxnd"/>.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suffix&quot;:&quot;&quot;,&quot;uris&quot;:[&quot;http://zotero.org/users/1913249/items/U5QUFD8Q&quot;],&quot;id&quot;:3757,&quot;uri&quot;:[&quot;http://zotero.org/users/1913249/items/U5QUFD8Q&quot;],&quot;prefix&quot;:&quot;&quot;,&quot;itemData&quot;:{&quot;type&quot;:&quot;paper-conference&quot;,&quot;URL&quot;:&quot;http://www.digra.org/wp-content/uploads/digital-library/paper_310.pdf&quot;,&quot;ISBN&quot;:&quot;ISSN 2342-9666&quot;,&quot;title&quot;:&quot;Nostalgia in retro game design&quot;,&quot;container-title&quot;:&quot;DiGRA - Proceedings of the 2013 DiGRA International Conference: DeFragging Game Studies&quot;,&quot;issued&quot;:{&quot;date-parts&quot;:[[&quot;2014&quot;,8]]},&quot;id&quot;:&quot;garda_nostalgia_2014&quot;,&quot;author&quot;:[{&quot;family&quot;:&quot;Garda&quot;,&quot;given&quot;:&quot;Maria B&quot;}],&quot;citation-key&quot;:&quot;garda_nostalgia_2014&quot;}}],&quot;citationID&quot;:&quot;fqndoaud&quot;,&quot;properties&quot;:{&quot;noteIndex&quot;:0,&quot;formattedCitation&quot;:&quot;[@garda_nostalgia_2014]&quot;}} RNDeplbackuwh"/>&lt;Do Zotero Refresh: [@garda_nostalgia_2014]&gt;<text:reference-mark-end text:name="ZOTERO_ITEM CSL_CITATION {&quot;schema&quot;:&quot;https://github.com/citation-style-language/schema/raw/master/csl-citation.json&quot;,&quot;citationItems&quot;:[{&quot;suffix&quot;:&quot;&quot;,&quot;uris&quot;:[&quot;http://zotero.org/users/1913249/items/U5QUFD8Q&quot;],&quot;id&quot;:3757,&quot;uri&quot;:[&quot;http://zotero.org/users/1913249/items/U5QUFD8Q&quot;],&quot;prefix&quot;:&quot;&quot;,&quot;itemData&quot;:{&quot;type&quot;:&quot;paper-conference&quot;,&quot;URL&quot;:&quot;http://www.digra.org/wp-content/uploads/digital-library/paper_310.pdf&quot;,&quot;ISBN&quot;:&quot;ISSN 2342-9666&quot;,&quot;title&quot;:&quot;Nostalgia in retro game design&quot;,&quot;container-title&quot;:&quot;DiGRA - Proceedings of the 2013 DiGRA International Conference: DeFragging Game Studies&quot;,&quot;issued&quot;:{&quot;date-parts&quot;:[[&quot;2014&quot;,8]]},&quot;id&quot;:&quot;garda_nostalgia_2014&quot;,&quot;author&quot;:[{&quot;family&quot;:&quot;Garda&quot;,&quot;given&quot;:&quot;Maria B&quot;}],&quot;citation-key&quot;:&quot;garda_nostalgia_2014&quot;}}],&quot;citationID&quot;:&quot;fqndoaud&quot;,&quot;properties&quot;:{&quot;noteIndex&quot;:0,&quot;formattedCitation&quot;:&quot;[@garda_nostalgia_2014]&quot;}} RNDeplbackuwh"/>.</text:p>
      <text:p text:style-name="Text_20_body">Building on the concept of participatory culture <text:reference-mark-start text:name="ZOTERO_ITEM CSL_CITATION {&quot;schema&quot;:&quot;https://github.com/citation-style-language/schema/raw/master/csl-citation.json&quot;,&quot;citationItems&quot;:[{&quot;suffix&quot;:&quot;&quot;,&quot;uris&quot;:[&quot;http://zotero.org/users/1913249/items/J5I7XRGH&quot;],&quot;id&quot;:2384,&quot;uri&quot;:[&quot;http://zotero.org/users/1913249/items/J5I7XRGH&quot;],&quot;prefix&quot;:&quot;&quot;,&quot;itemData&quot;:{&quot;citation-key&quot;:&quot;jenkins_confronting_2009&quot;,&quot;publisher-place&quot;:&quot;Cambridge, MA&quot;,&quot;event-place&quot;:&quot;Cambridge, MA&quot;,&quot;type&quot;:&quot;book&quot;,&quot;number-of-pages&quot;:&quot;129&quot;,&quot;ISBN&quot;:&quot;978-0-262-51362-3&quot;,&quot;title-short&quot;:&quot;Confronting the challenges of participatory culture&quot;,&quot;title&quot;:&quot;Confronting the challenges of participatory culture: media education for the 21st century&quot;,&quot;collection-title&quot;:&quot;The John D. and Catherine T. MacArthur Foundation Reports on Digital Media and Learning&quot;,&quot;source&quot;:&quot;Library of Congress ISBN&quot;,&quot;issued&quot;:{&quot;date-parts&quot;:[[&quot;2009&quot;]]},&quot;id&quot;:&quot;jenkins_confronting_2009&quot;,&quot;author&quot;:[{&quot;family&quot;:&quot;Jenkins&quot;,&quot;given&quot;:&quot;Henry&quot;}],&quot;publisher&quot;:&quot;The MIT Press&quot;,&quot;call-number&quot;:&quot;P96.M4 J46 2009&quot;}}],&quot;citationID&quot;:&quot;mvuudxbm&quot;,&quot;properties&quot;:{&quot;noteIndex&quot;:0,&quot;formattedCitation&quot;:&quot;[@jenkins_confronting_2009]&quot;}} RNDlwkyapposd"/>&lt;Do Zotero Refresh: [@jenkins_confronting_2009]&gt;<text:reference-mark-end text:name="ZOTERO_ITEM CSL_CITATION {&quot;schema&quot;:&quot;https://github.com/citation-style-language/schema/raw/master/csl-citation.json&quot;,&quot;citationItems&quot;:[{&quot;suffix&quot;:&quot;&quot;,&quot;uris&quot;:[&quot;http://zotero.org/users/1913249/items/J5I7XRGH&quot;],&quot;id&quot;:2384,&quot;uri&quot;:[&quot;http://zotero.org/users/1913249/items/J5I7XRGH&quot;],&quot;prefix&quot;:&quot;&quot;,&quot;itemData&quot;:{&quot;citation-key&quot;:&quot;jenkins_confronting_2009&quot;,&quot;publisher-place&quot;:&quot;Cambridge, MA&quot;,&quot;event-place&quot;:&quot;Cambridge, MA&quot;,&quot;type&quot;:&quot;book&quot;,&quot;number-of-pages&quot;:&quot;129&quot;,&quot;ISBN&quot;:&quot;978-0-262-51362-3&quot;,&quot;title-short&quot;:&quot;Confronting the challenges of participatory culture&quot;,&quot;title&quot;:&quot;Confronting the challenges of participatory culture: media education for the 21st century&quot;,&quot;collection-title&quot;:&quot;The John D. and Catherine T. MacArthur Foundation Reports on Digital Media and Learning&quot;,&quot;source&quot;:&quot;Library of Congress ISBN&quot;,&quot;issued&quot;:{&quot;date-parts&quot;:[[&quot;2009&quot;]]},&quot;id&quot;:&quot;jenkins_confronting_2009&quot;,&quot;author&quot;:[{&quot;family&quot;:&quot;Jenkins&quot;,&quot;given&quot;:&quot;Henry&quot;}],&quot;publisher&quot;:&quot;The MIT Press&quot;,&quot;call-number&quot;:&quot;P96.M4 J46 2009&quot;}}],&quot;citationID&quot;:&quot;mvuudxbm&quot;,&quot;properties&quot;:{&quot;noteIndex&quot;:0,&quot;formattedCitation&quot;:&quot;[@jenkins_confronting_2009]&quot;}} RNDlwkyapposd"/>,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tems&quot;:[{&quot;suffix&quot;:&quot;&quot;,&quot;uris&quot;:[&quot;http://zotero.org/users/1913249/items/F748Z3W8&quot;],&quot;id&quot;:8983,&quot;uri&quot;:[&quot;http://zotero.org/users/1913249/items/F748Z3W8&quot;],&quot;prefix&quot;:&quot;&quot;,&quot;itemData&quot;:{&quot;citation-key&quot;:&quot;fensham-smith_invisible_2021&quot;,&quot;URL&quot;:&quot;https://www.sciendo.com/article/10.2478/jped-2021-0001&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ype&quot;:&quot;article-journal&quot;,&quot;title-short&quot;:&quot;Invisible pedagogies in home education&quot;,&quot;issue&quot;:&quot;1&quot;,&quot;accessed&quot;:{&quot;date-parts&quot;:[[&quot;2023&quot;,10,2]]},&quot;volume&quot;:&quot;12&quot;,&quot;title&quot;:&quot;Invisible pedagogies in home education: Freedom, power and control&quot;,&quot;container-title&quot;:&quot;Journal of Pedagogy&quot;,&quot;page&quot;:&quot;5-27&quot;,&quot;issued&quot;:{&quot;date-parts&quot;:[[&quot;2021&quot;,6,1]]},&quot;id&quot;:&quot;fensham-smith_invisible_2021&quot;,&quot;DOI&quot;:&quot;10.2478/jped-2021-0001&quot;,&quot;ISSN&quot;:&quot;1338-1563&quot;,&quot;language&quot;:&quot;en&quot;}}],&quot;citationID&quot;:&quot;ongtcsud&quot;,&quot;properties&quot;:{&quot;noteIndex&quot;:0,&quot;formattedCitation&quot;:&quot;[@fensham-smith_invisible_2021]&quot;}} RNDvexrmknher"/>&lt;Do Zotero Refresh: [@fensham-smith_invisible_2021]&gt;<text:reference-mark-end text:name="ZOTERO_ITEM CSL_CITATION {&quot;schema&quot;:&quot;https://github.com/citation-style-language/schema/raw/master/csl-citation.json&quot;,&quot;citationItems&quot;:[{&quot;suffix&quot;:&quot;&quot;,&quot;uris&quot;:[&quot;http://zotero.org/users/1913249/items/F748Z3W8&quot;],&quot;id&quot;:8983,&quot;uri&quot;:[&quot;http://zotero.org/users/1913249/items/F748Z3W8&quot;],&quot;prefix&quot;:&quot;&quot;,&quot;itemData&quot;:{&quot;citation-key&quot;:&quot;fensham-smith_invisible_2021&quot;,&quot;URL&quot;:&quot;https://www.sciendo.com/article/10.2478/jped-2021-0001&quot;,&quot;source&quot;:&quot;DOI.org (Crossref)&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family&quot;:&quot;Fensham-Smith&quot;,&quot;given&quot;:&quot;Amber Joy&quot;}],&quot;type&quot;:&quot;article-journal&quot;,&quot;title-short&quot;:&quot;Invisible pedagogies in home education&quot;,&quot;issue&quot;:&quot;1&quot;,&quot;accessed&quot;:{&quot;date-parts&quot;:[[&quot;2023&quot;,10,2]]},&quot;volume&quot;:&quot;12&quot;,&quot;title&quot;:&quot;Invisible pedagogies in home education: Freedom, power and control&quot;,&quot;container-title&quot;:&quot;Journal of Pedagogy&quot;,&quot;page&quot;:&quot;5-27&quot;,&quot;issued&quot;:{&quot;date-parts&quot;:[[&quot;2021&quot;,6,1]]},&quot;id&quot;:&quot;fensham-smith_invisible_2021&quot;,&quot;DOI&quot;:&quot;10.2478/jped-2021-0001&quot;,&quot;ISSN&quot;:&quot;1338-1563&quot;,&quot;language&quot;:&quot;en&quot;}}],&quot;citationID&quot;:&quot;ongtcsud&quot;,&quot;properties&quot;:{&quot;noteIndex&quot;:0,&quot;formattedCitation&quot;:&quot;[@fensham-smith_invisible_2021]&quot;}} RNDvexrmknher"/>. Classic ideas of reasons for HE include pedagogy and ideology <text:reference-mark-start text:name="ZOTERO_ITEM CSL_CITATION {&quot;schema&quot;:&quot;https://github.com/citation-style-language/schema/raw/master/csl-citation.json&quot;,&quot;citationItems&quot;:[{&quot;suffix&quot;:&quot;&quot;,&quot;uris&quot;:[&quot;http://zotero.org/users/1913249/items/ZQHZ2GU8&quot;],&quot;id&quot;:8975,&quot;uri&quot;:[&quot;http://zotero.org/users/1913249/items/ZQHZ2GU8&quot;],&quot;prefix&quot;:&quot;&quot;,&quot;itemData&quot;:{&quot;citation-key&quot;:&quot;galen_home_1991&quot;,&quot;title-short&quot;:&quot;Home Schooling&quot;,&quot;language&quot;:&quot;en&quot;,&quot;number-of-pages&quot;:&quot;224&quot;,&quot;ISBN&quot;:&quot;978-0-313-38882-8&quot;,&quot;title&quot;:&quot;Home Schooling: Political, Historical, and Pedagogical Perspective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sued&quot;:{&quot;date-parts&quot;:[[&quot;1991&quot;,1,1]]},&quot;id&quot;:&quot;galen_home_1991&quot;,&quot;author&quot;:[{&quot;family&quot;:&quot;Galen&quot;,&quot;given&quot;:&quot;Jane Van&quot;},{&quot;family&quot;:&quot;Pitman&quot;,&quot;given&quot;:&quot;Mary Anne&quot;}],&quot;source&quot;:&quot;Google Books&quot;,&quot;publisher&quot;:&quot;Bloomsbury Publishing USA&quot;}}],&quot;citationID&quot;:&quot;fgeqdope&quot;,&quot;properties&quot;:{&quot;noteIndex&quot;:0,&quot;formattedCitation&quot;:&quot;[@galen_home_1991]&quot;}} RNDeeswhhkoan"/>&lt;Do Zotero Refresh: [@galen_home_1991]&gt;<text:reference-mark-end text:name="ZOTERO_ITEM CSL_CITATION {&quot;schema&quot;:&quot;https://github.com/citation-style-language/schema/raw/master/csl-citation.json&quot;,&quot;citationItems&quot;:[{&quot;suffix&quot;:&quot;&quot;,&quot;uris&quot;:[&quot;http://zotero.org/users/1913249/items/ZQHZ2GU8&quot;],&quot;id&quot;:8975,&quot;uri&quot;:[&quot;http://zotero.org/users/1913249/items/ZQHZ2GU8&quot;],&quot;prefix&quot;:&quot;&quot;,&quot;itemData&quot;:{&quot;citation-key&quot;:&quot;galen_home_1991&quot;,&quot;title-short&quot;:&quot;Home Schooling&quot;,&quot;language&quot;:&quot;en&quot;,&quot;number-of-pages&quot;:&quot;224&quot;,&quot;ISBN&quot;:&quot;978-0-313-38882-8&quot;,&quot;title&quot;:&quot;Home Schooling: Political, Historical, and Pedagogical Perspective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sued&quot;:{&quot;date-parts&quot;:[[&quot;1991&quot;,1,1]]},&quot;id&quot;:&quot;galen_home_1991&quot;,&quot;author&quot;:[{&quot;family&quot;:&quot;Galen&quot;,&quot;given&quot;:&quot;Jane Van&quot;},{&quot;family&quot;:&quot;Pitman&quot;,&quot;given&quot;:&quot;Mary Anne&quot;}],&quot;source&quot;:&quot;Google Books&quot;,&quot;publisher&quot;:&quot;Bloomsbury Publishing USA&quot;}}],&quot;citationID&quot;:&quot;fgeqdope&quot;,&quot;properties&quot;:{&quot;noteIndex&quot;:0,&quot;formattedCitation&quot;:&quot;[@galen_home_1991]&quot;}} RNDeeswhhkoan"/> <text:reference-mark-start text:name="ZOTERO_ITEM CSL_CITATION {&quot;schema&quot;:&quot;https://github.com/citation-style-language/schema/raw/master/csl-citation.json&quot;,&quot;citationItems&quot;:[{&quot;suffix&quot;:&quot;&quot;,&quot;uris&quot;:[&quot;http://zotero.org/users/1913249/items/AKHEZBKX&quot;],&quot;id&quot;:8977,&quot;uri&quot;:[&quot;http://zotero.org/users/1913249/items/AKHEZBKX&quot;],&quot;prefix&quot;:&quot;&quot;,&quot;itemData&quot;:{&quot;citation-key&quot;:&quot;rothermel_can_2003&quot;,&quot;URL&quot;:&quot;https://doi.org/10.1080/09500790308668293&quot;,&quot;source&quot;:&quot;Taylor and Francis+NEJM&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ype&quot;:&quot;article-journal&quot;,&quot;ISSN&quot;:&quot;0950-0790&quot;,&quot;issue&quot;:&quot;2-3&quot;,&quot;accessed&quot;:{&quot;date-parts&quot;:[[&quot;2023&quot;,10,2]]},&quot;title&quot;:&quot;Can We Classify Motives for Home Education?&quot;,&quot;container-title&quot;:&quot;Evaluation &amp; Research in Education&quot;,&quot;page&quot;:&quot;74-89&quot;,&quot;issued&quot;:{&quot;date-parts&quot;:[[&quot;2003&quot;,5,15]]},&quot;id&quot;:&quot;rothermel_can_2003&quot;,&quot;volume&quot;:&quot;17&quot;,&quot;DOI&quot;:&quot;10.1080/09500790308668293&quot;,&quot;publisher&quot;:&quot;Routledge&quot;}}],&quot;citationID&quot;:&quot;hvrcaoum&quot;,&quot;properties&quot;:{&quot;noteIndex&quot;:0,&quot;formattedCitation&quot;:&quot;[@rothermel_can_2003]&quot;}} RNDziuezzldqo"/>&lt;Do Zotero Refresh: [@rothermel_can_2003]&gt;<text:reference-mark-end text:name="ZOTERO_ITEM CSL_CITATION {&quot;schema&quot;:&quot;https://github.com/citation-style-language/schema/raw/master/csl-citation.json&quot;,&quot;citationItems&quot;:[{&quot;suffix&quot;:&quot;&quot;,&quot;uris&quot;:[&quot;http://zotero.org/users/1913249/items/AKHEZBKX&quot;],&quot;id&quot;:8977,&quot;uri&quot;:[&quot;http://zotero.org/users/1913249/items/AKHEZBKX&quot;],&quot;prefix&quot;:&quot;&quot;,&quot;itemData&quot;:{&quot;citation-key&quot;:&quot;rothermel_can_2003&quot;,&quot;URL&quot;:&quot;https://doi.org/10.1080/09500790308668293&quot;,&quot;source&quot;:&quot;Taylor and Francis+NEJM&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uthor&quot;:[{&quot;family&quot;:&quot;Rothermel&quot;,&quot;given&quot;:&quot;Paula&quot;}],&quot;type&quot;:&quot;article-journal&quot;,&quot;ISSN&quot;:&quot;0950-0790&quot;,&quot;issue&quot;:&quot;2-3&quot;,&quot;accessed&quot;:{&quot;date-parts&quot;:[[&quot;2023&quot;,10,2]]},&quot;title&quot;:&quot;Can We Classify Motives for Home Education?&quot;,&quot;container-title&quot;:&quot;Evaluation &amp; Research in Education&quot;,&quot;page&quot;:&quot;74-89&quot;,&quot;issued&quot;:{&quot;date-parts&quot;:[[&quot;2003&quot;,5,15]]},&quot;id&quot;:&quot;rothermel_can_2003&quot;,&quot;volume&quot;:&quot;17&quot;,&quot;DOI&quot;:&quot;10.1080/09500790308668293&quot;,&quot;publisher&quot;:&quot;Routledge&quot;}}],&quot;citationID&quot;:&quot;hvrcaoum&quot;,&quot;properties&quot;:{&quot;noteIndex&quot;:0,&quot;formattedCitation&quot;:&quot;[@rothermel_can_2003]&quot;}} RNDziuezzldqo"/>, and often both. - Unschooling, Holt, drawing out interests of children in everyday activities and facilitating learning around that <text:reference-mark-start text:name="ZOTERO_ITEM CSL_CITATION {&quot;schema&quot;:&quot;https://github.com/citation-style-language/schema/raw/master/csl-citation.json&quot;,&quot;citationItems&quot;:[{&quot;suffix&quot;:&quot;&quot;,&quot;uris&quot;:[&quot;http://zotero.org/users/1913249/items/CUNAU5ZC&quot;],&quot;id&quot;:8982,&quot;uri&quot;:[&quot;http://zotero.org/users/1913249/items/CUNAU5ZC&quot;],&quot;prefix&quot;:&quot;&quot;,&quot;itemData&quot;:{&quot;citation-key&quot;:&quot;gray_challenges_2013&quot;,&quot;language&quot;:&quot;en&quot;,&quot;issue&quot;:&quot;14&quot;,&quot;volume&quot;:&quot;7&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id&quot;:&quot;gray_challenges_2013&quot;,&quot;author&quot;:[{&quot;family&quot;:&quot;Gray&quot;,&quot;given&quot;:&quot;Peter&quot;},{&quot;family&quot;:&quot;Riley&quot;,&quot;given&quot;:&quot;Gina&quot;}],&quot;type&quot;:&quot;article-journal&quot;,&quot;source&quot;:&quot;Zotero&quot;}}],&quot;citationID&quot;:&quot;sftwjltr&quot;,&quot;properties&quot;:{&quot;noteIndex&quot;:0,&quot;formattedCitation&quot;:&quot;[@gray_challenges_2013]&quot;}} RNDtdgtrnoipo"/>&lt;Do Zotero Refresh: [@gray_challenges_2013]&gt;<text:reference-mark-end text:name="ZOTERO_ITEM CSL_CITATION {&quot;schema&quot;:&quot;https://github.com/citation-style-language/schema/raw/master/csl-citation.json&quot;,&quot;citationItems&quot;:[{&quot;suffix&quot;:&quot;&quot;,&quot;uris&quot;:[&quot;http://zotero.org/users/1913249/items/CUNAU5ZC&quot;],&quot;id&quot;:8982,&quot;uri&quot;:[&quot;http://zotero.org/users/1913249/items/CUNAU5ZC&quot;],&quot;prefix&quot;:&quot;&quot;,&quot;itemData&quot;:{&quot;citation-key&quot;:&quot;gray_challenges_2013&quot;,&quot;language&quot;:&quot;en&quot;,&quot;issue&quot;:&quot;14&quot;,&quot;volume&quot;:&quot;7&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d&quot;:{&quot;date-parts&quot;:[[&quot;2013&quot;]]},&quot;id&quot;:&quot;gray_challenges_2013&quot;,&quot;author&quot;:[{&quot;family&quot;:&quot;Gray&quot;,&quot;given&quot;:&quot;Peter&quot;},{&quot;family&quot;:&quot;Riley&quot;,&quot;given&quot;:&quot;Gina&quot;}],&quot;type&quot;:&quot;article-journal&quot;,&quot;source&quot;:&quot;Zotero&quot;}}],&quot;citationID&quot;:&quot;sftwjltr&quot;,&quot;properties&quot;:{&quot;noteIndex&quot;:0,&quot;formattedCitation&quot;:&quot;[@gray_challenges_2013]&quot;}} RNDtdgtrnoipo"/> - Webs of learning Illich - home ed families active in identifying networks to tap into <text:reference-mark-start text:name="ZOTERO_ITEM CSL_CITATION {&quot;schema&quot;:&quot;https://github.com/citation-style-language/schema/raw/master/csl-citation.json&quot;,&quot;citationItems&quot;:[{&quot;suffix&quot;:&quot;&quot;,&quot;uris&quot;:[&quot;http://zotero.org/users/1913249/items/CR7JKY94&quot;],&quot;id&quot;:8980,&quot;uri&quot;:[&quot;http://zotero.org/users/1913249/items/CR7JKY94&quot;],&quot;prefix&quot;:&quot;&quot;,&quot;itemData&quot;:{&quot;citation-key&quot;:&quot;doroudi_relevance_2023&quot;,&quot;URL&quot;:&quot;https://dl.acm.org/doi/10.1145/3573051.3593386&quot;,&quot;publisher-place&quot;:&quot;New York, NY, USA&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type&quot;:&quot;paper-conference&quot;,&quot;DOI&quot;:&quot;10.1145/3573051.3593386&quot;,&quot;ISBN&quot;:&quot;9798400700255&quot;,&quot;event-place&quot;:&quot;New York, NY, USA&quot;,&quot;title&quot;:&quot;The Relevance of Ivan Illich's Learning Webs 50 Years On&quot;,&quot;container-title&quot;:&quot;Proceedings of the Tenth ACM Conference on Learning @ Scale&quot;,&quot;page&quot;:&quot;99–109&quot;,&quot;issued&quot;:{&quot;date-parts&quot;:[[&quot;2023&quot;,7,20]]},&quot;id&quot;:&quot;doroudi_relevance_2023&quot;,&quot;source&quot;:&quot;ACM Digital Library&quot;,&quot;accessed&quot;:{&quot;date-parts&quot;:[[&quot;2023&quot;,10,2]]},&quot;collection-title&quot;:&quot;L@S '23&quot;}}],&quot;citationID&quot;:&quot;xkbwswas&quot;,&quot;properties&quot;:{&quot;noteIndex&quot;:0,&quot;formattedCitation&quot;:&quot;[@doroudi_relevance_2023]&quot;}} RNDwlwmaortlb"/>&lt;Do Zotero Refresh: [@doroudi_relevance_2023]&gt;<text:reference-mark-end text:name="ZOTERO_ITEM CSL_CITATION {&quot;schema&quot;:&quot;https://github.com/citation-style-language/schema/raw/master/csl-citation.json&quot;,&quot;citationItems&quot;:[{&quot;suffix&quot;:&quot;&quot;,&quot;uris&quot;:[&quot;http://zotero.org/users/1913249/items/CR7JKY94&quot;],&quot;id&quot;:8980,&quot;uri&quot;:[&quot;http://zotero.org/users/1913249/items/CR7JKY94&quot;],&quot;prefix&quot;:&quot;&quot;,&quot;itemData&quot;:{&quot;citation-key&quot;:&quot;doroudi_relevance_2023&quot;,&quot;URL&quot;:&quot;https://dl.acm.org/doi/10.1145/3573051.3593386&quot;,&quot;publisher-place&quot;:&quot;New York, NY, USA&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uthor&quot;:[{&quot;family&quot;:&quot;Doroudi&quot;,&quot;given&quot;:&quot;Shayan&quot;},{&quot;family&quot;:&quot;Ahmad&quot;,&quot;given&quot;:&quot;Yusuf&quot;}],&quot;type&quot;:&quot;paper-conference&quot;,&quot;DOI&quot;:&quot;10.1145/3573051.3593386&quot;,&quot;ISBN&quot;:&quot;9798400700255&quot;,&quot;event-place&quot;:&quot;New York, NY, USA&quot;,&quot;title&quot;:&quot;The Relevance of Ivan Illich's Learning Webs 50 Years On&quot;,&quot;container-title&quot;:&quot;Proceedings of the Tenth ACM Conference on Learning @ Scale&quot;,&quot;page&quot;:&quot;99–109&quot;,&quot;issued&quot;:{&quot;date-parts&quot;:[[&quot;2023&quot;,7,20]]},&quot;id&quot;:&quot;doroudi_relevance_2023&quot;,&quot;source&quot;:&quot;ACM Digital Library&quot;,&quot;accessed&quot;:{&quot;date-parts&quot;:[[&quot;2023&quot;,10,2]]},&quot;collection-title&quot;:&quot;L@S '23&quot;}}],&quot;citationID&quot;:&quot;xkbwswas&quot;,&quot;properties&quot;:{&quot;noteIndex&quot;:0,&quot;formattedCitation&quot;:&quot;[@doroudi_relevance_2023]&quot;}} RNDwlwmaortlb"/>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citationItems&quot;:[{&quot;suffix&quot;:&quot;&quot;,&quot;uris&quot;:[&quot;http://zotero.org/users/1913249/items/NI47KCRP&quot;],&quot;id&quot;:8721,&quot;uri&quot;:[&quot;http://zotero.org/users/1913249/items/NI47KCRP&quot;],&quot;prefix&quot;:&quot;&quot;,&quot;itemData&quot;:{&quot;DOI&quot;:&quot;10.1016/j.caeo.2021.100068&quot;,&quot;URL&quot;:&quot;https://www.sciencedirect.com/science/article/pii/S2666557321000392&quot;,&quot;source&quot;:&quot;ScienceDirect&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family&quot;:&quot;Degner&quot;,&quot;given&quot;:&quot;Miriam&quot;},{&quot;family&quot;:&quot;Moser&quot;,&quot;given&quot;:&quot;Stephanie&quot;},{&quot;family&quot;:&quot;Lewalter&quot;,&quot;given&quot;:&quot;Doris&quot;}],&quot;type&quot;:&quot;article-journal&quot;,&quot;title-short&quot;:&quot;Digital media in institutional informal learning places&quot;,&quot;volume&quot;:&quot;3&quot;,&quot;accessed&quot;:{&quot;date-parts&quot;:[[&quot;2023&quot;,6,13]]},&quot;container-title-short&quot;:&quot;Computers and Education Open&quot;,&quot;title&quot;:&quot;Digital media in institutional informal learning places: A systematic literature review&quot;,&quot;container-title&quot;:&quot;Computers and Education Open&quot;,&quot;page&quot;:&quot;100068&quot;,&quot;issued&quot;:{&quot;date-parts&quot;:[[&quot;2022&quot;,12,1]]},&quot;id&quot;:&quot;degner_digital_2022&quot;,&quot;ISSN&quot;:&quot;2666-5573&quot;,&quot;language&quot;:&quot;en&quot;,&quot;citation-key&quot;:&quot;degner_digital_2022&quot;}},{&quot;suffix&quot;:&quot;&quot;,&quot;uris&quot;:[&quot;http://zotero.org/users/1913249/items/RSMBNEVH&quot;],&quot;id&quot;:8724,&quot;uri&quot;:[&quot;http://zotero.org/users/1913249/items/RSMBNEVH&quot;],&quot;prefix&quot;:&quot;&quot;,&quot;itemData&quot;:{&quot;citation-key&quot;:&quot;schwan_understanding_2014&quot;,&quot;URL&quot;:&quot;https://doi.org/10.1080/00461520.2014.917588&quot;,&quot;source&quot;:&quot;Taylor and Francis+NEJM&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family&quot;:&quot;Schwan&quot;,&quot;given&quot;:&quot;Stephan&quot;},{&quot;family&quot;:&quot;Grajal&quot;,&quot;given&quot;:&quot;Alejandro&quot;},{&quot;family&quot;:&quot;Lewalter&quot;,&quot;given&quot;:&quot;Doris&quot;}],&quot;type&quot;:&quot;article-journal&quot;,&quot;title-short&quot;:&quot;Understanding and Engagement in Places of Science Experience&quot;,&quot;issue&quot;:&quot;2&quot;,&quot;accessed&quot;:{&quot;date-parts&quot;:[[&quot;2023&quot;,6,13]]},&quot;volume&quot;:&quot;49&quot;,&quot;title&quot;:&quot;Understanding and Engagement in Places of Science Experience: Science Museums, Science Centers, Zoos, and Aquariums&quot;,&quot;container-title&quot;:&quot;Educational Psychologist&quot;,&quot;page&quot;:&quot;70-85&quot;,&quot;issued&quot;:{&quot;date-parts&quot;:[[&quot;2014&quot;,4,3]]},&quot;id&quot;:&quot;schwan_understanding_2014&quot;,&quot;DOI&quot;:&quot;10.1080/00461520.2014.917588&quot;,&quot;ISSN&quot;:&quot;0046-1520&quot;,&quot;publisher&quot;:&quot;Routledge&quot;}}],&quot;citationID&quot;:&quot;fetyizsz&quot;,&quot;properties&quot;:{&quot;noteIndex&quot;:0,&quot;formattedCitation&quot;:&quot;[@degner_digital_2022; @schwan_understanding_2014]&quot;}} RNDmgicvfnxcf"/>&lt;Do Zotero Refresh: [@degner_digital_2022; @schwan_understanding_2014]&gt;<text:reference-mark-end text:name="ZOTERO_ITEM CSL_CITATION {&quot;schema&quot;:&quot;https://github.com/citation-style-language/schema/raw/master/csl-citation.json&quot;,&quot;citationItems&quot;:[{&quot;suffix&quot;:&quot;&quot;,&quot;uris&quot;:[&quot;http://zotero.org/users/1913249/items/NI47KCRP&quot;],&quot;id&quot;:8721,&quot;uri&quot;:[&quot;http://zotero.org/users/1913249/items/NI47KCRP&quot;],&quot;prefix&quot;:&quot;&quot;,&quot;itemData&quot;:{&quot;DOI&quot;:&quot;10.1016/j.caeo.2021.100068&quot;,&quot;URL&quot;:&quot;https://www.sciencedirect.com/science/article/pii/S2666557321000392&quot;,&quot;source&quot;:&quot;ScienceDirect&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author&quot;:[{&quot;family&quot;:&quot;Degner&quot;,&quot;given&quot;:&quot;Miriam&quot;},{&quot;family&quot;:&quot;Moser&quot;,&quot;given&quot;:&quot;Stephanie&quot;},{&quot;family&quot;:&quot;Lewalter&quot;,&quot;given&quot;:&quot;Doris&quot;}],&quot;type&quot;:&quot;article-journal&quot;,&quot;title-short&quot;:&quot;Digital media in institutional informal learning places&quot;,&quot;volume&quot;:&quot;3&quot;,&quot;accessed&quot;:{&quot;date-parts&quot;:[[&quot;2023&quot;,6,13]]},&quot;container-title-short&quot;:&quot;Computers and Education Open&quot;,&quot;title&quot;:&quot;Digital media in institutional informal learning places: A systematic literature review&quot;,&quot;container-title&quot;:&quot;Computers and Education Open&quot;,&quot;page&quot;:&quot;100068&quot;,&quot;issued&quot;:{&quot;date-parts&quot;:[[&quot;2022&quot;,12,1]]},&quot;id&quot;:&quot;degner_digital_2022&quot;,&quot;ISSN&quot;:&quot;2666-5573&quot;,&quot;language&quot;:&quot;en&quot;,&quot;citation-key&quot;:&quot;degner_digital_2022&quot;}},{&quot;suffix&quot;:&quot;&quot;,&quot;uris&quot;:[&quot;http://zotero.org/users/1913249/items/RSMBNEVH&quot;],&quot;id&quot;:8724,&quot;uri&quot;:[&quot;http://zotero.org/users/1913249/items/RSMBNEVH&quot;],&quot;prefix&quot;:&quot;&quot;,&quot;itemData&quot;:{&quot;citation-key&quot;:&quot;schwan_understanding_2014&quot;,&quot;URL&quot;:&quot;https://doi.org/10.1080/00461520.2014.917588&quot;,&quot;source&quot;:&quot;Taylor and Francis+NEJM&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uthor&quot;:[{&quot;family&quot;:&quot;Schwan&quot;,&quot;given&quot;:&quot;Stephan&quot;},{&quot;family&quot;:&quot;Grajal&quot;,&quot;given&quot;:&quot;Alejandro&quot;},{&quot;family&quot;:&quot;Lewalter&quot;,&quot;given&quot;:&quot;Doris&quot;}],&quot;type&quot;:&quot;article-journal&quot;,&quot;title-short&quot;:&quot;Understanding and Engagement in Places of Science Experience&quot;,&quot;issue&quot;:&quot;2&quot;,&quot;accessed&quot;:{&quot;date-parts&quot;:[[&quot;2023&quot;,6,13]]},&quot;volume&quot;:&quot;49&quot;,&quot;title&quot;:&quot;Understanding and Engagement in Places of Science Experience: Science Museums, Science Centers, Zoos, and Aquariums&quot;,&quot;container-title&quot;:&quot;Educational Psychologist&quot;,&quot;page&quot;:&quot;70-85&quot;,&quot;issued&quot;:{&quot;date-parts&quot;:[[&quot;2014&quot;,4,3]]},&quot;id&quot;:&quot;schwan_understanding_2014&quot;,&quot;DOI&quot;:&quot;10.1080/00461520.2014.917588&quot;,&quot;ISSN&quot;:&quot;0046-1520&quot;,&quot;publisher&quot;:&quot;Routledge&quot;}}],&quot;citationID&quot;:&quot;fetyizsz&quot;,&quot;properties&quot;:{&quot;noteIndex&quot;:0,&quot;formattedCitation&quot;:&quot;[@degner_digital_2022; @schwan_understanding_2014]&quot;}} RNDmgicvfnxcf"/></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48">"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49">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schema&quot;:&quot;https://github.com/citation-style-language/schema/raw/master/csl-citation.json&quot;,&quot;citationItems&quot;:[{&quot;suffix&quot;:&quot;&quot;,&quot;uris&quot;:[&quot;http://zotero.org/users/1913249/items/NMNI59A8&quot;],&quot;id&quot;:9515,&quot;uri&quot;:[&quot;http://zotero.org/users/1913249/items/NMNI59A8&quot;],&quot;prefix&quot;:&quot;&quot;,&quot;itemData&quot;:{&quot;DOI&quot;:&quot;10.1080/10749039.2019.1652653&quot;,&quot;URL&quot;:&quot;https://www.tandfonline.com/doi/full/10.1080/10749039.2019.1652653&quot;,&quot;source&quot;:&quot;DOI.org (Crossref)&quot;,&quot;author&quot;:[{&quot;family&quot;:&quot;Kajamaa&quot;,&quot;given&quot;:&quot;Anu&quot;},{&quot;family&quot;:&quot;Kumpulainen&quot;,&quot;given&quot;:&quot;Kristiina&quot;}],&quot;type&quot;:&quot;article-journal&quot;,&quot;ISSN&quot;:&quot;1074-9039, 1532-7884&quot;,&quot;issue&quot;:&quot;3&quot;,&quot;accessed&quot;:{&quot;date-parts&quot;:[[&quot;2024&quot;,6,26]]},&quot;volume&quot;:&quot;26&quot;,&quot;title&quot;:&quot;Young people, digital mediation, and transformative agency, special issue (part 1)&quot;,&quot;container-title&quot;:&quot;Mind, Culture, and Activity&quot;,&quot;page&quot;:&quot;201-206&quot;,&quot;issued&quot;:{&quot;date-parts&quot;:[[&quot;2019&quot;,7,3]]},&quot;id&quot;:&quot;kajamaa_young_2019&quot;,&quot;container-title-short&quot;:&quot;Mind, Culture, and Activity&quot;,&quot;language&quot;:&quot;en&quot;,&quot;citation-key&quot;:&quot;kajamaa_young_2019&quot;}}],&quot;citationID&quot;:&quot;tcypoucp&quot;,&quot;properties&quot;:{&quot;noteIndex&quot;:0,&quot;formattedCitation&quot;:&quot;[@kajamaa_young_2019]&quot;}} RNDiujuvoyong"/>&lt;Do Zotero Refresh: [@kajamaa_young_2019]&gt;<text:reference-mark-end text:name="ZOTERO_ITEM CSL_CITATION {&quot;schema&quot;:&quot;https://github.com/citation-style-language/schema/raw/master/csl-citation.json&quot;,&quot;citationItems&quot;:[{&quot;suffix&quot;:&quot;&quot;,&quot;uris&quot;:[&quot;http://zotero.org/users/1913249/items/NMNI59A8&quot;],&quot;id&quot;:9515,&quot;uri&quot;:[&quot;http://zotero.org/users/1913249/items/NMNI59A8&quot;],&quot;prefix&quot;:&quot;&quot;,&quot;itemData&quot;:{&quot;DOI&quot;:&quot;10.1080/10749039.2019.1652653&quot;,&quot;URL&quot;:&quot;https://www.tandfonline.com/doi/full/10.1080/10749039.2019.1652653&quot;,&quot;source&quot;:&quot;DOI.org (Crossref)&quot;,&quot;author&quot;:[{&quot;family&quot;:&quot;Kajamaa&quot;,&quot;given&quot;:&quot;Anu&quot;},{&quot;family&quot;:&quot;Kumpulainen&quot;,&quot;given&quot;:&quot;Kristiina&quot;}],&quot;type&quot;:&quot;article-journal&quot;,&quot;ISSN&quot;:&quot;1074-9039, 1532-7884&quot;,&quot;issue&quot;:&quot;3&quot;,&quot;accessed&quot;:{&quot;date-parts&quot;:[[&quot;2024&quot;,6,26]]},&quot;volume&quot;:&quot;26&quot;,&quot;title&quot;:&quot;Young people, digital mediation, and transformative agency, special issue (part 1)&quot;,&quot;container-title&quot;:&quot;Mind, Culture, and Activity&quot;,&quot;page&quot;:&quot;201-206&quot;,&quot;issued&quot;:{&quot;date-parts&quot;:[[&quot;2019&quot;,7,3]]},&quot;id&quot;:&quot;kajamaa_young_2019&quot;,&quot;container-title-short&quot;:&quot;Mind, Culture, and Activity&quot;,&quot;language&quot;:&quot;en&quot;,&quot;citation-key&quot;:&quot;kajamaa_young_2019&quot;}}],&quot;citationID&quot;:&quot;tcypoucp&quot;,&quot;properties&quot;:{&quot;noteIndex&quot;:0,&quot;formattedCitation&quot;:&quot;[@kajamaa_young_2019]&quot;}} RNDiujuvoyong"/>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citationItems&quot;:[{&quot;suffix&quot;:&quot;&quot;,&quot;uris&quot;:[&quot;http://zotero.org/users/1913249/items/EXBRQZWW&quot;],&quot;id&quot;:3871,&quot;uri&quot;:[&quot;http://zotero.org/users/1913249/items/EXBRQZWW&quot;],&quot;prefix&quot;:&quot;&quot;,&quot;itemData&quot;:{&quot;citation-key&quot;:&quot;moll_funds_1992&quot;,&quot;URL&quot;:&quot;http://www.jstor.org/stable/1476399&quot;,&quot;language&quot;:&quot;en&quot;,&quot;issue&quot;:&quot;2,&quot;,&quot;volume&quot;:&quot;31&quot;,&quot;title&quot;:&quot;Funds of knowledge for teaching: using a qualitative approach to connect homes and classrooms&quot;,&quot;container-title&quot;:&quot;Theory into Practice&quot;,&quot;page&quot;:&quot;132-141&quot;,&quot;issued&quot;:{&quot;date-parts&quot;:[[&quot;1992&quot;]]},&quot;id&quot;:&quot;moll_funds_1992&quot;,&quot;author&quot;:[{&quot;family&quot;:&quot;Moll&quot;,&quot;given&quot;:&quot;Luis C.&quot;},{&quot;family&quot;:&quot;Amanti&quot;,&quot;given&quot;:&quot;Cathy&quot;},{&quot;family&quot;:&quot;Neff&quot;,&quot;given&quot;:&quot;Deborah&quot;},{&quot;family&quot;:&quot;Gonzalez&quot;,&quot;given&quot;:&quot;Norma&quot;}],&quot;type&quot;:&quot;article-journal&quot;,&quot;source&quot;:&quot;Zotero&quot;}}],&quot;citationID&quot;:&quot;ofgamodi&quot;,&quot;properties&quot;:{&quot;noteIndex&quot;:0,&quot;formattedCitation&quot;:&quot;[@moll_funds_1992]&quot;}} RNDuqfwwyzuoo"/>&lt;Do Zotero Refresh: [@moll_funds_1992]&gt;<text:reference-mark-end text:name="ZOTERO_ITEM CSL_CITATION {&quot;schema&quot;:&quot;https://github.com/citation-style-language/schema/raw/master/csl-citation.json&quot;,&quot;citationItems&quot;:[{&quot;suffix&quot;:&quot;&quot;,&quot;uris&quot;:[&quot;http://zotero.org/users/1913249/items/EXBRQZWW&quot;],&quot;id&quot;:3871,&quot;uri&quot;:[&quot;http://zotero.org/users/1913249/items/EXBRQZWW&quot;],&quot;prefix&quot;:&quot;&quot;,&quot;itemData&quot;:{&quot;citation-key&quot;:&quot;moll_funds_1992&quot;,&quot;URL&quot;:&quot;http://www.jstor.org/stable/1476399&quot;,&quot;language&quot;:&quot;en&quot;,&quot;issue&quot;:&quot;2,&quot;,&quot;volume&quot;:&quot;31&quot;,&quot;title&quot;:&quot;Funds of knowledge for teaching: using a qualitative approach to connect homes and classrooms&quot;,&quot;container-title&quot;:&quot;Theory into Practice&quot;,&quot;page&quot;:&quot;132-141&quot;,&quot;issued&quot;:{&quot;date-parts&quot;:[[&quot;1992&quot;]]},&quot;id&quot;:&quot;moll_funds_1992&quot;,&quot;author&quot;:[{&quot;family&quot;:&quot;Moll&quot;,&quot;given&quot;:&quot;Luis C.&quot;},{&quot;family&quot;:&quot;Amanti&quot;,&quot;given&quot;:&quot;Cathy&quot;},{&quot;family&quot;:&quot;Neff&quot;,&quot;given&quot;:&quot;Deborah&quot;},{&quot;family&quot;:&quot;Gonzalez&quot;,&quot;given&quot;:&quot;Norma&quot;}],&quot;type&quot;:&quot;article-journal&quot;,&quot;source&quot;:&quot;Zotero&quot;}}],&quot;citationID&quot;:&quot;ofgamodi&quot;,&quot;properties&quot;:{&quot;noteIndex&quot;:0,&quot;formattedCitation&quot;:&quot;[@moll_funds_1992]&quot;}} RNDuqfwwyzuoo"/>.</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citationItems&quot;:[{&quot;suffix&quot;:&quot;&quot;,&quot;uris&quot;:[&quot;http://zotero.org/users/1913249/items/ZHZADF6X&quot;],&quot;id&quot;:8895,&quot;uri&quot;:[&quot;http://zotero.org/users/1913249/items/ZHZADF6X&quot;],&quot;prefix&quot;:&quot;&quot;,&quot;itemData&quot;:{&quot;DOI&quot;:&quot;10.1080/10508406.2022.2144736&quot;,&quot;URL&quot;:&quot;https://www.tandfonline.com/doi/full/10.1080/10508406.2022.2144736&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family&quot;:&quot;Rajala&quot;,&quot;given&quot;:&quot;Antti&quot;},{&quot;family&quot;:&quot;Cole&quot;,&quot;given&quot;:&quot;Michael&quot;},{&quot;family&quot;:&quot;Esteban-Guitart&quot;,&quot;given&quot;:&quot;Moises&quot;}],&quot;container-title-short&quot;:&quot;Journal of the Learning Sciences&quot;,&quot;ISSN&quot;:&quot;1050-8406, 1532-7809&quot;,&quot;issue&quot;:&quot;1&quot;,&quot;volume&quot;:&quot;32&quot;,&quot;accessed&quot;:{&quot;date-parts&quot;:[[&quot;2023&quot;,7,6]]},&quot;type&quot;:&quot;article-journal&quot;,&quot;title&quot;:&quot;Utopian methodology: Researching educational interventions to promote equity over multiple timescales&quot;,&quot;container-title&quot;:&quot;Journal of the Learning Sciences&quot;,&quot;page&quot;:&quot;110-136&quot;,&quot;issued&quot;:{&quot;date-parts&quot;:[[&quot;2023&quot;,1,1]]},&quot;id&quot;:&quot;rajala_utopian_2023&quot;,&quot;title-short&quot;:&quot;Utopian methodology&quot;,&quot;language&quot;:&quot;en&quot;,&quot;citation-key&quot;:&quot;rajala_utopian_2023&quot;}}],&quot;citationID&quot;:&quot;oqdxlmrh&quot;,&quot;properties&quot;:{&quot;noteIndex&quot;:0,&quot;formattedCitation&quot;:&quot;[@rajala_utopian_2023]&quot;}} RNDbqwoxkudlg"/>&lt;Do Zotero Refresh: [@rajala_utopian_2023]&gt;<text:reference-mark-end text:name="ZOTERO_ITEM CSL_CITATION {&quot;schema&quot;:&quot;https://github.com/citation-style-language/schema/raw/master/csl-citation.json&quot;,&quot;citationItems&quot;:[{&quot;suffix&quot;:&quot;&quot;,&quot;uris&quot;:[&quot;http://zotero.org/users/1913249/items/ZHZADF6X&quot;],&quot;id&quot;:8895,&quot;uri&quot;:[&quot;http://zotero.org/users/1913249/items/ZHZADF6X&quot;],&quot;prefix&quot;:&quot;&quot;,&quot;itemData&quot;:{&quot;DOI&quot;:&quot;10.1080/10508406.2022.2144736&quot;,&quot;URL&quot;:&quot;https://www.tandfonline.com/doi/full/10.1080/10508406.2022.2144736&quot;,&quot;source&quot;:&quot;DOI.org (Crossref)&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author&quot;:[{&quot;family&quot;:&quot;Rajala&quot;,&quot;given&quot;:&quot;Antti&quot;},{&quot;family&quot;:&quot;Cole&quot;,&quot;given&quot;:&quot;Michael&quot;},{&quot;family&quot;:&quot;Esteban-Guitart&quot;,&quot;given&quot;:&quot;Moises&quot;}],&quot;container-title-short&quot;:&quot;Journal of the Learning Sciences&quot;,&quot;ISSN&quot;:&quot;1050-8406, 1532-7809&quot;,&quot;issue&quot;:&quot;1&quot;,&quot;volume&quot;:&quot;32&quot;,&quot;accessed&quot;:{&quot;date-parts&quot;:[[&quot;2023&quot;,7,6]]},&quot;type&quot;:&quot;article-journal&quot;,&quot;title&quot;:&quot;Utopian methodology: Researching educational interventions to promote equity over multiple timescales&quot;,&quot;container-title&quot;:&quot;Journal of the Learning Sciences&quot;,&quot;page&quot;:&quot;110-136&quot;,&quot;issued&quot;:{&quot;date-parts&quot;:[[&quot;2023&quot;,1,1]]},&quot;id&quot;:&quot;rajala_utopian_2023&quot;,&quot;title-short&quot;:&quot;Utopian methodology&quot;,&quot;language&quot;:&quot;en&quot;,&quot;citation-key&quot;:&quot;rajala_utopian_2023&quot;}}],&quot;citationID&quot;:&quot;oqdxlmrh&quot;,&quot;properties&quot;:{&quot;noteIndex&quot;:0,&quot;formattedCitation&quot;:&quot;[@rajala_utopian_2023]&quot;}} RNDbqwoxkudlg"/>.</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citationItems&quot;:[{&quot;suffix&quot;:&quot;&quot;,&quot;uris&quot;:[&quot;http://zotero.org/users/1913249/items/EXBRQZWW&quot;],&quot;id&quot;:3871,&quot;uri&quot;:[&quot;http://zotero.org/users/1913249/items/EXBRQZWW&quot;],&quot;prefix&quot;:&quot;&quot;,&quot;itemData&quot;:{&quot;citation-key&quot;:&quot;moll_funds_1992&quot;,&quot;URL&quot;:&quot;http://www.jstor.org/stable/1476399&quot;,&quot;language&quot;:&quot;en&quot;,&quot;issue&quot;:&quot;2,&quot;,&quot;volume&quot;:&quot;31&quot;,&quot;title&quot;:&quot;Funds of knowledge for teaching: using a qualitative approach to connect homes and classrooms&quot;,&quot;container-title&quot;:&quot;Theory into Practice&quot;,&quot;page&quot;:&quot;132-141&quot;,&quot;issued&quot;:{&quot;date-parts&quot;:[[&quot;1992&quot;]]},&quot;id&quot;:&quot;moll_funds_1992&quot;,&quot;author&quot;:[{&quot;family&quot;:&quot;Moll&quot;,&quot;given&quot;:&quot;Luis C.&quot;},{&quot;family&quot;:&quot;Amanti&quot;,&quot;given&quot;:&quot;Cathy&quot;},{&quot;family&quot;:&quot;Neff&quot;,&quot;given&quot;:&quot;Deborah&quot;},{&quot;family&quot;:&quot;Gonzalez&quot;,&quot;given&quot;:&quot;Norma&quot;}],&quot;type&quot;:&quot;article-journal&quot;,&quot;source&quot;:&quot;Zotero&quot;}}],&quot;citationID&quot;:&quot;soomftjb&quot;,&quot;properties&quot;:{&quot;noteIndex&quot;:0,&quot;formattedCitation&quot;:&quot;[@moll_funds_1992]&quot;}} RNDsiwhwkyzij"/>&lt;Do Zotero Refresh: [@moll_funds_1992]&gt;<text:reference-mark-end text:name="ZOTERO_ITEM CSL_CITATION {&quot;schema&quot;:&quot;https://github.com/citation-style-language/schema/raw/master/csl-citation.json&quot;,&quot;citationItems&quot;:[{&quot;suffix&quot;:&quot;&quot;,&quot;uris&quot;:[&quot;http://zotero.org/users/1913249/items/EXBRQZWW&quot;],&quot;id&quot;:3871,&quot;uri&quot;:[&quot;http://zotero.org/users/1913249/items/EXBRQZWW&quot;],&quot;prefix&quot;:&quot;&quot;,&quot;itemData&quot;:{&quot;citation-key&quot;:&quot;moll_funds_1992&quot;,&quot;URL&quot;:&quot;http://www.jstor.org/stable/1476399&quot;,&quot;language&quot;:&quot;en&quot;,&quot;issue&quot;:&quot;2,&quot;,&quot;volume&quot;:&quot;31&quot;,&quot;title&quot;:&quot;Funds of knowledge for teaching: using a qualitative approach to connect homes and classrooms&quot;,&quot;container-title&quot;:&quot;Theory into Practice&quot;,&quot;page&quot;:&quot;132-141&quot;,&quot;issued&quot;:{&quot;date-parts&quot;:[[&quot;1992&quot;]]},&quot;id&quot;:&quot;moll_funds_1992&quot;,&quot;author&quot;:[{&quot;family&quot;:&quot;Moll&quot;,&quot;given&quot;:&quot;Luis C.&quot;},{&quot;family&quot;:&quot;Amanti&quot;,&quot;given&quot;:&quot;Cathy&quot;},{&quot;family&quot;:&quot;Neff&quot;,&quot;given&quot;:&quot;Deborah&quot;},{&quot;family&quot;:&quot;Gonzalez&quot;,&quot;given&quot;:&quot;Norma&quot;}],&quot;type&quot;:&quot;article-journal&quot;,&quot;source&quot;:&quot;Zotero&quot;}}],&quot;citationID&quot;:&quot;soomftjb&quot;,&quot;properties&quot;:{&quot;noteIndex&quot;:0,&quot;formattedCitation&quot;:&quot;[@moll_funds_1992]&quot;}} RNDsiwhwkyzij"/>.</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citationItems&quot;:[{&quot;suffix&quot;:&quot;&quot;,&quot;suppress-author&quot;:true,&quot;uris&quot;:[&quot;http://zotero.org/users/1913249/items/T96LXVV8&quot;],&quot;id&quot;:3767,&quot;uri&quot;:[&quot;http://zotero.org/users/1913249/items/T96LXVV8&quot;],&quot;prefix&quot;:&quot;&quot;,&quot;itemData&quot;:{&quot;citation-key&quot;:&quot;picton_video_2020&quot;,&quot;URL&quot;:&quot;https://cdn.literacytrust.org.uk/media/documents/Video_game_playing_and_literacy_report_final_updated.pdf&quot;,&quot;language&quot;:&quot;en&quot;,&quot;title&quot;:&quot;Video game playing and literacy: a survey of young people aged 11 to 16&quot;,&quot;type&quot;:&quot;report&quot;,&quot;page&quot;:&quot;31&quot;,&quot;issued&quot;:{&quot;date-parts&quot;:[[&quot;2020&quot;]]},&quot;id&quot;:&quot;picton_video_2020&quot;,&quot;author&quot;:[{&quot;family&quot;:&quot;Picton&quot;,&quot;given&quot;:&quot;Irene&quot;},{&quot;family&quot;:&quot;Clark&quot;,&quot;given&quot;:&quot;Christina&quot;},{&quot;family&quot;:&quot;Judge&quot;,&quot;given&quot;:&quot;Tim&quot;}],&quot;source&quot;:&quot;Zotero&quot;,&quot;publisher&quot;:&quot;National Literacy Trust&quot;}}],&quot;citationID&quot;:&quot;maqnqnco&quot;,&quot;properties&quot;:{&quot;noteIndex&quot;:0,&quot;formattedCitation&quot;:&quot;[-@picton_video_2020]&quot;}} RNDxwrickxrxc"/>&lt;Do Zotero Refresh: [-@picton_video_2020]&gt;<text:reference-mark-end text:name="ZOTERO_ITEM CSL_CITATION {&quot;schema&quot;:&quot;https://github.com/citation-style-language/schema/raw/master/csl-citation.json&quot;,&quot;citationItems&quot;:[{&quot;suffix&quot;:&quot;&quot;,&quot;suppress-author&quot;:true,&quot;uris&quot;:[&quot;http://zotero.org/users/1913249/items/T96LXVV8&quot;],&quot;id&quot;:3767,&quot;uri&quot;:[&quot;http://zotero.org/users/1913249/items/T96LXVV8&quot;],&quot;prefix&quot;:&quot;&quot;,&quot;itemData&quot;:{&quot;citation-key&quot;:&quot;picton_video_2020&quot;,&quot;URL&quot;:&quot;https://cdn.literacytrust.org.uk/media/documents/Video_game_playing_and_literacy_report_final_updated.pdf&quot;,&quot;language&quot;:&quot;en&quot;,&quot;title&quot;:&quot;Video game playing and literacy: a survey of young people aged 11 to 16&quot;,&quot;type&quot;:&quot;report&quot;,&quot;page&quot;:&quot;31&quot;,&quot;issued&quot;:{&quot;date-parts&quot;:[[&quot;2020&quot;]]},&quot;id&quot;:&quot;picton_video_2020&quot;,&quot;author&quot;:[{&quot;family&quot;:&quot;Picton&quot;,&quot;given&quot;:&quot;Irene&quot;},{&quot;family&quot;:&quot;Clark&quot;,&quot;given&quot;:&quot;Christina&quot;},{&quot;family&quot;:&quot;Judge&quot;,&quot;given&quot;:&quot;Tim&quot;}],&quot;source&quot;:&quot;Zotero&quot;,&quot;publisher&quot;:&quot;National Literacy Trust&quot;}}],&quot;citationID&quot;:&quot;maqnqnco&quot;,&quot;properties&quot;:{&quot;noteIndex&quot;:0,&quot;formattedCitation&quot;:&quot;[-@picton_video_2020]&quot;}} RNDxwrickxrxc"/>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citationItems&quot;:[{&quot;suffix&quot;:&quot;&quot;,&quot;suppress-author&quot;:true,&quot;uris&quot;:[&quot;http://zotero.org/users/1913249/items/RUWZA8Q7&quot;],&quot;id&quot;:3768,&quot;uri&quot;:[&quot;http://zotero.org/users/1913249/items/RUWZA8Q7&quot;],&quot;prefix&quot;:&quot;&quot;,&quot;itemData&quot;:{&quot;DOI&quot;:&quot;10.4018/ijgbl.2014070102&quot;,&quot;URL&quot;:&quot;https://www.igi-global.com/article/using-game-mechanics-to-measure-what-students-learn-from-programming-games/117696&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container-title-short&quot;:&quot;IJGBL&quot;,&quot;ISSN&quot;:&quot;2155-6849 DOI: 10.4018/ijgbl.2014070102&quot;,&quot;issue&quot;:&quot;3&quot;,&quot;volume&quot;:&quot;4&quot;,&quot;accessed&quot;:{&quot;date-parts&quot;:[[&quot;2018&quot;,4,21]]},&quot;type&quot;:&quot;article-journal&quot;,&quot;title&quot;:&quot;Using game mechanics to measure what students learn from programming games&quot;,&quot;container-title&quot;:&quot;International Journal of Game-Based Learning (IJGBL)&quot;,&quot;page&quot;:&quot;13-22&quot;,&quot;issued&quot;:{&quot;date-parts&quot;:[[&quot;2014&quot;,7,1]]},&quot;id&quot;:&quot;denner_using_2014&quot;,&quot;license&quot;:&quot;Access limited to members&quot;,&quot;language&quot;:&quot;en&quot;,&quot;citation-key&quot;:&quot;denner_using_2014&quot;}}],&quot;citationID&quot;:&quot;lgddoall&quot;,&quot;properties&quot;:{&quot;noteIndex&quot;:0,&quot;formattedCitation&quot;:&quot;[-@denner_using_2014]&quot;}} RNDkjkttxukkl"/>&lt;Do Zotero Refresh: [-@denner_using_2014]&gt;<text:reference-mark-end text:name="ZOTERO_ITEM CSL_CITATION {&quot;schema&quot;:&quot;https://github.com/citation-style-language/schema/raw/master/csl-citation.json&quot;,&quot;citationItems&quot;:[{&quot;suffix&quot;:&quot;&quot;,&quot;suppress-author&quot;:true,&quot;uris&quot;:[&quot;http://zotero.org/users/1913249/items/RUWZA8Q7&quot;],&quot;id&quot;:3768,&quot;uri&quot;:[&quot;http://zotero.org/users/1913249/items/RUWZA8Q7&quot;],&quot;prefix&quot;:&quot;&quot;,&quot;itemData&quot;:{&quot;DOI&quot;:&quot;10.4018/ijgbl.2014070102&quot;,&quot;URL&quot;:&quot;https://www.igi-global.com/article/using-game-mechanics-to-measure-what-students-learn-from-programming-games/117696&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uthor&quot;:[{&quot;family&quot;:&quot;Denner&quot;,&quot;given&quot;:&quot;Jill&quot;},{&quot;family&quot;:&quot;Werner&quot;,&quot;given&quot;:&quot;Linda&quot;},{&quot;family&quot;:&quot;Campe&quot;,&quot;given&quot;:&quot;Shannon&quot;},{&quot;family&quot;:&quot;Ortiz&quot;,&quot;given&quot;:&quot;Eloy&quot;}],&quot;container-title-short&quot;:&quot;IJGBL&quot;,&quot;ISSN&quot;:&quot;2155-6849 DOI: 10.4018/ijgbl.2014070102&quot;,&quot;issue&quot;:&quot;3&quot;,&quot;volume&quot;:&quot;4&quot;,&quot;accessed&quot;:{&quot;date-parts&quot;:[[&quot;2018&quot;,4,21]]},&quot;type&quot;:&quot;article-journal&quot;,&quot;title&quot;:&quot;Using game mechanics to measure what students learn from programming games&quot;,&quot;container-title&quot;:&quot;International Journal of Game-Based Learning (IJGBL)&quot;,&quot;page&quot;:&quot;13-22&quot;,&quot;issued&quot;:{&quot;date-parts&quot;:[[&quot;2014&quot;,7,1]]},&quot;id&quot;:&quot;denner_using_2014&quot;,&quot;license&quot;:&quot;Access limited to members&quot;,&quot;language&quot;:&quot;en&quot;,&quot;citation-key&quot;:&quot;denner_using_2014&quot;}}],&quot;citationID&quot;:&quot;lgddoall&quot;,&quot;properties&quot;:{&quot;noteIndex&quot;:0,&quot;formattedCitation&quot;:&quot;[-@denner_using_2014]&quot;}} RNDkjkttxukkl"/>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citationItems&quot;:[{&quot;suffix&quot;:&quot;&quot;,&quot;uris&quot;:[&quot;http://zotero.org/users/1913249/items/MRBIFKUU&quot;],&quot;id&quot;:1091,&quot;uri&quot;:[&quot;http://zotero.org/users/1913249/items/MRBIFKUU&quot;],&quot;prefix&quot;:&quot;&quot;,&quot;itemData&quot;:{&quot;citation-key&quot;:&quot;mozilla_foundation_webmaker_2014&quot;,&quot;URL&quot;:&quot;https://wiki.mozilla.org/Webmaker/Whitepaper&quot;,&quot;type&quot;:&quot;webpage&quot;,&quot;issued&quot;:{&quot;date-parts&quot;:[[&quot;2014&quot;]]},&quot;id&quot;:&quot;mozilla_foundation_webmaker_2014&quot;,&quot;author&quot;:[{&quot;literal&quot;:&quot;Mozilla Foundation&quot;}],&quot;accessed&quot;:{&quot;date-parts&quot;:[[&quot;2015&quot;,5,9]]},&quot;title&quot;:&quot;Webmaker Whitepaper&quot;}}],&quot;citationID&quot;:&quot;xnzvjrdl&quot;,&quot;properties&quot;:{&quot;noteIndex&quot;:0,&quot;formattedCitation&quot;:&quot;[@mozilla_foundation_webmaker_2014]&quot;}} RNDbacydoehrt"/>&lt;Do Zotero Refresh: [@mozilla_foundation_webmaker_2014]&gt;<text:reference-mark-end text:name="ZOTERO_ITEM CSL_CITATION {&quot;schema&quot;:&quot;https://github.com/citation-style-language/schema/raw/master/csl-citation.json&quot;,&quot;citationItems&quot;:[{&quot;suffix&quot;:&quot;&quot;,&quot;uris&quot;:[&quot;http://zotero.org/users/1913249/items/MRBIFKUU&quot;],&quot;id&quot;:1091,&quot;uri&quot;:[&quot;http://zotero.org/users/1913249/items/MRBIFKUU&quot;],&quot;prefix&quot;:&quot;&quot;,&quot;itemData&quot;:{&quot;citation-key&quot;:&quot;mozilla_foundation_webmaker_2014&quot;,&quot;URL&quot;:&quot;https://wiki.mozilla.org/Webmaker/Whitepaper&quot;,&quot;type&quot;:&quot;webpage&quot;,&quot;issued&quot;:{&quot;date-parts&quot;:[[&quot;2014&quot;]]},&quot;id&quot;:&quot;mozilla_foundation_webmaker_2014&quot;,&quot;author&quot;:[{&quot;literal&quot;:&quot;Mozilla Foundation&quot;}],&quot;accessed&quot;:{&quot;date-parts&quot;:[[&quot;2015&quot;,5,9]]},&quot;title&quot;:&quot;Webmaker Whitepaper&quot;}}],&quot;citationID&quot;:&quot;xnzvjrdl&quot;,&quot;properties&quot;:{&quot;noteIndex&quot;:0,&quot;formattedCitation&quot;:&quot;[@mozilla_foundation_webmaker_2014]&quot;}} RNDbacydoehrt"/>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citationItems&quot;:[{&quot;suffix&quot;:&quot;&quot;,&quot;uris&quot;:[&quot;http://zotero.org/users/1913249/items/UIIVWFPB&quot;],&quot;id&quot;:1019,&quot;uri&quot;:[&quot;http://zotero.org/users/1913249/items/UIIVWFPB&quot;],&quot;prefix&quot;:&quot;&quot;,&quot;itemData&quot;:{&quot;citation-key&quot;:&quot;chesterman_webmaking_2015&quot;,&quot;URL&quot;:&quot;http://digitalducks.org/blog/project-report-webmaking/&quot;,&quot;type&quot;:&quot;webpage&quot;,&quot;issued&quot;:{&quot;date-parts&quot;:[[&quot;2015&quot;]]},&quot;id&quot;:&quot;chesterman_webmaking_2015&quot;,&quot;author&quot;:[{&quot;family&quot;:&quot;Chesterman&quot;,&quot;given&quot;:&quot;Mick&quot;}],&quot;accessed&quot;:{&quot;date-parts&quot;:[[&quot;2016&quot;,3,19]]},&quot;title&quot;:&quot;Webmaking using Javascript to promote student engagement and constructivist learning approaches at KS3&quot;}}],&quot;citationID&quot;:&quot;hdesnplg&quot;,&quot;properties&quot;:{&quot;noteIndex&quot;:0,&quot;formattedCitation&quot;:&quot;[@chesterman_webmaking_2015]&quot;}} RNDmgrxrokqjt"/>&lt;Do Zotero Refresh: [@chesterman_webmaking_2015]&gt;<text:reference-mark-end text:name="ZOTERO_ITEM CSL_CITATION {&quot;schema&quot;:&quot;https://github.com/citation-style-language/schema/raw/master/csl-citation.json&quot;,&quot;citationItems&quot;:[{&quot;suffix&quot;:&quot;&quot;,&quot;uris&quot;:[&quot;http://zotero.org/users/1913249/items/UIIVWFPB&quot;],&quot;id&quot;:1019,&quot;uri&quot;:[&quot;http://zotero.org/users/1913249/items/UIIVWFPB&quot;],&quot;prefix&quot;:&quot;&quot;,&quot;itemData&quot;:{&quot;citation-key&quot;:&quot;chesterman_webmaking_2015&quot;,&quot;URL&quot;:&quot;http://digitalducks.org/blog/project-report-webmaking/&quot;,&quot;type&quot;:&quot;webpage&quot;,&quot;issued&quot;:{&quot;date-parts&quot;:[[&quot;2015&quot;]]},&quot;id&quot;:&quot;chesterman_webmaking_2015&quot;,&quot;author&quot;:[{&quot;family&quot;:&quot;Chesterman&quot;,&quot;given&quot;:&quot;Mick&quot;}],&quot;accessed&quot;:{&quot;date-parts&quot;:[[&quot;2016&quot;,3,19]]},&quot;title&quot;:&quot;Webmaking using Javascript to promote student engagement and constructivist learning approaches at KS3&quot;}}],&quot;citationID&quot;:&quot;hdesnplg&quot;,&quot;properties&quot;:{&quot;noteIndex&quot;:0,&quot;formattedCitation&quot;:&quot;[@chesterman_webmaking_2015]&quot;}} RNDmgrxrokqjt"/>.</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schema&quot;:&quot;https://github.com/citation-style-language/schema/raw/master/csl-citation.json&quot;,&quot;citationItems&quot;:[{&quot;suffix&quot;:&quot;&quot;,&quot;uris&quot;:[&quot;http://zotero.org/users/1913249/items/NN25MFNI&quot;],&quot;id&quot;:8970,&quot;uri&quot;:[&quot;http://zotero.org/users/1913249/items/NN25MFNI&quot;],&quot;prefix&quot;:&quot;&quot;,&quot;itemData&quot;:{&quot;citation-key&quot;:&quot;lee_none_2016&quot;,&quot;URL&quot;:&quot;https://doi.org/10.1080/10665684.2016.1227157&quot;,&quot;source&quot;:&quot;Taylor and Francis+NEJM&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type&quot;:&quot;article-journal&quot;,&quot;title-short&quot;:&quot;None But Ourselves Can Free Our Minds&quot;,&quot;issue&quot;:&quot;4&quot;,&quot;accessed&quot;:{&quot;date-parts&quot;:[[&quot;2023&quot;,10,2]]},&quot;volume&quot;:&quot;49&quot;,&quot;title&quot;:&quot;None But Ourselves Can Free Our Minds: Critical Computational Literacy as a Pedagogy of Resistance&quot;,&quot;container-title&quot;:&quot;Equity &amp; Excellence in Education&quot;,&quot;page&quot;:&quot;480-492&quot;,&quot;issued&quot;:{&quot;date-parts&quot;:[[&quot;2016&quot;,10,1]]},&quot;id&quot;:&quot;lee_none_2016&quot;,&quot;DOI&quot;:&quot;10.1080/10665684.2016.1227157&quot;,&quot;ISSN&quot;:&quot;1066-5684&quot;,&quot;publisher&quot;:&quot;Routledge&quot;}}],&quot;citationID&quot;:&quot;hnfjoihr&quot;,&quot;properties&quot;:{&quot;noteIndex&quot;:0,&quot;formattedCitation&quot;:&quot;[@lee_none_2016]&quot;}} RNDwmyofgrjye"/>&lt;Do Zotero Refresh: [@lee_none_2016]&gt;<text:reference-mark-end text:name="ZOTERO_ITEM CSL_CITATION {&quot;schema&quot;:&quot;https://github.com/citation-style-language/schema/raw/master/csl-citation.json&quot;,&quot;citationItems&quot;:[{&quot;suffix&quot;:&quot;&quot;,&quot;uris&quot;:[&quot;http://zotero.org/users/1913249/items/NN25MFNI&quot;],&quot;id&quot;:8970,&quot;uri&quot;:[&quot;http://zotero.org/users/1913249/items/NN25MFNI&quot;],&quot;prefix&quot;:&quot;&quot;,&quot;itemData&quot;:{&quot;citation-key&quot;:&quot;lee_none_2016&quot;,&quot;URL&quot;:&quot;https://doi.org/10.1080/10665684.2016.1227157&quot;,&quot;source&quot;:&quot;Taylor and Francis+NEJM&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uthor&quot;:[{&quot;family&quot;:&quot;Lee&quot;,&quot;given&quot;:&quot;Clifford H.&quot;},{&quot;family&quot;:&quot;Soep&quot;,&quot;given&quot;:&quot;Elisabeth&quot;}],&quot;type&quot;:&quot;article-journal&quot;,&quot;title-short&quot;:&quot;None But Ourselves Can Free Our Minds&quot;,&quot;issue&quot;:&quot;4&quot;,&quot;accessed&quot;:{&quot;date-parts&quot;:[[&quot;2023&quot;,10,2]]},&quot;volume&quot;:&quot;49&quot;,&quot;title&quot;:&quot;None But Ourselves Can Free Our Minds: Critical Computational Literacy as a Pedagogy of Resistance&quot;,&quot;container-title&quot;:&quot;Equity &amp; Excellence in Education&quot;,&quot;page&quot;:&quot;480-492&quot;,&quot;issued&quot;:{&quot;date-parts&quot;:[[&quot;2016&quot;,10,1]]},&quot;id&quot;:&quot;lee_none_2016&quot;,&quot;DOI&quot;:&quot;10.1080/10665684.2016.1227157&quot;,&quot;ISSN&quot;:&quot;1066-5684&quot;,&quot;publisher&quot;:&quot;Routledge&quot;}}],&quot;citationID&quot;:&quot;hnfjoihr&quot;,&quot;properties&quot;:{&quot;noteIndex&quot;:0,&quot;formattedCitation&quot;:&quot;[@lee_none_2016]&quot;}} RNDwmyofgrjye"/>.</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citationItems&quot;:[{&quot;suffix&quot;:&quot;&quot;,&quot;uris&quot;:[&quot;http://zotero.org/users/1913249/items/WKM9K5XV&quot;],&quot;id&quot;:1678,&quot;uri&quot;:[&quot;http://zotero.org/users/1913249/items/WKM9K5XV&quot;],&quot;prefix&quot;:&quot;&quot;,&quot;itemData&quot;:{&quot;citation-key&quot;:&quot;shaffer_thick_1999&quot;,&quot;title-short&quot;:&quot;\&quot;Thick\&quot; Authenticity&quot;,&quot;source&quot;:&quot;ResearchGate&quot;,&quot;volume&quot;:&quot;10&quot;,&quot;title&quot;:&quot;\&quot;Thick\&quot; Authenticity: New Media and Authentic Learning&quot;,&quot;container-title&quot;:&quot;Journal of Interactive Learning Research&quot;,&quot;issued&quot;:{&quot;date-parts&quot;:[[&quot;1999&quot;,1,1]]},&quot;id&quot;:&quot;shaffer_thick_1999&quot;,&quot;author&quot;:[{&quot;family&quot;:&quot;Shaffer&quot;,&quot;given&quot;:&quot;David&quot;},{&quot;family&quot;:&quot;Resnick&quot;,&quot;given&quot;:&quot;Mitchel&quot;}],&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suffix&quot;:&quot;&quot;,&quot;uris&quot;:[&quot;http://zotero.org/users/1913249/items/UXPTJGX7&quot;],&quot;id&quot;:9124,&quot;uri&quot;:[&quot;http://zotero.org/users/1913249/items/UXPTJGX7&quot;],&quot;prefix&quot;:&quot;&quot;,&quot;itemData&quot;:{&quot;citation-key&quot;:&quot;warr_bridging_2020&quot;,&quot;URL&quot;:&quot;https://scholarworks.iu.edu/journals/index.php/ijpbl/article/view/28590&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family&quot;:&quot;Warr&quot;,&quot;given&quot;:&quot;Melissa&quot;},{&quot;family&quot;:&quot;West&quot;,&quot;given&quot;:&quot;Richard E.&quot;}],&quot;type&quot;:&quot;article-journal&quot;,&quot;ISSN&quot;:&quot;1541-5015&quot;,&quot;issue&quot;:&quot;1&quot;,&quot;volume&quot;:&quot;14&quot;,&quot;accessed&quot;:{&quot;date-parts&quot;:[[&quot;2023&quot;,12,19]]},&quot;DOI&quot;:&quot;10.14434/ijpbl.v14i1.28590&quot;,&quot;title&quot;:&quot;Bridging Academic Disciplines with Interdisciplinary Project-based Learning: Challenges and Opportunities&quot;,&quot;container-title&quot;:&quot;Interdisciplinary Journal of Problem-Based Learning&quot;,&quot;title-short&quot;:&quot;Bridging Academic Disciplines with Interdisciplinary Project-based Learning&quot;,&quot;issued&quot;:{&quot;date-parts&quot;:[[&quot;2020&quot;,5,29]]},&quot;id&quot;:&quot;warr_bridging_2020&quot;,&quot;language&quot;:&quot;en&quot;,&quot;number&quot;:&quot;1&quot;,&quot;source&quot;:&quot;scholarworks.iu.edu&quot;}}],&quot;citationID&quot;:&quot;yklkqcih&quot;,&quot;properties&quot;:{&quot;noteIndex&quot;:0,&quot;formattedCitation&quot;:&quot;[@shaffer_thick_1999; @warr_bridging_2020]&quot;}} RNDrsyamgorpc"/>&lt;Do Zotero Refresh: [@shaffer_thick_1999; @warr_bridging_2020]&gt;<text:reference-mark-end text:name="ZOTERO_ITEM CSL_CITATION {&quot;schema&quot;:&quot;https://github.com/citation-style-language/schema/raw/master/csl-citation.json&quot;,&quot;citationItems&quot;:[{&quot;suffix&quot;:&quot;&quot;,&quot;uris&quot;:[&quot;http://zotero.org/users/1913249/items/WKM9K5XV&quot;],&quot;id&quot;:1678,&quot;uri&quot;:[&quot;http://zotero.org/users/1913249/items/WKM9K5XV&quot;],&quot;prefix&quot;:&quot;&quot;,&quot;itemData&quot;:{&quot;citation-key&quot;:&quot;shaffer_thick_1999&quot;,&quot;title-short&quot;:&quot;\&quot;Thick\&quot; Authenticity&quot;,&quot;source&quot;:&quot;ResearchGate&quot;,&quot;volume&quot;:&quot;10&quot;,&quot;title&quot;:&quot;\&quot;Thick\&quot; Authenticity: New Media and Authentic Learning&quot;,&quot;container-title&quot;:&quot;Journal of Interactive Learning Research&quot;,&quot;issued&quot;:{&quot;date-parts&quot;:[[&quot;1999&quot;,1,1]]},&quot;id&quot;:&quot;shaffer_thick_1999&quot;,&quot;author&quot;:[{&quot;family&quot;:&quot;Shaffer&quot;,&quot;given&quot;:&quot;David&quot;},{&quot;family&quot;:&quot;Resnick&quot;,&quot;given&quot;:&quot;Mitchel&quot;}],&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suffix&quot;:&quot;&quot;,&quot;uris&quot;:[&quot;http://zotero.org/users/1913249/items/UXPTJGX7&quot;],&quot;id&quot;:9124,&quot;uri&quot;:[&quot;http://zotero.org/users/1913249/items/UXPTJGX7&quot;],&quot;prefix&quot;:&quot;&quot;,&quot;itemData&quot;:{&quot;citation-key&quot;:&quot;warr_bridging_2020&quot;,&quot;URL&quot;:&quot;https://scholarworks.iu.edu/journals/index.php/ijpbl/article/view/28590&quot;,&quot;license&quot;:&quot;Copyright (c) 2020 Melissa Warr, Richard E. West&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uthor&quot;:[{&quot;family&quot;:&quot;Warr&quot;,&quot;given&quot;:&quot;Melissa&quot;},{&quot;family&quot;:&quot;West&quot;,&quot;given&quot;:&quot;Richard E.&quot;}],&quot;type&quot;:&quot;article-journal&quot;,&quot;ISSN&quot;:&quot;1541-5015&quot;,&quot;issue&quot;:&quot;1&quot;,&quot;volume&quot;:&quot;14&quot;,&quot;accessed&quot;:{&quot;date-parts&quot;:[[&quot;2023&quot;,12,19]]},&quot;DOI&quot;:&quot;10.14434/ijpbl.v14i1.28590&quot;,&quot;title&quot;:&quot;Bridging Academic Disciplines with Interdisciplinary Project-based Learning: Challenges and Opportunities&quot;,&quot;container-title&quot;:&quot;Interdisciplinary Journal of Problem-Based Learning&quot;,&quot;title-short&quot;:&quot;Bridging Academic Disciplines with Interdisciplinary Project-based Learning&quot;,&quot;issued&quot;:{&quot;date-parts&quot;:[[&quot;2020&quot;,5,29]]},&quot;id&quot;:&quot;warr_bridging_2020&quot;,&quot;language&quot;:&quot;en&quot;,&quot;number&quot;:&quot;1&quot;,&quot;source&quot;:&quot;scholarworks.iu.edu&quot;}}],&quot;citationID&quot;:&quot;yklkqcih&quot;,&quot;properties&quot;:{&quot;noteIndex&quot;:0,&quot;formattedCitation&quot;:&quot;[@shaffer_thick_1999; @warr_bridging_2020]&quot;}} RNDrsyamgorp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schema&quot;:&quot;https://github.com/citation-style-language/schema/raw/master/csl-citation.json&quot;,&quot;citationItems&quot;:[{&quot;suffix&quot;:&quot;&quot;,&quot;uris&quot;:[&quot;http://zotero.org/users/1913249/items/8HEQF7AH&quot;],&quot;id&quot;:318,&quot;uri&quot;:[&quot;http://zotero.org/users/1913249/items/8HEQF7AH&quot;],&quot;prefix&quot;:&quot;&quot;,&quot;itemData&quot;:{&quot;citation-key&quot;:&quot;aitken_dorothy_2013&quot;,&quot;URL&quot;:&quot;http://www.academia.edu/download/31717276/MOTE_Chapter_3_Aitken_Pages_from_Connecting_Curriculum__Fraser__v3_220213.pdf&quot;,&quot;title-short&quot;:&quot;Dorothy Heathcote’s Mantle of the expert approach to teaching and learning&quot;,&quot;source&quot;:&quot;Google Scholar&quot;,&quot;accessed&quot;:{&quot;date-parts&quot;:[[&quot;2016&quot;,11,28]]},&quot;title&quot;:&quot;Dorothy Heathcote’s Mantle of the expert approach to teaching and learning: A brief introduction&quot;,&quot;container-title&quot;:&quot;Connecting curriculum linking learning&quot;,&quot;page&quot;:&quot;34–56&quot;,&quot;issued&quot;:{&quot;date-parts&quot;:[[&quot;2013&quot;]]},&quot;id&quot;:&quot;aitken_dorothy_2013&quot;,&quot;author&quot;:[{&quot;family&quot;:&quot;Aitken&quot;,&quot;given&quot;:&quot;Viv&quot;}],&quot;type&quot;:&quot;article-journal&quot;}}],&quot;citationID&quot;:&quot;zxuvjtjp&quot;,&quot;properties&quot;:{&quot;noteIndex&quot;:0,&quot;formattedCitation&quot;:&quot;[@aitken_dorothy_2013]&quot;}} RNDzayxfxhqiy"/>&lt;Do Zotero Refresh: [@aitken_dorothy_2013]&gt;<text:reference-mark-end text:name="ZOTERO_ITEM CSL_CITATION {&quot;schema&quot;:&quot;https://github.com/citation-style-language/schema/raw/master/csl-citation.json&quot;,&quot;citationItems&quot;:[{&quot;suffix&quot;:&quot;&quot;,&quot;uris&quot;:[&quot;http://zotero.org/users/1913249/items/8HEQF7AH&quot;],&quot;id&quot;:318,&quot;uri&quot;:[&quot;http://zotero.org/users/1913249/items/8HEQF7AH&quot;],&quot;prefix&quot;:&quot;&quot;,&quot;itemData&quot;:{&quot;citation-key&quot;:&quot;aitken_dorothy_2013&quot;,&quot;URL&quot;:&quot;http://www.academia.edu/download/31717276/MOTE_Chapter_3_Aitken_Pages_from_Connecting_Curriculum__Fraser__v3_220213.pdf&quot;,&quot;title-short&quot;:&quot;Dorothy Heathcote’s Mantle of the expert approach to teaching and learning&quot;,&quot;source&quot;:&quot;Google Scholar&quot;,&quot;accessed&quot;:{&quot;date-parts&quot;:[[&quot;2016&quot;,11,28]]},&quot;title&quot;:&quot;Dorothy Heathcote’s Mantle of the expert approach to teaching and learning: A brief introduction&quot;,&quot;container-title&quot;:&quot;Connecting curriculum linking learning&quot;,&quot;page&quot;:&quot;34–56&quot;,&quot;issued&quot;:{&quot;date-parts&quot;:[[&quot;2013&quot;]]},&quot;id&quot;:&quot;aitken_dorothy_2013&quot;,&quot;author&quot;:[{&quot;family&quot;:&quot;Aitken&quot;,&quot;given&quot;:&quot;Viv&quot;}],&quot;type&quot;:&quot;article-journal&quot;}}],&quot;citationID&quot;:&quot;zxuvjtjp&quot;,&quot;properties&quot;:{&quot;noteIndex&quot;:0,&quot;formattedCitation&quot;:&quot;[@aitken_dorothy_2013]&quot;}} RNDzayxfxhqiy"/>.</text:p>
      <text:p text:style-name="Text_20_body">Heathcote discusses authenticity in detail in her writings <text:reference-mark-start text:name="ZOTERO_ITEM CSL_CITATION {&quot;schema&quot;:&quot;https://github.com/citation-style-language/schema/raw/master/csl-citation.json&quot;,&quot;citationItems&quot;:[{&quot;suffix&quot;:&quot;&quot;,&quot;uris&quot;:[&quot;http://zotero.org/users/1913249/items/8ZBRVTW7&quot;],&quot;id&quot;:3671,&quot;uri&quot;:[&quot;http://zotero.org/users/1913249/items/8ZBRVTW7&quot;],&quot;prefix&quot;:&quot;&quot;,&quot;itemData&quot;:{&quot;citation-key&quot;:&quot;heathcote_dorothy_1984&quot;,&quot;type&quot;:&quot;book&quot;,&quot;publisher-place&quot;:&quot;London&quot;,&quot;event-place&quot;:&quot;London&quot;,&quot;title-short&quot;:&quot;Dorothy Heathcote&quot;,&quot;number-of-pages&quot;:&quot;218&quot;,&quot;ISBN&quot;:&quot;978-0-09-149261-8&quot;,&quot;source&quot;:&quot;Open WorldCat&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ublisher&quot;:&quot;Hutchinson&quot;,&quot;issued&quot;:{&quot;date-parts&quot;:[[&quot;1984&quot;]]},&quot;id&quot;:&quot;heathcote_dorothy_1984&quot;,&quot;author&quot;:[{&quot;family&quot;:&quot;Heathcote&quot;,&quot;given&quot;:&quot;Dorothy&quot;},{&quot;family&quot;:&quot;Johnson&quot;,&quot;given&quot;:&quot;Liz&quot;},{&quot;family&quot;:&quot;O'Neill&quot;,&quot;given&quot;:&quot;Cecily&quot;}],&quot;note&quot;:&quot;OCLC: 12584606&quot;,&quot;language&quot;:&quot;eng&quot;}}],&quot;citationID&quot;:&quot;sqfjjekv&quot;,&quot;properties&quot;:{&quot;noteIndex&quot;:0,&quot;formattedCitation&quot;:&quot;[@heathcote_dorothy_1984]&quot;}} RNDkzmablywhh"/>&lt;Do Zotero Refresh: [@heathcote_dorothy_1984]&gt;<text:reference-mark-end text:name="ZOTERO_ITEM CSL_CITATION {&quot;schema&quot;:&quot;https://github.com/citation-style-language/schema/raw/master/csl-citation.json&quot;,&quot;citationItems&quot;:[{&quot;suffix&quot;:&quot;&quot;,&quot;uris&quot;:[&quot;http://zotero.org/users/1913249/items/8ZBRVTW7&quot;],&quot;id&quot;:3671,&quot;uri&quot;:[&quot;http://zotero.org/users/1913249/items/8ZBRVTW7&quot;],&quot;prefix&quot;:&quot;&quot;,&quot;itemData&quot;:{&quot;citation-key&quot;:&quot;heathcote_dorothy_1984&quot;,&quot;type&quot;:&quot;book&quot;,&quot;publisher-place&quot;:&quot;London&quot;,&quot;event-place&quot;:&quot;London&quot;,&quot;title-short&quot;:&quot;Dorothy Heathcote&quot;,&quot;number-of-pages&quot;:&quot;218&quot;,&quot;ISBN&quot;:&quot;978-0-09-149261-8&quot;,&quot;source&quot;:&quot;Open WorldCat&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ublisher&quot;:&quot;Hutchinson&quot;,&quot;issued&quot;:{&quot;date-parts&quot;:[[&quot;1984&quot;]]},&quot;id&quot;:&quot;heathcote_dorothy_1984&quot;,&quot;author&quot;:[{&quot;family&quot;:&quot;Heathcote&quot;,&quot;given&quot;:&quot;Dorothy&quot;},{&quot;family&quot;:&quot;Johnson&quot;,&quot;given&quot;:&quot;Liz&quot;},{&quot;family&quot;:&quot;O'Neill&quot;,&quot;given&quot;:&quot;Cecily&quot;}],&quot;note&quot;:&quot;OCLC: 12584606&quot;,&quot;language&quot;:&quot;eng&quot;}}],&quot;citationID&quot;:&quot;sqfjjekv&quot;,&quot;properties&quot;:{&quot;noteIndex&quot;:0,&quot;formattedCitation&quot;:&quot;[@heathcote_dorothy_1984]&quot;}} RNDkzmablywhh"/>.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schema&quot;:&quot;https://github.com/citation-style-language/schema/raw/master/csl-citation.json&quot;,&quot;citationItems&quot;:[{&quot;suffix&quot;:&quot;&quot;,&quot;uris&quot;:[&quot;http://zotero.org/users/1913249/items/2NLLQFAQ&quot;],&quot;id&quot;:3677,&quot;uri&quot;:[&quot;http://zotero.org/users/1913249/items/2NLLQFAQ&quot;],&quot;prefix&quot;:&quot;&quot;,&quot;itemData&quot;:{&quot;citation-key&quot;:&quot;hinton_workplace-focused_nodate&quot;,&quot;type&quot;:&quot;article-journal&quot;,&quot;language&quot;:&quot;en&quot;,&quot;id&quot;:&quot;hinton_workplace-focused_nodate&quot;,&quot;author&quot;:[{&quot;family&quot;:&quot;Hinton&quot;,&quot;given&quot;:&quot;Lisa&quot;}],&quot;title&quot;:&quot;Workplace-focused Development Drama (Mantle of the Expert) and Writing&quot;,&quot;source&quot;:&quot;Zotero&quot;}}],&quot;citationID&quot;:&quot;prxorvlx&quot;,&quot;properties&quot;:{&quot;noteIndex&quot;:0,&quot;formattedCitation&quot;:&quot;[@hinton_workplace-focused_nodate]&quot;}} RNDttnbrgsxqb"/>&lt;Do Zotero Refresh: [@hinton_workplace-focused_nodate]&gt;<text:reference-mark-end text:name="ZOTERO_ITEM CSL_CITATION {&quot;schema&quot;:&quot;https://github.com/citation-style-language/schema/raw/master/csl-citation.json&quot;,&quot;citationItems&quot;:[{&quot;suffix&quot;:&quot;&quot;,&quot;uris&quot;:[&quot;http://zotero.org/users/1913249/items/2NLLQFAQ&quot;],&quot;id&quot;:3677,&quot;uri&quot;:[&quot;http://zotero.org/users/1913249/items/2NLLQFAQ&quot;],&quot;prefix&quot;:&quot;&quot;,&quot;itemData&quot;:{&quot;citation-key&quot;:&quot;hinton_workplace-focused_nodate&quot;,&quot;type&quot;:&quot;article-journal&quot;,&quot;language&quot;:&quot;en&quot;,&quot;id&quot;:&quot;hinton_workplace-focused_nodate&quot;,&quot;author&quot;:[{&quot;family&quot;:&quot;Hinton&quot;,&quot;given&quot;:&quot;Lisa&quot;}],&quot;title&quot;:&quot;Workplace-focused Development Drama (Mantle of the Expert) and Writing&quot;,&quot;source&quot;:&quot;Zotero&quot;}}],&quot;citationID&quot;:&quot;prxorvlx&quot;,&quot;properties&quot;:{&quot;noteIndex&quot;:0,&quot;formattedCitation&quot;:&quot;[@hinton_workplace-focused_nodate]&quot;}} RNDttnbrgsxqb"/></text:p>
      <text:p text:style-name="Text_20_body">Rainer and Bolton explore some of the rigidity of the MoE approach in terms of time allocated and other factors. Rainer outlines a wider scope of a process drama <text:reference-mark-start text:name="ZOTERO_ITEM CSL_CITATION {&quot;schema&quot;:&quot;https://github.com/citation-style-language/schema/raw/master/csl-citation.json&quot;,&quot;citationItems&quot;:[{&quot;suffix&quot;:&quot;&quot;,&quot;suppress-author&quot;:true,&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bbwmajnc&quot;,&quot;properties&quot;:{&quot;noteIndex&quot;:0,&quot;formattedCitation&quot;:&quot;[-@rainer_drama_2012]&quot;}} RNDulyctntqcl"/>&lt;Do Zotero Refresh: [-@rainer_drama_2012]&gt;<text:reference-mark-end text:name="ZOTERO_ITEM CSL_CITATION {&quot;schema&quot;:&quot;https://github.com/citation-style-language/schema/raw/master/csl-citation.json&quot;,&quot;citationItems&quot;:[{&quot;suffix&quot;:&quot;&quot;,&quot;suppress-author&quot;:true,&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bbwmajnc&quot;,&quot;properties&quot;:{&quot;noteIndex&quot;:0,&quot;formattedCitation&quot;:&quot;[-@rainer_drama_2012]&quot;}} RNDulyctntqcl"/>.</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schema&quot;:&quot;https://github.com/citation-style-language/schema/raw/master/csl-citation.json&quot;,&quot;citationItems&quot;:[{&quot;suffix&quot;:&quot;&quot;,&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moifiwhz&quot;,&quot;properties&quot;:{&quot;noteIndex&quot;:0,&quot;formattedCitation&quot;:&quot;[@rainer_drama_2012]&quot;}} RNDczxtbzuymv"/>&lt;Do Zotero Refresh: [@rainer_drama_2012]&gt;<text:reference-mark-end text:name="ZOTERO_ITEM CSL_CITATION {&quot;schema&quot;:&quot;https://github.com/citation-style-language/schema/raw/master/csl-citation.json&quot;,&quot;citationItems&quot;:[{&quot;suffix&quot;:&quot;&quot;,&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moifiwhz&quot;,&quot;properties&quot;:{&quot;noteIndex&quot;:0,&quot;formattedCitation&quot;:&quot;[@rainer_drama_2012]&quot;}} RNDczxtbzuymv"/>, or prohibitively time consuming <text:reference-mark-start text:name="ZOTERO_ITEM CSL_CITATION {&quot;schema&quot;:&quot;https://github.com/citation-style-language/schema/raw/master/csl-citation.json&quot;,&quot;citationItems&quot;:[{&quot;suffix&quot;:&quot;&quot;,&quot;uris&quot;:[&quot;http://zotero.org/users/1913249/items/FUU3FZWS&quot;],&quot;id&quot;:3253,&quot;uri&quot;:[&quot;http://zotero.org/users/1913249/items/FUU3FZWS&quot;],&quot;prefix&quot;:&quot;&quot;,&quot;itemData&quot;:{&quot;citation-key&quot;:&quot;heathcote_drama_1994&quot;,&quot;type&quot;:&quot;book&quot;,&quot;issued&quot;:{&quot;date-parts&quot;:[[&quot;1994&quot;]]},&quot;id&quot;:&quot;heathcote_drama_1994&quot;,&quot;author&quot;:[{&quot;family&quot;:&quot;Heathcote&quot;,&quot;given&quot;:&quot;Dorothy&quot;},{&quot;family&quot;:&quot;Bolton&quot;,&quot;given&quot;:&quot;Gavin&quot;}],&quot;title&quot;:&quot;Drama for Learning: Dorothy Heathcote's Mantle of the Expert Approach to Education. Dimensions of Drama Series.&quot;,&quot;publisher&quot;:&quot;ERIC&quot;}}],&quot;citationID&quot;:&quot;hzyckxee&quot;,&quot;properties&quot;:{&quot;noteIndex&quot;:0,&quot;formattedCitation&quot;:&quot;[@heathcote_drama_1994]&quot;}} RNDlxunihbrnk"/>&lt;Do Zotero Refresh: [@heathcote_drama_1994]&gt;<text:reference-mark-end text:name="ZOTERO_ITEM CSL_CITATION {&quot;schema&quot;:&quot;https://github.com/citation-style-language/schema/raw/master/csl-citation.json&quot;,&quot;citationItems&quot;:[{&quot;suffix&quot;:&quot;&quot;,&quot;uris&quot;:[&quot;http://zotero.org/users/1913249/items/FUU3FZWS&quot;],&quot;id&quot;:3253,&quot;uri&quot;:[&quot;http://zotero.org/users/1913249/items/FUU3FZWS&quot;],&quot;prefix&quot;:&quot;&quot;,&quot;itemData&quot;:{&quot;citation-key&quot;:&quot;heathcote_drama_1994&quot;,&quot;type&quot;:&quot;book&quot;,&quot;issued&quot;:{&quot;date-parts&quot;:[[&quot;1994&quot;]]},&quot;id&quot;:&quot;heathcote_drama_1994&quot;,&quot;author&quot;:[{&quot;family&quot;:&quot;Heathcote&quot;,&quot;given&quot;:&quot;Dorothy&quot;},{&quot;family&quot;:&quot;Bolton&quot;,&quot;given&quot;:&quot;Gavin&quot;}],&quot;title&quot;:&quot;Drama for Learning: Dorothy Heathcote's Mantle of the Expert Approach to Education. Dimensions of Drama Series.&quot;,&quot;publisher&quot;:&quot;ERIC&quot;}}],&quot;citationID&quot;:&quot;hzyckxee&quot;,&quot;properties&quot;:{&quot;noteIndex&quot;:0,&quot;formattedCitation&quot;:&quot;[@heathcote_drama_1994]&quot;}} RNDlxunihbrnk"/>.</text:p>
      <text:p text:style-name="Text_20_body">Rainer chapter <text:reference-mark-start text:name="ZOTERO_ITEM CSL_CITATION {&quot;schema&quot;:&quot;https://github.com/citation-style-language/schema/raw/master/csl-citation.json&quot;,&quot;citationItems&quot;:[{&quot;suffix&quot;:&quot;&quot;,&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nujquhkw&quot;,&quot;properties&quot;:{&quot;noteIndex&quot;:0,&quot;formattedCitation&quot;:&quot;[@rainer_drama_2012]&quot;}} RNDgfutabszdd"/>&lt;Do Zotero Refresh: [@rainer_drama_2012]&gt;<text:reference-mark-end text:name="ZOTERO_ITEM CSL_CITATION {&quot;schema&quot;:&quot;https://github.com/citation-style-language/schema/raw/master/csl-citation.json&quot;,&quot;citationItems&quot;:[{&quot;suffix&quot;:&quot;&quot;,&quot;uris&quot;:[&quot;http://zotero.org/users/1913249/items/L9DXC8RY&quot;],&quot;id&quot;:3679,&quot;uri&quot;:[&quot;http://zotero.org/users/1913249/items/L9DXC8RY&quot;],&quot;prefix&quot;:&quot;&quot;,&quot;itemData&quot;:{&quot;citation-key&quot;:&quot;rainer_drama_2012&quot;,&quot;title-short&quot;:&quot;Drama at the Heart of the Secondary School&quot;,&quot;language&quot;:&quot;en&quot;,&quot;number-of-pages&quot;:&quot;286&quot;,&quot;ISBN&quot;:&quot;978-1-136-49649-3&quot;,&quot;title&quot;:&quot;Drama at the Heart of the Secondary School: Projects to Promote Authentic Learning&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sued&quot;:{&quot;date-parts&quot;:[[&quot;2012&quot;,3,15]]},&quot;id&quot;:&quot;rainer_drama_2012&quot;,&quot;author&quot;:[{&quot;family&quot;:&quot;Rainer&quot;,&quot;given&quot;:&quot;John&quot;},{&quot;family&quot;:&quot;Lewis&quot;,&quot;given&quot;:&quot;Martin&quot;}],&quot;source&quot;:&quot;Google Books&quot;,&quot;publisher&quot;:&quot;Routledge&quot;}}],&quot;citationID&quot;:&quot;nujquhkw&quot;,&quot;properties&quot;:{&quot;noteIndex&quot;:0,&quot;formattedCitation&quot;:&quot;[@rainer_drama_2012]&quot;}} RNDgfutabszdd"/>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schema&quot;:&quot;https://github.com/citation-style-language/schema/raw/master/csl-citation.json&quot;,&quot;citationItems&quot;:[{&quot;suffix&quot;:&quot;&quot;,&quot;uris&quot;:[&quot;http://zotero.org/users/1913249/items/5JSJU8ID&quot;],&quot;id&quot;:3888,&quot;uri&quot;:[&quot;http://zotero.org/users/1913249/items/5JSJU8ID&quot;],&quot;prefix&quot;:&quot;&quot;,&quot;itemData&quot;:{&quot;citation-key&quot;:&quot;fields_picking_2013&quot;,&quot;URL&quot;:&quot;https://doi.org/10.1080/10749039.2012.691199&quot;,&quot;source&quot;:&quot;Taylor and Francis+NEJM&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uthor&quot;:[{&quot;family&quot;:&quot;Fields&quot;,&quot;given&quot;:&quot;Deborah&quot;},{&quot;family&quot;:&quot;Enyedy&quot;,&quot;given&quot;:&quot;Noel&quot;}],&quot;type&quot;:&quot;article-journal&quot;,&quot;title-short&quot;:&quot;Picking Up the Mantle of “Expert”&quot;,&quot;issue&quot;:&quot;2&quot;,&quot;accessed&quot;:{&quot;date-parts&quot;:[[&quot;2022&quot;,7,21]]},&quot;volume&quot;:&quot;20&quot;,&quot;title&quot;:&quot;Picking Up the Mantle of “Expert”: Assigned Roles, Assertion of Identity, and Peer Recognition Within a Programming Class&quot;,&quot;container-title&quot;:&quot;Mind, Culture, and Activity&quot;,&quot;page&quot;:&quot;113-131&quot;,&quot;issued&quot;:{&quot;date-parts&quot;:[[&quot;2013&quot;,4,1]]},&quot;id&quot;:&quot;fields_picking_2013&quot;,&quot;DOI&quot;:&quot;10.1080/10749039.2012.691199&quot;,&quot;ISSN&quot;:&quot;1074-9039&quot;,&quot;publisher&quot;:&quot;Routledge&quot;}},{&quot;suffix&quot;:&quot;&quot;,&quot;uris&quot;:[&quot;http://zotero.org/users/1913249/items/6EJQTJ7J&quot;],&quot;id&quot;:3670,&quot;uri&quot;:[&quot;http://zotero.org/users/1913249/items/6EJQTJ7J&quot;],&quot;prefix&quot;:&quot;&quot;,&quot;itemData&quot;:{&quot;container-title-short&quot;:&quot;Pertanika Journal of Social Science and Humanities&quot;,&quot;title-short&quot;:&quot;Process drama&quot;,&quot;source&quot;:&quot;ResearchGate&quot;,&quot;volume&quot;:&quot;20&quot;,&quot;type&quot;:&quot;article-journal&quot;,&quot;title&quot;:&quot;Process drama: Bridging the Arts and the Sciences&quot;,&quot;container-title&quot;:&quot;Pertanika Journal of Social Science and Humanities&quot;,&quot;page&quot;:&quot;1299-1310&quot;,&quot;issued&quot;:{&quot;date-parts&quot;:[[&quot;2012&quot;,2,13]]},&quot;id&quot;:&quot;gill_process_2012&quot;,&quot;author&quot;:[{&quot;family&quot;:&quot;Gill&quot;,&quot;given&quot;:&quot;Chamkaur&quot;}],&quot;citation-key&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itationID&quot;:&quot;whhhfcvo&quot;,&quot;properties&quot;:{&quot;noteIndex&quot;:0,&quot;formattedCitation&quot;:&quot;[@fields_picking_2013; @gill_process_2012]&quot;}} RNDjxfxhtrrkm"/>&lt;Do Zotero Refresh: [@fields_picking_2013; @gill_process_2012]&gt;<text:reference-mark-end text:name="ZOTERO_ITEM CSL_CITATION {&quot;schema&quot;:&quot;https://github.com/citation-style-language/schema/raw/master/csl-citation.json&quot;,&quot;citationItems&quot;:[{&quot;suffix&quot;:&quot;&quot;,&quot;uris&quot;:[&quot;http://zotero.org/users/1913249/items/5JSJU8ID&quot;],&quot;id&quot;:3888,&quot;uri&quot;:[&quot;http://zotero.org/users/1913249/items/5JSJU8ID&quot;],&quot;prefix&quot;:&quot;&quot;,&quot;itemData&quot;:{&quot;citation-key&quot;:&quot;fields_picking_2013&quot;,&quot;URL&quot;:&quot;https://doi.org/10.1080/10749039.2012.691199&quot;,&quot;source&quot;:&quot;Taylor and Francis+NEJM&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uthor&quot;:[{&quot;family&quot;:&quot;Fields&quot;,&quot;given&quot;:&quot;Deborah&quot;},{&quot;family&quot;:&quot;Enyedy&quot;,&quot;given&quot;:&quot;Noel&quot;}],&quot;type&quot;:&quot;article-journal&quot;,&quot;title-short&quot;:&quot;Picking Up the Mantle of “Expert”&quot;,&quot;issue&quot;:&quot;2&quot;,&quot;accessed&quot;:{&quot;date-parts&quot;:[[&quot;2022&quot;,7,21]]},&quot;volume&quot;:&quot;20&quot;,&quot;title&quot;:&quot;Picking Up the Mantle of “Expert”: Assigned Roles, Assertion of Identity, and Peer Recognition Within a Programming Class&quot;,&quot;container-title&quot;:&quot;Mind, Culture, and Activity&quot;,&quot;page&quot;:&quot;113-131&quot;,&quot;issued&quot;:{&quot;date-parts&quot;:[[&quot;2013&quot;,4,1]]},&quot;id&quot;:&quot;fields_picking_2013&quot;,&quot;DOI&quot;:&quot;10.1080/10749039.2012.691199&quot;,&quot;ISSN&quot;:&quot;1074-9039&quot;,&quot;publisher&quot;:&quot;Routledge&quot;}},{&quot;suffix&quot;:&quot;&quot;,&quot;uris&quot;:[&quot;http://zotero.org/users/1913249/items/6EJQTJ7J&quot;],&quot;id&quot;:3670,&quot;uri&quot;:[&quot;http://zotero.org/users/1913249/items/6EJQTJ7J&quot;],&quot;prefix&quot;:&quot;&quot;,&quot;itemData&quot;:{&quot;container-title-short&quot;:&quot;Pertanika Journal of Social Science and Humanities&quot;,&quot;title-short&quot;:&quot;Process drama&quot;,&quot;source&quot;:&quot;ResearchGate&quot;,&quot;volume&quot;:&quot;20&quot;,&quot;type&quot;:&quot;article-journal&quot;,&quot;title&quot;:&quot;Process drama: Bridging the Arts and the Sciences&quot;,&quot;container-title&quot;:&quot;Pertanika Journal of Social Science and Humanities&quot;,&quot;page&quot;:&quot;1299-1310&quot;,&quot;issued&quot;:{&quot;date-parts&quot;:[[&quot;2012&quot;,2,13]]},&quot;id&quot;:&quot;gill_process_2012&quot;,&quot;author&quot;:[{&quot;family&quot;:&quot;Gill&quot;,&quot;given&quot;:&quot;Chamkaur&quot;}],&quot;citation-key&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itationID&quot;:&quot;whhhfcvo&quot;,&quot;properties&quot;:{&quot;noteIndex&quot;:0,&quot;formattedCitation&quot;:&quot;[@fields_picking_2013; @gill_process_2012]&quot;}} RNDjxfxhtrrkm"/>.</text:p>
      <text:p text:style-name="Text_20_body">My own work with Manchester Met University drama education department explored the value of coding in role. <text:reference-mark-start text:name="ZOTERO_ITEM CSL_CITATION {&quot;schema&quot;:&quot;https://github.com/citation-style-language/schema/raw/master/csl-citation.json&quot;,&quot;citationItems&quot;:[{&quot;suffix&quot;:&quot;&quot;,&quot;uris&quot;:[&quot;http://zotero.org/users/1913249/items/5P66QFBW&quot;],&quot;id&quot;:3257,&quot;uri&quot;:[&quot;http://zotero.org/users/1913249/items/5P66QFBW&quot;],&quot;prefix&quot;:&quot;&quot;,&quot;itemData&quot;:{&quot;citation-key&quot;:&quot;caldwell_drama_2019&quot;,&quot;type&quot;:&quot;chapter&quot;,&quot;publisher-place&quot;:&quot;Thousand Oaks, CA&quot;,&quot;event-place&quot;:&quot;Thousand Oaks, CA&quot;,&quot;language&quot;:&quot;English&quot;,&quot;source&quot;:&quot;Amazon&quot;,&quot;ISBN&quot;:&quot;978-1-5264-7435-3&quot;,&quot;publisher&quot;:&quot;Learning Matters&quot;,&quot;title&quot;:&quot;Drama and STEM&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id&quot;:&quot;caldwell_drama_2019&quot;,&quot;author&quot;:[{&quot;family&quot;:&quot;Patterson&quot;,&quot;given&quot;:&quot;Rebecca&quot;},{&quot;family&quot;:&quot;Chesterman&quot;,&quot;given&quot;:&quot;Mick&quot;},{&quot;family&quot;:&quot;Ramsey&quot;,&quot;given&quot;:&quot;Alison&quot;}],&quot;editor&quot;:[{&quot;family&quot;:&quot;Caldwell&quot;,&quot;given&quot;:&quot;Helen&quot;},{&quot;family&quot;:&quot;Pope&quot;,&quot;given&quot;:&quot;Sue&quot;}],&quot;edition&quot;:&quot;1 edition&quot;}}],&quot;citationID&quot;:&quot;yuifzcya&quot;,&quot;properties&quot;:{&quot;noteIndex&quot;:0,&quot;formattedCitation&quot;:&quot;[@caldwell_drama_2019]&quot;}} RNDdrahuwocet"/>&lt;Do Zotero Refresh: [@caldwell_drama_2019]&gt;<text:reference-mark-end text:name="ZOTERO_ITEM CSL_CITATION {&quot;schema&quot;:&quot;https://github.com/citation-style-language/schema/raw/master/csl-citation.json&quot;,&quot;citationItems&quot;:[{&quot;suffix&quot;:&quot;&quot;,&quot;uris&quot;:[&quot;http://zotero.org/users/1913249/items/5P66QFBW&quot;],&quot;id&quot;:3257,&quot;uri&quot;:[&quot;http://zotero.org/users/1913249/items/5P66QFBW&quot;],&quot;prefix&quot;:&quot;&quot;,&quot;itemData&quot;:{&quot;citation-key&quot;:&quot;caldwell_drama_2019&quot;,&quot;type&quot;:&quot;chapter&quot;,&quot;publisher-place&quot;:&quot;Thousand Oaks, CA&quot;,&quot;event-place&quot;:&quot;Thousand Oaks, CA&quot;,&quot;language&quot;:&quot;English&quot;,&quot;source&quot;:&quot;Amazon&quot;,&quot;ISBN&quot;:&quot;978-1-5264-7435-3&quot;,&quot;publisher&quot;:&quot;Learning Matters&quot;,&quot;title&quot;:&quot;Drama and STEM&quot;,&quot;container-title&quot;:&quot;STEM in the Primary Curriculu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sued&quot;:{&quot;date-parts&quot;:[[&quot;2019&quot;,3,25]]},&quot;id&quot;:&quot;caldwell_drama_2019&quot;,&quot;author&quot;:[{&quot;family&quot;:&quot;Patterson&quot;,&quot;given&quot;:&quot;Rebecca&quot;},{&quot;family&quot;:&quot;Chesterman&quot;,&quot;given&quot;:&quot;Mick&quot;},{&quot;family&quot;:&quot;Ramsey&quot;,&quot;given&quot;:&quot;Alison&quot;}],&quot;editor&quot;:[{&quot;family&quot;:&quot;Caldwell&quot;,&quot;given&quot;:&quot;Helen&quot;},{&quot;family&quot;:&quot;Pope&quot;,&quot;given&quot;:&quot;Sue&quot;}],&quot;edition&quot;:&quot;1 edition&quot;}}],&quot;citationID&quot;:&quot;yuifzcya&quot;,&quot;properties&quot;:{&quot;noteIndex&quot;:0,&quot;formattedCitation&quot;:&quot;[@caldwell_drama_2019]&quot;}} RNDdrahuwocet"/></text:p>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tems&quot;:[{&quot;suffix&quot;:&quot;&quot;,&quot;uris&quot;:[&quot;http://zotero.org/users/1913249/items/D6IF6PH5&quot;],&quot;id&quot;:83,&quot;uri&quot;:[&quot;http://zotero.org/users/1913249/items/D6IF6PH5&quot;],&quot;prefix&quot;:&quot;&quot;,&quot;itemData&quot;:{&quot;citation-key&quot;:&quot;tedre_long_2016&quot;,&quot;URL&quot;:&quot;https://dl.acm.org/doi/10.1145/2999541.2999542&quot;,&quot;publisher-place&quot;:&quot;Koli Finland&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event-title&quot;:&quot;Koli Calling 2016: 16th Koli Calling International Conference on Computing Education Research&quot;,&quot;type&quot;:&quot;paper-conference&quot;,&quot;source&quot;:&quot;DOI.org (Crossref)&quot;,&quot;accessed&quot;:{&quot;date-parts&quot;:[[&quot;2021&quot;,2,22]]},&quot;DOI&quot;:&quot;10.1145/2999541.2999542&quot;,&quot;title&quot;:&quot;The long quest for computational thinking&quot;,&quot;container-title&quot;:&quot;Proceedings of the 16th Koli Calling International Conference on Computing Education Research&quot;,&quot;page&quot;:&quot;120-129&quot;,&quot;issued&quot;:{&quot;date-parts&quot;:[[&quot;2016&quot;,11,24]]},&quot;id&quot;:&quot;tedre_long_2016&quot;,&quot;event-place&quot;:&quot;Koli Finland&quot;,&quot;publisher&quot;:&quot;ACM&quot;,&quot;ISBN&quot;:&quot;978-1-4503-4770-9&quot;}}],&quot;citationID&quot;:&quot;ezhownle&quot;,&quot;properties&quot;:{&quot;noteIndex&quot;:0,&quot;formattedCitation&quot;:&quot;[@tedre_long_2016]&quot;}} RNDhdvrqulyzl"/>&lt;Do Zotero Refresh: [@tedre_long_2016]&gt;<text:reference-mark-end text:name="ZOTERO_ITEM CSL_CITATION {&quot;schema&quot;:&quot;https://github.com/citation-style-language/schema/raw/master/csl-citation.json&quot;,&quot;citationItems&quot;:[{&quot;suffix&quot;:&quot;&quot;,&quot;uris&quot;:[&quot;http://zotero.org/users/1913249/items/D6IF6PH5&quot;],&quot;id&quot;:83,&quot;uri&quot;:[&quot;http://zotero.org/users/1913249/items/D6IF6PH5&quot;],&quot;prefix&quot;:&quot;&quot;,&quot;itemData&quot;:{&quot;citation-key&quot;:&quot;tedre_long_2016&quot;,&quot;URL&quot;:&quot;https://dl.acm.org/doi/10.1145/2999541.2999542&quot;,&quot;publisher-place&quot;:&quot;Koli Finland&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event-title&quot;:&quot;Koli Calling 2016: 16th Koli Calling International Conference on Computing Education Research&quot;,&quot;type&quot;:&quot;paper-conference&quot;,&quot;source&quot;:&quot;DOI.org (Crossref)&quot;,&quot;accessed&quot;:{&quot;date-parts&quot;:[[&quot;2021&quot;,2,22]]},&quot;DOI&quot;:&quot;10.1145/2999541.2999542&quot;,&quot;title&quot;:&quot;The long quest for computational thinking&quot;,&quot;container-title&quot;:&quot;Proceedings of the 16th Koli Calling International Conference on Computing Education Research&quot;,&quot;page&quot;:&quot;120-129&quot;,&quot;issued&quot;:{&quot;date-parts&quot;:[[&quot;2016&quot;,11,24]]},&quot;id&quot;:&quot;tedre_long_2016&quot;,&quot;event-place&quot;:&quot;Koli Finland&quot;,&quot;publisher&quot;:&quot;ACM&quot;,&quot;ISBN&quot;:&quot;978-1-4503-4770-9&quot;}}],&quot;citationID&quot;:&quot;ezhownle&quot;,&quot;properties&quot;:{&quot;noteIndex&quot;:0,&quot;formattedCitation&quot;:&quot;[@tedre_long_2016]&quot;}} RNDhdvrqulyzl"/>.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citationItems&quot;:[{&quot;suffix&quot;:&quot;&quot;,&quot;uris&quot;:[&quot;http://zotero.org/users/1913249/items/JH4LGUDX&quot;],&quot;id&quot;:3913,&quot;uri&quot;:[&quot;http://zotero.org/users/1913249/items/JH4LGUDX&quot;],&quot;prefix&quot;:&quot;&quot;,&quot;itemData&quot;:{&quot;type&quot;:&quot;article-journal&quot;,&quot;volume&quot;:&quot;6&quot;,&quot;title&quot;:&quot;Research notebook: Computational thinking—What and why&quot;,&quot;container-title&quot;:&quot;The link magazine&quot;,&quot;page&quot;:&quot;20–23&quot;,&quot;issued&quot;:{&quot;date-parts&quot;:[[&quot;2011&quot;]]},&quot;id&quot;:&quot;wing2011research&quot;,&quot;author&quot;:[{&quot;family&quot;:&quot;Wing&quot;,&quot;given&quot;:&quot;Jeanette&quot;}],&quot;citation-key&quot;:&quot;wing2011research&quot;}}],&quot;citationID&quot;:&quot;bymfpmmk&quot;,&quot;properties&quot;:{&quot;noteIndex&quot;:0,&quot;formattedCitation&quot;:&quot;[@wing2011research]&quot;}} RNDjamnurncfk"/>&lt;Do Zotero Refresh: [@wing2011research]&gt;<text:reference-mark-end text:name="ZOTERO_ITEM CSL_CITATION {&quot;schema&quot;:&quot;https://github.com/citation-style-language/schema/raw/master/csl-citation.json&quot;,&quot;citationItems&quot;:[{&quot;suffix&quot;:&quot;&quot;,&quot;uris&quot;:[&quot;http://zotero.org/users/1913249/items/JH4LGUDX&quot;],&quot;id&quot;:3913,&quot;uri&quot;:[&quot;http://zotero.org/users/1913249/items/JH4LGUDX&quot;],&quot;prefix&quot;:&quot;&quot;,&quot;itemData&quot;:{&quot;type&quot;:&quot;article-journal&quot;,&quot;volume&quot;:&quot;6&quot;,&quot;title&quot;:&quot;Research notebook: Computational thinking—What and why&quot;,&quot;container-title&quot;:&quot;The link magazine&quot;,&quot;page&quot;:&quot;20–23&quot;,&quot;issued&quot;:{&quot;date-parts&quot;:[[&quot;2011&quot;]]},&quot;id&quot;:&quot;wing2011research&quot;,&quot;author&quot;:[{&quot;family&quot;:&quot;Wing&quot;,&quot;given&quot;:&quot;Jeanette&quot;}],&quot;citation-key&quot;:&quot;wing2011research&quot;}}],&quot;citationID&quot;:&quot;bymfpmmk&quot;,&quot;properties&quot;:{&quot;noteIndex&quot;:0,&quot;formattedCitation&quot;:&quot;[@wing2011research]&quot;}} RNDjamnurncfk"/>. Many learning resources designed to support the computing curriculum present this principle as four key pillars of CT: decomposition, pattern recognition, abstraction and algorithmic thinking <text:reference-mark-start text:name="ZOTERO_ITEM CSL_CITATION {&quot;schema&quot;:&quot;https://github.com/citation-style-language/schema/raw/master/csl-citation.json&quot;,&quot;citationItems&quot;:[{&quot;suffix&quot;:&quot;&quot;,&quot;uris&quot;:[&quot;http://zotero.org/users/1913249/items/IA6P67BV&quot;],&quot;id&quot;:71,&quot;uri&quot;:[&quot;http://zotero.org/users/1913249/items/IA6P67BV&quot;],&quot;prefix&quot;:&quot;&quot;,&quot;itemData&quot;:{&quot;citation-key&quot;:&quot;bbc_bitesize_introduction_nodate&quot;,&quot;URL&quot;:&quot;https://www.bbc.co.uk/bitesize/guides/zp92mp3/revision/1&quot;,&quot;title-short&quot;:&quot;What is computational thinking?&quot;,&quot;language&quot;:&quot;en-GB&quot;,&quot;accessed&quot;:{&quot;date-parts&quot;:[[&quot;2021&quot;,3,26]]},&quot;title&quot;:&quot;Introduction to computational thinking - KS3 Computer Science Revision&quot;,&quot;container-title&quot;:&quot;BBC Bitesize&quot;,&quot;id&quot;:&quot;bbc_bitesize_introduction_nodate&quot;,&quot;author&quot;:[{&quot;literal&quot;:&quot;BBC Bitesize&quot;}],&quot;type&quot;:&quot;webpage&quot;,&quot;abstract&quot;:&quot;Introducing computational thinking&quot;}}],&quot;citationID&quot;:&quot;qroxukok&quot;,&quot;properties&quot;:{&quot;noteIndex&quot;:0,&quot;formattedCitation&quot;:&quot;[@bbc_bitesize_introduction_nodate]&quot;}} RNDeajemkczps"/>&lt;Do Zotero Refresh: [@bbc_bitesize_introduction_nodate]&gt;<text:reference-mark-end text:name="ZOTERO_ITEM CSL_CITATION {&quot;schema&quot;:&quot;https://github.com/citation-style-language/schema/raw/master/csl-citation.json&quot;,&quot;citationItems&quot;:[{&quot;suffix&quot;:&quot;&quot;,&quot;uris&quot;:[&quot;http://zotero.org/users/1913249/items/IA6P67BV&quot;],&quot;id&quot;:71,&quot;uri&quot;:[&quot;http://zotero.org/users/1913249/items/IA6P67BV&quot;],&quot;prefix&quot;:&quot;&quot;,&quot;itemData&quot;:{&quot;citation-key&quot;:&quot;bbc_bitesize_introduction_nodate&quot;,&quot;URL&quot;:&quot;https://www.bbc.co.uk/bitesize/guides/zp92mp3/revision/1&quot;,&quot;title-short&quot;:&quot;What is computational thinking?&quot;,&quot;language&quot;:&quot;en-GB&quot;,&quot;accessed&quot;:{&quot;date-parts&quot;:[[&quot;2021&quot;,3,26]]},&quot;title&quot;:&quot;Introduction to computational thinking - KS3 Computer Science Revision&quot;,&quot;container-title&quot;:&quot;BBC Bitesize&quot;,&quot;id&quot;:&quot;bbc_bitesize_introduction_nodate&quot;,&quot;author&quot;:[{&quot;literal&quot;:&quot;BBC Bitesize&quot;}],&quot;type&quot;:&quot;webpage&quot;,&quot;abstract&quot;:&quot;Introducing computational thinking&quot;}}],&quot;citationID&quot;:&quot;qroxukok&quot;,&quot;properties&quot;:{&quot;noteIndex&quot;:0,&quot;formattedCitation&quot;:&quot;[@bbc_bitesize_introduction_nodate]&quot;}} RNDeajemkczps"/>. The essence here is to deal with concepts and principles as abstract and separate from the context of coding.</text:p>
      <text:p text:style-name="Text_20_body">Another widely used definition of CT by Brennan and Resnick <text:reference-mark-start text:name="ZOTERO_ITEM CSL_CITATION {&quot;schema&quot;:&quot;https://github.com/citation-style-language/schema/raw/master/csl-citation.json&quot;,&quot;citationItems&quot;:[{&quot;suffix&quot;:&quot;&quot;,&quot;suppress-author&quot;:true,&quot;uris&quot;:[&quot;http://zotero.org/users/1913249/items/7IHK4HWD&quot;],&quot;id&quot;:271,&quot;uri&quot;:[&quot;http://zotero.org/users/1913249/items/7IHK4HWD&quot;],&quot;prefix&quot;:&quot;&quot;,&quot;itemData&quot;:{&quot;citation-key&quot;:&quot;brennan_new_2012&quot;,&quot;language&quot;:&quot;en&quot;,&quot;title&quot;:&quot;New frameworks for studying and assessing the development of computational thinking&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issued&quot;:{&quot;date-parts&quot;:[[&quot;2012&quot;]]},&quot;id&quot;:&quot;brennan_new_2012&quot;,&quot;author&quot;:[{&quot;family&quot;:&quot;Brennan&quot;,&quot;given&quot;:&quot;Karen&quot;},{&quot;family&quot;:&quot;Resnick&quot;,&quot;given&quot;:&quot;Mitchel&quot;}],&quot;type&quot;:&quot;article-journal&quot;,&quot;source&quot;:&quot;Zotero&quot;}}],&quot;citationID&quot;:&quot;lccvcpix&quot;,&quot;properties&quot;:{&quot;noteIndex&quot;:0,&quot;formattedCitation&quot;:&quot;[-@brennan_new_2012]&quot;}} RNDgwzmgqevny"/>&lt;Do Zotero Refresh: [-@brennan_new_2012]&gt;<text:reference-mark-end text:name="ZOTERO_ITEM CSL_CITATION {&quot;schema&quot;:&quot;https://github.com/citation-style-language/schema/raw/master/csl-citation.json&quot;,&quot;citationItems&quot;:[{&quot;suffix&quot;:&quot;&quot;,&quot;suppress-author&quot;:true,&quot;uris&quot;:[&quot;http://zotero.org/users/1913249/items/7IHK4HWD&quot;],&quot;id&quot;:271,&quot;uri&quot;:[&quot;http://zotero.org/users/1913249/items/7IHK4HWD&quot;],&quot;prefix&quot;:&quot;&quot;,&quot;itemData&quot;:{&quot;citation-key&quot;:&quot;brennan_new_2012&quot;,&quot;language&quot;:&quot;en&quot;,&quot;title&quot;:&quot;New frameworks for studying and assessing the development of computational thinking&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page&quot;:&quot;25&quot;,&quot;issued&quot;:{&quot;date-parts&quot;:[[&quot;2012&quot;]]},&quot;id&quot;:&quot;brennan_new_2012&quot;,&quot;author&quot;:[{&quot;family&quot;:&quot;Brennan&quot;,&quot;given&quot;:&quot;Karen&quot;},{&quot;family&quot;:&quot;Resnick&quot;,&quot;given&quot;:&quot;Mitchel&quot;}],&quot;type&quot;:&quot;article-journal&quot;,&quot;source&quot;:&quot;Zotero&quot;}}],&quot;citationID&quot;:&quot;lccvcpix&quot;,&quot;properties&quot;:{&quot;noteIndex&quot;:0,&quot;formattedCitation&quot;:&quot;[-@brennan_new_2012]&quot;}} RNDgwzmgqevny"/>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schema&quot;:&quot;https://github.com/citation-style-language/schema/raw/master/csl-citation.json&quot;,&quot;citationItems&quot;:[{&quot;suffix&quot;:&quot;&quot;,&quot;uris&quot;:[&quot;http://zotero.org/users/1913249/items/8MV3LZYA&quot;],&quot;id&quot;:2729,&quot;uri&quot;:[&quot;http://zotero.org/users/1913249/items/8MV3LZYA&quot;],&quot;prefix&quot;:&quot;&quot;,&quot;itemData&quot;:{&quot;DOI&quot;:&quot;10.1016/j.chb.2014.09.012&quot;,&quot;URL&quot;:&quot;http://www.sciencedirect.com/science/article/pii/S0747563214004634&quot;,&quot;source&quot;:&quot;ScienceDirect&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family&quot;:&quot;Lye&quot;,&quot;given&quot;:&quot;Sze Yee&quot;},{&quot;family&quot;:&quot;Koh&quot;,&quot;given&quot;:&quot;Joyce Hwee Ling&quot;}],&quot;type&quot;:&quot;article-journal&quot;,&quot;title-short&quot;:&quot;Review on teaching and learning of computational thinking through programming&quot;,&quot;accessed&quot;:{&quot;date-parts&quot;:[[&quot;2018&quot;,9,16]]},&quot;volume&quot;:&quot;41&quot;,&quot;title&quot;:&quot;Review on teaching and learning of computational thinking through programming: What is next for K-12?&quot;,&quot;container-title&quot;:&quot;Computers in Human Behavior&quot;,&quot;page&quot;:&quot;51-61&quot;,&quot;issued&quot;:{&quot;date-parts&quot;:[[&quot;2014&quot;,12,1]]},&quot;id&quot;:&quot;lye_review_2014&quot;,&quot;container-title-short&quot;:&quot;Computers in Human Behavior&quot;,&quot;ISSN&quot;:&quot;0747-5632&quot;,&quot;citation-key&quot;:&quot;lye_review_2014&quot;}}],&quot;citationID&quot;:&quot;fcjkdtop&quot;,&quot;properties&quot;:{&quot;noteIndex&quot;:0,&quot;formattedCitation&quot;:&quot;[@lye_review_2014]&quot;}} RNDeroukawnvy"/>&lt;Do Zotero Refresh: [@lye_review_2014]&gt;<text:reference-mark-end text:name="ZOTERO_ITEM CSL_CITATION {&quot;schema&quot;:&quot;https://github.com/citation-style-language/schema/raw/master/csl-citation.json&quot;,&quot;citationItems&quot;:[{&quot;suffix&quot;:&quot;&quot;,&quot;uris&quot;:[&quot;http://zotero.org/users/1913249/items/8MV3LZYA&quot;],&quot;id&quot;:2729,&quot;uri&quot;:[&quot;http://zotero.org/users/1913249/items/8MV3LZYA&quot;],&quot;prefix&quot;:&quot;&quot;,&quot;itemData&quot;:{&quot;DOI&quot;:&quot;10.1016/j.chb.2014.09.012&quot;,&quot;URL&quot;:&quot;http://www.sciencedirect.com/science/article/pii/S0747563214004634&quot;,&quot;source&quot;:&quot;ScienceDirect&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family&quot;:&quot;Lye&quot;,&quot;given&quot;:&quot;Sze Yee&quot;},{&quot;family&quot;:&quot;Koh&quot;,&quot;given&quot;:&quot;Joyce Hwee Ling&quot;}],&quot;type&quot;:&quot;article-journal&quot;,&quot;title-short&quot;:&quot;Review on teaching and learning of computational thinking through programming&quot;,&quot;accessed&quot;:{&quot;date-parts&quot;:[[&quot;2018&quot;,9,16]]},&quot;volume&quot;:&quot;41&quot;,&quot;title&quot;:&quot;Review on teaching and learning of computational thinking through programming: What is next for K-12?&quot;,&quot;container-title&quot;:&quot;Computers in Human Behavior&quot;,&quot;page&quot;:&quot;51-61&quot;,&quot;issued&quot;:{&quot;date-parts&quot;:[[&quot;2014&quot;,12,1]]},&quot;id&quot;:&quot;lye_review_2014&quot;,&quot;container-title-short&quot;:&quot;Computers in Human Behavior&quot;,&quot;ISSN&quot;:&quot;0747-5632&quot;,&quot;citation-key&quot;:&quot;lye_review_2014&quot;}}],&quot;citationID&quot;:&quot;fcjkdtop&quot;,&quot;properties&quot;:{&quot;noteIndex&quot;:0,&quot;formattedCitation&quot;:&quot;[@lye_review_2014]&quot;}} RNDeroukawnvy"/>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schema&quot;:&quot;https://github.com/citation-style-language/schema/raw/master/csl-citation.json&quot;,&quot;citationItems&quot;:[{&quot;suffix&quot;:&quot;&quot;,&quot;uris&quot;:[&quot;http://zotero.org/users/1913249/items/Z5NBBV7S&quot;],&quot;id&quot;:3914,&quot;uri&quot;:[&quot;http://zotero.org/users/1913249/items/Z5NBBV7S&quot;],&quot;prefix&quot;:&quot;&quot;,&quot;itemData&quot;:{&quot;citation-key&quot;:&quot;csizmadia_computational_2015-1&quot;,&quot;type&quot;:&quot;report&quot;,&quot;title&quot;:&quot;Computational thinking - a guide for teachers&quot;,&quot;issued&quot;:{&quot;date-parts&quot;:[[&quot;2015&quot;,1,1]]},&quot;id&quot;:&quot;csizmadia_computational_2015-1&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source&quot;:&quot;ResearchGate&quot;,&quot;publisher&quot;:&quot;Computing at School&quot;}}],&quot;citationID&quot;:&quot;dewjawwh&quot;,&quot;properties&quot;:{&quot;noteIndex&quot;:0,&quot;formattedCitation&quot;:&quot;[@csizmadia_computational_2015-1]&quot;}} RNDmadzzjcjtf"/>&lt;Do Zotero Refresh: [@csizmadia_computational_2015-1]&gt;<text:reference-mark-end text:name="ZOTERO_ITEM CSL_CITATION {&quot;schema&quot;:&quot;https://github.com/citation-style-language/schema/raw/master/csl-citation.json&quot;,&quot;citationItems&quot;:[{&quot;suffix&quot;:&quot;&quot;,&quot;uris&quot;:[&quot;http://zotero.org/users/1913249/items/Z5NBBV7S&quot;],&quot;id&quot;:3914,&quot;uri&quot;:[&quot;http://zotero.org/users/1913249/items/Z5NBBV7S&quot;],&quot;prefix&quot;:&quot;&quot;,&quot;itemData&quot;:{&quot;citation-key&quot;:&quot;csizmadia_computational_2015-1&quot;,&quot;type&quot;:&quot;report&quot;,&quot;title&quot;:&quot;Computational thinking - a guide for teachers&quot;,&quot;issued&quot;:{&quot;date-parts&quot;:[[&quot;2015&quot;,1,1]]},&quot;id&quot;:&quot;csizmadia_computational_2015-1&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source&quot;:&quot;ResearchGate&quot;,&quot;publisher&quot;:&quot;Computing at School&quot;}}],&quot;citationID&quot;:&quot;dewjawwh&quot;,&quot;properties&quot;:{&quot;noteIndex&quot;:0,&quot;formattedCitation&quot;:&quot;[@csizmadia_computational_2015-1]&quot;}} RNDmadzzjcjtf"/>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schema&quot;:&quot;https://github.com/citation-style-language/schema/raw/master/csl-citation.json&quot;,&quot;citationItems&quot;:[{&quot;suffix&quot;:&quot;&quot;,&quot;uris&quot;:[&quot;http://zotero.org/users/1913249/items/UENCJTPP&quot;],&quot;id&quot;:3699,&quot;uri&quot;:[&quot;http://zotero.org/users/1913249/items/UENCJTPP&quot;],&quot;prefix&quot;:&quot;&quot;,&quot;itemData&quot;:{&quot;DOI&quot;:&quot;10.1145/637610.544461&quot;,&quot;URL&quot;:&quot;https://doi.org/10.1145/637610.544461&quot;,&quot;source&quot;:&quot;September 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family&quot;:&quot;Hazzan&quot;,&quot;given&quot;:&quot;Orit&quot;}],&quot;type&quot;:&quot;article-journal&quot;,&quot;ISSN&quot;:&quot;0097-8418&quot;,&quot;issue&quot;:&quot;3&quot;,&quot;accessed&quot;:{&quot;date-parts&quot;:[[&quot;2023&quot;,3,14]]},&quot;title&quot;:&quot;Reducing abstraction level when learning computability theory concepts&quot;,&quot;container-title&quot;:&quot;ACM SIGCSE Bulletin&quot;,&quot;page&quot;:&quot;156–160&quot;,&quot;issued&quot;:{&quot;date-parts&quot;:[[&quot;2002&quot;,6,24]]},&quot;id&quot;:&quot;hazzan_reducing_2002&quot;,&quot;volume&quot;:&quot;34&quot;,&quot;container-title-short&quot;:&quot;SIGCSE Bull.&quot;,&quot;citation-key&quot;:&quot;hazzan_reducing_2002&quot;}}],&quot;citationID&quot;:&quot;ciuhajbl&quot;,&quot;properties&quot;:{&quot;noteIndex&quot;:0,&quot;formattedCitation&quot;:&quot;[@hazzan_reducing_2002]&quot;}} RNDjxzewcjsmj"/>&lt;Do Zotero Refresh: [@hazzan_reducing_2002]&gt;<text:reference-mark-end text:name="ZOTERO_ITEM CSL_CITATION {&quot;schema&quot;:&quot;https://github.com/citation-style-language/schema/raw/master/csl-citation.json&quot;,&quot;citationItems&quot;:[{&quot;suffix&quot;:&quot;&quot;,&quot;uris&quot;:[&quot;http://zotero.org/users/1913249/items/UENCJTPP&quot;],&quot;id&quot;:3699,&quot;uri&quot;:[&quot;http://zotero.org/users/1913249/items/UENCJTPP&quot;],&quot;prefix&quot;:&quot;&quot;,&quot;itemData&quot;:{&quot;DOI&quot;:&quot;10.1145/637610.544461&quot;,&quot;URL&quot;:&quot;https://doi.org/10.1145/637610.544461&quot;,&quot;source&quot;:&quot;September 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family&quot;:&quot;Hazzan&quot;,&quot;given&quot;:&quot;Orit&quot;}],&quot;type&quot;:&quot;article-journal&quot;,&quot;ISSN&quot;:&quot;0097-8418&quot;,&quot;issue&quot;:&quot;3&quot;,&quot;accessed&quot;:{&quot;date-parts&quot;:[[&quot;2023&quot;,3,14]]},&quot;title&quot;:&quot;Reducing abstraction level when learning computability theory concepts&quot;,&quot;container-title&quot;:&quot;ACM SIGCSE Bulletin&quot;,&quot;page&quot;:&quot;156–160&quot;,&quot;issued&quot;:{&quot;date-parts&quot;:[[&quot;2002&quot;,6,24]]},&quot;id&quot;:&quot;hazzan_reducing_2002&quot;,&quot;volume&quot;:&quot;34&quot;,&quot;container-title-short&quot;:&quot;SIGCSE Bull.&quot;,&quot;citation-key&quot;:&quot;hazzan_reducing_2002&quot;}}],&quot;citationID&quot;:&quot;ciuhajbl&quot;,&quot;properties&quot;:{&quot;noteIndex&quot;:0,&quot;formattedCitation&quot;:&quot;[@hazzan_reducing_2002]&quot;}} RNDjxzewcjsmj"/>. Papert and Turkle’s <text:reference-mark-start text:name="ZOTERO_ITEM CSL_CITATION {&quot;schema&quot;:&quot;https://github.com/citation-style-language/schema/raw/master/csl-citation.json&quot;,&quot;citationItems&quot;:[{&quot;suffix&quot;:&quot;&quot;,&quot;suppress-author&quot;:true,&quot;uris&quot;:[&quot;http://zotero.org/users/1913249/items/PN46846P&quot;],&quot;id&quot;:2017,&quot;uri&quot;:[&quot;http://zotero.org/users/1913249/items/PN46846P&quot;],&quot;prefix&quot;:&quot;&quot;,&quot;itemData&quot;:{&quot;citation-key&quot;:&quot;papert_epistemological_1990&quot;,&quot;URL&quot;:&quot;http://www.papert.org/articles/EpistemologicalPluralism.html&quot;,&quot;issue&quot;:&quot;1&quot;,&quot;accessed&quot;:{&quot;date-parts&quot;:[[&quot;2017&quot;,11,1]]},&quot;title&quot;:&quot;Epistemological Pluralism and the Revaluation of the Concrete&quot;,&quot;container-title&quot;:&quot;Signs&quot;,&quot;issued&quot;:{&quot;date-parts&quot;:[[&quot;1990&quot;]]},&quot;id&quot;:&quot;papert_epistemological_1990&quot;,&quot;author&quot;:[{&quot;family&quot;:&quot;Papert&quot;,&quot;given&quot;:&quot;Seymour&quot;},{&quot;family&quot;:&quot;Turkle&quot;,&quot;given&quot;:&quot;Sherry&quot;}],&quot;volume&quot;:&quot;16&quot;,&quot;type&quot;:&quot;article-journal&quot;}}],&quot;citationID&quot;:&quot;pirbjvbi&quot;,&quot;properties&quot;:{&quot;noteIndex&quot;:0,&quot;formattedCitation&quot;:&quot;[-@papert_epistemological_1990]&quot;}} RNDedsyjvhdci"/>&lt;Do Zotero Refresh: [-@papert_epistemological_1990]&gt;<text:reference-mark-end text:name="ZOTERO_ITEM CSL_CITATION {&quot;schema&quot;:&quot;https://github.com/citation-style-language/schema/raw/master/csl-citation.json&quot;,&quot;citationItems&quot;:[{&quot;suffix&quot;:&quot;&quot;,&quot;suppress-author&quot;:true,&quot;uris&quot;:[&quot;http://zotero.org/users/1913249/items/PN46846P&quot;],&quot;id&quot;:2017,&quot;uri&quot;:[&quot;http://zotero.org/users/1913249/items/PN46846P&quot;],&quot;prefix&quot;:&quot;&quot;,&quot;itemData&quot;:{&quot;citation-key&quot;:&quot;papert_epistemological_1990&quot;,&quot;URL&quot;:&quot;http://www.papert.org/articles/EpistemologicalPluralism.html&quot;,&quot;issue&quot;:&quot;1&quot;,&quot;accessed&quot;:{&quot;date-parts&quot;:[[&quot;2017&quot;,11,1]]},&quot;title&quot;:&quot;Epistemological Pluralism and the Revaluation of the Concrete&quot;,&quot;container-title&quot;:&quot;Signs&quot;,&quot;issued&quot;:{&quot;date-parts&quot;:[[&quot;1990&quot;]]},&quot;id&quot;:&quot;papert_epistemological_1990&quot;,&quot;author&quot;:[{&quot;family&quot;:&quot;Papert&quot;,&quot;given&quot;:&quot;Seymour&quot;},{&quot;family&quot;:&quot;Turkle&quot;,&quot;given&quot;:&quot;Sherry&quot;}],&quot;volume&quot;:&quot;16&quot;,&quot;type&quot;:&quot;article-journal&quot;}}],&quot;citationID&quot;:&quot;pirbjvbi&quot;,&quot;properties&quot;:{&quot;noteIndex&quot;:0,&quot;formattedCitation&quot;:&quot;[-@papert_epistemological_1990]&quot;}} RNDedsyjvhdci"/>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tems&quot;:[{&quot;suffix&quot;:&quot;&quot;,&quot;suppress-author&quot;:true,&quot;uris&quot;:[&quot;http://zotero.org/users/1913249/items/U3NMBFHL&quot;],&quot;id&quot;:3687,&quot;uri&quot;:[&quot;http://zotero.org/users/1913249/items/U3NMBFHL&quot;],&quot;prefix&quot;:&quot;&quot;,&quot;itemData&quot;:{&quot;citation-key&quot;:&quot;wilensky1991abstract&quot;,&quot;type&quot;:&quot;book&quot;,&quot;issued&quot;:{&quot;date-parts&quot;:[[&quot;1991&quot;]]},&quot;id&quot;:&quot;wilensky1991abstract&quot;,&quot;author&quot;:[{&quot;family&quot;:&quot;Wilensky&quot;,&quot;given&quot;:&quot;Uri&quot;}],&quot;title&quot;:&quot;Abstract meditations on the concrete and concrete implications for mathematics education&quot;,&quot;publisher&quot;:&quot;Epistemology and Learning Group, MIT Media Laboratory Cambridge, MA&quot;}}],&quot;citationID&quot;:&quot;ndtwbsby&quot;,&quot;properties&quot;:{&quot;noteIndex&quot;:0,&quot;formattedCitation&quot;:&quot;[-@wilensky1991abstract]&quot;}} RNDvkqhugpmhz"/>&lt;Do Zotero Refresh: [-@wilensky1991abstract]&gt;<text:reference-mark-end text:name="ZOTERO_ITEM CSL_CITATION {&quot;schema&quot;:&quot;https://github.com/citation-style-language/schema/raw/master/csl-citation.json&quot;,&quot;citationItems&quot;:[{&quot;suffix&quot;:&quot;&quot;,&quot;suppress-author&quot;:true,&quot;uris&quot;:[&quot;http://zotero.org/users/1913249/items/U3NMBFHL&quot;],&quot;id&quot;:3687,&quot;uri&quot;:[&quot;http://zotero.org/users/1913249/items/U3NMBFHL&quot;],&quot;prefix&quot;:&quot;&quot;,&quot;itemData&quot;:{&quot;citation-key&quot;:&quot;wilensky1991abstract&quot;,&quot;type&quot;:&quot;book&quot;,&quot;issued&quot;:{&quot;date-parts&quot;:[[&quot;1991&quot;]]},&quot;id&quot;:&quot;wilensky1991abstract&quot;,&quot;author&quot;:[{&quot;family&quot;:&quot;Wilensky&quot;,&quot;given&quot;:&quot;Uri&quot;}],&quot;title&quot;:&quot;Abstract meditations on the concrete and concrete implications for mathematics education&quot;,&quot;publisher&quot;:&quot;Epistemology and Learning Group, MIT Media Laboratory Cambridge, MA&quot;}}],&quot;citationID&quot;:&quot;ndtwbsby&quot;,&quot;properties&quot;:{&quot;noteIndex&quot;:0,&quot;formattedCitation&quot;:&quot;[-@wilensky1991abstract]&quot;}} RNDvkqhugpmhz"/>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tems&quot;:[{&quot;suffix&quot;:&quot;&quot;,&quot;suppress-author&quot;:true,&quot;uris&quot;:[&quot;http://zotero.org/users/1913249/items/D6IF6PH5&quot;],&quot;id&quot;:83,&quot;uri&quot;:[&quot;http://zotero.org/users/1913249/items/D6IF6PH5&quot;],&quot;prefix&quot;:&quot;&quot;,&quot;itemData&quot;:{&quot;citation-key&quot;:&quot;tedre_long_2016&quot;,&quot;URL&quot;:&quot;https://dl.acm.org/doi/10.1145/2999541.2999542&quot;,&quot;publisher-place&quot;:&quot;Koli Finland&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event-title&quot;:&quot;Koli Calling 2016: 16th Koli Calling International Conference on Computing Education Research&quot;,&quot;type&quot;:&quot;paper-conference&quot;,&quot;source&quot;:&quot;DOI.org (Crossref)&quot;,&quot;accessed&quot;:{&quot;date-parts&quot;:[[&quot;2021&quot;,2,22]]},&quot;DOI&quot;:&quot;10.1145/2999541.2999542&quot;,&quot;title&quot;:&quot;The long quest for computational thinking&quot;,&quot;container-title&quot;:&quot;Proceedings of the 16th Koli Calling International Conference on Computing Education Research&quot;,&quot;page&quot;:&quot;120-129&quot;,&quot;issued&quot;:{&quot;date-parts&quot;:[[&quot;2016&quot;,11,24]]},&quot;id&quot;:&quot;tedre_long_2016&quot;,&quot;event-place&quot;:&quot;Koli Finland&quot;,&quot;publisher&quot;:&quot;ACM&quot;,&quot;ISBN&quot;:&quot;978-1-4503-4770-9&quot;}}],&quot;citationID&quot;:&quot;hjhlnakw&quot;,&quot;properties&quot;:{&quot;noteIndex&quot;:0,&quot;formattedCitation&quot;:&quot;[-@tedre_long_2016]&quot;}} RNDvraxznbtkd"/>&lt;Do Zotero Refresh: [-@tedre_long_2016]&gt;<text:reference-mark-end text:name="ZOTERO_ITEM CSL_CITATION {&quot;schema&quot;:&quot;https://github.com/citation-style-language/schema/raw/master/csl-citation.json&quot;,&quot;citationItems&quot;:[{&quot;suffix&quot;:&quot;&quot;,&quot;suppress-author&quot;:true,&quot;uris&quot;:[&quot;http://zotero.org/users/1913249/items/D6IF6PH5&quot;],&quot;id&quot;:83,&quot;uri&quot;:[&quot;http://zotero.org/users/1913249/items/D6IF6PH5&quot;],&quot;prefix&quot;:&quot;&quot;,&quot;itemData&quot;:{&quot;citation-key&quot;:&quot;tedre_long_2016&quot;,&quot;URL&quot;:&quot;https://dl.acm.org/doi/10.1145/2999541.2999542&quot;,&quot;publisher-place&quot;:&quot;Koli Finland&quot;,&quot;language&quot;:&quot;en&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uthor&quot;:[{&quot;family&quot;:&quot;Tedre&quot;,&quot;given&quot;:&quot;Matti&quot;},{&quot;family&quot;:&quot;Denning&quot;,&quot;given&quot;:&quot;Peter J.&quot;}],&quot;event-title&quot;:&quot;Koli Calling 2016: 16th Koli Calling International Conference on Computing Education Research&quot;,&quot;type&quot;:&quot;paper-conference&quot;,&quot;source&quot;:&quot;DOI.org (Crossref)&quot;,&quot;accessed&quot;:{&quot;date-parts&quot;:[[&quot;2021&quot;,2,22]]},&quot;DOI&quot;:&quot;10.1145/2999541.2999542&quot;,&quot;title&quot;:&quot;The long quest for computational thinking&quot;,&quot;container-title&quot;:&quot;Proceedings of the 16th Koli Calling International Conference on Computing Education Research&quot;,&quot;page&quot;:&quot;120-129&quot;,&quot;issued&quot;:{&quot;date-parts&quot;:[[&quot;2016&quot;,11,24]]},&quot;id&quot;:&quot;tedre_long_2016&quot;,&quot;event-place&quot;:&quot;Koli Finland&quot;,&quot;publisher&quot;:&quot;ACM&quot;,&quot;ISBN&quot;:&quot;978-1-4503-4770-9&quot;}}],&quot;citationID&quot;:&quot;hjhlnakw&quot;,&quot;properties&quot;:{&quot;noteIndex&quot;:0,&quot;formattedCitation&quot;:&quot;[-@tedre_long_2016]&quot;}} RNDvraxznbtkd"/>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tems&quot;:[{&quot;suffix&quot;:&quot;&quot;,&quot;suppress-author&quot;:true,&quot;uris&quot;:[&quot;http://zotero.org/users/1913249/items/CQ6F79QS&quot;],&quot;id&quot;:1293,&quot;uri&quot;:[&quot;http://zotero.org/users/1913249/items/CQ6F79QS&quot;],&quot;prefix&quot;:&quot;&quot;,&quot;itemData&quot;:{&quot;DOI&quot;:&quot;10.1098/rsta.2008.0118&quot;,&quot;URL&quot;:&quot;http://rsta.royalsocietypublishing.org/cgi/doi/10.1098/rsta.2008.0118&quot;,&quot;ISSN&quot;:&quot;1364-503X, 1471-2962&quot;,&quot;language&quot;:&quot;en&quot;,&quot;issue&quot;:&quot;1881&quot;,&quot;volume&quot;:&quot;366&quot;,&quot;accessed&quot;:{&quot;date-parts&quot;:[[&quot;2016&quot;,8,8]]},&quot;type&quot;:&quot;article-journal&quot;,&quot;title&quot;:&quot;Computational thinking and thinking about computing&quot;,&quot;container-title&quot;:&quot;Philosophical Transactions of the Royal Society A: Mathematical, Physical and Engineering Sciences&quot;,&quot;page&quot;:&quot;3717-3725&quot;,&quot;issued&quot;:{&quot;date-parts&quot;:[[&quot;2008&quot;,10,28]]},&quot;id&quot;:&quot;wing_computational_2008&quot;,&quot;author&quot;:[{&quot;family&quot;:&quot;Wing&quot;,&quot;given&quot;:&quot;J. M&quot;}],&quot;source&quot;:&quot;CrossRef&quot;,&quot;citation-key&quot;:&quot;wing_computational_2008&quot;}}],&quot;citationID&quot;:&quot;mlbhwsor&quot;,&quot;properties&quot;:{&quot;noteIndex&quot;:0,&quot;formattedCitation&quot;:&quot;[-@wing_computational_2008]&quot;}} RNDyedgelpmwc"/>&lt;Do Zotero Refresh: [-@wing_computational_2008]&gt;<text:reference-mark-end text:name="ZOTERO_ITEM CSL_CITATION {&quot;schema&quot;:&quot;https://github.com/citation-style-language/schema/raw/master/csl-citation.json&quot;,&quot;citationItems&quot;:[{&quot;suffix&quot;:&quot;&quot;,&quot;suppress-author&quot;:true,&quot;uris&quot;:[&quot;http://zotero.org/users/1913249/items/CQ6F79QS&quot;],&quot;id&quot;:1293,&quot;uri&quot;:[&quot;http://zotero.org/users/1913249/items/CQ6F79QS&quot;],&quot;prefix&quot;:&quot;&quot;,&quot;itemData&quot;:{&quot;DOI&quot;:&quot;10.1098/rsta.2008.0118&quot;,&quot;URL&quot;:&quot;http://rsta.royalsocietypublishing.org/cgi/doi/10.1098/rsta.2008.0118&quot;,&quot;ISSN&quot;:&quot;1364-503X, 1471-2962&quot;,&quot;language&quot;:&quot;en&quot;,&quot;issue&quot;:&quot;1881&quot;,&quot;volume&quot;:&quot;366&quot;,&quot;accessed&quot;:{&quot;date-parts&quot;:[[&quot;2016&quot;,8,8]]},&quot;type&quot;:&quot;article-journal&quot;,&quot;title&quot;:&quot;Computational thinking and thinking about computing&quot;,&quot;container-title&quot;:&quot;Philosophical Transactions of the Royal Society A: Mathematical, Physical and Engineering Sciences&quot;,&quot;page&quot;:&quot;3717-3725&quot;,&quot;issued&quot;:{&quot;date-parts&quot;:[[&quot;2008&quot;,10,28]]},&quot;id&quot;:&quot;wing_computational_2008&quot;,&quot;author&quot;:[{&quot;family&quot;:&quot;Wing&quot;,&quot;given&quot;:&quot;J. M&quot;}],&quot;source&quot;:&quot;CrossRef&quot;,&quot;citation-key&quot;:&quot;wing_computational_2008&quot;}}],&quot;citationID&quot;:&quot;mlbhwsor&quot;,&quot;properties&quot;:{&quot;noteIndex&quot;:0,&quot;formattedCitation&quot;:&quot;[-@wing_computational_2008]&quot;}} RNDyedgelpmwc"/>. This is not to argue that Wing’s approach to CT is without technical merit <text:reference-mark-start text:name="ZOTERO_ITEM CSL_CITATION {&quot;schema&quot;:&quot;https://github.com/citation-style-language/schema/raw/master/csl-citation.json&quot;,&quot;citationItems&quot;:[{&quot;suffix&quot;:&quot;&quot;,&quot;uris&quot;:[&quot;http://zotero.org/users/1913249/items/SZW59GAB&quot;],&quot;id&quot;:3696,&quot;uri&quot;:[&quot;http://zotero.org/users/1913249/items/SZW59GAB&quot;],&quot;prefix&quot;:&quot;&quot;,&quot;itemData&quot;:{&quot;DOI&quot;:&quot;10.1007/s11191-021-00202-5&quot;,&quot;URL&quot;:&quot;https://doi.org/10.1007/s11191-021-00202-5&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type&quot;:&quot;article-journal&quot;,&quot;ISSN&quot;:&quot;1573-1901&quot;,&quot;issue&quot;:&quot;4&quot;,&quot;accessed&quot;:{&quot;date-parts&quot;:[[&quot;2023&quot;,3,14]]},&quot;volume&quot;:&quot;30&quot;,&quot;title&quot;:&quot;Computational Thinking, Between Papert and Wing&quot;,&quot;container-title&quot;:&quot;Science &amp; Education&quot;,&quot;page&quot;:&quot;883-908&quot;,&quot;issued&quot;:{&quot;date-parts&quot;:[[&quot;2021&quot;,8,1]]},&quot;id&quot;:&quot;lodi_computational_2021&quot;,&quot;container-title-short&quot;:&quot;Sci &amp; Educ&quot;,&quot;language&quot;:&quot;en&quot;,&quot;citation-key&quot;:&quot;lodi_computational_2021&quot;}}],&quot;citationID&quot;:&quot;mhzhyzfy&quot;,&quot;properties&quot;:{&quot;noteIndex&quot;:0,&quot;formattedCitation&quot;:&quot;[@lodi_computational_2021]&quot;}} RNDnhsykekmmg"/>&lt;Do Zotero Refresh: [@lodi_computational_2021]&gt;<text:reference-mark-end text:name="ZOTERO_ITEM CSL_CITATION {&quot;schema&quot;:&quot;https://github.com/citation-style-language/schema/raw/master/csl-citation.json&quot;,&quot;citationItems&quot;:[{&quot;suffix&quot;:&quot;&quot;,&quot;uris&quot;:[&quot;http://zotero.org/users/1913249/items/SZW59GAB&quot;],&quot;id&quot;:3696,&quot;uri&quot;:[&quot;http://zotero.org/users/1913249/items/SZW59GAB&quot;],&quot;prefix&quot;:&quot;&quot;,&quot;itemData&quot;:{&quot;DOI&quot;:&quot;10.1007/s11191-021-00202-5&quot;,&quot;URL&quot;:&quot;https://doi.org/10.1007/s11191-021-00202-5&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author&quot;:[{&quot;family&quot;:&quot;Lodi&quot;,&quot;given&quot;:&quot;Michael&quot;},{&quot;family&quot;:&quot;Martini&quot;,&quot;given&quot;:&quot;Simone&quot;}],&quot;type&quot;:&quot;article-journal&quot;,&quot;ISSN&quot;:&quot;1573-1901&quot;,&quot;issue&quot;:&quot;4&quot;,&quot;accessed&quot;:{&quot;date-parts&quot;:[[&quot;2023&quot;,3,14]]},&quot;volume&quot;:&quot;30&quot;,&quot;title&quot;:&quot;Computational Thinking, Between Papert and Wing&quot;,&quot;container-title&quot;:&quot;Science &amp; Education&quot;,&quot;page&quot;:&quot;883-908&quot;,&quot;issued&quot;:{&quot;date-parts&quot;:[[&quot;2021&quot;,8,1]]},&quot;id&quot;:&quot;lodi_computational_2021&quot;,&quot;container-title-short&quot;:&quot;Sci &amp; Educ&quot;,&quot;language&quot;:&quot;en&quot;,&quot;citation-key&quot;:&quot;lodi_computational_2021&quot;}}],&quot;citationID&quot;:&quot;mhzhyzfy&quot;,&quot;properties&quot;:{&quot;noteIndex&quot;:0,&quot;formattedCitation&quot;:&quot;[@lodi_computational_2021]&quot;}} RNDnhsykekmmg"/>,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tems&quot;:[{&quot;suffix&quot;:&quot;&quot;,&quot;uris&quot;:[&quot;http://zotero.org/users/1913249/items/VYS48CXK&quot;],&quot;id&quot;:3,&quot;uri&quot;:[&quot;http://zotero.org/users/1913249/items/VYS48CXK&quot;],&quot;prefix&quot;:&quot;&quot;,&quot;itemData&quot;:{&quot;DOI&quot;:&quot;10.1145/3375546&quot;,&quot;URL&quot;:&quot;https://dl.acm.org/doi/10.1145/3375546&quot;,&quot;source&quot;:&quot;DOI.org (Crossref)&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ype&quot;:&quot;article-journal&quot;,&quot;ISSN&quot;:&quot;0001-0782, 1557-7317&quot;,&quot;issue&quot;:&quot;11&quot;,&quot;accessed&quot;:{&quot;date-parts&quot;:[[&quot;2021&quot;,12,21]]},&quot;volume&quot;:&quot;63&quot;,&quot;title&quot;:&quot;Coding at a crossroads&quot;,&quot;container-title&quot;:&quot;Communications of the ACM&quot;,&quot;page&quot;:&quot;120-127&quot;,&quot;issued&quot;:{&quot;date-parts&quot;:[[&quot;2020&quot;,10,22]]},&quot;id&quot;:&quot;resnick_coding_2020&quot;,&quot;container-title-short&quot;:&quot;Commun. ACM&quot;,&quot;language&quot;:&quot;en&quot;,&quot;citation-key&quot;:&quot;resnick_coding_2020&quot;}}],&quot;citationID&quot;:&quot;eaycfbij&quot;,&quot;properties&quot;:{&quot;noteIndex&quot;:0,&quot;formattedCitation&quot;:&quot;[@resnick_coding_2020]&quot;}} RNDmyvjaiqapp"/>&lt;Do Zotero Refresh: [@resnick_coding_2020]&gt;<text:reference-mark-end text:name="ZOTERO_ITEM CSL_CITATION {&quot;schema&quot;:&quot;https://github.com/citation-style-language/schema/raw/master/csl-citation.json&quot;,&quot;citationItems&quot;:[{&quot;suffix&quot;:&quot;&quot;,&quot;uris&quot;:[&quot;http://zotero.org/users/1913249/items/VYS48CXK&quot;],&quot;id&quot;:3,&quot;uri&quot;:[&quot;http://zotero.org/users/1913249/items/VYS48CXK&quot;],&quot;prefix&quot;:&quot;&quot;,&quot;itemData&quot;:{&quot;DOI&quot;:&quot;10.1145/3375546&quot;,&quot;URL&quot;:&quot;https://dl.acm.org/doi/10.1145/3375546&quot;,&quot;source&quot;:&quot;DOI.org (Crossref)&quot;,&quot;abstract&quot;:&quot;While millions of students worldwide have enjoyed coding experiences over the last decade, the next challenge is spreading educational values and approaches.&quot;,&quot;author&quot;:[{&quot;family&quot;:&quot;Resnick&quot;,&quot;given&quot;:&quot;Mitchel&quot;},{&quot;family&quot;:&quot;Rusk&quot;,&quot;given&quot;:&quot;Natalie&quot;}],&quot;type&quot;:&quot;article-journal&quot;,&quot;ISSN&quot;:&quot;0001-0782, 1557-7317&quot;,&quot;issue&quot;:&quot;11&quot;,&quot;accessed&quot;:{&quot;date-parts&quot;:[[&quot;2021&quot;,12,21]]},&quot;volume&quot;:&quot;63&quot;,&quot;title&quot;:&quot;Coding at a crossroads&quot;,&quot;container-title&quot;:&quot;Communications of the ACM&quot;,&quot;page&quot;:&quot;120-127&quot;,&quot;issued&quot;:{&quot;date-parts&quot;:[[&quot;2020&quot;,10,22]]},&quot;id&quot;:&quot;resnick_coding_2020&quot;,&quot;container-title-short&quot;:&quot;Commun. ACM&quot;,&quot;language&quot;:&quot;en&quot;,&quot;citation-key&quot;:&quot;resnick_coding_2020&quot;}}],&quot;citationID&quot;:&quot;eaycfbij&quot;,&quot;properties&quot;:{&quot;noteIndex&quot;:0,&quot;formattedCitation&quot;:&quot;[@resnick_coding_2020]&quot;}} RNDmyvjaiqapp"/>.</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tems&quot;:[{&quot;suffix&quot;:&quot;&quot;,&quot;uris&quot;:[&quot;http://zotero.org/users/1913249/items/94B8KBTT&quot;],&quot;id&quot;:3583,&quot;uri&quot;:[&quot;http://zotero.org/users/1913249/items/94B8KBTT&quot;],&quot;prefix&quot;:&quot;&quot;,&quot;itemData&quot;:{&quot;citation-key&quot;:&quot;statter_teaching_2016&quot;,&quot;URL&quot;:&quot;http://dl.acm.org/citation.cfm?doid=2978249.2978261&quot;,&quot;publisher-place&quot;:&quot;M&amp;#252;nster, Germany&quot;,&quot;language&quot;:&quot;e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event-title&quot;:&quot;the 11th Workshop in Primary and Secondary Computing Education&quot;,&quot;type&quot;:&quot;paper-conference&quot;,&quot;source&quot;:&quot;DOI.org (Crossref)&quot;,&quot;accessed&quot;:{&quot;date-parts&quot;:[[&quot;2020&quot;,11,12]]},&quot;DOI&quot;:&quot;10.1145/2978249.2978261&quot;,&quot;title&quot;:&quot;Teaching Abstract Thinking in Introduction to Computer Science for 7th Graders&quot;,&quot;container-title&quot;:&quot;Proceedings of the 11th Workshop in Primary and Secondary Computing Education on ZZZ - WiPSCE '16&quot;,&quot;page&quot;:&quot;80-83&quot;,&quot;issued&quot;:{&quot;date-parts&quot;:[[&quot;2016&quot;]]},&quot;id&quot;:&quot;statter_teaching_2016&quot;,&quot;event-place&quot;:&quot;M&amp;#252;nster, Germany&quot;,&quot;publisher&quot;:&quot;ACM Press&quot;,&quot;ISBN&quot;:&quot;978-1-4503-4223-0&quot;}},{&quot;suffix&quot;:&quot;&quot;,&quot;uris&quot;:[&quot;http://zotero.org/users/1913249/items/39JH9QJG&quot;],&quot;id&quot;:3588,&quot;uri&quot;:[&quot;http://zotero.org/users/1913249/items/39JH9QJG&quot;],&quot;prefix&quot;:&quot;&quot;,&quot;itemData&quot;:{&quot;citation-key&quot;:&quot;waite_abstraction_2016&quot;,&quot;URL&quot;:&quot;http://dl.acm.org/citation.cfm?doid=2978249.2978272&quot;,&quot;publisher-place&quot;:&quot;M&amp;#252;nster, Germany&quot;,&quot;language&quot;:&quot;e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event-title&quot;:&quot;the 11th Workshop in Primary and Secondary Computing Education&quot;,&quot;type&quot;:&quot;paper-conference&quot;,&quot;source&quot;:&quot;DOI.org (Crossref)&quot;,&quot;accessed&quot;:{&quot;date-parts&quot;:[[&quot;2020&quot;,11,12]]},&quot;DOI&quot;:&quot;10.1145/2978249.2978272&quot;,&quot;title&quot;:&quot;Abstraction and common classroom activities&quot;,&quot;container-title&quot;:&quot;Proceedings of the 11th Workshop in Primary and Secondary Computing Education on ZZZ - WiPSCE '16&quot;,&quot;page&quot;:&quot;112-113&quot;,&quot;issued&quot;:{&quot;date-parts&quot;:[[&quot;2016&quot;]]},&quot;id&quot;:&quot;waite_abstraction_2016&quot;,&quot;event-place&quot;:&quot;M&amp;#252;nster, Germany&quot;,&quot;publisher&quot;:&quot;ACM Press&quot;,&quot;ISBN&quot;:&quot;978-1-4503-4223-0&quot;}},{&quot;suffix&quot;:&quot;&quot;,&quot;uris&quot;:[&quot;http://zotero.org/users/1913249/items/8KSA6TV2&quot;],&quot;id&quot;:3663,&quot;uri&quot;:[&quot;http://zotero.org/users/1913249/items/8KSA6TV2&quot;],&quot;prefix&quot;:&quot;&quot;,&quot;itemData&quot;:{&quot;citation-key&quot;:&quot;waite_abstraction_2018-1&quot;,&quot;URL&quot;:&quot;https://ijcses.org/index.php/ijcses/article/view/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N&quot;:&quot;2513-8359&quot;,&quot;volume&quot;:&quot;2&quot;,&quot;issue&quot;:&quot;1&quot;,&quot;title-short&quot;:&quot;Abstraction in action&quot;,&quot;accessed&quot;:{&quot;date-parts&quot;:[[&quot;2020&quot;,10,17]]},&quot;DOI&quot;:&quot;10.21585/ijcses.v2i1.23&quot;,&quot;title&quot;:&quot;Abstraction in action: K-5 teachers' uses of levels of abstraction, particularly the design level, in teaching programming.&quot;,&quot;container-title&quot;:&quot;International Journal of Computer Science Education in Schools&quot;,&quot;page&quot;:&quot;14-40&quot;,&quot;issued&quot;:{&quot;date-parts&quot;:[[&quot;2018&quot;,1,31]]},&quot;id&quot;:&quot;waite_abstraction_2018-1&quot;,&quot;number&quot;:&quot;1&quot;,&quot;language&quot;:&quot;en&quot;,&quot;source&quot;:&quot;ijcses.org&quot;}}],&quot;citationID&quot;:&quot;avondglo&quot;,&quot;properties&quot;:{&quot;noteIndex&quot;:0,&quot;formattedCitation&quot;:&quot;[@statter_teaching_2016; @waite_abstraction_2016; @waite_abstraction_2018-1]&quot;}} RNDkvawcexagd"/>&lt;Do Zotero Refresh: [@statter_teaching_2016; @waite_abstraction_2016; @waite_abstraction_2018-1]&gt;<text:reference-mark-end text:name="ZOTERO_ITEM CSL_CITATION {&quot;schema&quot;:&quot;https://github.com/citation-style-language/schema/raw/master/csl-citation.json&quot;,&quot;citationItems&quot;:[{&quot;suffix&quot;:&quot;&quot;,&quot;uris&quot;:[&quot;http://zotero.org/users/1913249/items/94B8KBTT&quot;],&quot;id&quot;:3583,&quot;uri&quot;:[&quot;http://zotero.org/users/1913249/items/94B8KBTT&quot;],&quot;prefix&quot;:&quot;&quot;,&quot;itemData&quot;:{&quot;citation-key&quot;:&quot;statter_teaching_2016&quot;,&quot;URL&quot;:&quot;http://dl.acm.org/citation.cfm?doid=2978249.2978261&quot;,&quot;publisher-place&quot;:&quot;M&amp;#252;nster, Germany&quot;,&quot;language&quot;:&quot;e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uthor&quot;:[{&quot;family&quot;:&quot;Statter&quot;,&quot;given&quot;:&quot;David&quot;},{&quot;family&quot;:&quot;Armoni&quot;,&quot;given&quot;:&quot;Michal&quot;}],&quot;event-title&quot;:&quot;the 11th Workshop in Primary and Secondary Computing Education&quot;,&quot;type&quot;:&quot;paper-conference&quot;,&quot;source&quot;:&quot;DOI.org (Crossref)&quot;,&quot;accessed&quot;:{&quot;date-parts&quot;:[[&quot;2020&quot;,11,12]]},&quot;DOI&quot;:&quot;10.1145/2978249.2978261&quot;,&quot;title&quot;:&quot;Teaching Abstract Thinking in Introduction to Computer Science for 7th Graders&quot;,&quot;container-title&quot;:&quot;Proceedings of the 11th Workshop in Primary and Secondary Computing Education on ZZZ - WiPSCE '16&quot;,&quot;page&quot;:&quot;80-83&quot;,&quot;issued&quot;:{&quot;date-parts&quot;:[[&quot;2016&quot;]]},&quot;id&quot;:&quot;statter_teaching_2016&quot;,&quot;event-place&quot;:&quot;M&amp;#252;nster, Germany&quot;,&quot;publisher&quot;:&quot;ACM Press&quot;,&quot;ISBN&quot;:&quot;978-1-4503-4223-0&quot;}},{&quot;suffix&quot;:&quot;&quot;,&quot;uris&quot;:[&quot;http://zotero.org/users/1913249/items/39JH9QJG&quot;],&quot;id&quot;:3588,&quot;uri&quot;:[&quot;http://zotero.org/users/1913249/items/39JH9QJG&quot;],&quot;prefix&quot;:&quot;&quot;,&quot;itemData&quot;:{&quot;citation-key&quot;:&quot;waite_abstraction_2016&quot;,&quot;URL&quot;:&quot;http://dl.acm.org/citation.cfm?doid=2978249.2978272&quot;,&quot;publisher-place&quot;:&quot;M&amp;#252;nster, Germany&quot;,&quot;language&quot;:&quot;e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uthor&quot;:[{&quot;family&quot;:&quot;Waite&quot;,&quot;given&quot;:&quot;Jane&quot;},{&quot;family&quot;:&quot;Curzon&quot;,&quot;given&quot;:&quot;Paul&quot;},{&quot;family&quot;:&quot;Marsh&quot;,&quot;given&quot;:&quot;William&quot;},{&quot;family&quot;:&quot;Sentance&quot;,&quot;given&quot;:&quot;Sue&quot;}],&quot;event-title&quot;:&quot;the 11th Workshop in Primary and Secondary Computing Education&quot;,&quot;type&quot;:&quot;paper-conference&quot;,&quot;source&quot;:&quot;DOI.org (Crossref)&quot;,&quot;accessed&quot;:{&quot;date-parts&quot;:[[&quot;2020&quot;,11,12]]},&quot;DOI&quot;:&quot;10.1145/2978249.2978272&quot;,&quot;title&quot;:&quot;Abstraction and common classroom activities&quot;,&quot;container-title&quot;:&quot;Proceedings of the 11th Workshop in Primary and Secondary Computing Education on ZZZ - WiPSCE '16&quot;,&quot;page&quot;:&quot;112-113&quot;,&quot;issued&quot;:{&quot;date-parts&quot;:[[&quot;2016&quot;]]},&quot;id&quot;:&quot;waite_abstraction_2016&quot;,&quot;event-place&quot;:&quot;M&amp;#252;nster, Germany&quot;,&quot;publisher&quot;:&quot;ACM Press&quot;,&quot;ISBN&quot;:&quot;978-1-4503-4223-0&quot;}},{&quot;suffix&quot;:&quot;&quot;,&quot;uris&quot;:[&quot;http://zotero.org/users/1913249/items/8KSA6TV2&quot;],&quot;id&quot;:3663,&quot;uri&quot;:[&quot;http://zotero.org/users/1913249/items/8KSA6TV2&quot;],&quot;prefix&quot;:&quot;&quot;,&quot;itemData&quot;:{&quot;citation-key&quot;:&quot;waite_abstraction_2018-1&quot;,&quot;URL&quot;:&quot;https://ijcses.org/index.php/ijcses/article/view/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ype&quot;:&quot;article-journal&quot;,&quot;ISSN&quot;:&quot;2513-8359&quot;,&quot;volume&quot;:&quot;2&quot;,&quot;issue&quot;:&quot;1&quot;,&quot;title-short&quot;:&quot;Abstraction in action&quot;,&quot;accessed&quot;:{&quot;date-parts&quot;:[[&quot;2020&quot;,10,17]]},&quot;DOI&quot;:&quot;10.21585/ijcses.v2i1.23&quot;,&quot;title&quot;:&quot;Abstraction in action: K-5 teachers' uses of levels of abstraction, particularly the design level, in teaching programming.&quot;,&quot;container-title&quot;:&quot;International Journal of Computer Science Education in Schools&quot;,&quot;page&quot;:&quot;14-40&quot;,&quot;issued&quot;:{&quot;date-parts&quot;:[[&quot;2018&quot;,1,31]]},&quot;id&quot;:&quot;waite_abstraction_2018-1&quot;,&quot;number&quot;:&quot;1&quot;,&quot;language&quot;:&quot;en&quot;,&quot;source&quot;:&quot;ijcses.org&quot;}}],&quot;citationID&quot;:&quot;avondglo&quot;,&quot;properties&quot;:{&quot;noteIndex&quot;:0,&quot;formattedCitation&quot;:&quot;[@statter_teaching_2016; @waite_abstraction_2016; @waite_abstraction_2018-1]&quot;}} RNDkvawcexagd"/>.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tems&quot;:[{&quot;suffix&quot;:&quot;&quot;,&quot;uris&quot;:[&quot;http://zotero.org/users/1913249/items/5QGUDFAX&quot;],&quot;id&quot;:3132,&quot;uri&quot;:[&quot;http://zotero.org/users/1913249/items/5QGUDFAX&quot;],&quot;prefix&quot;:&quot;&quot;,&quot;itemData&quot;:{&quot;DOI&quot;:&quot;10.21585/ijcses.v2i1.23&quot;,&quot;URL&quot;:&quot;http://ijcses.org/index.php/ijcses/article/view/23&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ISSN&quot;:&quot;2513-8359&quot;,&quot;issue&quot;:&quot;1&quot;,&quot;volume&quot;:&quot;2&quot;,&quot;accessed&quot;:{&quot;date-parts&quot;:[[&quot;2019&quot;,12,10]]},&quot;type&quot;:&quot;article-journal&quot;,&quot;title&quot;:&quot;Abstraction in action: K-5 teachers' uses of levels of abstraction, particularly the design level, in teaching programming.&quot;,&quot;container-title&quot;:&quot;International Journal of Computer Science Education in Schools&quot;,&quot;page&quot;:&quot;14&quot;,&quot;issued&quot;:{&quot;date-parts&quot;:[[&quot;2018&quot;,1,31]]},&quot;id&quot;:&quot;waite_abstraction_2018&quot;,&quot;title-short&quot;:&quot;Abstraction in action&quot;,&quot;language&quot;:&quot;en&quot;,&quot;citation-key&quot;:&quot;waite_abstraction_2018&quot;}}],&quot;citationID&quot;:&quot;cpnpnjzo&quot;,&quot;properties&quot;:{&quot;noteIndex&quot;:0,&quot;formattedCitation&quot;:&quot;[@waite_abstraction_2018]&quot;}} RNDrqohfocucf"/>&lt;Do Zotero Refresh: [@waite_abstraction_2018]&gt;<text:reference-mark-end text:name="ZOTERO_ITEM CSL_CITATION {&quot;schema&quot;:&quot;https://github.com/citation-style-language/schema/raw/master/csl-citation.json&quot;,&quot;citationItems&quot;:[{&quot;suffix&quot;:&quot;&quot;,&quot;uris&quot;:[&quot;http://zotero.org/users/1913249/items/5QGUDFAX&quot;],&quot;id&quot;:3132,&quot;uri&quot;:[&quot;http://zotero.org/users/1913249/items/5QGUDFAX&quot;],&quot;prefix&quot;:&quot;&quot;,&quot;itemData&quot;:{&quot;DOI&quot;:&quot;10.21585/ijcses.v2i1.23&quot;,&quot;URL&quot;:&quot;http://ijcses.org/index.php/ijcses/article/view/23&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ISSN&quot;:&quot;2513-8359&quot;,&quot;issue&quot;:&quot;1&quot;,&quot;volume&quot;:&quot;2&quot;,&quot;accessed&quot;:{&quot;date-parts&quot;:[[&quot;2019&quot;,12,10]]},&quot;type&quot;:&quot;article-journal&quot;,&quot;title&quot;:&quot;Abstraction in action: K-5 teachers' uses of levels of abstraction, particularly the design level, in teaching programming.&quot;,&quot;container-title&quot;:&quot;International Journal of Computer Science Education in Schools&quot;,&quot;page&quot;:&quot;14&quot;,&quot;issued&quot;:{&quot;date-parts&quot;:[[&quot;2018&quot;,1,31]]},&quot;id&quot;:&quot;waite_abstraction_2018&quot;,&quot;title-short&quot;:&quot;Abstraction in action&quot;,&quot;language&quot;:&quot;en&quot;,&quot;citation-key&quot;:&quot;waite_abstraction_2018&quot;}}],&quot;citationID&quot;:&quot;cpnpnjzo&quot;,&quot;properties&quot;:{&quot;noteIndex&quot;:0,&quot;formattedCitation&quot;:&quot;[@waite_abstraction_2018]&quot;}} RNDrqohfocucf"/></text:p>
      <text:h text:style-name="Heading_20_2" text:outline-level="2"><text:bookmark-start text:name="to-perhaps-add-to-lit-review"/>To perhaps add to Lit REVIEW<text:bookmark-end text:name="to-perhaps-add-to-lit-review"/></text:h>
      <text:list text:style-name="L46">
        <text:list-item>
          <text:p text:style-name="P50">Hands on Education - what is it? Examples in STEM context<text:reference-mark-start text:name="ZOTERO_ITEM CSL_CITATION {&quot;schema&quot;:&quot;https://github.com/citation-style-language/schema/raw/master/csl-citation.json&quot;,&quot;citationItems&quot;:[{&quot;suffix&quot;:&quot;&quot;,&quot;uris&quot;:[&quot;http://zotero.org/users/1913249/items/LAUUU8X9&quot;],&quot;id&quot;:9077,&quot;uri&quot;:[&quot;http://zotero.org/users/1913249/items/LAUUU8X9&quot;],&quot;prefix&quot;:&quot;&quot;,&quot;itemData&quot;:{&quot;DOI&quot;:&quot;10.1007/s11165-009-9142-0&quot;,&quot;URL&quot;:&quot;https://doi.org/10.1007/s11165-009-9142-0&quot;,&quot;source&quot;:&quot;Springer Link&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family&quot;:&quot;Holstermann&quot;,&quot;given&quot;:&quot;Nina&quot;},{&quot;family&quot;:&quot;Grube&quot;,&quot;given&quot;:&quot;Dietmar&quot;},{&quot;family&quot;:&quot;Bögeholz&quot;,&quot;given&quot;:&quot;Susanne&quot;}],&quot;type&quot;:&quot;article-journal&quot;,&quot;ISSN&quot;:&quot;1573-1898&quot;,&quot;issue&quot;:&quot;5&quot;,&quot;accessed&quot;:{&quot;date-parts&quot;:[[&quot;2023&quot;,11,20]]},&quot;volume&quot;:&quot;40&quot;,&quot;title&quot;:&quot;Hands-on Activities and Their Influence on Students’ Interest&quot;,&quot;container-title&quot;:&quot;Research in Science Education&quot;,&quot;page&quot;:&quot;743-757&quot;,&quot;issued&quot;:{&quot;date-parts&quot;:[[&quot;2010&quot;,11,1]]},&quot;id&quot;:&quot;holstermann_hands-activities_2010&quot;,&quot;container-title-short&quot;:&quot;Res Sci Educ&quot;,&quot;language&quot;:&quot;en&quot;,&quot;citation-key&quot;:&quot;holstermann_hands-activities_2010&quot;}}],&quot;citationID&quot;:&quot;aotlkuim&quot;,&quot;properties&quot;:{&quot;noteIndex&quot;:0,&quot;formattedCitation&quot;:&quot;[@holstermann_hands-activities_2010]&quot;}} RNDygnfjpvwei"/>&lt;Do Zotero Refresh: [@holstermann_hands-activities_2010]&gt;<text:reference-mark-end text:name="ZOTERO_ITEM CSL_CITATION {&quot;schema&quot;:&quot;https://github.com/citation-style-language/schema/raw/master/csl-citation.json&quot;,&quot;citationItems&quot;:[{&quot;suffix&quot;:&quot;&quot;,&quot;uris&quot;:[&quot;http://zotero.org/users/1913249/items/LAUUU8X9&quot;],&quot;id&quot;:9077,&quot;uri&quot;:[&quot;http://zotero.org/users/1913249/items/LAUUU8X9&quot;],&quot;prefix&quot;:&quot;&quot;,&quot;itemData&quot;:{&quot;DOI&quot;:&quot;10.1007/s11165-009-9142-0&quot;,&quot;URL&quot;:&quot;https://doi.org/10.1007/s11165-009-9142-0&quot;,&quot;source&quot;:&quot;Springer Link&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author&quot;:[{&quot;family&quot;:&quot;Holstermann&quot;,&quot;given&quot;:&quot;Nina&quot;},{&quot;family&quot;:&quot;Grube&quot;,&quot;given&quot;:&quot;Dietmar&quot;},{&quot;family&quot;:&quot;Bögeholz&quot;,&quot;given&quot;:&quot;Susanne&quot;}],&quot;type&quot;:&quot;article-journal&quot;,&quot;ISSN&quot;:&quot;1573-1898&quot;,&quot;issue&quot;:&quot;5&quot;,&quot;accessed&quot;:{&quot;date-parts&quot;:[[&quot;2023&quot;,11,20]]},&quot;volume&quot;:&quot;40&quot;,&quot;title&quot;:&quot;Hands-on Activities and Their Influence on Students’ Interest&quot;,&quot;container-title&quot;:&quot;Research in Science Education&quot;,&quot;page&quot;:&quot;743-757&quot;,&quot;issued&quot;:{&quot;date-parts&quot;:[[&quot;2010&quot;,11,1]]},&quot;id&quot;:&quot;holstermann_hands-activities_2010&quot;,&quot;container-title-short&quot;:&quot;Res Sci Educ&quot;,&quot;language&quot;:&quot;en&quot;,&quot;citation-key&quot;:&quot;holstermann_hands-activities_2010&quot;}}],&quot;citationID&quot;:&quot;aotlkuim&quot;,&quot;properties&quot;:{&quot;noteIndex&quot;:0,&quot;formattedCitation&quot;:&quot;[@holstermann_hands-activities_2010]&quot;}} RNDygnfjpvwei"/>.</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3">How can we bring girls into the game making clubhouse</text:span> but rather <text:span text:style-name="T3">How can we build new clubhouses suitable for the interests of girls</text:span>. Two of the playful elements they suggest are textiles related technology and the promotion of more collaborative online spaces as opposed to technology competitions.</text:p>
      <text:list text:style-name="L47">
        <text:list-item>
          <text:p text:style-name="P51">girl’s low self-confidence in the area of computing compared to their ability <text:reference-mark-start text:name="ZOTERO_ITEM CSL_CITATION {&quot;schema&quot;:&quot;https://github.com/citation-style-language/schema/raw/master/csl-citation.json&quot;,&quot;citationItems&quot;:[{&quot;suffix&quot;:&quot;&quot;,&quot;uris&quot;:[&quot;http://zotero.org/users/1913249/items/4V4VNGBJ&quot;],&quot;id&quot;:2691,&quot;uri&quot;:[&quot;http://zotero.org/users/1913249/items/4V4VNGBJ&quot;],&quot;prefix&quot;:&quot;&quot;,&quot;itemData&quot;:{&quot;citation-key&quot;:&quot;beyer_gender_2003&quot;,&quot;URL&quot;:&quot;http://doi.acm.org/10.1145/611892.611930&quot;,&quot;publisher-place&quot;:&quot;New York, NY, USA&quot;,&quot;publisher&quot;:&quot;ACM&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type&quot;:&quot;paper-conference&quot;,&quot;DOI&quot;:&quot;10.1145/611892.611930&quot;,&quot;ISBN&quot;:&quot;978-1-58113-648-7&quot;,&quot;event-place&quot;:&quot;New York, NY, USA&quot;,&quot;title&quot;:&quot;Gender Differences in Computer Science Students&quot;,&quot;container-title&quot;:&quot;Proceedings of the 34th SIGCSE Technical Symposium on Computer Science Education&quot;,&quot;page&quot;:&quot;49–53&quot;,&quot;issued&quot;:{&quot;date-parts&quot;:[[&quot;2003&quot;]]},&quot;id&quot;:&quot;beyer_gender_2003&quot;,&quot;source&quot;:&quot;ACM Digital Library&quot;,&quot;accessed&quot;:{&quot;date-parts&quot;:[[&quot;2018&quot;,9,19]]},&quot;collection-title&quot;:&quot;SIGCSE '03&quot;}},{&quot;suffix&quot;:&quot;&quot;,&quot;uris&quot;:[&quot;http://zotero.org/users/1913249/items/4YCD88M7&quot;],&quot;id&quot;:2699,&quot;uri&quot;:[&quot;http://zotero.org/users/1913249/items/4YCD88M7&quot;],&quot;prefix&quot;:&quot;&quot;,&quot;itemData&quot;:{&quot;citation-key&quot;:&quot;margolis_unlocking_2002&quot;,&quot;publisher-place&quot;:&quot;Cambridge, Mass&quot;,&quot;event-place&quot;:&quot;Cambridge, Mass&quot;,&quot;type&quot;:&quot;book&quot;,&quot;number-of-pages&quot;:&quot;172&quot;,&quot;ISBN&quot;:&quot;978-0-262-13398-2&quot;,&quot;title-short&quot;:&quot;Unlocking the clubhouse&quot;,&quot;title&quot;:&quot;Unlocking the clubhouse: women in computing&quot;,&quot;source&quot;:&quot;Library of Congress ISBN&quot;,&quot;publisher&quot;:&quot;MIT Press&quot;,&quot;issued&quot;:{&quot;date-parts&quot;:[[&quot;2002&quot;]]},&quot;id&quot;:&quot;margolis_unlocking_2002&quot;,&quot;author&quot;:[{&quot;family&quot;:&quot;Margolis&quot;,&quot;given&quot;:&quot;Jane&quot;},{&quot;family&quot;:&quot;Fisher&quot;,&quot;given&quot;:&quot;Allan&quot;}],&quot;language&quot;:&quot;en&quot;,&quot;call-number&quot;:&quot;QA76.25 .M35 2002&quot;}}],&quot;citationID&quot;:&quot;gdxxtmez&quot;,&quot;properties&quot;:{&quot;noteIndex&quot;:0,&quot;formattedCitation&quot;:&quot;[@beyer_gender_2003; @margolis_unlocking_2002]&quot;}} RNDbhtdmtsgfc"/>&lt;Do Zotero Refresh: [@beyer_gender_2003; @margolis_unlocking_2002]&gt;<text:reference-mark-end text:name="ZOTERO_ITEM CSL_CITATION {&quot;schema&quot;:&quot;https://github.com/citation-style-language/schema/raw/master/csl-citation.json&quot;,&quot;citationItems&quot;:[{&quot;suffix&quot;:&quot;&quot;,&quot;uris&quot;:[&quot;http://zotero.org/users/1913249/items/4V4VNGBJ&quot;],&quot;id&quot;:2691,&quot;uri&quot;:[&quot;http://zotero.org/users/1913249/items/4V4VNGBJ&quot;],&quot;prefix&quot;:&quot;&quot;,&quot;itemData&quot;:{&quot;citation-key&quot;:&quot;beyer_gender_2003&quot;,&quot;URL&quot;:&quot;http://doi.acm.org/10.1145/611892.611930&quot;,&quot;publisher-place&quot;:&quot;New York, NY, USA&quot;,&quot;publisher&quot;:&quot;ACM&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type&quot;:&quot;paper-conference&quot;,&quot;DOI&quot;:&quot;10.1145/611892.611930&quot;,&quot;ISBN&quot;:&quot;978-1-58113-648-7&quot;,&quot;event-place&quot;:&quot;New York, NY, USA&quot;,&quot;title&quot;:&quot;Gender Differences in Computer Science Students&quot;,&quot;container-title&quot;:&quot;Proceedings of the 34th SIGCSE Technical Symposium on Computer Science Education&quot;,&quot;page&quot;:&quot;49–53&quot;,&quot;issued&quot;:{&quot;date-parts&quot;:[[&quot;2003&quot;]]},&quot;id&quot;:&quot;beyer_gender_2003&quot;,&quot;source&quot;:&quot;ACM Digital Library&quot;,&quot;accessed&quot;:{&quot;date-parts&quot;:[[&quot;2018&quot;,9,19]]},&quot;collection-title&quot;:&quot;SIGCSE '03&quot;}},{&quot;suffix&quot;:&quot;&quot;,&quot;uris&quot;:[&quot;http://zotero.org/users/1913249/items/4YCD88M7&quot;],&quot;id&quot;:2699,&quot;uri&quot;:[&quot;http://zotero.org/users/1913249/items/4YCD88M7&quot;],&quot;prefix&quot;:&quot;&quot;,&quot;itemData&quot;:{&quot;citation-key&quot;:&quot;margolis_unlocking_2002&quot;,&quot;publisher-place&quot;:&quot;Cambridge, Mass&quot;,&quot;event-place&quot;:&quot;Cambridge, Mass&quot;,&quot;type&quot;:&quot;book&quot;,&quot;number-of-pages&quot;:&quot;172&quot;,&quot;ISBN&quot;:&quot;978-0-262-13398-2&quot;,&quot;title-short&quot;:&quot;Unlocking the clubhouse&quot;,&quot;title&quot;:&quot;Unlocking the clubhouse: women in computing&quot;,&quot;source&quot;:&quot;Library of Congress ISBN&quot;,&quot;publisher&quot;:&quot;MIT Press&quot;,&quot;issued&quot;:{&quot;date-parts&quot;:[[&quot;2002&quot;]]},&quot;id&quot;:&quot;margolis_unlocking_2002&quot;,&quot;author&quot;:[{&quot;family&quot;:&quot;Margolis&quot;,&quot;given&quot;:&quot;Jane&quot;},{&quot;family&quot;:&quot;Fisher&quot;,&quot;given&quot;:&quot;Allan&quot;}],&quot;language&quot;:&quot;en&quot;,&quot;call-number&quot;:&quot;QA76.25 .M35 2002&quot;}}],&quot;citationID&quot;:&quot;gdxxtmez&quot;,&quot;properties&quot;:{&quot;noteIndex&quot;:0,&quot;formattedCitation&quot;:&quot;[@beyer_gender_2003; @margolis_unlocking_2002]&quot;}} RNDbhtdmtsgfc"/></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schema&quot;:&quot;https://github.com/citation-style-language/schema/raw/master/csl-citation.json&quot;,&quot;citationItems&quot;:[{&quot;suffix&quot;:&quot;&quot;,&quot;uris&quot;:[&quot;http://zotero.org/users/1913249/items/34QR9L8P&quot;],&quot;id&quot;:239,&quot;uri&quot;:[&quot;http://zotero.org/users/1913249/items/34QR9L8P&quot;],&quot;prefix&quot;:&quot;&quot;,&quot;itemData&quot;:{&quot;citation-key&quot;:&quot;robertson_making_2012&quot;,&quot;URL&quot;:&quot;http://linkinghub.elsevier.com/retrieve/pii/S0360131511003368&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type&quot;:&quot;article-journal&quot;,&quot;title-short&quot;:&quot;Making games in the classroom&quot;,&quot;issue&quot;:&quot;2&quot;,&quot;accessed&quot;:{&quot;date-parts&quot;:[[&quot;2018&quot;,4,28]]},&quot;volume&quot;:&quot;59&quot;,&quot;title&quot;:&quot;Making games in the classroom: Benefits and gender concerns&quot;,&quot;container-title&quot;:&quot;Computers &amp; Education&quot;,&quot;page&quot;:&quot;385-398&quot;,&quot;issued&quot;:{&quot;date-parts&quot;:[[&quot;2012&quot;,9]]},&quot;id&quot;:&quot;robertson_making_2012&quot;,&quot;DOI&quot;:&quot;10.1016/j.compedu.2011.12.020&quot;,&quot;ISSN&quot;:&quot;03601315&quot;,&quot;language&quot;:&quot;en&quot;}},{&quot;suffix&quot;:&quot;&quot;,&quot;uris&quot;:[&quot;http://zotero.org/users/1913249/items/U2DI4YFQ&quot;],&quot;id&quot;:273,&quot;uri&quot;:[&quot;http://zotero.org/users/1913249/items/U2DI4YFQ&quot;],&quot;prefix&quot;:&quot;&quot;,&quot;itemData&quot;:{&quot;DOI&quot;:&quot;10.1080/08993408.2013.774155&quot;,&quot;URL&quot;:&quot;http://www.tandfonline.com/doi/abs/10.1080/08993408.2013.774155&quot;,&quot;ISSN&quot;:&quot;0899-3408, 1744-5175&quot;,&quot;language&quot;:&quot;en&quot;,&quot;issue&quot;:&quot;1&quot;,&quot;volume&quot;:&quot;23&quot;,&quot;accessed&quot;:{&quot;date-parts&quot;:[[&quot;2018&quot;,4,21]]},&quot;type&quot;:&quot;article-journal&quot;,&quot;title&quot;:&quot;The influence of a game-making project on male and female learners’ attitudes to computing&quot;,&quot;container-title&quot;:&quot;Computer Science Education&quot;,&quot;page&quot;:&quot;58-83&quot;,&quot;issued&quot;:{&quot;date-parts&quot;:[[&quot;2013&quot;,3]]},&quot;id&quot;:&quot;robertson_influence_2013&quot;,&quot;author&quot;:[{&quot;family&quot;:&quot;Robertson&quot;,&quot;given&quot;:&quot;Judy&quot;}],&quot;source&quot;:&quot;Crossref&quot;,&quot;citation-key&quot;:&quot;robertson_influence_2013&quot;}}],&quot;citationID&quot;:&quot;anoztbec&quot;,&quot;properties&quot;:{&quot;noteIndex&quot;:0,&quot;formattedCitation&quot;:&quot;[@robertson_making_2012; @robertson_influence_2013]&quot;}} RNDrzzvifzfds"/>&lt;Do Zotero Refresh: [@robertson_making_2012; @robertson_influence_2013]&gt;<text:reference-mark-end text:name="ZOTERO_ITEM CSL_CITATION {&quot;schema&quot;:&quot;https://github.com/citation-style-language/schema/raw/master/csl-citation.json&quot;,&quot;citationItems&quot;:[{&quot;suffix&quot;:&quot;&quot;,&quot;uris&quot;:[&quot;http://zotero.org/users/1913249/items/34QR9L8P&quot;],&quot;id&quot;:239,&quot;uri&quot;:[&quot;http://zotero.org/users/1913249/items/34QR9L8P&quot;],&quot;prefix&quot;:&quot;&quot;,&quot;itemData&quot;:{&quot;citation-key&quot;:&quot;robertson_making_2012&quot;,&quot;URL&quot;:&quot;http://linkinghub.elsevier.com/retrieve/pii/S0360131511003368&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type&quot;:&quot;article-journal&quot;,&quot;title-short&quot;:&quot;Making games in the classroom&quot;,&quot;issue&quot;:&quot;2&quot;,&quot;accessed&quot;:{&quot;date-parts&quot;:[[&quot;2018&quot;,4,28]]},&quot;volume&quot;:&quot;59&quot;,&quot;title&quot;:&quot;Making games in the classroom: Benefits and gender concerns&quot;,&quot;container-title&quot;:&quot;Computers &amp; Education&quot;,&quot;page&quot;:&quot;385-398&quot;,&quot;issued&quot;:{&quot;date-parts&quot;:[[&quot;2012&quot;,9]]},&quot;id&quot;:&quot;robertson_making_2012&quot;,&quot;DOI&quot;:&quot;10.1016/j.compedu.2011.12.020&quot;,&quot;ISSN&quot;:&quot;03601315&quot;,&quot;language&quot;:&quot;en&quot;}},{&quot;suffix&quot;:&quot;&quot;,&quot;uris&quot;:[&quot;http://zotero.org/users/1913249/items/U2DI4YFQ&quot;],&quot;id&quot;:273,&quot;uri&quot;:[&quot;http://zotero.org/users/1913249/items/U2DI4YFQ&quot;],&quot;prefix&quot;:&quot;&quot;,&quot;itemData&quot;:{&quot;DOI&quot;:&quot;10.1080/08993408.2013.774155&quot;,&quot;URL&quot;:&quot;http://www.tandfonline.com/doi/abs/10.1080/08993408.2013.774155&quot;,&quot;ISSN&quot;:&quot;0899-3408, 1744-5175&quot;,&quot;language&quot;:&quot;en&quot;,&quot;issue&quot;:&quot;1&quot;,&quot;volume&quot;:&quot;23&quot;,&quot;accessed&quot;:{&quot;date-parts&quot;:[[&quot;2018&quot;,4,21]]},&quot;type&quot;:&quot;article-journal&quot;,&quot;title&quot;:&quot;The influence of a game-making project on male and female learners’ attitudes to computing&quot;,&quot;container-title&quot;:&quot;Computer Science Education&quot;,&quot;page&quot;:&quot;58-83&quot;,&quot;issued&quot;:{&quot;date-parts&quot;:[[&quot;2013&quot;,3]]},&quot;id&quot;:&quot;robertson_influence_2013&quot;,&quot;author&quot;:[{&quot;family&quot;:&quot;Robertson&quot;,&quot;given&quot;:&quot;Judy&quot;}],&quot;source&quot;:&quot;Crossref&quot;,&quot;citation-key&quot;:&quot;robertson_influence_2013&quot;}}],&quot;citationID&quot;:&quot;anoztbec&quot;,&quot;properties&quot;:{&quot;noteIndex&quot;:0,&quot;formattedCitation&quot;:&quot;[@robertson_making_2012; @robertson_influence_2013]&quot;}} RNDrzzvifzfds"/>.</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schema&quot;:&quot;https://github.com/citation-style-language/schema/raw/master/csl-citation.json&quot;,&quot;citationItems&quot;:[{&quot;suffix&quot;:&quot;&quot;,&quot;uris&quot;:[&quot;http://zotero.org/users/1913249/items/UUXJYAW7&quot;],&quot;id&quot;:2687,&quot;uri&quot;:[&quot;http://zotero.org/users/1913249/items/UUXJYAW7&quot;],&quot;prefix&quot;:&quot;&quot;,&quot;itemData&quot;:{&quot;citation-key&quot;:&quot;denner_girls_2007&quot;,&quot;title-short&quot;:&quot;The Girls Creating Games Program&quot;,&quot;source&quot;:&quot;CiteSeer&quot;,&quot;issue&quot;:&quot;1&quot;,&quot;volume&quot;:&quot;10&quot;,&quot;title&quot;:&quot;The Girls Creating Games Program: An Innovative Approach to Integrating Technology into Middle School&quot;,&quot;container-title&quot;:&quot;Meridian: A Middle School Computer Technologies Journal&quot;,&quot;issued&quot;:{&quot;date-parts&quot;:[[&quot;2007&quot;]]},&quot;id&quot;:&quot;denner_girls_2007&quot;,&quot;author&quot;:[{&quot;family&quot;:&quot;Denner&quot;,&quot;given&quot;:&quot;Jill&quot;}],&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itationID&quot;:&quot;rhstolwb&quot;,&quot;properties&quot;:{&quot;noteIndex&quot;:0,&quot;formattedCitation&quot;:&quot;[@denner_girls_2007]&quot;}} RNDfoikrjxfiq"/>&lt;Do Zotero Refresh: [@denner_girls_2007]&gt;<text:reference-mark-end text:name="ZOTERO_ITEM CSL_CITATION {&quot;schema&quot;:&quot;https://github.com/citation-style-language/schema/raw/master/csl-citation.json&quot;,&quot;citationItems&quot;:[{&quot;suffix&quot;:&quot;&quot;,&quot;uris&quot;:[&quot;http://zotero.org/users/1913249/items/UUXJYAW7&quot;],&quot;id&quot;:2687,&quot;uri&quot;:[&quot;http://zotero.org/users/1913249/items/UUXJYAW7&quot;],&quot;prefix&quot;:&quot;&quot;,&quot;itemData&quot;:{&quot;citation-key&quot;:&quot;denner_girls_2007&quot;,&quot;title-short&quot;:&quot;The Girls Creating Games Program&quot;,&quot;source&quot;:&quot;CiteSeer&quot;,&quot;issue&quot;:&quot;1&quot;,&quot;volume&quot;:&quot;10&quot;,&quot;title&quot;:&quot;The Girls Creating Games Program: An Innovative Approach to Integrating Technology into Middle School&quot;,&quot;container-title&quot;:&quot;Meridian: A Middle School Computer Technologies Journal&quot;,&quot;issued&quot;:{&quot;date-parts&quot;:[[&quot;2007&quot;]]},&quot;id&quot;:&quot;denner_girls_2007&quot;,&quot;author&quot;:[{&quot;family&quot;:&quot;Denner&quot;,&quot;given&quot;:&quot;Jill&quot;}],&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itationID&quot;:&quot;rhstolwb&quot;,&quot;properties&quot;:{&quot;noteIndex&quot;:0,&quot;formattedCitation&quot;:&quot;[@denner_girls_2007]&quot;}} RNDfoikrjxfiq"/>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schema&quot;:&quot;https://github.com/citation-style-language/schema/raw/master/csl-citation.json&quot;,&quot;citationItems&quot;:[{&quot;suffix&quot;:&quot;&quot;,&quot;uris&quot;:[&quot;http://zotero.org/users/1913249/items/34QR9L8P&quot;],&quot;id&quot;:239,&quot;uri&quot;:[&quot;http://zotero.org/users/1913249/items/34QR9L8P&quot;],&quot;prefix&quot;:&quot;&quot;,&quot;itemData&quot;:{&quot;citation-key&quot;:&quot;robertson_making_2012&quot;,&quot;URL&quot;:&quot;http://linkinghub.elsevier.com/retrieve/pii/S0360131511003368&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type&quot;:&quot;article-journal&quot;,&quot;title-short&quot;:&quot;Making games in the classroom&quot;,&quot;issue&quot;:&quot;2&quot;,&quot;accessed&quot;:{&quot;date-parts&quot;:[[&quot;2018&quot;,4,28]]},&quot;volume&quot;:&quot;59&quot;,&quot;title&quot;:&quot;Making games in the classroom: Benefits and gender concerns&quot;,&quot;container-title&quot;:&quot;Computers &amp; Education&quot;,&quot;page&quot;:&quot;385-398&quot;,&quot;issued&quot;:{&quot;date-parts&quot;:[[&quot;2012&quot;,9]]},&quot;id&quot;:&quot;robertson_making_2012&quot;,&quot;DOI&quot;:&quot;10.1016/j.compedu.2011.12.020&quot;,&quot;ISSN&quot;:&quot;03601315&quot;,&quot;language&quot;:&quot;en&quot;}},{&quot;suffix&quot;:&quot;&quot;,&quot;uris&quot;:[&quot;http://zotero.org/users/1913249/items/XUCHIJK7&quot;],&quot;id&quot;:1471,&quot;uri&quot;:[&quot;http://zotero.org/users/1913249/items/XUCHIJK7&quot;],&quot;prefix&quot;:&quot;&quot;,&quot;itemData&quot;:{&quot;citation-key&quot;:&quot;robertson_adventure_2007&quot;,&quot;URL&quot;:&quot;http://dl.acm.org/citation.cfm?id=1297285&quot;,&quot;title-short&quot;:&quot;Adventure Author&quot;,&quot;publisher&quot;:&quot;ACM&quot;,&quot;accessed&quot;:{&quot;date-parts&quot;:[[&quot;2017&quot;,6,19]]},&quot;title&quot;:&quot;Adventure Author: a learning environment to support creative design&quot;,&quot;container-title&quot;:&quot;Proceedings of the 6th international conference on Interaction design and children&quot;,&quot;page&quot;:&quot;37–44&quot;,&quot;issued&quot;:{&quot;date-parts&quot;:[[&quot;2007&quot;]]},&quot;id&quot;:&quot;robertson_adventure_2007&quot;,&quot;author&quot;:[{&quot;family&quot;:&quot;Robertson&quot;,&quot;given&quot;:&quot;Judy&quot;},{&quot;family&quot;:&quot;Nicholson&quot;,&quot;given&quot;:&quot;Keiron&quot;}],&quot;type&quot;:&quot;paper-conference&quot;,&quot;source&quot;:&quot;Google Scholar&quot;}}],&quot;citationID&quot;:&quot;hmtymtuv&quot;,&quot;properties&quot;:{&quot;noteIndex&quot;:0,&quot;formattedCitation&quot;:&quot;[@robertson_making_2012; @robertson_adventure_2007]&quot;}} RNDztacmsjely"/>&lt;Do Zotero Refresh: [@robertson_making_2012; @robertson_adventure_2007]&gt;<text:reference-mark-end text:name="ZOTERO_ITEM CSL_CITATION {&quot;schema&quot;:&quot;https://github.com/citation-style-language/schema/raw/master/csl-citation.json&quot;,&quot;citationItems&quot;:[{&quot;suffix&quot;:&quot;&quot;,&quot;uris&quot;:[&quot;http://zotero.org/users/1913249/items/34QR9L8P&quot;],&quot;id&quot;:239,&quot;uri&quot;:[&quot;http://zotero.org/users/1913249/items/34QR9L8P&quot;],&quot;prefix&quot;:&quot;&quot;,&quot;itemData&quot;:{&quot;citation-key&quot;:&quot;robertson_making_2012&quot;,&quot;URL&quot;:&quot;http://linkinghub.elsevier.com/retrieve/pii/S0360131511003368&quot;,&quot;source&quot;:&quot;Crossref&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uthor&quot;:[{&quot;family&quot;:&quot;Robertson&quot;,&quot;given&quot;:&quot;Judy&quot;}],&quot;type&quot;:&quot;article-journal&quot;,&quot;title-short&quot;:&quot;Making games in the classroom&quot;,&quot;issue&quot;:&quot;2&quot;,&quot;accessed&quot;:{&quot;date-parts&quot;:[[&quot;2018&quot;,4,28]]},&quot;volume&quot;:&quot;59&quot;,&quot;title&quot;:&quot;Making games in the classroom: Benefits and gender concerns&quot;,&quot;container-title&quot;:&quot;Computers &amp; Education&quot;,&quot;page&quot;:&quot;385-398&quot;,&quot;issued&quot;:{&quot;date-parts&quot;:[[&quot;2012&quot;,9]]},&quot;id&quot;:&quot;robertson_making_2012&quot;,&quot;DOI&quot;:&quot;10.1016/j.compedu.2011.12.020&quot;,&quot;ISSN&quot;:&quot;03601315&quot;,&quot;language&quot;:&quot;en&quot;}},{&quot;suffix&quot;:&quot;&quot;,&quot;uris&quot;:[&quot;http://zotero.org/users/1913249/items/XUCHIJK7&quot;],&quot;id&quot;:1471,&quot;uri&quot;:[&quot;http://zotero.org/users/1913249/items/XUCHIJK7&quot;],&quot;prefix&quot;:&quot;&quot;,&quot;itemData&quot;:{&quot;citation-key&quot;:&quot;robertson_adventure_2007&quot;,&quot;URL&quot;:&quot;http://dl.acm.org/citation.cfm?id=1297285&quot;,&quot;title-short&quot;:&quot;Adventure Author&quot;,&quot;publisher&quot;:&quot;ACM&quot;,&quot;accessed&quot;:{&quot;date-parts&quot;:[[&quot;2017&quot;,6,19]]},&quot;title&quot;:&quot;Adventure Author: a learning environment to support creative design&quot;,&quot;container-title&quot;:&quot;Proceedings of the 6th international conference on Interaction design and children&quot;,&quot;page&quot;:&quot;37–44&quot;,&quot;issued&quot;:{&quot;date-parts&quot;:[[&quot;2007&quot;]]},&quot;id&quot;:&quot;robertson_adventure_2007&quot;,&quot;author&quot;:[{&quot;family&quot;:&quot;Robertson&quot;,&quot;given&quot;:&quot;Judy&quot;},{&quot;family&quot;:&quot;Nicholson&quot;,&quot;given&quot;:&quot;Keiron&quot;}],&quot;type&quot;:&quot;paper-conference&quot;,&quot;source&quot;:&quot;Google Scholar&quot;}}],&quot;citationID&quot;:&quot;hmtymtuv&quot;,&quot;properties&quot;:{&quot;noteIndex&quot;:0,&quot;formattedCitation&quot;:&quot;[@robertson_making_2012; @robertson_adventure_2007]&quot;}} RNDztacmsjely"/>.</text:p>
      <text:p text:style-name="Text_20_body"><text:span text:style-name="T1">Addressing Race related identities</text:span> Glitch game testers <text:reference-mark-start text:name="ZOTERO_ITEM CSL_CITATION {&quot;schema&quot;:&quot;https://github.com/citation-style-language/schema/raw/master/csl-citation.json&quot;,&quot;citationItems&quot;:[{&quot;suffix&quot;:&quot;&quot;,&quot;uris&quot;:[&quot;http://zotero.org/users/1913249/items/HKBNN53C&quot;],&quot;id&quot;:2650,&quot;uri&quot;:[&quot;http://zotero.org/users/1913249/items/HKBNN53C&quot;],&quot;prefix&quot;:&quot;&quot;,&quot;itemData&quot;:{&quot;citation-key&quot;:&quot;disalvo_saving_2014&quot;,&quot;URL&quot;:&quot;https://doi.org/10.1080/10508406.2014.893434&quot;,&quot;source&quot;:&quot;Taylor and Francis+NEJ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ype&quot;:&quot;article-journal&quot;,&quot;title-short&quot;:&quot;Saving Face While Geeking Out&quot;,&quot;issue&quot;:&quot;3&quot;,&quot;accessed&quot;:{&quot;date-parts&quot;:[[&quot;2018&quot;,7,16]]},&quot;title&quot;:&quot;Saving Face While Geeking Out: Video Game Testing as a Justification for Learning Computer Science&quot;,&quot;container-title&quot;:&quot;Journal of the Learning Sciences&quot;,&quot;page&quot;:&quot;272-315&quot;,&quot;issued&quot;:{&quot;date-parts&quot;:[[&quot;2014&quot;,7,3]]},&quot;id&quot;:&quot;disalvo_saving_2014&quot;,&quot;volume&quot;:&quot;23&quot;,&quot;DOI&quot;:&quot;10.1080/10508406.2014.893434&quot;,&quot;ISSN&quot;:&quot;1050-8406&quot;}},{&quot;suffix&quot;:&quot;&quot;,&quot;uris&quot;:[&quot;http://zotero.org/users/1913249/items/9GLLZLMB&quot;],&quot;id&quot;:2670,&quot;uri&quot;:[&quot;http://zotero.org/users/1913249/items/9GLLZLMB&quot;],&quot;prefix&quot;:&quot;&quot;,&quot;itemData&quot;:{&quot;event-title&quot;:&quot;DiGRA&quot;,&quot;language&quot;:&quot;en&quot;,&quot;type&quot;:&quot;paper-conference&quot;,&quot;source&quot;:&quot;Zotero&quot;,&quot;title&quot;:&quot;Glitch Game Testers: African American Men Breaking Open the Console&quot;,&quot;container-title&quot;:&quot;Breaking New Ground: Innovation in Games, Play, Practice and Theory.&quot;,&quot;page&quot;:&quot;7&quot;,&quot;issued&quot;:{&quot;date-parts&quot;:[[&quot;2009&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uris&quot;:[&quot;http://zotero.org/users/1913249/items/XMLVAMHU&quot;],&quot;id&quot;:2651,&quot;uri&quot;:[&quot;http://zotero.org/users/1913249/items/XMLVAMHU&quot;],&quot;prefix&quot;:&quot;&quot;,&quot;itemData&quot;:{&quot;DOI&quot;:&quot;10.1177/1555412008314130&quot;,&quot;URL&quot;:&quot;http://journals.sagepub.com/doi/abs/10.1177/1555412008314130&quot;,&quot;source&quot;:&quot;SAGE Journals&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short&quot;:&quot;Games and Culture&quot;,&quot;ISSN&quot;:&quot;1555-4120&quot;,&quot;issue&quot;:&quot;2&quot;,&quot;volume&quot;:&quot;3&quot;,&quot;accessed&quot;:{&quot;date-parts&quot;:[[&quot;2018&quot;,7,16]]},&quot;type&quot;:&quot;article-journal&quot;,&quot;title&quot;:&quot;Learning in Context                                                    ,                                                             Learning in Context: Digital Games and Young Black Men             ,                      Digital Games and Young Black Men&quot;,&quot;container-title&quot;:&quot;Games and Culture&quot;,&quot;page&quot;:&quot;131-141&quot;,&quot;issued&quot;:{&quot;date-parts&quot;:[[&quot;2008&quot;,4,1]]},&quot;id&quot;:&quot;disalvo_learning_2008&quot;,&quot;title-short&quot;:&quot;Learning in Context                                                    ,                                                             Learning in Context&quot;,&quot;language&quot;:&quot;en&quot;,&quot;citation-key&quot;:&quot;disalvo_learning_2008&quot;}}],&quot;citationID&quot;:&quot;piauxieo&quot;,&quot;properties&quot;:{&quot;noteIndex&quot;:0,&quot;formattedCitation&quot;:&quot;[@disalvo_saving_2014; @disalvo_glitch_2009-1; @disalvo_learning_2008]&quot;}} RNDrcuzsbmmaz"/>&lt;Do Zotero Refresh: [@disalvo_saving_2014; @disalvo_glitch_2009-1; @disalvo_learning_2008]&gt;<text:reference-mark-end text:name="ZOTERO_ITEM CSL_CITATION {&quot;schema&quot;:&quot;https://github.com/citation-style-language/schema/raw/master/csl-citation.json&quot;,&quot;citationItems&quot;:[{&quot;suffix&quot;:&quot;&quot;,&quot;uris&quot;:[&quot;http://zotero.org/users/1913249/items/HKBNN53C&quot;],&quot;id&quot;:2650,&quot;uri&quot;:[&quot;http://zotero.org/users/1913249/items/HKBNN53C&quot;],&quot;prefix&quot;:&quot;&quot;,&quot;itemData&quot;:{&quot;citation-key&quot;:&quot;disalvo_saving_2014&quot;,&quot;URL&quot;:&quot;https://doi.org/10.1080/10508406.2014.893434&quot;,&quot;source&quot;:&quot;Taylor and Francis+NEJ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uthor&quot;:[{&quot;family&quot;:&quot;DiSalvo&quot;,&quot;given&quot;:&quot;Betsy&quot;},{&quot;family&quot;:&quot;Guzdial&quot;,&quot;given&quot;:&quot;Mark&quot;},{&quot;family&quot;:&quot;Bruckman&quot;,&quot;given&quot;:&quot;Amy&quot;},{&quot;family&quot;:&quot;McKlin&quot;,&quot;given&quot;:&quot;Tom&quot;}],&quot;type&quot;:&quot;article-journal&quot;,&quot;title-short&quot;:&quot;Saving Face While Geeking Out&quot;,&quot;issue&quot;:&quot;3&quot;,&quot;accessed&quot;:{&quot;date-parts&quot;:[[&quot;2018&quot;,7,16]]},&quot;title&quot;:&quot;Saving Face While Geeking Out: Video Game Testing as a Justification for Learning Computer Science&quot;,&quot;container-title&quot;:&quot;Journal of the Learning Sciences&quot;,&quot;page&quot;:&quot;272-315&quot;,&quot;issued&quot;:{&quot;date-parts&quot;:[[&quot;2014&quot;,7,3]]},&quot;id&quot;:&quot;disalvo_saving_2014&quot;,&quot;volume&quot;:&quot;23&quot;,&quot;DOI&quot;:&quot;10.1080/10508406.2014.893434&quot;,&quot;ISSN&quot;:&quot;1050-8406&quot;}},{&quot;suffix&quot;:&quot;&quot;,&quot;uris&quot;:[&quot;http://zotero.org/users/1913249/items/9GLLZLMB&quot;],&quot;id&quot;:2670,&quot;uri&quot;:[&quot;http://zotero.org/users/1913249/items/9GLLZLMB&quot;],&quot;prefix&quot;:&quot;&quot;,&quot;itemData&quot;:{&quot;event-title&quot;:&quot;DiGRA&quot;,&quot;language&quot;:&quot;en&quot;,&quot;type&quot;:&quot;paper-conference&quot;,&quot;source&quot;:&quot;Zotero&quot;,&quot;title&quot;:&quot;Glitch Game Testers: African American Men Breaking Open the Console&quot;,&quot;container-title&quot;:&quot;Breaking New Ground: Innovation in Games, Play, Practice and Theory.&quot;,&quot;page&quot;:&quot;7&quot;,&quot;issued&quot;:{&quot;date-parts&quot;:[[&quot;2009&quot;]]},&quot;id&quot;:&quot;disalvo_glitch_2009-1&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uffix&quot;:&quot;&quot;,&quot;uris&quot;:[&quot;http://zotero.org/users/1913249/items/XMLVAMHU&quot;],&quot;id&quot;:2651,&quot;uri&quot;:[&quot;http://zotero.org/users/1913249/items/XMLVAMHU&quot;],&quot;prefix&quot;:&quot;&quot;,&quot;itemData&quot;:{&quot;DOI&quot;:&quot;10.1177/1555412008314130&quot;,&quot;URL&quot;:&quot;http://journals.sagepub.com/doi/abs/10.1177/1555412008314130&quot;,&quot;source&quot;:&quot;SAGE Journals&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family&quot;:&quot;DiSalvo&quot;,&quot;given&quot;:&quot;Betsy James&quot;},{&quot;family&quot;:&quot;Crowley&quot;,&quot;given&quot;:&quot;Kevin&quot;},{&quot;family&quot;:&quot;Norwood&quot;,&quot;given&quot;:&quot;Roy&quot;}],&quot;container-title-short&quot;:&quot;Games and Culture&quot;,&quot;ISSN&quot;:&quot;1555-4120&quot;,&quot;issue&quot;:&quot;2&quot;,&quot;volume&quot;:&quot;3&quot;,&quot;accessed&quot;:{&quot;date-parts&quot;:[[&quot;2018&quot;,7,16]]},&quot;type&quot;:&quot;article-journal&quot;,&quot;title&quot;:&quot;Learning in Context                                                    ,                                                             Learning in Context: Digital Games and Young Black Men             ,                      Digital Games and Young Black Men&quot;,&quot;container-title&quot;:&quot;Games and Culture&quot;,&quot;page&quot;:&quot;131-141&quot;,&quot;issued&quot;:{&quot;date-parts&quot;:[[&quot;2008&quot;,4,1]]},&quot;id&quot;:&quot;disalvo_learning_2008&quot;,&quot;title-short&quot;:&quot;Learning in Context                                                    ,                                                             Learning in Context&quot;,&quot;language&quot;:&quot;en&quot;,&quot;citation-key&quot;:&quot;disalvo_learning_2008&quot;}}],&quot;citationID&quot;:&quot;piauxieo&quot;,&quot;properties&quot;:{&quot;noteIndex&quot;:0,&quot;formattedCitation&quot;:&quot;[@disalvo_saving_2014; @disalvo_glitch_2009-1; @disalvo_learning_2008]&quot;}} RNDrcuzsbmmaz"/></text:p>
      <text:p text:style-name="Text_20_body"><text:span text:style-name="T1">Other Non-dominant identities</text:span></text:p>
      <text:p text:style-name="Text_20_body">Shift to other tactics like Family Connect ### 5th Dimension Case Study</text:p>
      <text:p text:style-name="Text_20_body">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schema&quot;:&quot;https://github.com/citation-style-language/schema/raw/master/csl-citation.json&quot;,&quot;citationItems&quot;:[{&quot;suffix&quot;:&quot;&quot;,&quot;uris&quot;:[&quot;http://zotero.org/users/1913249/items/FYCLWKSL&quot;],&quot;id&quot;:8878,&quot;uri&quot;:[&quot;http://zotero.org/users/1913249/items/FYCLWKSL&quot;],&quot;prefix&quot;:&quot;&quot;,&quot;itemData&quot;:{&quot;citation-key&quot;:&quot;cole_design-based_2016&quot;,&quot;URL&quot;:&quot;https://doi.org/10.1080/10508406.2016.1187148&quot;,&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family&quot;:&quot;Cole&quot;,&quot;given&quot;:&quot;Michael&quot;},{&quot;family&quot;:&quot;Packer&quot;,&quot;given&quot;:&quot;Martin&quot;}],&quot;type&quot;:&quot;article-journal&quot;,&quot;ISSN&quot;:&quot;1050-8406&quot;,&quot;issue&quot;:&quot;4&quot;,&quot;accessed&quot;:{&quot;date-parts&quot;:[[&quot;2023&quot;,7,4]]},&quot;title&quot;:&quot;Design-Based Intervention Research as the Science of the Doubly Artificial&quot;,&quot;container-title&quot;:&quot;Journal of the Learning Sciences&quot;,&quot;page&quot;:&quot;503-530&quot;,&quot;issued&quot;:{&quot;date-parts&quot;:[[&quot;2016&quot;,10,1]]},&quot;id&quot;:&quot;cole_design-based_2016&quot;,&quot;volume&quot;:&quot;25&quot;,&quot;DOI&quot;:&quot;10.1080/10508406.2016.1187148&quot;,&quot;publisher&quot;:&quot;Routledge&quot;}}],&quot;citationID&quot;:&quot;fuuenvgz&quot;,&quot;properties&quot;:{&quot;noteIndex&quot;:0,&quot;formattedCitation&quot;:&quot;[@cole_design-based_2016]&quot;}} RNDnqdzptipnf"/>&lt;Do Zotero Refresh: [@cole_design-based_2016]&gt;<text:reference-mark-end text:name="ZOTERO_ITEM CSL_CITATION {&quot;schema&quot;:&quot;https://github.com/citation-style-language/schema/raw/master/csl-citation.json&quot;,&quot;citationItems&quot;:[{&quot;suffix&quot;:&quot;&quot;,&quot;uris&quot;:[&quot;http://zotero.org/users/1913249/items/FYCLWKSL&quot;],&quot;id&quot;:8878,&quot;uri&quot;:[&quot;http://zotero.org/users/1913249/items/FYCLWKSL&quot;],&quot;prefix&quot;:&quot;&quot;,&quot;itemData&quot;:{&quot;citation-key&quot;:&quot;cole_design-based_2016&quot;,&quot;URL&quot;:&quot;https://doi.org/10.1080/10508406.2016.1187148&quot;,&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family&quot;:&quot;Cole&quot;,&quot;given&quot;:&quot;Michael&quot;},{&quot;family&quot;:&quot;Packer&quot;,&quot;given&quot;:&quot;Martin&quot;}],&quot;type&quot;:&quot;article-journal&quot;,&quot;ISSN&quot;:&quot;1050-8406&quot;,&quot;issue&quot;:&quot;4&quot;,&quot;accessed&quot;:{&quot;date-parts&quot;:[[&quot;2023&quot;,7,4]]},&quot;title&quot;:&quot;Design-Based Intervention Research as the Science of the Doubly Artificial&quot;,&quot;container-title&quot;:&quot;Journal of the Learning Sciences&quot;,&quot;page&quot;:&quot;503-530&quot;,&quot;issued&quot;:{&quot;date-parts&quot;:[[&quot;2016&quot;,10,1]]},&quot;id&quot;:&quot;cole_design-based_2016&quot;,&quot;volume&quot;:&quot;25&quot;,&quot;DOI&quot;:&quot;10.1080/10508406.2016.1187148&quot;,&quot;publisher&quot;:&quot;Routledge&quot;}}],&quot;citationID&quot;:&quot;fuuenvgz&quot;,&quot;properties&quot;:{&quot;noteIndex&quot;:0,&quot;formattedCitation&quot;:&quot;[@cole_design-based_2016]&quot;}} RNDnqdzptipnf"/>.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citationItems&quot;:[{&quot;suffix&quot;:&quot;&quot;,&quot;uris&quot;:[&quot;http://zotero.org/users/1913249/items/8QZDB9FX&quot;],&quot;id&quot;:1441,&quot;uri&quot;:[&quot;http://zotero.org/users/1913249/items/8QZDB9FX&quot;],&quot;prefix&quot;:&quot;&quot;,&quot;itemData&quot;:{&quot;DOI&quot;:&quot;10.1002/9780470753545.ch17&quot;,&quot;URL&quot;:&quot;http://onlinelibrary.wiley.com/doi/10.1002/9780470753545.ch17/summary&quot;,&quot;language&quot;:&quot;en&quot;,&quot;type&quot;:&quot;chapter&quot;,&quot;publisher&quot;:&quot;Blackwell Publishing Ltd&quot;,&quot;accessed&quot;:{&quot;date-parts&quot;:[[&quot;2017&quot;,7,28]]},&quot;source&quot;:&quot;onlinelibrary.wiley.com&quot;,&quot;title&quot;:&quot;Cultural Historical Activity Theory and the Expansion of Opportunities for Learning After School&quot;,&quot;container-title&quot;:&quot;Learning for Life in the 21st Century: Sociocultural Perspectives on the Future of Education&quot;,&quot;page&quot;:&quot;225-238&quot;,&quot;issued&quot;:{&quot;date-parts&quot;:[[&quot;2008&quot;,1,14]]},&quot;id&quot;:&quot;brown_cultural_2008&quot;,&quot;author&quot;:[{&quot;family&quot;:&quot;Brown&quot;,&quot;given&quot;:&quot;Katherine&quot;},{&quot;family&quot;:&quot;Cole&quot;,&quot;given&quot;:&quot;Michael&quot;}],&quot;citation-key&quot;:&quot;brown_cultural_2008&quot;,&quot;ISBN&quot;:&quot;978-0-470-75354-5&quot;}}],&quot;citationID&quot;:&quot;xsuovooo&quot;,&quot;properties&quot;:{&quot;noteIndex&quot;:0,&quot;formattedCitation&quot;:&quot;[@brown_cultural_2008]&quot;}} RNDpbaqbfkvky"/>&lt;Do Zotero Refresh: [@brown_cultural_2008]&gt;<text:reference-mark-end text:name="ZOTERO_ITEM CSL_CITATION {&quot;schema&quot;:&quot;https://github.com/citation-style-language/schema/raw/master/csl-citation.json&quot;,&quot;citationItems&quot;:[{&quot;suffix&quot;:&quot;&quot;,&quot;uris&quot;:[&quot;http://zotero.org/users/1913249/items/8QZDB9FX&quot;],&quot;id&quot;:1441,&quot;uri&quot;:[&quot;http://zotero.org/users/1913249/items/8QZDB9FX&quot;],&quot;prefix&quot;:&quot;&quot;,&quot;itemData&quot;:{&quot;DOI&quot;:&quot;10.1002/9780470753545.ch17&quot;,&quot;URL&quot;:&quot;http://onlinelibrary.wiley.com/doi/10.1002/9780470753545.ch17/summary&quot;,&quot;language&quot;:&quot;en&quot;,&quot;type&quot;:&quot;chapter&quot;,&quot;publisher&quot;:&quot;Blackwell Publishing Ltd&quot;,&quot;accessed&quot;:{&quot;date-parts&quot;:[[&quot;2017&quot;,7,28]]},&quot;source&quot;:&quot;onlinelibrary.wiley.com&quot;,&quot;title&quot;:&quot;Cultural Historical Activity Theory and the Expansion of Opportunities for Learning After School&quot;,&quot;container-title&quot;:&quot;Learning for Life in the 21st Century: Sociocultural Perspectives on the Future of Education&quot;,&quot;page&quot;:&quot;225-238&quot;,&quot;issued&quot;:{&quot;date-parts&quot;:[[&quot;2008&quot;,1,14]]},&quot;id&quot;:&quot;brown_cultural_2008&quot;,&quot;author&quot;:[{&quot;family&quot;:&quot;Brown&quot;,&quot;given&quot;:&quot;Katherine&quot;},{&quot;family&quot;:&quot;Cole&quot;,&quot;given&quot;:&quot;Michael&quot;}],&quot;citation-key&quot;:&quot;brown_cultural_2008&quot;,&quot;ISBN&quot;:&quot;978-0-470-75354-5&quot;}}],&quot;citationID&quot;:&quot;xsuovooo&quot;,&quot;properties&quot;:{&quot;noteIndex&quot;:0,&quot;formattedCitation&quot;:&quot;[@brown_cultural_2008]&quot;}} RNDpbaqbfkvky"/>.</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schema&quot;:&quot;https://github.com/citation-style-language/schema/raw/master/csl-citation.json&quot;,&quot;citationItems&quot;:[{&quot;suffix&quot;:&quot;&quot;,&quot;uris&quot;:[&quot;http://zotero.org/users/1913249/items/5MPFI3YK&quot;],&quot;id&quot;:8729,&quot;uri&quot;:[&quot;http://zotero.org/users/1913249/items/5MPFI3YK&quot;],&quot;prefix&quot;:&quot;&quot;,&quot;itemData&quot;:{&quot;citation-key&quot;:&quot;xiao_fostering_2007&quot;,&quot;URL&quot;:&quot;https://doi.org/10.1080/01449290600811511&quot;,&quot;source&quot;:&quot;Taylor and Francis+NEJM&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author&quot;:[{&quot;family&quot;:&quot;Xiao&quot;,&quot;given&quot;:&quot;Lu&quot;},{&quot;family&quot;:&quot;Carroll&quot;,&quot;given&quot;:&quot;John M.&quot;}],&quot;type&quot;:&quot;article-journal&quot;,&quot;ISSN&quot;:&quot;0144-929X&quot;,&quot;issue&quot;:&quot;1&quot;,&quot;accessed&quot;:{&quot;date-parts&quot;:[[&quot;2023&quot;,6,13]]},&quot;title&quot;:&quot;Fostering an informal learning community of computer technologies at school&quot;,&quot;container-title&quot;:&quot;Behaviour &amp; Information Technology&quot;,&quot;page&quot;:&quot;23-36&quot;,&quot;issued&quot;:{&quot;date-parts&quot;:[[&quot;2007&quot;,1,1]]},&quot;id&quot;:&quot;xiao_fostering_2007&quot;,&quot;volume&quot;:&quot;26&quot;,&quot;DOI&quot;:&quot;10.1080/01449290600811511&quot;,&quot;publisher&quot;:&quot;Taylor &amp; Francis&quot;}}],&quot;citationID&quot;:&quot;qqxehbew&quot;,&quot;properties&quot;:{&quot;noteIndex&quot;:0,&quot;formattedCitation&quot;:&quot;[@xiao_fostering_2007]&quot;}} RNDumlisibmxw"/>&lt;Do Zotero Refresh: [@xiao_fostering_2007]&gt;<text:reference-mark-end text:name="ZOTERO_ITEM CSL_CITATION {&quot;schema&quot;:&quot;https://github.com/citation-style-language/schema/raw/master/csl-citation.json&quot;,&quot;citationItems&quot;:[{&quot;suffix&quot;:&quot;&quot;,&quot;uris&quot;:[&quot;http://zotero.org/users/1913249/items/5MPFI3YK&quot;],&quot;id&quot;:8729,&quot;uri&quot;:[&quot;http://zotero.org/users/1913249/items/5MPFI3YK&quot;],&quot;prefix&quot;:&quot;&quot;,&quot;itemData&quot;:{&quot;citation-key&quot;:&quot;xiao_fostering_2007&quot;,&quot;URL&quot;:&quot;https://doi.org/10.1080/01449290600811511&quot;,&quot;source&quot;:&quot;Taylor and Francis+NEJM&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author&quot;:[{&quot;family&quot;:&quot;Xiao&quot;,&quot;given&quot;:&quot;Lu&quot;},{&quot;family&quot;:&quot;Carroll&quot;,&quot;given&quot;:&quot;John M.&quot;}],&quot;type&quot;:&quot;article-journal&quot;,&quot;ISSN&quot;:&quot;0144-929X&quot;,&quot;issue&quot;:&quot;1&quot;,&quot;accessed&quot;:{&quot;date-parts&quot;:[[&quot;2023&quot;,6,13]]},&quot;title&quot;:&quot;Fostering an informal learning community of computer technologies at school&quot;,&quot;container-title&quot;:&quot;Behaviour &amp; Information Technology&quot;,&quot;page&quot;:&quot;23-36&quot;,&quot;issued&quot;:{&quot;date-parts&quot;:[[&quot;2007&quot;,1,1]]},&quot;id&quot;:&quot;xiao_fostering_2007&quot;,&quot;volume&quot;:&quot;26&quot;,&quot;DOI&quot;:&quot;10.1080/01449290600811511&quot;,&quot;publisher&quot;:&quot;Taylor &amp; Francis&quot;}}],&quot;citationID&quot;:&quot;qqxehbew&quot;,&quot;properties&quot;:{&quot;noteIndex&quot;:0,&quot;formattedCitation&quot;:&quot;[@xiao_fostering_2007]&quot;}} RNDumlisibmxw"/> has close parallels with project approaches and has a focus on fostering online collaboration and resources sharing. Many popular and well researched online communities exist <text:a xlink:type="simple" xlink:href="Bruckman" office:name=""><text:span text:style-name="Definition">scratch, itch.io, new grounds</text:span></text:a>. However researchers <text:reference-mark-start text:name="ZOTERO_ITEM CSL_CITATION {&quot;schema&quot;:&quot;https://github.com/citation-style-language/schema/raw/master/csl-citation.json&quot;,&quot;citationItems&quot;:[{&quot;suffix&quot;:&quot;&quot;,&quot;uris&quot;:[&quot;http://zotero.org/users/1913249/items/4F43N9TP&quot;],&quot;id&quot;:2834,&quot;uri&quot;:[&quot;http://zotero.org/users/1913249/items/4F43N9TP&quot;],&quot;prefix&quot;:&quot;&quot;,&quot;itemData&quot;:{&quot;citation-key&quot;:&quot;roque_family_2016&quot;,&quot;URL&quot;:&quot;http://dspace.mit.edu/handle/1721.1/107577&quot;,&quot;title-short&quot;:&quot;Family creative learning&quot;,&quot;language&quot;:&quot;eng&quot;,&quot;genre&quot;:&quot;Thesis&quot;,&quot;accessed&quot;:{&quot;date-parts&quot;:[[&quot;2018&quot;,10,30]]},&quot;typ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issued&quot;:{&quot;date-parts&quot;:[[&quot;2016&quot;]]},&quot;id&quot;:&quot;roque_family_2016&quot;,&quot;author&quot;:[{&quot;family&quot;:&quot;Roque&quot;,&quot;given&quot;:&quot;Ricarose Vallarta&quot;}],&quot;publisher&quot;:&quot;Massachusetts Institute of Technology&quot;,&quot;license&quot;:&quot;http://dspace.mit.edu/handle/1721.1/7582&quot;}}],&quot;citationID&quot;:&quot;amkqnkgp&quot;,&quot;properties&quot;:{&quot;noteIndex&quot;:0,&quot;formattedCitation&quot;:&quot;[@roque_family_2016]&quot;}} RNDqrkapbrmgz"/>&lt;Do Zotero Refresh: [@roque_family_2016]&gt;<text:reference-mark-end text:name="ZOTERO_ITEM CSL_CITATION {&quot;schema&quot;:&quot;https://github.com/citation-style-language/schema/raw/master/csl-citation.json&quot;,&quot;citationItems&quot;:[{&quot;suffix&quot;:&quot;&quot;,&quot;uris&quot;:[&quot;http://zotero.org/users/1913249/items/4F43N9TP&quot;],&quot;id&quot;:2834,&quot;uri&quot;:[&quot;http://zotero.org/users/1913249/items/4F43N9TP&quot;],&quot;prefix&quot;:&quot;&quot;,&quot;itemData&quot;:{&quot;citation-key&quot;:&quot;roque_family_2016&quot;,&quot;URL&quot;:&quot;http://dspace.mit.edu/handle/1721.1/107577&quot;,&quot;title-short&quot;:&quot;Family creative learning&quot;,&quot;language&quot;:&quot;eng&quot;,&quot;genre&quot;:&quot;Thesis&quot;,&quot;accessed&quot;:{&quot;date-parts&quot;:[[&quot;2018&quot;,10,30]]},&quot;typ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issued&quot;:{&quot;date-parts&quot;:[[&quot;2016&quot;]]},&quot;id&quot;:&quot;roque_family_2016&quot;,&quot;author&quot;:[{&quot;family&quot;:&quot;Roque&quot;,&quot;given&quot;:&quot;Ricarose Vallarta&quot;}],&quot;publisher&quot;:&quot;Massachusetts Institute of Technology&quot;,&quot;license&quot;:&quot;http://dspace.mit.edu/handle/1721.1/7582&quot;}}],&quot;citationID&quot;:&quot;amkqnkgp&quot;,&quot;properties&quot;:{&quot;noteIndex&quot;:0,&quot;formattedCitation&quot;:&quot;[@roque_family_2016]&quot;}} RNDqrkapbrmgz"/> highlighted the limitations of accessibility of online participatory culture. In response Roque <text:reference-mark-start text:name="ZOTERO_ITEM CSL_CITATION {&quot;schema&quot;:&quot;https://github.com/citation-style-language/schema/raw/master/csl-citation.json&quot;,&quot;citationItems&quot;:[{&quot;suffix&quot;:&quot;&quot;,&quot;uris&quot;:[&quot;http://zotero.org/users/1913249/items/4F43N9TP&quot;],&quot;id&quot;:2834,&quot;uri&quot;:[&quot;http://zotero.org/users/1913249/items/4F43N9TP&quot;],&quot;prefix&quot;:&quot;&quot;,&quot;itemData&quot;:{&quot;citation-key&quot;:&quot;roque_family_2016&quot;,&quot;URL&quot;:&quot;http://dspace.mit.edu/handle/1721.1/107577&quot;,&quot;title-short&quot;:&quot;Family creative learning&quot;,&quot;language&quot;:&quot;eng&quot;,&quot;genre&quot;:&quot;Thesis&quot;,&quot;accessed&quot;:{&quot;date-parts&quot;:[[&quot;2018&quot;,10,30]]},&quot;typ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issued&quot;:{&quot;date-parts&quot;:[[&quot;2016&quot;]]},&quot;id&quot;:&quot;roque_family_2016&quot;,&quot;author&quot;:[{&quot;family&quot;:&quot;Roque&quot;,&quot;given&quot;:&quot;Ricarose Vallarta&quot;}],&quot;publisher&quot;:&quot;Massachusetts Institute of Technology&quot;,&quot;license&quot;:&quot;http://dspace.mit.edu/handle/1721.1/7582&quot;}}],&quot;citationID&quot;:&quot;okvixhrp&quot;,&quot;properties&quot;:{&quot;noteIndex&quot;:0,&quot;formattedCitation&quot;:&quot;[@roque_family_2016]&quot;}} RNDqscnpcazto"/>&lt;Do Zotero Refresh: [@roque_family_2016]&gt;<text:reference-mark-end text:name="ZOTERO_ITEM CSL_CITATION {&quot;schema&quot;:&quot;https://github.com/citation-style-language/schema/raw/master/csl-citation.json&quot;,&quot;citationItems&quot;:[{&quot;suffix&quot;:&quot;&quot;,&quot;uris&quot;:[&quot;http://zotero.org/users/1913249/items/4F43N9TP&quot;],&quot;id&quot;:2834,&quot;uri&quot;:[&quot;http://zotero.org/users/1913249/items/4F43N9TP&quot;],&quot;prefix&quot;:&quot;&quot;,&quot;itemData&quot;:{&quot;citation-key&quot;:&quot;roque_family_2016&quot;,&quot;URL&quot;:&quot;http://dspace.mit.edu/handle/1721.1/107577&quot;,&quot;title-short&quot;:&quot;Family creative learning&quot;,&quot;language&quot;:&quot;eng&quot;,&quot;genre&quot;:&quot;Thesis&quot;,&quot;accessed&quot;:{&quot;date-parts&quot;:[[&quot;2018&quot;,10,30]]},&quot;typ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issued&quot;:{&quot;date-parts&quot;:[[&quot;2016&quot;]]},&quot;id&quot;:&quot;roque_family_2016&quot;,&quot;author&quot;:[{&quot;family&quot;:&quot;Roque&quot;,&quot;given&quot;:&quot;Ricarose Vallarta&quot;}],&quot;publisher&quot;:&quot;Massachusetts Institute of Technology&quot;,&quot;license&quot;:&quot;http://dspace.mit.edu/handle/1721.1/7582&quot;}}],&quot;citationID&quot;:&quot;okvixhrp&quot;,&quot;properties&quot;:{&quot;noteIndex&quot;:0,&quot;formattedCitation&quot;:&quot;[@roque_family_2016]&quot;}} RNDqscnpcazto"/> FCL study addressed it with face to face session with help from family members.</text:p>
      <text:p text:style-name="Text_20_body">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text:p>
      <text:p text:style-name="Text_20_body">It is of value to explore the community aspect of providing support to parents, and support and structure to staff members supporting parents.</text:p>
      <text:p text:style-name="Text_20_body">The work of Roque to operationalise Barron’s work on parental roles in a making context is of particular interest to this study.</text:p>
      <text:p text:style-name="Text_20_body">I extend this in this study, how can the learning design contribute to aid this process and empower young people as well.</text:p>
      <text:h text:style-name="Heading_20_2" text:outline-level="2"><text:bookmark-start text:name="project-based-learning-pbl"/>Project Based Learning (PBL)<text:bookmark-end text:name="project-based-learning-pbl"/></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48">
        <text:list-item>
          <text:p text:style-name="P52">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schema&quot;:&quot;https://github.com/citation-style-language/schema/raw/master/csl-citation.json&quot;,&quot;citationItems&quot;:[{&quot;suffix&quot;:&quot;&quot;,&quot;uris&quot;:[&quot;http://zotero.org/users/1913249/items/CTT4LVZ4&quot;],&quot;id&quot;:3616,&quot;uri&quot;:[&quot;http://zotero.org/users/1913249/items/CTT4LVZ4&quot;],&quot;prefix&quot;:&quot;&quot;,&quot;itemData&quot;:{&quot;citation-key&quot;:&quot;black-hawkins_achievement_2008&quot;,&quot;container-title&quot;:&quot;Artículo presentado en la conferencia de British Educational Research Association. Universidad Heriot Watt. Edinburgh&quot;,&quot;issued&quot;:{&quot;date-parts&quot;:[[&quot;2008&quot;]]},&quot;id&quot;:&quot;black-hawkins_achievement_2008&quot;,&quot;author&quot;:[{&quot;family&quot;:&quot;Black-Hawkins&quot;,&quot;given&quot;:&quot;Kristine&quot;},{&quot;family&quot;:&quot;Florian&quot;,&quot;given&quot;:&quot;Lani&quot;},{&quot;family&quot;:&quot;Rouse&quot;,&quot;given&quot;:&quot;Martyn&quot;}],&quot;type&quot;:&quot;paper-conference&quot;,&quot;title&quot;:&quot;Achievement and inclusion in schools and classrooms: Participation and pedagogy&quot;}}],&quot;citationID&quot;:&quot;putvthgp&quot;,&quot;properties&quot;:{&quot;noteIndex&quot;:0,&quot;formattedCitation&quot;:&quot;[@black-hawkins_achievement_2008]&quot;}} RNDqdwhtmavap"/>&lt;Do Zotero Refresh: [@black-hawkins_achievement_2008]&gt;<text:reference-mark-end text:name="ZOTERO_ITEM CSL_CITATION {&quot;schema&quot;:&quot;https://github.com/citation-style-language/schema/raw/master/csl-citation.json&quot;,&quot;citationItems&quot;:[{&quot;suffix&quot;:&quot;&quot;,&quot;uris&quot;:[&quot;http://zotero.org/users/1913249/items/CTT4LVZ4&quot;],&quot;id&quot;:3616,&quot;uri&quot;:[&quot;http://zotero.org/users/1913249/items/CTT4LVZ4&quot;],&quot;prefix&quot;:&quot;&quot;,&quot;itemData&quot;:{&quot;citation-key&quot;:&quot;black-hawkins_achievement_2008&quot;,&quot;container-title&quot;:&quot;Artículo presentado en la conferencia de British Educational Research Association. Universidad Heriot Watt. Edinburgh&quot;,&quot;issued&quot;:{&quot;date-parts&quot;:[[&quot;2008&quot;]]},&quot;id&quot;:&quot;black-hawkins_achievement_2008&quot;,&quot;author&quot;:[{&quot;family&quot;:&quot;Black-Hawkins&quot;,&quot;given&quot;:&quot;Kristine&quot;},{&quot;family&quot;:&quot;Florian&quot;,&quot;given&quot;:&quot;Lani&quot;},{&quot;family&quot;:&quot;Rouse&quot;,&quot;given&quot;:&quot;Martyn&quot;}],&quot;type&quot;:&quot;paper-conference&quot;,&quot;title&quot;:&quot;Achievement and inclusion in schools and classrooms: Participation and pedagogy&quot;}}],&quot;citationID&quot;:&quot;putvthgp&quot;,&quot;properties&quot;:{&quot;noteIndex&quot;:0,&quot;formattedCitation&quot;:&quot;[@black-hawkins_achievement_2008]&quot;}} RNDqdwhtmavap"/>. The issue of alienation from the culture of computing in schools has been identified as an issue of concern especially for girls and some ethnic minorities <text:reference-mark-start text:name="ZOTERO_ITEM CSL_CITATION {&quot;schema&quot;:&quot;https://github.com/citation-style-language/schema/raw/master/csl-citation.json&quot;,&quot;citationItems&quot;:[{&quot;suffix&quot;:&quot;&quot;,&quot;uris&quot;:[&quot;http://zotero.org/users/1913249/items/VC9G3QNW&quot;],&quot;id&quot;:2292,&quot;uri&quot;:[&quot;http://zotero.org/users/1913249/items/VC9G3QNW&quot;],&quot;prefix&quot;:&quot;&quot;,&quot;itemData&quot;:{&quot;citation-key&quot;:&quot;the_royal_society_after_2017&quot;,&quot;URL&quot;:&quot;https://royalsociety.org/topics-policy/projects/computing-education/&quot;,&quot;title-short&quot;:&quot;After the Reboot&quot;,&quot;publisher&quot;:&quot;The Royal Society&quot;,&quot;accessed&quot;:{&quot;date-parts&quot;:[[&quot;2018&quot;,7,2]]},&quot;title&quot;:&quot;After the Reboot: Computing Education in UK Schools&quot;,&quot;issued&quot;:{&quot;date-parts&quot;:[[&quot;2017&quot;]]},&quot;id&quot;:&quot;the_royal_society_after_2017&quot;,&quot;author&quot;:[{&quot;literal&quot;:&quot;The Royal Society&quot;}],&quot;type&quot;:&quot;report&quot;,&quot;source&quot;:&quot;ResearchGate&quot;}}],&quot;citationID&quot;:&quot;yaproars&quot;,&quot;properties&quot;:{&quot;noteIndex&quot;:0,&quot;formattedCitation&quot;:&quot;[@the_royal_society_after_2017]&quot;}} RNDbigdpvxirr"/>&lt;Do Zotero Refresh: [@the_royal_society_after_2017]&gt;<text:reference-mark-end text:name="ZOTERO_ITEM CSL_CITATION {&quot;schema&quot;:&quot;https://github.com/citation-style-language/schema/raw/master/csl-citation.json&quot;,&quot;citationItems&quot;:[{&quot;suffix&quot;:&quot;&quot;,&quot;uris&quot;:[&quot;http://zotero.org/users/1913249/items/VC9G3QNW&quot;],&quot;id&quot;:2292,&quot;uri&quot;:[&quot;http://zotero.org/users/1913249/items/VC9G3QNW&quot;],&quot;prefix&quot;:&quot;&quot;,&quot;itemData&quot;:{&quot;citation-key&quot;:&quot;the_royal_society_after_2017&quot;,&quot;URL&quot;:&quot;https://royalsociety.org/topics-policy/projects/computing-education/&quot;,&quot;title-short&quot;:&quot;After the Reboot&quot;,&quot;publisher&quot;:&quot;The Royal Society&quot;,&quot;accessed&quot;:{&quot;date-parts&quot;:[[&quot;2018&quot;,7,2]]},&quot;title&quot;:&quot;After the Reboot: Computing Education in UK Schools&quot;,&quot;issued&quot;:{&quot;date-parts&quot;:[[&quot;2017&quot;]]},&quot;id&quot;:&quot;the_royal_society_after_2017&quot;,&quot;author&quot;:[{&quot;literal&quot;:&quot;The Royal Society&quot;}],&quot;type&quot;:&quot;report&quot;,&quot;source&quot;:&quot;ResearchGate&quot;}}],&quot;citationID&quot;:&quot;yaproars&quot;,&quot;properties&quot;:{&quot;noteIndex&quot;:0,&quot;formattedCitation&quot;:&quot;[@the_royal_society_after_2017]&quot;}} RNDbigdpvxirr"/>. Recent studies study the use of games and playful techniques to overcome exclusion from the culture of computing <text:reference-mark-start text:name="ZOTERO_ITEM CSL_CITATION {&quot;schema&quot;:&quot;https://github.com/citation-style-language/schema/raw/master/csl-citation.json&quot;,&quot;citationItems&quot;:[{&quot;suffix&quot;:&quot;&quot;,&quot;uris&quot;:[&quot;http://zotero.org/users/1913249/items/BB9XR78K&quot;],&quot;id&quot;:3760,&quot;uri&quot;:[&quot;http://zotero.org/users/1913249/items/BB9XR78K&quot;],&quot;prefix&quot;:&quot;&quot;,&quot;itemData&quot;:{&quot;DOI&quot;:&quot;10.1184/R1/6686738&quot;,&quot;type&quot;:&quot;book&quot;,&quot;publisher-place&quot;:&quot;Pittsburgh&quot;,&quot;event-place&quot;:&quot;Pittsburgh&quot;,&quot;title-short&quot;:&quot;Diversifying barbie and mortal kombat&quot;,&quot;number-of-pages&quot;:&quot;320&quot;,&quot;ISBN&quot;:&quot;978-1-365-83026-6&quot;,&quot;source&quot;:&quot;Google Books&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ETC Press&quot;,&quot;issued&quot;:{&quot;date-parts&quot;:[[&quot;2017&quot;,3,21]]},&quot;id&quot;:&quot;kafai_diversifying_2017&quot;,&quot;author&quot;:[{&quot;family&quot;:&quot;Kafai&quot;,&quot;given&quot;:&quot;Yasmin&quot;},{&quot;family&quot;:&quot;Richard&quot;,&quot;given&quot;:&quot;Gabriela T.&quot;},{&quot;family&quot;:&quot;Tynes&quot;,&quot;given&quot;:&quot;Brendesha M.&quot;}],&quot;language&quot;:&quot;en&quot;,&quot;citation-key&quot;:&quot;kafai_diversifying_2017&quot;}},{&quot;suffix&quot;:&quot;&quot;,&quot;uris&quot;:[&quot;http://zotero.org/users/1913249/items/XCATBQNK&quot;],&quot;id&quot;:3759,&quot;uri&quot;:[&quot;http://zotero.org/users/1913249/items/XCATBQNK&quot;],&quot;prefix&quot;:&quot;&quot;,&quot;itemData&quot;:{&quot;citation-key&quot;:&quot;kafai_beyond_2014&quot;,&quot;URL&quot;:&quot;http://dl.acm.org/citation.cfm?id=2670296.2670301&quot;,&quot;publisher-place&quot;:&quot;Siegen, Germany, Germany&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type&quot;:&quot;paper-conference&quot;,&quot;title-short&quot;:&quot;Beyond game design for broadening participation&quot;,&quot;accessed&quot;:{&quot;date-parts&quot;:[[&quot;2018&quot;,7,18]]},&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issued&quot;:{&quot;date-parts&quot;:[[&quot;2014&quot;]]},&quot;id&quot;:&quot;kafai_beyond_2014&quot;,&quot;ISBN&quot;:&quot;978-1-4503-2105-1&quot;,&quot;source&quot;:&quot;ACM Digital Library&quot;,&quot;collection-title&quot;:&quot;Gender IT '14&quot;}}],&quot;citationID&quot;:&quot;qxghbcpu&quot;,&quot;properties&quot;:{&quot;noteIndex&quot;:0,&quot;formattedCitation&quot;:&quot;[@kafai_diversifying_2017; @kafai_beyond_2014]&quot;}} RNDppqpfoqugf"/>&lt;Do Zotero Refresh: [@kafai_diversifying_2017; @kafai_beyond_2014]&gt;<text:reference-mark-end text:name="ZOTERO_ITEM CSL_CITATION {&quot;schema&quot;:&quot;https://github.com/citation-style-language/schema/raw/master/csl-citation.json&quot;,&quot;citationItems&quot;:[{&quot;suffix&quot;:&quot;&quot;,&quot;uris&quot;:[&quot;http://zotero.org/users/1913249/items/BB9XR78K&quot;],&quot;id&quot;:3760,&quot;uri&quot;:[&quot;http://zotero.org/users/1913249/items/BB9XR78K&quot;],&quot;prefix&quot;:&quot;&quot;,&quot;itemData&quot;:{&quot;DOI&quot;:&quot;10.1184/R1/6686738&quot;,&quot;type&quot;:&quot;book&quot;,&quot;publisher-place&quot;:&quot;Pittsburgh&quot;,&quot;event-place&quot;:&quot;Pittsburgh&quot;,&quot;title-short&quot;:&quot;Diversifying barbie and mortal kombat&quot;,&quot;number-of-pages&quot;:&quot;320&quot;,&quot;ISBN&quot;:&quot;978-1-365-83026-6&quot;,&quot;source&quot;:&quot;Google Books&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ETC Press&quot;,&quot;issued&quot;:{&quot;date-parts&quot;:[[&quot;2017&quot;,3,21]]},&quot;id&quot;:&quot;kafai_diversifying_2017&quot;,&quot;author&quot;:[{&quot;family&quot;:&quot;Kafai&quot;,&quot;given&quot;:&quot;Yasmin&quot;},{&quot;family&quot;:&quot;Richard&quot;,&quot;given&quot;:&quot;Gabriela T.&quot;},{&quot;family&quot;:&quot;Tynes&quot;,&quot;given&quot;:&quot;Brendesha M.&quot;}],&quot;language&quot;:&quot;en&quot;,&quot;citation-key&quot;:&quot;kafai_diversifying_2017&quot;}},{&quot;suffix&quot;:&quot;&quot;,&quot;uris&quot;:[&quot;http://zotero.org/users/1913249/items/XCATBQNK&quot;],&quot;id&quot;:3759,&quot;uri&quot;:[&quot;http://zotero.org/users/1913249/items/XCATBQNK&quot;],&quot;prefix&quot;:&quot;&quot;,&quot;itemData&quot;:{&quot;citation-key&quot;:&quot;kafai_beyond_2014&quot;,&quot;URL&quot;:&quot;http://dl.acm.org/citation.cfm?id=2670296.2670301&quot;,&quot;publisher-place&quot;:&quot;Siegen, Germany, Germany&quot;,&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uthor&quot;:[{&quot;family&quot;:&quot;Kafai&quot;,&quot;given&quot;:&quot;Yasmin&quot;},{&quot;family&quot;:&quot;Burke&quot;,&quot;given&quot;:&quot;Quinn&quot;}],&quot;type&quot;:&quot;paper-conference&quot;,&quot;title-short&quot;:&quot;Beyond game design for broadening participation&quot;,&quot;accessed&quot;:{&quot;date-parts&quot;:[[&quot;2018&quot;,7,18]]},&quot;event-place&quot;:&quot;Siegen, Germany, Germany&quot;,&quot;title&quot;:&quot;Beyond game design for broadening participation: building new clubhouses of computing for girls&quot;,&quot;container-title&quot;:&quot;Proceedings of Gender and IT Appropriation. Science and Practice on Dialogue - Forum for Interdisciplinary Exchange&quot;,&quot;page&quot;:&quot;21:21–21:28&quot;,&quot;issued&quot;:{&quot;date-parts&quot;:[[&quot;2014&quot;]]},&quot;id&quot;:&quot;kafai_beyond_2014&quot;,&quot;ISBN&quot;:&quot;978-1-4503-2105-1&quot;,&quot;source&quot;:&quot;ACM Digital Library&quot;,&quot;collection-title&quot;:&quot;Gender IT '14&quot;}}],&quot;citationID&quot;:&quot;qxghbcpu&quot;,&quot;properties&quot;:{&quot;noteIndex&quot;:0,&quot;formattedCitation&quot;:&quot;[@kafai_diversifying_2017; @kafai_beyond_2014]&quot;}} RNDppqpfoqugf"/>.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citationItems&quot;:[{&quot;suffix&quot;:&quot;&quot;,&quot;uris&quot;:[&quot;http://zotero.org/users/1913249/items/ZEEIICT3&quot;],&quot;id&quot;:3742,&quot;uri&quot;:[&quot;http://zotero.org/users/1913249/items/ZEEIICT3&quot;],&quot;prefix&quot;:&quot;&quot;,&quot;itemData&quot;:{&quot;DOI&quot;:&quot;10.1177/004005991304500401&quot;,&quot;URL&quot;:&quot;http://journals.sagepub.com/doi/10.1177/004005991304500401&quot;,&quot;source&quot;:&quot;DOI.org (Crossref)&quot;,&quot;author&quot;:[{&quot;family&quot;:&quot;Basham&quot;,&quot;given&quot;:&quot;James D.&quot;},{&quot;family&quot;:&quot;Marino&quot;,&quot;given&quot;:&quot;Matthew T.&quot;}],&quot;type&quot;:&quot;article-journal&quot;,&quot;ISSN&quot;:&quot;0040-0599, 2163-5684&quot;,&quot;issue&quot;:&quot;4&quot;,&quot;accessed&quot;:{&quot;date-parts&quot;:[[&quot;2022&quot;,3,31]]},&quot;volume&quot;:&quot;45&quot;,&quot;title&quot;:&quot;Understanding stem education and supporting students through universal design for learning&quot;,&quot;container-title&quot;:&quot;Teaching Exceptional Children&quot;,&quot;page&quot;:&quot;8-15&quot;,&quot;issued&quot;:{&quot;date-parts&quot;:[[&quot;2013&quot;,3]]},&quot;id&quot;:&quot;basham_understanding_2013&quot;,&quot;container-title-short&quot;:&quot;Teaching Exceptional Children&quot;,&quot;language&quot;:&quot;en&quot;,&quot;citation-key&quot;:&quot;basham_understanding_2013&quot;}}],&quot;citationID&quot;:&quot;uxxwgdav&quot;,&quot;properties&quot;:{&quot;noteIndex&quot;:0,&quot;formattedCitation&quot;:&quot;[@basham_understanding_2013]&quot;}} RNDzxeqpunvcp"/>&lt;Do Zotero Refresh: [@basham_understanding_2013]&gt;<text:reference-mark-end text:name="ZOTERO_ITEM CSL_CITATION {&quot;schema&quot;:&quot;https://github.com/citation-style-language/schema/raw/master/csl-citation.json&quot;,&quot;citationItems&quot;:[{&quot;suffix&quot;:&quot;&quot;,&quot;uris&quot;:[&quot;http://zotero.org/users/1913249/items/ZEEIICT3&quot;],&quot;id&quot;:3742,&quot;uri&quot;:[&quot;http://zotero.org/users/1913249/items/ZEEIICT3&quot;],&quot;prefix&quot;:&quot;&quot;,&quot;itemData&quot;:{&quot;DOI&quot;:&quot;10.1177/004005991304500401&quot;,&quot;URL&quot;:&quot;http://journals.sagepub.com/doi/10.1177/004005991304500401&quot;,&quot;source&quot;:&quot;DOI.org (Crossref)&quot;,&quot;author&quot;:[{&quot;family&quot;:&quot;Basham&quot;,&quot;given&quot;:&quot;James D.&quot;},{&quot;family&quot;:&quot;Marino&quot;,&quot;given&quot;:&quot;Matthew T.&quot;}],&quot;type&quot;:&quot;article-journal&quot;,&quot;ISSN&quot;:&quot;0040-0599, 2163-5684&quot;,&quot;issue&quot;:&quot;4&quot;,&quot;accessed&quot;:{&quot;date-parts&quot;:[[&quot;2022&quot;,3,31]]},&quot;volume&quot;:&quot;45&quot;,&quot;title&quot;:&quot;Understanding stem education and supporting students through universal design for learning&quot;,&quot;container-title&quot;:&quot;Teaching Exceptional Children&quot;,&quot;page&quot;:&quot;8-15&quot;,&quot;issued&quot;:{&quot;date-parts&quot;:[[&quot;2013&quot;,3]]},&quot;id&quot;:&quot;basham_understanding_2013&quot;,&quot;container-title-short&quot;:&quot;Teaching Exceptional Children&quot;,&quot;language&quot;:&quot;en&quot;,&quot;citation-key&quot;:&quot;basham_understanding_2013&quot;}}],&quot;citationID&quot;:&quot;uxxwgdav&quot;,&quot;properties&quot;:{&quot;noteIndex&quot;:0,&quot;formattedCitation&quot;:&quot;[@basham_understanding_2013]&quot;}} RNDzxeqpunvcp"/>.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schema&quot;:&quot;https://github.com/citation-style-language/schema/raw/master/csl-citation.json&quot;,&quot;citationItems&quot;:[{&quot;suffix&quot;:&quot;&quot;,&quot;uris&quot;:[&quot;http://zotero.org/users/1913249/items/GUME4KHQ&quot;],&quot;id&quot;:332,&quot;uri&quot;:[&quot;http://zotero.org/users/1913249/items/GUME4KHQ&quot;],&quot;prefix&quot;:&quot;&quot;,&quot;itemData&quot;:{&quot;citation-key&quot;:&quot;hernandez_aalborg_2015&quot;,&quot;URL&quot;:&quot;https://journals.aau.dk/index.php/pbl/article/view/1206&quot;,&quot;source&quot;:&quot;Google Scholar&quot;,&quot;issue&quot;:&quot;2&quot;,&quot;accessed&quot;:{&quot;date-parts&quot;:[[&quot;2016&quot;,11,27]]},&quot;title&quot;:&quot;The Aalborg University PO-PBL Model from a Socio-cultural Learning Perspective&quot;,&quot;container-title&quot;:&quot;Journal of Problem Based Learning in Higher Education&quot;,&quot;issued&quot;:{&quot;date-parts&quot;:[[&quot;2015&quot;]]},&quot;id&quot;:&quot;hernandez_aalborg_2015&quot;,&quot;author&quot;:[{&quot;family&quot;:&quot;Hernandez&quot;,&quot;given&quot;:&quot;Carola&quot;},{&quot;family&quot;:&quot;Ravn&quot;,&quot;given&quot;:&quot;Ole&quot;},{&quot;family&quot;:&quot;Valero&quot;,&quot;given&quot;:&quot;Paola&quot;}],&quot;volume&quot;:&quot;3&quot;,&quot;type&quot;:&quot;article-journal&quot;}}],&quot;citationID&quot;:&quot;yrknhacn&quot;,&quot;properties&quot;:{&quot;noteIndex&quot;:0,&quot;formattedCitation&quot;:&quot;[@hernandez_aalborg_2015]&quot;}} RNDpsivxdsvzy"/>&lt;Do Zotero Refresh: [@hernandez_aalborg_2015]&gt;<text:reference-mark-end text:name="ZOTERO_ITEM CSL_CITATION {&quot;schema&quot;:&quot;https://github.com/citation-style-language/schema/raw/master/csl-citation.json&quot;,&quot;citationItems&quot;:[{&quot;suffix&quot;:&quot;&quot;,&quot;uris&quot;:[&quot;http://zotero.org/users/1913249/items/GUME4KHQ&quot;],&quot;id&quot;:332,&quot;uri&quot;:[&quot;http://zotero.org/users/1913249/items/GUME4KHQ&quot;],&quot;prefix&quot;:&quot;&quot;,&quot;itemData&quot;:{&quot;citation-key&quot;:&quot;hernandez_aalborg_2015&quot;,&quot;URL&quot;:&quot;https://journals.aau.dk/index.php/pbl/article/view/1206&quot;,&quot;source&quot;:&quot;Google Scholar&quot;,&quot;issue&quot;:&quot;2&quot;,&quot;accessed&quot;:{&quot;date-parts&quot;:[[&quot;2016&quot;,11,27]]},&quot;title&quot;:&quot;The Aalborg University PO-PBL Model from a Socio-cultural Learning Perspective&quot;,&quot;container-title&quot;:&quot;Journal of Problem Based Learning in Higher Education&quot;,&quot;issued&quot;:{&quot;date-parts&quot;:[[&quot;2015&quot;]]},&quot;id&quot;:&quot;hernandez_aalborg_2015&quot;,&quot;author&quot;:[{&quot;family&quot;:&quot;Hernandez&quot;,&quot;given&quot;:&quot;Carola&quot;},{&quot;family&quot;:&quot;Ravn&quot;,&quot;given&quot;:&quot;Ole&quot;},{&quot;family&quot;:&quot;Valero&quot;,&quot;given&quot;:&quot;Paola&quot;}],&quot;volume&quot;:&quot;3&quot;,&quot;type&quot;:&quot;article-journal&quot;}}],&quot;citationID&quot;:&quot;yrknhacn&quot;,&quot;properties&quot;:{&quot;noteIndex&quot;:0,&quot;formattedCitation&quot;:&quot;[@hernandez_aalborg_2015]&quot;}} RNDpsivxdsvzy"/></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3">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schema&quot;:&quot;https://github.com/citation-style-language/schema/raw/master/csl-citation.json&quot;,&quot;citationItems&quot;:[{&quot;suffix&quot;:&quot;&quot;,&quot;uris&quot;:[&quot;http://zotero.org/users/1913249/items/NQJRLAS4&quot;],&quot;id&quot;:3931,&quot;uri&quot;:[&quot;http://zotero.org/users/1913249/items/NQJRLAS4&quot;],&quot;prefix&quot;:&quot;&quot;,&quot;itemData&quot;:{&quot;citation-key&quot;:&quot;cook_using_2016&quot;,&quot;type&quot;:&quot;chapter&quot;,&quot;page&quot;:&quot;239-248&quot;,&quot;issued&quot;:{&quot;date-parts&quot;:[[&quot;2016&quot;,1,1]]},&quot;id&quot;:&quot;cook_using_2016&quot;,&quot;author&quot;:[{&quot;family&quot;:&quot;Cook&quot;,&quot;given&quot;:&quot;Sara&quot;},{&quot;family&quot;:&quot;Rao&quot;,&quot;given&quot;:&quot;Kavita&quot;},{&quot;family&quot;:&quot;Cook&quot;,&quot;given&quot;:&quot;Bryan&quot;}],&quot;title&quot;:&quot;Using universal design for learning to personalize an evidence-based practice for students with disabilities&quot;,&quot;source&quot;:&quot;ResearchGate&quot;}}],&quot;citationID&quot;:&quot;yzuxxyom&quot;,&quot;properties&quot;:{&quot;noteIndex&quot;:0,&quot;formattedCitation&quot;:&quot;[@cook_using_2016]&quot;}} RNDtcivrgnbtv"/>&lt;Do Zotero Refresh: [@cook_using_2016]&gt;<text:reference-mark-end text:name="ZOTERO_ITEM CSL_CITATION {&quot;schema&quot;:&quot;https://github.com/citation-style-language/schema/raw/master/csl-citation.json&quot;,&quot;citationItems&quot;:[{&quot;suffix&quot;:&quot;&quot;,&quot;uris&quot;:[&quot;http://zotero.org/users/1913249/items/NQJRLAS4&quot;],&quot;id&quot;:3931,&quot;uri&quot;:[&quot;http://zotero.org/users/1913249/items/NQJRLAS4&quot;],&quot;prefix&quot;:&quot;&quot;,&quot;itemData&quot;:{&quot;citation-key&quot;:&quot;cook_using_2016&quot;,&quot;type&quot;:&quot;chapter&quot;,&quot;page&quot;:&quot;239-248&quot;,&quot;issued&quot;:{&quot;date-parts&quot;:[[&quot;2016&quot;,1,1]]},&quot;id&quot;:&quot;cook_using_2016&quot;,&quot;author&quot;:[{&quot;family&quot;:&quot;Cook&quot;,&quot;given&quot;:&quot;Sara&quot;},{&quot;family&quot;:&quot;Rao&quot;,&quot;given&quot;:&quot;Kavita&quot;},{&quot;family&quot;:&quot;Cook&quot;,&quot;given&quot;:&quot;Bryan&quot;}],&quot;title&quot;:&quot;Using universal design for learning to personalize an evidence-based practice for students with disabilities&quot;,&quot;source&quot;:&quot;ResearchGate&quot;}}],&quot;citationID&quot;:&quot;yzuxxyom&quot;,&quot;properties&quot;:{&quot;noteIndex&quot;:0,&quot;formattedCitation&quot;:&quot;[@cook_using_2016]&quot;}} RNDtcivrgnbtv"/> explored the alignment of UDL with another framework, CRA, which consists of a three stage model to support learners to develop concepts <text:reference-mark-start text:name="ZOTERO_ITEM CSL_CITATION {&quot;schema&quot;:&quot;https://github.com/citation-style-language/schema/raw/master/csl-citation.json&quot;,&quot;citationItems&quot;:[{&quot;suffix&quot;:&quot;&quot;,&quot;uris&quot;:[&quot;http://zotero.org/users/1913249/items/5L265CMQ&quot;],&quot;id&quot;:65,&quot;uri&quot;:[&quot;http://zotero.org/users/1913249/items/5L265CMQ&quot;],&quot;prefix&quot;:&quot;&quot;,&quot;itemData&quot;:{&quot;DOI&quot;:&quot;10.1007/s10648-014-9249-3&quot;,&quot;URL&quot;:&quot;http://link.springer.com/10.1007/s10648-014-9249-3&quot;,&quot;source&quot;:&quot;DOI.org (Crossref)&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family&quot;:&quot;Fyfe&quot;,&quot;given&quot;:&quot;Emily R.&quot;},{&quot;family&quot;:&quot;McNeil&quot;,&quot;given&quot;:&quot;Nicole M.&quot;},{&quot;family&quot;:&quot;Son&quot;,&quot;given&quot;:&quot;Ji Y.&quot;},{&quot;family&quot;:&quot;Goldstone&quot;,&quot;given&quot;:&quot;Robert L.&quot;}],&quot;container-title-short&quot;:&quot;Educ Psychol Rev&quot;,&quot;ISSN&quot;:&quot;1040-726X, 1573-336X&quot;,&quot;issue&quot;:&quot;1&quot;,&quot;volume&quot;:&quot;26&quot;,&quot;accessed&quot;:{&quot;date-parts&quot;:[[&quot;2021&quot;,3,28]]},&quot;type&quot;:&quot;article-journal&quot;,&quot;title&quot;:&quot;Concreteness Fading in Mathematics and Science Instruction: a Systematic Review&quot;,&quot;container-title&quot;:&quot;Educational Psychology Review&quot;,&quot;page&quot;:&quot;9-25&quot;,&quot;issued&quot;:{&quot;date-parts&quot;:[[&quot;2014&quot;,3]]},&quot;id&quot;:&quot;fyfe_concreteness_2014&quot;,&quot;title-short&quot;:&quot;Concreteness Fading in Mathematics and Science Instruction&quot;,&quot;language&quot;:&quot;en&quot;,&quot;citation-key&quot;:&quot;fyfe_concreteness_2014&quot;}}],&quot;citationID&quot;:&quot;bwiqpqmm&quot;,&quot;properties&quot;:{&quot;noteIndex&quot;:0,&quot;formattedCitation&quot;:&quot;[@fyfe_concreteness_2014]&quot;}} RNDtehsdgsyep"/>&lt;Do Zotero Refresh: [@fyfe_concreteness_2014]&gt;<text:reference-mark-end text:name="ZOTERO_ITEM CSL_CITATION {&quot;schema&quot;:&quot;https://github.com/citation-style-language/schema/raw/master/csl-citation.json&quot;,&quot;citationItems&quot;:[{&quot;suffix&quot;:&quot;&quot;,&quot;uris&quot;:[&quot;http://zotero.org/users/1913249/items/5L265CMQ&quot;],&quot;id&quot;:65,&quot;uri&quot;:[&quot;http://zotero.org/users/1913249/items/5L265CMQ&quot;],&quot;prefix&quot;:&quot;&quot;,&quot;itemData&quot;:{&quot;DOI&quot;:&quot;10.1007/s10648-014-9249-3&quot;,&quot;URL&quot;:&quot;http://link.springer.com/10.1007/s10648-014-9249-3&quot;,&quot;source&quot;:&quot;DOI.org (Crossref)&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author&quot;:[{&quot;family&quot;:&quot;Fyfe&quot;,&quot;given&quot;:&quot;Emily R.&quot;},{&quot;family&quot;:&quot;McNeil&quot;,&quot;given&quot;:&quot;Nicole M.&quot;},{&quot;family&quot;:&quot;Son&quot;,&quot;given&quot;:&quot;Ji Y.&quot;},{&quot;family&quot;:&quot;Goldstone&quot;,&quot;given&quot;:&quot;Robert L.&quot;}],&quot;container-title-short&quot;:&quot;Educ Psychol Rev&quot;,&quot;ISSN&quot;:&quot;1040-726X, 1573-336X&quot;,&quot;issue&quot;:&quot;1&quot;,&quot;volume&quot;:&quot;26&quot;,&quot;accessed&quot;:{&quot;date-parts&quot;:[[&quot;2021&quot;,3,28]]},&quot;type&quot;:&quot;article-journal&quot;,&quot;title&quot;:&quot;Concreteness Fading in Mathematics and Science Instruction: a Systematic Review&quot;,&quot;container-title&quot;:&quot;Educational Psychology Review&quot;,&quot;page&quot;:&quot;9-25&quot;,&quot;issued&quot;:{&quot;date-parts&quot;:[[&quot;2014&quot;,3]]},&quot;id&quot;:&quot;fyfe_concreteness_2014&quot;,&quot;title-short&quot;:&quot;Concreteness Fading in Mathematics and Science Instruction&quot;,&quot;language&quot;:&quot;en&quot;,&quot;citation-key&quot;:&quot;fyfe_concreteness_2014&quot;}}],&quot;citationID&quot;:&quot;bwiqpqmm&quot;,&quot;properties&quot;:{&quot;noteIndex&quot;:0,&quot;formattedCitation&quot;:&quot;[@fyfe_concreteness_2014]&quot;}} RNDtehsdgsyep"/>.</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4-07-16T11:34:44Z</meta:creation-date>
    <dc:date>2024-07-16T11:34:4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